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498cm" style:rel-column-width="32760*"/>
    </style:style>
    <style:style style:name="Таблица1.B" style:family="table-column">
      <style:table-column-properties style:column-width="8.502cm" style:rel-column-width="32775*"/>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7fde6" officeooo:paragraph-rsid="0008e495"/>
    </style:style>
    <style:style style:name="P2" style:family="paragraph" style:parent-style-name="Preformatted_20_Text">
      <style:text-properties officeooo:rsid="0007fde6" officeooo:paragraph-rsid="000ab7c9"/>
    </style:style>
    <style:style style:name="P3" style:family="paragraph" style:parent-style-name="Preformatted_20_Text">
      <style:text-properties officeooo:rsid="0007fde6" officeooo:paragraph-rsid="000bb03e"/>
    </style:style>
    <style:style style:name="P4" style:family="paragraph" style:parent-style-name="Preformatted_20_Text">
      <style:text-properties officeooo:rsid="0007fde6" officeooo:paragraph-rsid="000d0ceb"/>
    </style:style>
    <style:style style:name="P5" style:family="paragraph" style:parent-style-name="Preformatted_20_Text">
      <style:text-properties officeooo:rsid="0007fde6" officeooo:paragraph-rsid="000e7c50"/>
    </style:style>
    <style:style style:name="P6" style:family="paragraph" style:parent-style-name="Preformatted_20_Text">
      <style:text-properties officeooo:rsid="0007fde6" officeooo:paragraph-rsid="0012d7f8"/>
    </style:style>
    <style:style style:name="P7" style:family="paragraph" style:parent-style-name="Preformatted_20_Text">
      <style:text-properties officeooo:rsid="0007fde6" officeooo:paragraph-rsid="00145de2"/>
    </style:style>
    <style:style style:name="P8" style:family="paragraph" style:parent-style-name="Preformatted_20_Text">
      <style:text-properties officeooo:rsid="0007fde6" officeooo:paragraph-rsid="0016f1e7"/>
    </style:style>
    <style:style style:name="P9" style:family="paragraph" style:parent-style-name="Preformatted_20_Text">
      <style:text-properties officeooo:rsid="0007fde6" officeooo:paragraph-rsid="00188533"/>
    </style:style>
    <style:style style:name="P10" style:family="paragraph" style:parent-style-name="Preformatted_20_Text">
      <style:text-properties officeooo:rsid="0007fde6" officeooo:paragraph-rsid="001a9073"/>
    </style:style>
    <style:style style:name="P11" style:family="paragraph" style:parent-style-name="Preformatted_20_Text">
      <style:text-properties officeooo:rsid="0007fde6" officeooo:paragraph-rsid="001bc4ca"/>
    </style:style>
    <style:style style:name="P12" style:family="paragraph" style:parent-style-name="Preformatted_20_Text">
      <style:text-properties officeooo:rsid="0007fde6" officeooo:paragraph-rsid="001c58b6"/>
    </style:style>
    <style:style style:name="P13" style:family="paragraph" style:parent-style-name="Preformatted_20_Text">
      <style:text-properties officeooo:rsid="0007fde6" officeooo:paragraph-rsid="001f2eb2"/>
    </style:style>
    <style:style style:name="P14" style:family="paragraph" style:parent-style-name="Preformatted_20_Text">
      <style:text-properties officeooo:rsid="0007fde6" officeooo:paragraph-rsid="001f509a"/>
    </style:style>
    <style:style style:name="P15" style:family="paragraph" style:parent-style-name="Preformatted_20_Text">
      <style:text-properties officeooo:rsid="0007fde6" officeooo:paragraph-rsid="00213dc6"/>
    </style:style>
    <style:style style:name="P16" style:family="paragraph" style:parent-style-name="Preformatted_20_Text">
      <style:text-properties officeooo:rsid="0007fde6" officeooo:paragraph-rsid="0022c2db"/>
    </style:style>
    <style:style style:name="P17" style:family="paragraph" style:parent-style-name="Preformatted_20_Text">
      <style:text-properties officeooo:rsid="0007fde6" officeooo:paragraph-rsid="0023d329"/>
    </style:style>
    <style:style style:name="P18" style:family="paragraph" style:parent-style-name="Preformatted_20_Text">
      <style:text-properties officeooo:rsid="0007fde6" officeooo:paragraph-rsid="00245110"/>
    </style:style>
    <style:style style:name="P19" style:family="paragraph" style:parent-style-name="Preformatted_20_Text">
      <style:text-properties officeooo:rsid="0007fde6" officeooo:paragraph-rsid="00249ebb"/>
    </style:style>
    <style:style style:name="P20" style:family="paragraph" style:parent-style-name="Preformatted_20_Text">
      <style:text-properties officeooo:rsid="0007fde6" officeooo:paragraph-rsid="00265160"/>
    </style:style>
    <style:style style:name="P21" style:family="paragraph" style:parent-style-name="Preformatted_20_Text">
      <style:text-properties officeooo:rsid="0007fde6" officeooo:paragraph-rsid="0027ab2b"/>
    </style:style>
    <style:style style:name="P22" style:family="paragraph" style:parent-style-name="Preformatted_20_Text">
      <style:text-properties officeooo:rsid="0007fde6" officeooo:paragraph-rsid="00296b46"/>
    </style:style>
    <style:style style:name="P23" style:family="paragraph" style:parent-style-name="Preformatted_20_Text">
      <style:text-properties officeooo:rsid="0007fde6" officeooo:paragraph-rsid="002beb6d"/>
    </style:style>
    <style:style style:name="P24" style:family="paragraph" style:parent-style-name="Preformatted_20_Text">
      <style:text-properties officeooo:rsid="0007fde6" officeooo:paragraph-rsid="002f5081"/>
    </style:style>
    <style:style style:name="P25" style:family="paragraph" style:parent-style-name="Preformatted_20_Text">
      <style:text-properties officeooo:paragraph-rsid="0008e495"/>
    </style:style>
    <style:style style:name="P26" style:family="paragraph" style:parent-style-name="Preformatted_20_Text">
      <style:text-properties fo:color="#cccccc" officeooo:rsid="0007fde6" officeooo:paragraph-rsid="0008e495"/>
    </style:style>
    <style:style style:name="P27" style:family="paragraph" style:parent-style-name="Preformatted_20_Text">
      <style:text-properties fo:color="#cccccc" officeooo:rsid="0007fde6" officeooo:paragraph-rsid="000ab7c9"/>
    </style:style>
    <style:style style:name="P28" style:family="paragraph" style:parent-style-name="Preformatted_20_Text">
      <style:text-properties fo:color="#cccccc" officeooo:rsid="0007fde6" officeooo:paragraph-rsid="000d0ceb"/>
    </style:style>
    <style:style style:name="P29" style:family="paragraph" style:parent-style-name="Preformatted_20_Text">
      <style:text-properties fo:color="#cccccc" officeooo:rsid="0007fde6" officeooo:paragraph-rsid="000e7c50"/>
    </style:style>
    <style:style style:name="P30" style:family="paragraph" style:parent-style-name="Preformatted_20_Text">
      <style:text-properties fo:color="#cccccc" officeooo:rsid="0007fde6" officeooo:paragraph-rsid="000bb03e"/>
    </style:style>
    <style:style style:name="P31" style:family="paragraph" style:parent-style-name="Preformatted_20_Text">
      <style:text-properties fo:color="#cccccc" fo:language="en" fo:country="US" officeooo:rsid="0007fde6" officeooo:paragraph-rsid="000ab7c9"/>
    </style:style>
    <style:style style:name="P32" style:family="paragraph" style:parent-style-name="Preformatted_20_Text">
      <style:text-properties fo:color="#cccccc" fo:language="en" fo:country="US" officeooo:rsid="0007fde6" officeooo:paragraph-rsid="000bb03e"/>
    </style:style>
    <style:style style:name="P33" style:family="paragraph" style:parent-style-name="Preformatted_20_Text">
      <style:text-properties fo:color="#cccccc" fo:language="en" fo:country="US" officeooo:rsid="0007fde6" officeooo:paragraph-rsid="000d0ceb"/>
    </style:style>
    <style:style style:name="P34" style:family="paragraph" style:parent-style-name="Preformatted_20_Text">
      <style:text-properties fo:color="#cccccc" fo:language="en" fo:country="US" officeooo:rsid="0007fde6" officeooo:paragraph-rsid="000e7c50"/>
    </style:style>
    <style:style style:name="P35" style:family="paragraph" style:parent-style-name="Preformatted_20_Text">
      <style:text-properties fo:color="#cccccc" officeooo:rsid="0007fde6" officeooo:paragraph-rsid="000ab7c9" fo:background-color="#ffff00"/>
    </style:style>
    <style:style style:name="P36" style:family="paragraph" style:parent-style-name="Preformatted_20_Text">
      <style:text-properties officeooo:rsid="000e7c50" officeooo:paragraph-rsid="000e7c50"/>
    </style:style>
    <style:style style:name="P37" style:family="paragraph" style:parent-style-name="Preformatted_20_Text">
      <style:text-properties officeooo:paragraph-rsid="0010e53d"/>
    </style:style>
    <style:style style:name="P38" style:family="paragraph" style:parent-style-name="Preformatted_20_Text">
      <style:text-properties fo:language="en" fo:country="US" officeooo:rsid="0007fde6" officeooo:paragraph-rsid="0008e495"/>
    </style:style>
    <style:style style:name="P39" style:family="paragraph" style:parent-style-name="Preformatted_20_Text">
      <style:text-properties fo:language="en" fo:country="US" officeooo:rsid="0007fde6" officeooo:paragraph-rsid="000ab7c9"/>
    </style:style>
    <style:style style:name="P40" style:family="paragraph" style:parent-style-name="Preformatted_20_Text">
      <style:text-properties fo:language="en" fo:country="US" officeooo:rsid="0007fde6" officeooo:paragraph-rsid="000bb03e"/>
    </style:style>
    <style:style style:name="P41" style:family="paragraph" style:parent-style-name="Preformatted_20_Text">
      <style:text-properties fo:language="en" fo:country="US" officeooo:rsid="0007fde6" officeooo:paragraph-rsid="000d0ceb"/>
    </style:style>
    <style:style style:name="P42" style:family="paragraph" style:parent-style-name="Preformatted_20_Text">
      <style:text-properties fo:language="en" fo:country="US" officeooo:rsid="0007fde6" officeooo:paragraph-rsid="000e7c50"/>
    </style:style>
    <style:style style:name="P43" style:family="paragraph" style:parent-style-name="Preformatted_20_Text">
      <style:text-properties fo:language="en" fo:country="US" officeooo:rsid="0007fde6" officeooo:paragraph-rsid="001bc4ca"/>
    </style:style>
    <style:style style:name="P44" style:family="paragraph" style:parent-style-name="Preformatted_20_Text">
      <style:text-properties fo:language="en" fo:country="US" officeooo:rsid="0007fde6" officeooo:paragraph-rsid="0023d329"/>
    </style:style>
    <style:style style:name="P45" style:family="paragraph" style:parent-style-name="Preformatted_20_Text">
      <style:text-properties fo:language="en" fo:country="US" officeooo:rsid="0007fde6" officeooo:paragraph-rsid="00245110"/>
    </style:style>
    <style:style style:name="P46" style:family="paragraph" style:parent-style-name="Preformatted_20_Text">
      <style:text-properties officeooo:paragraph-rsid="0012d7f8"/>
    </style:style>
    <style:style style:name="P47" style:family="paragraph" style:parent-style-name="Preformatted_20_Text">
      <style:text-properties officeooo:paragraph-rsid="00145de2"/>
    </style:style>
    <style:style style:name="P48" style:family="paragraph" style:parent-style-name="Preformatted_20_Text">
      <style:text-properties officeooo:rsid="0007fde6" officeooo:paragraph-rsid="000ab7c9" fo:background-color="#ff9999"/>
    </style:style>
    <style:style style:name="P49" style:family="paragraph" style:parent-style-name="Preformatted_20_Text">
      <style:text-properties officeooo:rsid="0007fde6" officeooo:paragraph-rsid="000bb03e" fo:background-color="#ff9999"/>
    </style:style>
    <style:style style:name="P50" style:family="paragraph" style:parent-style-name="Preformatted_20_Text">
      <style:text-properties officeooo:rsid="0007fde6" officeooo:paragraph-rsid="000d0ceb" fo:background-color="#ff9999"/>
    </style:style>
    <style:style style:name="P51" style:family="paragraph" style:parent-style-name="Preformatted_20_Text">
      <style:text-properties officeooo:rsid="0007fde6" officeooo:paragraph-rsid="000e7c50" fo:background-color="#ff9999"/>
    </style:style>
    <style:style style:name="P52" style:family="paragraph" style:parent-style-name="Preformatted_20_Text">
      <style:text-properties fo:color="#3399ff" fo:language="en" fo:country="US" officeooo:rsid="0007fde6" officeooo:paragraph-rsid="000ab7c9"/>
    </style:style>
    <style:style style:name="P53" style:family="paragraph" style:parent-style-name="Preformatted_20_Text">
      <style:text-properties fo:color="#3399ff" officeooo:rsid="0007fde6" officeooo:paragraph-rsid="000ab7c9" fo:background-color="#ff9999"/>
    </style:style>
    <style:style style:name="P54" style:family="paragraph" style:parent-style-name="Preformatted_20_Text">
      <style:text-properties fo:color="#3399ff" officeooo:rsid="0007fde6" officeooo:paragraph-rsid="000ab7c9"/>
    </style:style>
    <style:style style:name="P55" style:family="paragraph" style:parent-style-name="Preformatted_20_Text">
      <style:text-properties officeooo:rsid="0007fde6" officeooo:paragraph-rsid="0016f1e7" fo:background-color="#ffff00"/>
    </style:style>
    <style:style style:name="P56" style:family="paragraph" style:parent-style-name="Preformatted_20_Text">
      <style:text-properties officeooo:rsid="0007fde6" officeooo:paragraph-rsid="000ab7c9" fo:background-color="#ffff00"/>
    </style:style>
    <style:style style:name="P57" style:family="paragraph" style:parent-style-name="Preformatted_20_Text">
      <style:text-properties officeooo:rsid="0007fde6" officeooo:paragraph-rsid="00296b46" fo:background-color="#ffff00"/>
    </style:style>
    <style:style style:name="P58" style:family="paragraph" style:parent-style-name="Preformatted_20_Text">
      <style:text-properties style:use-window-font-color="true" fo:language="en" fo:country="US" officeooo:rsid="0007fde6" officeooo:paragraph-rsid="000ab7c9"/>
    </style:style>
    <style:style style:name="P59" style:family="paragraph" style:parent-style-name="Preformatted_20_Text">
      <style:text-properties style:use-window-font-color="true" officeooo:rsid="0007fde6" officeooo:paragraph-rsid="000ab7c9"/>
    </style:style>
    <style:style style:name="P60" style:family="paragraph" style:parent-style-name="Preformatted_20_Text">
      <style:text-properties fo:color="#00ccff" fo:language="en" fo:country="US" officeooo:rsid="0007fde6" officeooo:paragraph-rsid="0008e495"/>
    </style:style>
    <style:style style:name="P61" style:family="paragraph" style:parent-style-name="Preformatted_20_Text">
      <style:text-properties fo:color="#00ccff" fo:language="en" fo:country="US" officeooo:rsid="0007fde6" officeooo:paragraph-rsid="000ab7c9"/>
    </style:style>
    <style:style style:name="P62" style:family="paragraph" style:parent-style-name="Preformatted_20_Text">
      <style:text-properties fo:color="#00ccff" officeooo:rsid="0007fde6" officeooo:paragraph-rsid="0008e495" fo:background-color="#ff9999"/>
    </style:style>
    <style:style style:name="P63" style:family="paragraph" style:parent-style-name="Preformatted_20_Text">
      <style:text-properties fo:color="#00ccff" officeooo:rsid="0007fde6" officeooo:paragraph-rsid="0008e495"/>
    </style:style>
    <style:style style:name="P64" style:family="paragraph" style:parent-style-name="Preformatted_20_Text">
      <style:text-properties fo:color="#00ccff" officeooo:rsid="0007fde6" officeooo:paragraph-rsid="000ab7c9"/>
    </style:style>
    <style:style style:name="P65" style:family="paragraph" style:parent-style-name="Preformatted_20_Text">
      <style:text-properties officeooo:paragraph-rsid="000ab7c9"/>
    </style:style>
    <style:style style:name="P66" style:family="paragraph" style:parent-style-name="Preformatted_20_Text">
      <style:text-properties officeooo:rsid="001a9073" officeooo:paragraph-rsid="001bc4ca"/>
    </style:style>
    <style:style style:name="P67" style:family="paragraph" style:parent-style-name="Preformatted_20_Text">
      <style:text-properties officeooo:rsid="001a9073" officeooo:paragraph-rsid="000ab7c9"/>
    </style:style>
    <style:style style:name="P68" style:family="paragraph" style:parent-style-name="Preformatted_20_Text">
      <style:text-properties officeooo:paragraph-rsid="001bc4ca"/>
    </style:style>
    <style:style style:name="P69" style:family="paragraph" style:parent-style-name="Preformatted_20_Text">
      <style:text-properties officeooo:paragraph-rsid="001f509a"/>
    </style:style>
    <style:style style:name="P70" style:family="paragraph" style:parent-style-name="Preformatted_20_Text">
      <style:text-properties officeooo:paragraph-rsid="00213dc6"/>
    </style:style>
    <style:style style:name="P71" style:family="paragraph" style:parent-style-name="Preformatted_20_Text">
      <style:text-properties officeooo:paragraph-rsid="0022c2db"/>
    </style:style>
    <style:style style:name="P72" style:family="paragraph" style:parent-style-name="Preformatted_20_Text">
      <style:text-properties officeooo:paragraph-rsid="0023d329"/>
    </style:style>
    <style:style style:name="P73" style:family="paragraph" style:parent-style-name="Preformatted_20_Text">
      <style:text-properties officeooo:paragraph-rsid="00245110"/>
    </style:style>
    <style:style style:name="P74" style:family="paragraph" style:parent-style-name="Preformatted_20_Text">
      <style:text-properties officeooo:rsid="00296b46" officeooo:paragraph-rsid="00296b46"/>
    </style:style>
    <style:style style:name="P75" style:family="paragraph" style:parent-style-name="Table_20_Contents">
      <style:text-properties fo:color="#cccccc" fo:language="en" fo:country="US" officeooo:rsid="000ab7c9" officeooo:paragraph-rsid="000ab7c9"/>
    </style:style>
    <style:style style:name="P76" style:family="paragraph" style:parent-style-name="Table_20_Contents">
      <style:text-properties fo:language="en" fo:country="US" officeooo:rsid="000ab7c9" officeooo:paragraph-rsid="000ab7c9"/>
    </style:style>
    <style:style style:name="P77" style:family="paragraph" style:parent-style-name="Preformatted_20_Text">
      <style:text-properties officeooo:rsid="0007fde6" officeooo:paragraph-rsid="000ab7c9"/>
    </style:style>
    <style:style style:name="P78" style:family="paragraph" style:parent-style-name="Preformatted_20_Text">
      <style:text-properties officeooo:rsid="0007fde6" officeooo:paragraph-rsid="00329a57"/>
    </style:style>
    <style:style style:name="P79" style:family="paragraph" style:parent-style-name="Preformatted_20_Text">
      <style:text-properties fo:language="en" fo:country="US" officeooo:rsid="0007fde6" officeooo:paragraph-rsid="000ab7c9"/>
    </style:style>
    <style:style style:name="P80" style:family="paragraph" style:parent-style-name="Preformatted_20_Text">
      <style:text-properties fo:language="en" fo:country="US" officeooo:rsid="0007fde6" officeooo:paragraph-rsid="00329a57"/>
    </style:style>
    <style:style style:name="P81" style:family="paragraph" style:parent-style-name="Preformatted_20_Text">
      <style:text-properties officeooo:paragraph-rsid="000ab7c9"/>
    </style:style>
    <style:style style:name="P82" style:family="paragraph" style:parent-style-name="Preformatted_20_Text">
      <style:text-properties fo:color="#00ccff" fo:language="en" fo:country="US" officeooo:rsid="0007fde6" officeooo:paragraph-rsid="000bb03e"/>
    </style:style>
    <style:style style:name="P83" style:family="paragraph" style:parent-style-name="Preformatted_20_Text">
      <style:text-properties fo:color="#00ccff" officeooo:rsid="0007fde6" officeooo:paragraph-rsid="000bb03e"/>
    </style:style>
    <style:style style:name="T1" style:family="text">
      <style:text-properties officeooo:rsid="0007fde6"/>
    </style:style>
    <style:style style:name="T2" style:family="text">
      <style:text-properties officeooo:rsid="0008e495"/>
    </style:style>
    <style:style style:name="T3" style:family="text">
      <style:text-properties officeooo:rsid="0007fde6" fo:background-color="transparent" loext:char-shading-value="0"/>
    </style:style>
    <style:style style:name="T4" style:family="text">
      <style:text-properties officeooo:rsid="001de01e" fo:background-color="transparent" loext:char-shading-value="0"/>
    </style:style>
    <style:style style:name="T5" style:family="text">
      <style:text-properties officeooo:rsid="0012d7f8"/>
    </style:style>
    <style:style style:name="T6" style:family="text">
      <style:text-properties officeooo:rsid="00145de2"/>
    </style:style>
    <style:style style:name="T7" style:family="text">
      <style:text-properties fo:background-color="#ffff99" loext:char-shading-value="0"/>
    </style:style>
    <style:style style:name="T8" style:family="text">
      <style:text-properties officeooo:rsid="0015a92d"/>
    </style:style>
    <style:style style:name="T9" style:family="text">
      <style:text-properties officeooo:rsid="0016f1e7"/>
    </style:style>
    <style:style style:name="T10" style:family="text">
      <style:text-properties fo:background-color="#ffff00" loext:char-shading-value="0"/>
    </style:style>
    <style:style style:name="T11" style:family="text">
      <style:text-properties officeooo:rsid="00188533" fo:background-color="#ffff00" loext:char-shading-value="0"/>
    </style:style>
    <style:style style:name="T12" style:family="text">
      <style:text-properties officeooo:rsid="001a9073" fo:background-color="#ffff00" loext:char-shading-value="0"/>
    </style:style>
    <style:style style:name="T13" style:family="text">
      <style:text-properties officeooo:rsid="001bc4ca" fo:background-color="#ffff00" loext:char-shading-value="0"/>
    </style:style>
    <style:style style:name="T14" style:family="text">
      <style:text-properties officeooo:rsid="00213dc6" fo:background-color="#ffff00" loext:char-shading-value="0"/>
    </style:style>
    <style:style style:name="T15" style:family="text">
      <style:text-properties officeooo:rsid="0027ab2b" fo:background-color="#ffff00" loext:char-shading-value="0"/>
    </style:style>
    <style:style style:name="T16" style:family="text">
      <style:text-properties officeooo:rsid="00188533"/>
    </style:style>
    <style:style style:name="T17" style:family="text">
      <style:text-properties officeooo:rsid="0019ea51"/>
    </style:style>
    <style:style style:name="T18" style:family="text">
      <style:text-properties officeooo:rsid="001a9073"/>
    </style:style>
    <style:style style:name="T19" style:family="text">
      <style:text-properties fo:language="ru" fo:country="RU"/>
    </style:style>
    <style:style style:name="T20" style:family="text">
      <style:text-properties fo:language="ru" fo:country="RU" officeooo:rsid="0007fde6"/>
    </style:style>
    <style:style style:name="T21" style:family="text">
      <style:text-properties fo:language="ru" fo:country="RU" officeooo:rsid="001bc4ca"/>
    </style:style>
    <style:style style:name="T22" style:family="text">
      <style:text-properties officeooo:rsid="001bc4ca"/>
    </style:style>
    <style:style style:name="T23" style:family="text">
      <style:text-properties officeooo:rsid="001c58b6"/>
    </style:style>
    <style:style style:name="T24" style:family="text">
      <style:text-properties officeooo:rsid="001f2eb2"/>
    </style:style>
    <style:style style:name="T25" style:family="text">
      <style:text-properties officeooo:rsid="001f509a"/>
    </style:style>
    <style:style style:name="T26" style:family="text">
      <style:text-properties fo:font-style="italic" officeooo:rsid="001f509a"/>
    </style:style>
    <style:style style:name="T27" style:family="text">
      <style:text-properties officeooo:rsid="001ffce5"/>
    </style:style>
    <style:style style:name="T28" style:family="text">
      <style:text-properties officeooo:rsid="00213dc6"/>
    </style:style>
    <style:style style:name="T29" style:family="text">
      <style:text-properties officeooo:rsid="0022c2db"/>
    </style:style>
    <style:style style:name="T30" style:family="text">
      <style:text-properties officeooo:rsid="0023d329"/>
    </style:style>
    <style:style style:name="T31" style:family="text">
      <style:text-properties officeooo:rsid="00245110"/>
    </style:style>
    <style:style style:name="T32" style:family="text">
      <style:text-properties officeooo:rsid="00249ebb"/>
    </style:style>
    <style:style style:name="T33" style:family="text">
      <style:text-properties officeooo:rsid="00265160"/>
    </style:style>
    <style:style style:name="T34" style:family="text">
      <style:text-properties fo:language="en" fo:country="US"/>
    </style:style>
    <style:style style:name="T35" style:family="text">
      <style:text-properties fo:language="en" fo:country="US" officeooo:rsid="002f5081"/>
    </style:style>
    <style:style style:name="T36" style:family="text">
      <style:text-properties officeooo:rsid="0027ab2b"/>
    </style:style>
    <style:style style:name="T37" style:family="text">
      <style:text-properties officeooo:rsid="00296b46"/>
    </style:style>
    <style:style style:name="T38" style:family="text">
      <style:text-properties officeooo:rsid="002b08d3"/>
    </style:style>
    <style:style style:name="T39" style:family="text">
      <style:text-properties officeooo:rsid="002beb6d"/>
    </style:style>
    <style:style style:name="T40" style:family="text">
      <style:text-properties officeooo:rsid="002f5081"/>
    </style:style>
    <style:style style:name="T41" style:family="text">
      <style:text-properties officeooo:rsid="0030cf82"/>
    </style:style>
    <style:style style:name="T42" style:family="text">
      <style:text-properties officeooo:rsid="00329a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table-cell table:style-name="Таблица1.A1" office:value-type="string">
            <text:p text:style-name="P76"># Quick Modern Object Pascal for Programmers</text:p>
            <text:p text:style-name="P76">Michalis Kamburelis</text:p>
            <text:p text:style-name="P76">:toc: left</text:p>
            <text:p text:style-name="P76">:toclevels: 4</text:p>
            <text:p text:style-name="P76">:sectnums:</text:p>
            <text:p text:style-name="P76">:source-highlighter: coderay</text:p>
            <text:p text:style-name="P76">:docinfo1:</text:p>
            <text:p text:style-name="P76"/>
          </table:table-cell>
          <table:table-cell table:style-name="Таблица1.B1" office:value-type="string">
            <text:p text:style-name="P25"><text:span text:style-name="T1"># Краткое введение в</text:span> Современный Object Pascal для программистов</text:p>
            <text:p text:style-name="P1">Michalis Kamburelis</text:p>
            <text:p text:style-name="P1">:toc: left</text:p>
            <text:p text:style-name="P1">:toclevels: 4</text:p>
            <text:p text:style-name="P1">:sectnums:</text:p>
            <text:p text:style-name="P1">:source-highlighter: coderay</text:p>
            <text:p text:style-name="P1">:docinfo1:</text:p>
            <text:p text:style-name="P1"/>
          </table:table-cell>
        </table:table-row>
        <table:table-row>
          <table:table-cell table:style-name="Таблица1.A2" office:value-type="string">
            <text:p text:style-name="P76">## Why</text:p>
            <text:p text:style-name="P76"/>
          </table:table-cell>
          <table:table-cell table:style-name="Таблица1.B2" office:value-type="string">
            <text:p text:style-name="P1">## Для чего это<text:span text:style-name="T8"> нужно</text:span>?</text:p>
            <text:p text:style-name="P1"/>
          </table:table-cell>
        </table:table-row>
        <table:table-row>
          <table:table-cell table:style-name="Таблица1.A2" office:value-type="string">
            <text:p text:style-name="P76">There are many books and resources about Pascal out there, but too many of them talk about the old Pascal, without classes, units or generics.</text:p>
            <text:p text:style-name="P75">// Some of them talk about Pascal before it even had classes. Some of them show classes, as done in Delphi, but fail to mention more modern features, like generics.</text:p>
            <text:p text:style-name="P76"/>
          </table:table-cell>
          <table:table-cell table:style-name="Таблица1.B2" office:value-type="string">
            <text:p text:style-name="P1">Существует множество книг и источников о Паскале, но слишком много из них говорят о старом Паскале, без классов, юнитов, дженериках (generics).</text:p>
            <text:p text:style-name="P26">// Some of them talk about Pascal before it even had classes. Some of them show classes, as done in Delphi, but fail to mention more modern features, like generics.</text:p>
            <text:p text:style-name="P1"/>
          </table:table-cell>
        </table:table-row>
        <table:table-row>
          <table:table-cell table:style-name="Таблица1.A2" office:value-type="string">
            <text:p text:style-name="P76">So I wrote this quick introduction to what I call *modern Object Pascal*. Most of the programmers using it don't really call it _"modern Object Pascal"_, we just call it <text:s/>_"our Pascal"_. But when introducing the language, I feel it's important to emphasize that it's a modern, object-oriented language. It evolved a *lot* since the old (Turbo) Pascal that many people learned in schools long time ago. Feature-wise, it's quite similar to C++ or Java or C#.</text:p>
            <text:p text:style-name="P76"/>
          </table:table-cell>
          <table:table-cell table:style-name="Таблица1.B2" office:value-type="string">
            <text:p text:style-name="P37"><text:span text:style-name="T1">Поэтому я написал это краткое введение о том , что я называю *</text:span><text:span text:style-name="Strong_20_Emphasis">современным Object Pascal</text:span><text:span text:style-name="T1">*. </text:span>Большинство программистов используют его,<text:span text:style-name="T1"> </text:span>действительно не называя так<text:span text:style-name="T1"> _"</text:span><text:span text:style-name="Emphasis">современный Object Pascal</text:span><text:span text:style-name="T1">"_, </text:span>мы просто называем<text:span text:style-name="T1"> <text:s/>_"</text:span><text:span text:style-name="Emphasis">наш Pascal</text:span><text:span text:style-name="T1">"_.</text:span></text:p>
            <text:p text:style-name="P37"><text:span text:style-name="T1"><text:s/>Но представляя язык, я считаю важным подчеркнуть, что это современный, объектно-ориентированный язык. Он был</text:span><text:span text:style-name="T3"> *</text:span><text:span text:style-name="Strong_20_Emphasis"><text:span text:style-name="T4">существенно</text:span></text:span><text:span text:style-name="T3">* </text:span><text:span text:style-name="T4">усовершенствован по сравнению со</text:span><text:span text:style-name="T3"> стар</text:span><text:span text:style-name="T4">ым</text:span><text:span text:style-name="T3"> (Turbo) Pascal, который</text:span><text:span text:style-name="T4"> когда-то давно</text:span><text:span text:style-name="T3"> изучал</text:span><text:span text:style-name="T4">и</text:span><text:span text:style-name="T3"> </text:span><text:span text:style-name="T4">в школах</text:span><text:span text:style-name="T3">. Сравнительно, Он вполне похож на C++, Java или C#.</text:span></text:p>
            <text:p text:style-name="P25"/>
          </table:table-cell>
        </table:table-row>
        <table:table-row>
          <table:table-cell table:style-name="Таблица1.A2" office:value-type="string">
            <text:p text:style-name="P76">* It has all the modern features you expect -- classes, units, interfaces, generics...</text:p>
            <text:p text:style-name="P76">* It's compiled to a fast, native code,</text:p>
            <text:p text:style-name="P76">* It's very type safe,</text:p>
            <text:p text:style-name="P76">* High-level but can also be low-level if you need it to be.</text:p>
            <text:p text:style-name="P76"/>
          </table:table-cell>
          <table:table-cell table:style-name="Таблица1.B2" office:value-type="string">
            <text:p text:style-name="P25"><text:span text:style-name="T1">* </text:span>Он имеет все современные особенности, которые ты <text:span text:style-name="T2">можешь ожидать</text:span> — классы, юниты, интерфейсы, дженерики<text:span text:style-name="T1">...</text:span></text:p>
            <text:p text:style-name="P25"><text:span text:style-name="T1">* </text:span>Он компилируется в быстрый машинный код<text:span text:style-name="T1">,</text:span></text:p>
            <text:p text:style-name="P25"><text:span text:style-name="T1">* </text:span>Он очень типобезопасен<text:span text:style-name="T1">,</text:span></text:p>
            <text:p text:style-name="P25"><text:span text:style-name="T1">* </text:span>Высокоуровненвый, но может быть низкоуровневым если это необходимо.</text:p>
            <text:p text:style-name="P25"/>
          </table:table-cell>
        </table:table-row>
        <table:table-row>
          <table:table-cell table:style-name="Таблица1.A2" office:value-type="string">
            <text:p text:style-name="P76">It also has excellent, portable and open-source compiler called the _Free Pascal Compiler_, http://freepascal.org/ . And an accompanying IDE (editor, debugger, a library of visual components, form designer) called _Lazarus_ http://lazarus.freepascal.org/ . Myself, I'm the creator of _Castle Game Engine_, http://castle-engine.sourceforge.net/ , which is a cool portable 3D and 2D game engine using this language to create games on many platforms <text:soft-page-break/>(Windows, Linux, MacOSX, Android, iOS, web plugin).</text:p>
            <text:p text:style-name="P76"/>
          </table:table-cell>
          <table:table-cell table:style-name="Таблица1.B2" office:value-type="string">
            <text:p text:style-name="P1"><text:span text:style-name="T2">Он так же имеет превосходных, портативный компиляторов с открытым кодом названным</text:span> _<text:span text:style-name="T2">Free Pascal Compiler</text:span>_, http://freepascal.org/ . <text:span text:style-name="T2">И сопровождаемая IDE (редактор, отладчик, библиотека компонентов, создатель форм), названная</text:span> _Lazarus_ http://lazarus.freepascal.org/ . <text:span text:style-name="T2">Я являюсь создателем</text:span> _Castle Game Engine_, http://castle-engine.sourceforge.net/ , <text:span text:style-name="T2">является крутым портативным двух и трёхмерным игровым движком, использующим этот </text:span><text:soft-page-break/><text:span text:style-name="T2">язык, чтобы создавать игры для многих платформ (Windows, Linux, MacOSX, Android, iOS, web плагины).</text:span></text:p>
            <text:p text:style-name="P1"/>
          </table:table-cell>
        </table:table-row>
        <table:table-row>
          <table:table-cell table:style-name="Таблица1.A2" office:value-type="string">
            <text:p text:style-name="P38">This introduction is mostly directed at programmers who already have experience in other languages. We will not cover here the meanings of some universal concepts, like _"what is a class"_, we'll only show how to do them in Pascal.</text:p>
            <text:p text:style-name="P38"/>
          </table:table-cell>
          <table:table-cell table:style-name="Таблица1.B2" office:value-type="string">
            <text:p text:style-name="P6">Это введение больше направленно на программистов, которые уже имеют опыт в других языках. Мы не будем раскрывать здесь значения некоторых универсальных концепций, как <text:span text:style-name="T5">_</text:span><text:span text:style-name="Emphasis">"что такое класс"</text:span><text:span text:style-name="Emphasis"><text:span text:style-name="T5">_</text:span></text:span>, мы только покажем как они <text:span text:style-name="T5">реализуются</text:span> в Pascal.</text:p>
            <text:p text:style-name="P1"/>
          </table:table-cell>
        </table:table-row>
        <table:table-row>
          <table:table-cell table:style-name="Таблица1.A2" office:value-type="string">
            <text:p text:style-name="P38">## Basics</text:p>
            <text:p text:style-name="P38"/>
          </table:table-cell>
          <table:table-cell table:style-name="Таблица1.B2" office:value-type="string">
            <text:p text:style-name="P25"><text:span text:style-name="T1">## </text:span><text:bookmark text:name="_basics"/>Основы</text:p>
            <text:p text:style-name="P1"/>
          </table:table-cell>
        </table:table-row>
        <table:table-row>
          <table:table-cell table:style-name="Таблица1.A2" office:value-type="string">
            <text:p text:style-name="P38">### "Hello world" program</text:p>
            <text:p text:style-name="P38"/>
          </table:table-cell>
          <table:table-cell table:style-name="Таблица1.B2" office:value-type="string">
            <text:p text:style-name="P25"><text:span text:style-name="T1">### </text:span><text:bookmark text:name="__hello_world_program"/>Программа "Hello world"</text:p>
            <text:p text:style-name="P1"/>
          </table:table-cell>
        </table:table-row>
        <table:table-row>
          <table:table-cell table:style-name="Таблица1.A2" office:value-type="string">
            <text:p text:style-name="P60">[source,pascal]</text:p>
            <text:p text:style-name="P60">----</text:p>
            <text:p text:style-name="P60">include::code-samples/hello_world.lpr[]</text:p>
            <text:p text:style-name="P60">----</text:p>
            <text:p text:style-name="P60"/>
          </table:table-cell>
          <table:table-cell table:style-name="Таблица1.B2" office:value-type="string">
            <text:p text:style-name="P62">[source,pascal]</text:p>
            <text:p text:style-name="P62">----</text:p>
            <text:p text:style-name="P62">include::code-samples/hello_world.lpr[]</text:p>
            <text:p text:style-name="P62">----</text:p>
            <text:p text:style-name="P63"/>
          </table:table-cell>
        </table:table-row>
        <table:table-row>
          <table:table-cell table:style-name="Таблица1.A2" office:value-type="string">
            <text:p text:style-name="P38">This is a complete program that you can _compile_ and _run_.</text:p>
            <text:p text:style-name="P38"/>
          </table:table-cell>
          <table:table-cell table:style-name="Таблица1.B2" office:value-type="string">
            <text:p text:style-name="P6">Это <text:span text:style-name="T5">полноценная</text:span> программа, которую <text:span text:style-name="T5">можно</text:span> <text:span text:style-name="T5">_</text:span><text:span text:style-name="Emphasis">скомпилировать</text:span><text:span text:style-name="Emphasis"><text:span text:style-name="T5">_</text:span></text:span> и <text:span text:style-name="T5">_</text:span><text:span text:style-name="Emphasis">запустить</text:span><text:span text:style-name="Emphasis"><text:span text:style-name="T5">_</text:span></text:span>.</text:p>
            <text:p text:style-name="P6"/>
          </table:table-cell>
        </table:table-row>
        <table:table-row>
          <table:table-cell table:style-name="Таблица1.A2" office:value-type="string">
            <text:p text:style-name="P38">* If you use the command-line FPC, just create a new file `myprogram.lpr` and execute `fpc myprogram.lpr`.</text:p>
            <text:p text:style-name="P38">* If you use _Lazarus_, create a new project (menu _Project_ -&gt; _New Project_ -&gt; _Simple Program_). Save it as `myprogram` and paste this source code as the main file. Compile using the menu item _Run -&gt; Compile_.</text:p>
            <text:p text:style-name="P38">* This is a command-line program, so in either case -- just run the compiled executable from the command-line.</text:p>
            <text:p text:style-name="P38"/>
          </table:table-cell>
          <table:table-cell table:style-name="Таблица1.B2" office:value-type="string">
            <text:p text:style-name="P8">* <text:span text:style-name="T5">Если используется командная строка FPC, достаточно просто создать новый файл </text:span>`<text:span text:style-name="T5">myprogram.lpr</text:span>`<text:span text:style-name="T5"> и выполнить команду </text:span>`<text:span text:style-name="T5">fpc myprogram.lpr</text:span>`</text:p>
            <text:p text:style-name="P8">* <text:span text:style-name="T5">Если используется _Lazarus_, то необходимо создать новый проект (в строке меню: _Project_ </text:span>-&gt;<text:span text:style-name="T5"> _New Project_ </text:span>-&gt;<text:span text:style-name="T5"> _Simple Program_). Сохраните его как </text:span>`<text:span text:style-name="T5">myprogram</text:span>`<text:span text:style-name="T5"> и вставьте в него этот исходный код. Компиляция выполняется используя пункт _Run_ → _Compile_ в меню.</text:span></text:p>
            <text:p text:style-name="P46"><text:span text:style-name="T1">* </text:span>Эт<text:span text:style-name="T5">а</text:span> <text:span text:style-name="T5">консольная </text:span>программа, так что,<text:span text:style-name="T5"> </text:span>в <text:span text:style-name="T5">обоих</text:span> случа<text:span text:style-name="T5">ях</text:span>, <text:span text:style-name="T5">--</text:span> <text:span text:style-name="T5">скомпилированный исполняемый файл нужно</text:span> <text:span text:style-name="T5">запустить</text:span> из<text:span text:style-name="T5"> терминала</text:span> командной строки<text:span text:style-name="T5">, чтобы увидеть результат</text:span>.</text:p>
            <text:p text:style-name="P6"/>
          </table:table-cell>
        </table:table-row>
        <table:table-row>
          <table:table-cell table:style-name="Таблица1.A2" office:value-type="string">
            <text:p text:style-name="P39">The rest of this article talks about the Object Pascal language, so don't expect to see anything more fancy than the command-line stuff. If you want to see something cool, just create a new GUI project in _Lazarus_ (_Project_ -&gt; _New Project_ -&gt; _Application_).</text:p>
            <text:p text:style-name="P31">//Play around, drop some buttons on the form, handle their events (like `OnClick`).</text:p>
            <text:p text:style-name="P39">Voila -- a working GUI application, cross-platform, with native look everywhere, using a comfortable visual component library. The _Lazarus_ and _Free Pascal Compiler_ come with lots of ready units for networking, GUI, database, file formats (XML, json, images...), threading and everything <text:soft-page-break/>else you may need. I already mentioned my cool _Castle Game Engine_ earlier:)</text:p>
            <text:p text:style-name="P31">// The libraries created in other languages (dll, so, dylib) can be easily used from FPC too (and for most of them, you'll find ready "header" units, and even units that wrap them in more modern object-oriented API).</text:p>
            <text:p text:style-name="P39"/>
          </table:table-cell>
          <table:table-cell table:style-name="Таблица1.B2" office:value-type="string">
            <text:p text:style-name="P2">Остальная часть этой статьи <text:span text:style-name="T5">рассказывает</text:span> о<text:span text:style-name="T8"> самом</text:span> языке Object Pascal, поэтому не <text:span text:style-name="T5">ожидайте чего-нибудь большего, чем приложений</text:span> командной строки. Если <text:span text:style-name="T6">хочется взглянуть на</text:span> что-<text:span text:style-name="T6">либо более</text:span> <text:span text:style-name="T6">"</text:span>крутое<text:span text:style-name="T6">"</text:span>, <text:span text:style-name="T6">можно просто создать</text:span> новый GUI проект в _Lazarus_ (_Project_ -&gt; _New Project_ -&gt; _Application_).</text:p>
            <text:p text:style-name="P27">//Play around, drop some buttons on the form, handle their events (like `OnClick`).</text:p>
            <text:p text:style-name="P47"><text:span text:style-name="T6">Вуаля! -- </text:span>рабочее кроссплатформенное GUI приложение, с <text:span text:style-name="T7">нативным</text:span> видом, <text:span text:style-name="T6">использующее</text:span> удобные визуальные библиотеки. <text:span text:style-name="T6">_</text:span><text:span text:style-name="Emphasis">Lazarus</text:span><text:span text:style-name="Emphasis"><text:span text:style-name="T6">_</text:span></text:span> и <text:span text:style-name="T6">_</text:span><text:span text:style-name="Emphasis">Free Pascal Compiler</text:span><text:span text:style-name="Emphasis"><text:span text:style-name="T6">_</text:span></text:span> <text:span text:style-name="T6">имеют множество</text:span> готовых <text:span text:style-name="T6">компонент</text:span> для сетей, GUI, баз<text:span text:style-name="T6"> </text:span>данных,<text:span text:style-name="T6"> </text:span><text:soft-page-break/><text:span text:style-name="T6">чтения и записи различных</text:span> форматов<text:span text:style-name="T6"> файлов</text:span> (XML, json, <text:span text:style-name="T6">изображения...</text:span>), <text:span text:style-name="T6">управления потоками</text:span> и <text:span text:style-name="T6">всем, что только может понадобиться программисту</text:span>. <text:span text:style-name="T6">Ярким тому примером является крутой</text:span> <text:span text:style-name="T6">_</text:span><text:span text:style-name="Emphasis">Castle Game Engine</text:span><text:span text:style-name="Emphasis"><text:span text:style-name="T6">_, о котором упоминалось </text:span></text:span>ранее:)</text:p>
            <text:p text:style-name="P27">// The libraries created in other languages (dll, so, dylib) can be easily used from FPC too (and for most of them, you'll find ready "header" units, and even units that wrap them in more modern object-oriented API).</text:p>
            <text:p text:style-name="P2"/>
          </table:table-cell>
        </table:table-row>
        <table:table-row>
          <table:table-cell table:style-name="Таблица1.A2" office:value-type="string">
            <text:p text:style-name="P39">### Functions, procedures, primitive types</text:p>
            <text:p text:style-name="P39"/>
          </table:table-cell>
          <table:table-cell table:style-name="Таблица1.B2" office:value-type="string">
            <text:p text:style-name="P7">### <text:span text:style-name="T6">Функции, процедуры, простейшие типы</text:span></text:p>
            <text:p text:style-name="P2"/>
          </table:table-cell>
        </table:table-row>
        <table:table-row>
          <table:table-cell table:style-name="Таблица1.A2" office:value-type="string">
            <text:p text:style-name="P52">[source,pascal]</text:p>
            <text:p text:style-name="P52">----</text:p>
            <text:p text:style-name="P52">include::code-samples/functions_primitives.lpr[]</text:p>
            <text:p text:style-name="P52">----</text:p>
            <text:p text:style-name="P52"/>
          </table:table-cell>
          <table:table-cell table:style-name="Таблица1.B2" office:value-type="string">
            <text:p text:style-name="P53">[source,pascal]</text:p>
            <text:p text:style-name="P53">----</text:p>
            <text:p text:style-name="P53">include::code-samples/functions_primitives.lpr[]</text:p>
            <text:p text:style-name="P53">----</text:p>
            <text:p text:style-name="P54"/>
          </table:table-cell>
        </table:table-row>
        <table:table-row>
          <table:table-cell table:style-name="Таблица1.A2" office:value-type="string">
            <text:p text:style-name="P39">To return a value from a function, assign something to the magic `Result` variable. You can read and set the `Result` freely, just like a local variable.</text:p>
            <text:p text:style-name="P39"/>
          </table:table-cell>
          <table:table-cell table:style-name="Таблица1.B2" office:value-type="string">
            <text:p text:style-name="P8">Чтобы вернуть значение функции, присвой что-нибудь магическое переменной `<text:span text:style-name="Source_20_Text">Result`</text:span>. Ты можешь свободно читать и устанавливать переменную `<text:span text:style-name="Source_20_Text">Result`</text:span>, так же просто как локальную переменную.</text:p>
            <text:p text:style-name="P2"/>
          </table:table-cell>
        </table:table-row>
        <table:table-row>
          <table:table-cell table:style-name="Таблица1.A2" office:value-type="string">
            <text:p text:style-name="P58">[source,pascal]</text:p>
            <text:p text:style-name="P58">----</text:p>
            <text:p text:style-name="P58">function MyFunction(const S: string): string;</text:p>
            <text:p text:style-name="P58">begin</text:p>
            <text:p text:style-name="P58"><text:s text:c="2"/>Result := S + 'something';</text:p>
            <text:p text:style-name="P58"><text:s text:c="2"/>Result := Result + ' something more!';</text:p>
            <text:p text:style-name="P58"><text:s text:c="2"/>Result := Result + ' and more!';</text:p>
            <text:p text:style-name="P58">end;</text:p>
            <text:p text:style-name="P58">----</text:p>
            <text:p text:style-name="P58"/>
          </table:table-cell>
          <table:table-cell table:style-name="Таблица1.B2" office:value-type="string">
            <text:p text:style-name="P59">[source,pascal]</text:p>
            <text:p text:style-name="P59">----</text:p>
            <text:p text:style-name="P59">function MyFunction(const S: string): string;</text:p>
            <text:p text:style-name="P59">begin</text:p>
            <text:p text:style-name="P59"><text:s text:c="2"/>Result := S + '<text:span text:style-name="T9">что-нибудь</text:span>';</text:p>
            <text:p text:style-name="P59"><text:s text:c="2"/>Result := Result + ' <text:span text:style-name="T9">ещё что-нибудь</text:span>!';</text:p>
            <text:p text:style-name="P59"><text:s text:c="2"/>Result := Result + ' <text:span text:style-name="T16">И ещё немножко</text:span>!';</text:p>
            <text:p text:style-name="P59">end;</text:p>
            <text:p text:style-name="P59">----</text:p>
            <text:p text:style-name="P59"/>
          </table:table-cell>
        </table:table-row>
        <table:table-row>
          <table:table-cell table:style-name="Таблица1.A2" office:value-type="string">
            <text:p text:style-name="P39">You can also treat the function name (like `MyFunction` in example above) as the variable, to which you can assign. But I would discourage it in new code, as it looks "fishy" when used on the right side of the assignment expression. Just use `Result` always when you want to read or set the function result.</text:p>
            <text:p text:style-name="P39"/>
          </table:table-cell>
          <table:table-cell table:style-name="Таблица1.B2" office:value-type="string">
            <text:p text:style-name="P8">Ты так же можешь рассмативать имя функции (как <text:span text:style-name="T9">`</text:span><text:span text:style-name="Source_20_Text">MyFunction</text:span><text:span text:style-name="Source_20_Text"><text:span text:style-name="T9">`</text:span></text:span> в примере выше) как переменную, к который ты можешь присваивать. Но я бы припятсвовал этому в новом коде, так как это выгладит "тусклым/<text:span text:style-name="T10">подозрительным</text:span>" когда использвано на правой стороне присваимого выражение. Просто используй <text:span text:style-name="T9">`</text:span><text:span text:style-name="Source_20_Text">Result</text:span><text:span text:style-name="Source_20_Text"><text:span text:style-name="T9">`</text:span></text:span> всегда, когда ты хочешь читать или устанавливать значение функции.</text:p>
            <text:p text:style-name="P8"/>
          </table:table-cell>
        </table:table-row>
        <table:table-row>
          <table:table-cell table:style-name="Таблица1.A2" office:value-type="string">
            <text:p text:style-name="P39">If you want to call the function itself recursively, you can of course do it. If you're calling a parameter-less function recursively, be sure to specify the parenthesis (even though in Pascal you can usually omit the <text:soft-page-break/>parentheses for a parameter-less function), this makes a recursive call to a parameter-less function different from accessing this function's current result. Like this:</text:p>
            <text:p text:style-name="P39"/>
          </table:table-cell>
          <table:table-cell table:style-name="Таблица1.B2" office:value-type="string">
            <text:p text:style-name="P55">Если ты хочешь вызвать функцию рекурсивно, ты кончено можешь сделать это, но не забудь указать специальные параметры (такой рекурсивный вызов с параметром получает другой результат в отличии от резульата доступа к текущему <text:soft-page-break/>результату функции). Так:</text:p>
          </table:table-cell>
        </table:table-row>
        <table:table-row>
          <table:table-cell table:style-name="Таблица1.A2" office:value-type="string">
            <text:p text:style-name="P61">[source,pascal]</text:p>
            <text:p text:style-name="P61">----</text:p>
            <text:p text:style-name="P61">function ReadIntegersUntilZero: string;</text:p>
            <text:p text:style-name="P61">var</text:p>
            <text:p text:style-name="P61"><text:s text:c="2"/>I: Integer;</text:p>
            <text:p text:style-name="P61">begin</text:p>
            <text:p text:style-name="P61"><text:s text:c="2"/>Readln(I);</text:p>
            <text:p text:style-name="P61"><text:s text:c="2"/>Result := IntToStr(I);</text:p>
            <text:p text:style-name="P61"><text:s text:c="2"/>if I &lt;&gt; 0 then</text:p>
            <text:p text:style-name="P61"><text:s text:c="4"/>Result := Result + ' ' + ReadIntegersUntilZero();</text:p>
            <text:p text:style-name="P61">end;</text:p>
            <text:p text:style-name="P61">----</text:p>
            <text:p text:style-name="P61"/>
          </table:table-cell>
          <table:table-cell table:style-name="Таблица1.B2" office:value-type="string">
            <text:p text:style-name="P64">[source,pascal]</text:p>
            <text:p text:style-name="P64">----</text:p>
            <text:p text:style-name="P64">function ReadIntegersUntilZero: string;</text:p>
            <text:p text:style-name="P64">var</text:p>
            <text:p text:style-name="P64"><text:s text:c="2"/>I: Integer;</text:p>
            <text:p text:style-name="P64">begin</text:p>
            <text:p text:style-name="P64"><text:s text:c="2"/>Readln(I);</text:p>
            <text:p text:style-name="P64"><text:s text:c="2"/>Result := IntToStr(I);</text:p>
            <text:p text:style-name="P64"><text:s text:c="2"/>if I &lt;&gt; 0 then</text:p>
            <text:p text:style-name="P64"><text:s text:c="4"/>Result := Result + ' ' + ReadIntegersUntilZero();</text:p>
            <text:p text:style-name="P64">end;</text:p>
            <text:p text:style-name="P64">----</text:p>
            <text:p text:style-name="P64"/>
          </table:table-cell>
        </table:table-row>
        <table:table-row>
          <table:table-cell table:style-name="Таблица1.A2" office:value-type="string">
            <text:p text:style-name="P39">You can call `Exit` to end the execution of the procedure or function before it reaches the final `end;`. If you call parameter-less `Exit` in a function, it will return the last thing you set as `Result`. You can also use `Exit(X)` construct, to set the function result and exit *now* -- this is just like `return X` construct in C-like languages.</text:p>
            <text:p text:style-name="P39"/>
          </table:table-cell>
          <table:table-cell table:style-name="Таблица1.B2" office:value-type="string">
            <text:p text:style-name="P8">Ты можешь вызвать <text:span text:style-name="T9">`</text:span><text:span text:style-name="Source_20_Text">Exit</text:span><text:span text:style-name="Source_20_Text"><text:span text:style-name="T9">`</text:span></text:span>, чтобы окончить выполнение процедуры или функции до того, как она достигнет заверщаюгего <text:span text:style-name="T9">`</text:span><text:span text:style-name="Source_20_Text">end;</text:span><text:span text:style-name="Source_20_Text"><text:span text:style-name="T9">`</text:span></text:span>. Если ты вызываешь без параметров <text:span text:style-name="T9">`</text:span><text:span text:style-name="Source_20_Text">Exit</text:span><text:span text:style-name="Source_20_Text"><text:span text:style-name="T9">`</text:span></text:span> в функции, она вернет последнее, что ты присовоил <text:span text:style-name="T9">`</text:span><text:span text:style-name="Source_20_Text">Result</text:span><text:span text:style-name="Source_20_Text"><text:span text:style-name="T9">`</text:span></text:span>. Ты так же можешь использовать конструкцию <text:span text:style-name="T9">`</text:span><text:span text:style-name="Source_20_Text">Exit(X)</text:span><text:span text:style-name="Source_20_Text"><text:span text:style-name="T9">`</text:span></text:span>, чтобы установить результат функции и выйти <text:span text:style-name="T9">*</text:span><text:span text:style-name="Strong_20_Emphasis">сейчас</text:span><text:span text:style-name="Strong_20_Emphasis"><text:span text:style-name="T9">*</text:span></text:span> — это тоже что и <text:span text:style-name="T9">`</text:span><text:span text:style-name="Source_20_Text">return X</text:span><text:span text:style-name="Source_20_Text"><text:span text:style-name="T9">`</text:span></text:span> конструкция в С-подобных языках.</text:p>
            <text:p text:style-name="P2"/>
          </table:table-cell>
        </table:table-row>
        <table:table-row>
          <table:table-cell table:style-name="Таблица1.A2" office:value-type="string">
            <text:p text:style-name="P61">[source,pascal]</text:p>
            <text:p text:style-name="P61">----</text:p>
            <text:p text:style-name="P61">function AddName(const ExistingNames, NewName: string): string;</text:p>
            <text:p text:style-name="P61">begin</text:p>
            <text:p text:style-name="P61"><text:s text:c="2"/>if ExistingNames = '' then</text:p>
            <text:p text:style-name="P61"><text:s text:c="4"/>Exit(NewName);</text:p>
            <text:p text:style-name="P61"><text:s text:c="2"/>Result := ExistingNames + ', ' + NewName;</text:p>
            <text:p text:style-name="P61">end;</text:p>
            <text:p text:style-name="P61">----</text:p>
            <text:p text:style-name="P61"/>
          </table:table-cell>
          <table:table-cell table:style-name="Таблица1.B2" office:value-type="string">
            <text:p text:style-name="P64">[source,pascal]</text:p>
            <text:p text:style-name="P64">----</text:p>
            <text:p text:style-name="P64">function AddName(const ExistingNames, NewName: string): string;</text:p>
            <text:p text:style-name="P64">begin</text:p>
            <text:p text:style-name="P64"><text:s text:c="2"/>if ExistingNames = '' then</text:p>
            <text:p text:style-name="P64"><text:s text:c="4"/>Exit(NewName);</text:p>
            <text:p text:style-name="P64"><text:s text:c="2"/>Result := ExistingNames + ', ' + NewName;</text:p>
            <text:p text:style-name="P64">end;</text:p>
            <text:p text:style-name="P64">----</text:p>
            <text:p text:style-name="P64"/>
          </table:table-cell>
        </table:table-row>
        <table:table-row>
          <table:table-cell table:style-name="Таблица1.A2" office:value-type="string">
            <text:p text:style-name="P39">### Testing (if)</text:p>
            <text:p text:style-name="P39"/>
          </table:table-cell>
          <table:table-cell table:style-name="Таблица1.B2" office:value-type="string">
            <text:p text:style-name="P8">### Условные операторы (if)</text:p>
            <text:p text:style-name="P2"/>
          </table:table-cell>
        </table:table-row>
        <table:table-row>
          <table:table-cell table:style-name="Таблица1.A2" office:value-type="string">
            <text:p text:style-name="P39">Use `if .. then` or `if .. then .. else` to run some code when some condition is satisfied. Unlike in the C-like languages, in Pascal you don't have to wrap the condition in parenthesis.</text:p>
            <text:p text:style-name="P39"/>
          </table:table-cell>
          <table:table-cell table:style-name="Таблица1.B2" office:value-type="string">
            <text:p text:style-name="P9"><text:span text:style-name="T16">Конструкции</text:span> <text:span text:style-name="T16">`</text:span><text:span text:style-name="Source_20_Text">if .. then</text:span><text:span text:style-name="Source_20_Text"><text:span text:style-name="T16">`</text:span></text:span> или <text:span text:style-name="T16">`</text:span><text:span text:style-name="Source_20_Text">if .. then .. else</text:span><text:span text:style-name="Source_20_Text"><text:span text:style-name="T16">`</text:span></text:span> запуска<text:span text:style-name="T17">ю</text:span>т некий код, когда некое условие удовлетворительно. В отличии от C-подобных языков, в Pascal тебе не нужно ставить в скобки условие.</text:p>
            <text:p text:style-name="P9"/>
          </table:table-cell>
        </table:table-row>
        <table:table-row>
          <table:table-cell table:style-name="Таблица1.A2" office:value-type="string">
            <text:p text:style-name="P39">[source,pascal]</text:p>
            <text:p text:style-name="P39">----</text:p>
            <text:p text:style-name="P39">var</text:p>
            <text:p text:style-name="P39"><text:s text:c="2"/>A: Integer;</text:p>
            <text:p text:style-name="P39"><text:s text:c="2"/>B: boolean;</text:p>
            <text:p text:style-name="P39">begin</text:p>
            <text:p text:style-name="P39"><text:s text:c="2"/>if A &gt; 0 then</text:p>
            <text:p text:style-name="P39"><text:soft-page-break/><text:s text:c="4"/>DoSomething;</text:p>
            <text:p text:style-name="P39"/>
            <text:p text:style-name="P39"><text:s text:c="2"/>if A &gt; 0 then</text:p>
            <text:p text:style-name="P39"><text:s text:c="2"/>begin</text:p>
            <text:p text:style-name="P39"><text:s text:c="4"/>DoSomething;</text:p>
            <text:p text:style-name="P39"><text:s text:c="4"/>AndDoSomethingMore;</text:p>
            <text:p text:style-name="P39"><text:s text:c="2"/>end;</text:p>
            <text:p text:style-name="P39"/>
            <text:p text:style-name="P39"><text:s text:c="2"/>if A &gt; 10 then</text:p>
            <text:p text:style-name="P39"><text:s text:c="4"/>DoSomething</text:p>
            <text:p text:style-name="P39"><text:s text:c="2"/>else</text:p>
            <text:p text:style-name="P39"><text:s text:c="4"/>DoSomethingElse;</text:p>
            <text:p text:style-name="P39"/>
            <text:p text:style-name="P39"><text:s text:c="2"/>// equivalent to above</text:p>
            <text:p text:style-name="P39"><text:s text:c="2"/>B := A &gt; 10;</text:p>
            <text:p text:style-name="P39"><text:s text:c="2"/>if B then</text:p>
            <text:p text:style-name="P39"><text:s text:c="4"/>DoSomething</text:p>
            <text:p text:style-name="P39"><text:s text:c="2"/>else</text:p>
            <text:p text:style-name="P39"><text:s text:c="4"/>DoSomethingElse;</text:p>
            <text:p text:style-name="P39">end;</text:p>
            <text:p text:style-name="P39">----</text:p>
            <text:p text:style-name="P39"/>
          </table:table-cell>
          <table:table-cell table:style-name="Таблица1.B2" office:value-type="string">
            <text:p text:style-name="P2">[source,pascal]</text:p>
            <text:p text:style-name="P2">----</text:p>
            <text:p text:style-name="P2">var</text:p>
            <text:p text:style-name="P2"><text:s text:c="2"/>A: Integer;</text:p>
            <text:p text:style-name="P2"><text:s text:c="2"/>B: boolean;</text:p>
            <text:p text:style-name="P2">begin</text:p>
            <text:p text:style-name="P2"><text:s text:c="2"/>if A &gt; 0 then</text:p>
            <text:p text:style-name="P2"><text:soft-page-break/><text:s text:c="4"/>DoSomething;</text:p>
            <text:p text:style-name="P2"/>
            <text:p text:style-name="P2"><text:s text:c="2"/>if A &gt; 0 then</text:p>
            <text:p text:style-name="P2"><text:s text:c="2"/>begin</text:p>
            <text:p text:style-name="P2"><text:s text:c="4"/>DoSomething;</text:p>
            <text:p text:style-name="P2"><text:s text:c="4"/>AndDoSomethingMore;</text:p>
            <text:p text:style-name="P2"><text:s text:c="2"/>end;</text:p>
            <text:p text:style-name="P2"/>
            <text:p text:style-name="P2"><text:s text:c="2"/>if A &gt; 10 then</text:p>
            <text:p text:style-name="P2"><text:s text:c="4"/>DoSomething</text:p>
            <text:p text:style-name="P2"><text:s text:c="2"/>else</text:p>
            <text:p text:style-name="P2"><text:s text:c="4"/>DoSomethingElse;</text:p>
            <text:p text:style-name="P2"/>
            <text:p text:style-name="P2"><text:s text:c="2"/>// <text:span text:style-name="T16">идентично предыдущему примеру</text:span></text:p>
            <text:p text:style-name="P2"><text:s text:c="2"/>B := A &gt; 10;</text:p>
            <text:p text:style-name="P2"><text:s text:c="2"/>if B then</text:p>
            <text:p text:style-name="P2"><text:s text:c="4"/>DoSomething</text:p>
            <text:p text:style-name="P2"><text:s text:c="2"/>else</text:p>
            <text:p text:style-name="P2"><text:s text:c="4"/>DoSomethingElse;</text:p>
            <text:p text:style-name="P2">end;</text:p>
            <text:p text:style-name="P2">----</text:p>
            <text:p text:style-name="P2"/>
          </table:table-cell>
        </table:table-row>
        <table:table-row>
          <table:table-cell table:style-name="Таблица1.A2" office:value-type="string">
            <text:p text:style-name="P39">The `else` is paired with the last `if`. So this works as you expect:</text:p>
            <text:p text:style-name="P39"/>
          </table:table-cell>
          <table:table-cell table:style-name="Таблица1.B2" office:value-type="string">
            <text:p text:style-name="P9">Оператор <text:span text:style-name="T16">`</text:span><text:span text:style-name="Source_20_Text">else</text:span><text:span text:style-name="Source_20_Text"><text:span text:style-name="T16">`</text:span></text:span> относится к <text:span text:style-name="T18">последнему</text:span> условию <text:span text:style-name="T16">`</text:span><text:span text:style-name="Source_20_Text">if</text:span><text:span text:style-name="Source_20_Text"><text:span text:style-name="T16">`</text:span></text:span>. Поэтому оно работает, как ты и ожидаешь:</text:p>
            <text:p text:style-name="P2"/>
          </table:table-cell>
        </table:table-row>
        <table:table-row>
          <table:table-cell table:style-name="Таблица1.A2" office:value-type="string">
            <text:p text:style-name="P61">[source,pascal]</text:p>
            <text:p text:style-name="P61">----</text:p>
            <text:p text:style-name="P61">if A &lt;&gt; 0 then</text:p>
            <text:p text:style-name="P61"><text:s text:c="2"/>if B &lt;&gt; 0 then</text:p>
            <text:p text:style-name="P61"><text:s text:c="4"/>AIsNonzeroAndBToo</text:p>
            <text:p text:style-name="P61"><text:s text:c="2"/>else</text:p>
            <text:p text:style-name="P61"><text:s text:c="4"/>AIsNonzeroButBIsZero;</text:p>
            <text:p text:style-name="P61">----</text:p>
            <text:p text:style-name="P61"/>
          </table:table-cell>
          <table:table-cell table:style-name="Таблица1.B2" office:value-type="string">
            <text:p text:style-name="P64">[source,pascal]</text:p>
            <text:p text:style-name="P64">----</text:p>
            <text:p text:style-name="P64">if A &lt;&gt; 0 then</text:p>
            <text:p text:style-name="P64"><text:s text:c="2"/>if B &lt;&gt; 0 then</text:p>
            <text:p text:style-name="P64"><text:s text:c="4"/>AIsNonzeroAndBToo</text:p>
            <text:p text:style-name="P64"><text:s text:c="2"/>else</text:p>
            <text:p text:style-name="P64"><text:s text:c="4"/>AIsNonzeroButBIsZero;</text:p>
            <text:p text:style-name="P64">----</text:p>
            <text:p text:style-name="P64"/>
          </table:table-cell>
        </table:table-row>
        <table:table-row>
          <table:table-cell table:style-name="Таблица1.A2" office:value-type="string">
            <text:p text:style-name="P39">While the example with nested `if` above is correct, it is often better to place the nested `if` inside a `begin` ... `end` block in such cases. This makes the code more obvious to the reader, and it will remain obvious even if you mess up the indentation. The improved version of the example is below. When you add or remove some `else` clause in the code below, it's obvious to which condition it will apply (to the `A` test or the `B` test), so it's less error-prone.</text:p>
            <text:p text:style-name="P39"/>
          </table:table-cell>
          <table:table-cell table:style-name="Таблица1.B2" office:value-type="string">
            <text:p text:style-name="P9"><text:span text:style-name="T10">Обертывание вложения </text:span><text:span text:style-name="T11">`</text:span><text:span text:style-name="Source_20_Text"><text:span text:style-name="T10">if</text:span></text:span><text:span text:style-name="Source_20_Text"><text:span text:style-name="T11">`</text:span></text:span><text:span text:style-name="T10"> внутри </text:span><text:span text:style-name="T11">`</text:span><text:span text:style-name="Source_20_Text"><text:span text:style-name="T10">begin</text:span></text:span><text:span text:style-name="T10"> </text:span><text:span text:style-name="T11">... </text:span><text:span text:style-name="Source_20_Text"><text:span text:style-name="T10">end</text:span></text:span><text:span text:style-name="Source_20_Text"><text:span text:style-name="T11">`</text:span></text:span><text:span text:style-name="T10"> часто лучше, чем предыдущий пример. Оно более очевидно читателю, даже если ты перемешаешь, испортишь отступы. И когда ты добавляешь / удаляешь некий </text:span><text:span text:style-name="T11">`</text:span><text:span text:style-name="Source_20_Text"><text:span text:style-name="T10">else</text:span></text:span><text:span text:style-name="Source_20_Text"><text:span text:style-name="T11">`</text:span></text:span><text:span text:style-name="T10"> пункт в коде ниже, оно очевидно к какому условию оно применяется</text:span><text:span text:style-name="T11"> </text:span><text:span text:style-name="T10">(</text:span><text:span text:style-name="Source_20_Text"><text:span text:style-name="T10">A</text:span></text:span><text:span text:style-name="T10"> тестируется или </text:span><text:span text:style-name="Source_20_Text"><text:span text:style-name="T10">B</text:span></text:span><text:span text:style-name="T10"> тестируется), поэтому оно мене подвержено ошибкам</text:span><text:span text:style-name="T11">.</text:span></text:p>
            <text:p text:style-name="P2"/>
          </table:table-cell>
        </table:table-row>
        <table:table-row>
          <table:table-cell table:style-name="Таблица1.A2" office:value-type="string">
            <text:p text:style-name="P61">[source,pascal]</text:p>
            <text:p text:style-name="P61">----</text:p>
            <text:p text:style-name="P61">if A &lt;&gt; 0 then</text:p>
            <text:p text:style-name="P61">begin</text:p>
            <text:p text:style-name="P61"><text:s text:c="2"/>if B &lt;&gt; 0 then</text:p>
            <text:p text:style-name="P61"><text:s text:c="4"/>AIsNonzeroAndBToo</text:p>
            <text:p text:style-name="P61"><text:s text:c="2"/>else</text:p>
            <text:p text:style-name="P61"><text:s text:c="4"/>AIsNonzeroButBIsZero;</text:p>
            <text:p text:style-name="P61">end;</text:p>
            <text:p text:style-name="P61">----</text:p>
            <text:p text:style-name="P61"/>
          </table:table-cell>
          <table:table-cell table:style-name="Таблица1.B2" office:value-type="string">
            <text:p text:style-name="P64">[source,pascal]</text:p>
            <text:p text:style-name="P64">----</text:p>
            <text:p text:style-name="P64">if A &lt;&gt; 0 then</text:p>
            <text:p text:style-name="P64">begin</text:p>
            <text:p text:style-name="P64"><text:s text:c="2"/>if B &lt;&gt; 0 then</text:p>
            <text:p text:style-name="P64"><text:s text:c="4"/>AIsNonzeroAndBToo</text:p>
            <text:p text:style-name="P64"><text:s text:c="2"/>else</text:p>
            <text:p text:style-name="P64"><text:s text:c="4"/>AIsNonzeroButBIsZero;</text:p>
            <text:p text:style-name="P64">end;</text:p>
            <text:p text:style-name="P64">----</text:p>
            <text:p text:style-name="P64"/>
          </table:table-cell>
        </table:table-row>
        <table:table-row>
          <table:table-cell table:style-name="Таблица1.A2" office:value-type="string">
            <text:p text:style-name="P39">### Logical, relational and bit-wise <text:soft-page-break/>operators</text:p>
            <text:p text:style-name="P39"/>
          </table:table-cell>
          <table:table-cell table:style-name="Таблица1.B2" office:value-type="string">
            <text:p text:style-name="P65"><text:span text:style-name="T1">### </text:span><text:bookmark text:name="_logical_relational_and_bit_wise_operators"/>Логические операторы, операторы <text:soft-page-break/>отношений <text:span text:style-name="T16">и</text:span> <text:span text:style-name="T16">по</text:span>бит<text:span text:style-name="T16">овые (поразрядные)</text:span> операторы</text:p>
            <text:p text:style-name="P2"/>
          </table:table-cell>
        </table:table-row>
        <table:table-row>
          <table:table-cell table:style-name="Таблица1.A2" office:value-type="string">
            <text:p text:style-name="P39">The _logical operators_ are called `and`, `or`, `not`, `xor`. Their meaning is probably obvious (search for _"exclusive or"_ if you're unsure what _xor_ does:)<text:span text:style-name="T27">)</text:span>. They take _boolean arguments_, and return a _boolean_. They can also act as _bit-wise operators_ when both arguments are integer values, in which case they return an integer.</text:p>
            <text:p text:style-name="P39"/>
          </table:table-cell>
          <table:table-cell table:style-name="Таблица1.B2" office:value-type="string">
            <text:p text:style-name="P13"><text:span text:style-name="Emphasis"><text:span text:style-name="T18">_</text:span></text:span><text:span text:style-name="Emphasis">Логические операторы</text:span><text:span text:style-name="Emphasis"><text:span text:style-name="T18">_</text:span></text:span> - это <text:span text:style-name="T18">`</text:span><text:span text:style-name="Source_20_Text">and</text:span><text:span text:style-name="Source_20_Text"><text:span text:style-name="T18">`</text:span></text:span>, <text:span text:style-name="T18">`</text:span><text:span text:style-name="Source_20_Text">or</text:span><text:span text:style-name="Source_20_Text"><text:span text:style-name="T18">`</text:span></text:span>, <text:span text:style-name="T18">`</text:span><text:span text:style-name="Source_20_Text">not</text:span><text:span text:style-name="Source_20_Text"><text:span text:style-name="T18">`</text:span></text:span>, <text:span text:style-name="T18">`</text:span><text:span text:style-name="Source_20_Text">xor</text:span><text:span text:style-name="Source_20_Text"><text:span text:style-name="T18">`</text:span></text:span>. Их значение, вероятно, очевидно<text:span text:style-name="T24"> </text:span>(<text:span text:style-name="T24">разве что, за исключением оператора `</text:span><text:span text:style-name="Emphasis">xor</text:span><text:span text:style-name="Emphasis"><text:span text:style-name="T18">`, который в русской литературе обычно называется</text:span></text:span> <text:span text:style-name="T18">_</text:span><text:span text:style-name="Emphasis">"исключающее </text:span><text:span text:style-name="Emphasis"><text:span text:style-name="T18">или</text:span></text:span><text:span text:style-name="Emphasis">"</text:span><text:span text:style-name="Emphasis"><text:span text:style-name="T18">_</text:span></text:span><text:span text:style-name="T18">)</text:span>. Они берут <text:span text:style-name="T18">_булевские </text:span><text:span text:style-name="T12">аргументы</text:span><text:span text:style-name="Emphasis"> </text:span><text:span text:style-name="Emphasis"><text:span text:style-name="T18">(</text:span></text:span><text:span text:style-name="Emphasis">boolean</text:span><text:span text:style-name="Emphasis"><text:span text:style-name="T18">)_</text:span></text:span>, и возвращают <text:span text:style-name="T18">также значение</text:span> типа <text:span text:style-name="T18">_</text:span><text:span text:style-name="Emphasis">boolean</text:span><text:span text:style-name="Emphasis"><text:span text:style-name="T18">_</text:span></text:span>. Они так же могут работать как <text:span text:style-name="T18">_по</text:span><text:span text:style-name="Emphasis">битовые операторы</text:span><text:span text:style-name="Emphasis"><text:span text:style-name="T18">_</text:span></text:span>, когда оба аргумента целого типа<text:span text:style-name="T18"> </text:span>(integer<text:span text:style-name="T18">, byte или другие</text:span>), в <text:span text:style-name="T18">этом</text:span> случае <text:span text:style-name="T18">они также возвращают</text:span> <text:span text:style-name="T18">значение идентичного</text:span> целого типа.</text:p>
            <text:p text:style-name="P2"/>
          </table:table-cell>
        </table:table-row>
        <table:table-row>
          <table:table-cell table:style-name="Таблица1.A2" office:value-type="string">
            <text:p text:style-name="P39">The _relational (comparison)_ operators are `=`, `&lt;&gt;`, `&gt;`, `&lt;`, `\&lt;=`, `&gt;=`. If you're accustomed to C-like languages, note that in Pascal you compare two values (check are they equal) using a single equality character `A = B` (unlike in C where you use `A == B`). The special _assignment_ operator in Pascal is `:=`.</text:p>
            <text:p text:style-name="P39"/>
          </table:table-cell>
          <table:table-cell table:style-name="Таблица1.B2" office:value-type="string">
            <text:p text:style-name="P10"><text:span text:style-name="Emphasis"><text:span text:style-name="T18">_</text:span></text:span><text:span text:style-name="Emphasis">Операторы отношения (сравнения)</text:span><text:span text:style-name="Emphasis"><text:span text:style-name="T18">_</text:span></text:span> - <text:span text:style-name="T18">представлены очевидными комбинациями символов:</text:span> <text:span text:style-name="T18">`</text:span><text:span text:style-name="Source_20_Text">=</text:span><text:span text:style-name="Source_20_Text"><text:span text:style-name="T18">`</text:span></text:span>, <text:span text:style-name="T18">`</text:span><text:span text:style-name="Source_20_Text">&lt;&gt;</text:span><text:span text:style-name="Source_20_Text"><text:span text:style-name="T18">`</text:span></text:span>, <text:span text:style-name="T18">`</text:span><text:span text:style-name="Source_20_Text">&gt;</text:span><text:span text:style-name="Source_20_Text"><text:span text:style-name="T18">`</text:span></text:span>, <text:span text:style-name="T18">`</text:span><text:span text:style-name="Source_20_Text">&lt;</text:span><text:span text:style-name="Source_20_Text"><text:span text:style-name="T18">`</text:span></text:span>, <text:span text:style-name="T18">`\</text:span><text:span text:style-name="Source_20_Text">&lt;=</text:span><text:span text:style-name="Source_20_Text"><text:span text:style-name="T18">`</text:span></text:span>, <text:span text:style-name="T18">`</text:span><text:span text:style-name="Source_20_Text">&gt;=</text:span><text:span text:style-name="Source_20_Text"><text:span text:style-name="T18">`</text:span></text:span>. <text:span text:style-name="T18">Следует отметить, что в отличии от синтаксиса</text:span> С-подобны<text:span text:style-name="T18">х </text:span>язык<text:span text:style-name="T18">ов</text:span>, в Паскале <text:span text:style-name="T18">оператор сравнения идентичности выглядит как один знак "равно"</text:span> <text:span text:style-name="T18">`</text:span><text:span text:style-name="Source_20_Text">A = B</text:span><text:span text:style-name="Source_20_Text"><text:span text:style-name="T18">`</text:span></text:span> (в отличии от С, где <text:span text:style-name="T18">используется</text:span> код <text:span text:style-name="T18">`</text:span><text:span text:style-name="Source_20_Text">A == B</text:span><text:span text:style-name="Source_20_Text"><text:span text:style-name="T18">`</text:span></text:span>). Специальным <text:span text:style-name="T18">_</text:span><text:span text:style-name="Emphasis">оператором присваивания</text:span><text:span text:style-name="Emphasis"><text:span text:style-name="T18">_</text:span></text:span> в паскале является <text:span text:style-name="T18">`</text:span><text:span text:style-name="Source_20_Text">:=</text:span><text:span text:style-name="Source_20_Text"><text:span text:style-name="T18">`</text:span></text:span>.</text:p>
            <text:p text:style-name="P2"/>
          </table:table-cell>
        </table:table-row>
        <table:table-row>
          <table:table-cell table:style-name="Таблица1.A2" office:value-type="string">
            <text:p text:style-name="P39">The _logical (or bit-wise) operators have a higher precedence than relational operators_. So you may need to use parenthesis around some expressions.</text:p>
            <text:p text:style-name="P39"/>
          </table:table-cell>
          <table:table-cell table:style-name="Таблица1.B2" office:value-type="string">
            <text:p text:style-name="P2"><text:span text:style-name="Emphasis"><text:span text:style-name="T18">_</text:span></text:span><text:span text:style-name="Emphasis">Логический (или </text:span><text:span text:style-name="Emphasis"><text:span text:style-name="T18">по</text:span></text:span><text:span text:style-name="Emphasis">битовый)</text:span> оператор имеет <text:span text:style-name="T18">более высокий </text:span>приоритет, чем операторы отношения<text:span text:style-name="T18">_</text:span>. Поэтому может понадобиться использовать круглые скобки вокруг <text:span text:style-name="T18">сравниваемых</text:span> выражений.</text:p>
            <text:p text:style-name="P2"/>
          </table:table-cell>
        </table:table-row>
        <table:table-row>
          <table:table-cell table:style-name="Таблица1.A2" office:value-type="string">
            <text:p text:style-name="P39">For example this is a compilation error:</text:p>
            <text:p text:style-name="P39"/>
          </table:table-cell>
          <table:table-cell table:style-name="Таблица1.B2" office:value-type="string">
            <text:p text:style-name="P67">Следующий пример вызовет ошибку компиляции:</text:p>
            <text:p text:style-name="P2"/>
          </table:table-cell>
        </table:table-row>
        <table:table-row>
          <table:table-cell table:style-name="Таблица1.A2" office:value-type="string">
            <text:p text:style-name="P39">[source,pascal]</text:p>
            <text:p text:style-name="P39">----</text:p>
            <text:p text:style-name="P39">var</text:p>
            <text:p text:style-name="P39"><text:s text:c="2"/>A, B: Integer;</text:p>
            <text:p text:style-name="P39">begin</text:p>
            <text:p text:style-name="P39"><text:s text:c="2"/>if A = 0 and B &lt;&gt; 0 then ... // INCORRECT example</text:p>
            <text:p text:style-name="P39">----</text:p>
            <text:p text:style-name="P39"/>
          </table:table-cell>
          <table:table-cell table:style-name="Таблица1.B2" office:value-type="string">
            <text:p text:style-name="P2">[source,pascal]</text:p>
            <text:p text:style-name="P2">----</text:p>
            <text:p text:style-name="P2">var</text:p>
            <text:p text:style-name="P2"><text:s text:c="2"/>A, B: Integer;</text:p>
            <text:p text:style-name="P2">begin</text:p>
            <text:p text:style-name="P2"><text:s text:c="2"/>if A = 0 and B &lt;&gt; 0 then ... // <text:span text:style-name="T18">так делать НЕЛЬЗЯ</text:span></text:p>
            <text:p text:style-name="P2">----</text:p>
            <text:p text:style-name="P2"/>
          </table:table-cell>
        </table:table-row>
        <table:table-row>
          <table:table-cell table:style-name="Таблица1.A2" office:value-type="string">
            <text:p text:style-name="P43">The above fails to compile, because the compiler <text:span text:style-name="T18">first tries to preform a higher-priority</text:span> bit-wise `and` <text:span text:style-name="T18">in the middle of the expression which turns out to be</text:span>: `(0 and B)`<text:span text:style-name="T22"> which returns an integer value. Then the compiler goes on and applies `=` operator which yields a boolean value </text:span><text:span text:style-name="Source_20_Text"><text:span text:style-name="T22">`</text:span></text:span><text:span text:style-name="Source_20_Text">A = (0 and B)</text:span><text:span text:style-name="Source_20_Text"><text:span text:style-name="T22">`. And finally the "type mismatch" error is risen after trying to compare the boolean value `</text:span></text:span><text:span text:style-name="Source_20_Text">A = (0 and B)</text:span><text:span text:style-name="Source_20_Text"><text:span text:style-name="T22">` and integer value `0`.</text:span></text:span></text:p>
            <text:p text:style-name="P39"/>
          </table:table-cell>
          <table:table-cell table:style-name="Таблица1.B2" office:value-type="string">
            <text:p text:style-name="P66">Ошибка связана с тем, что компилятор пытается в первую очередь пытается выполнить побитов<text:span text:style-name="T19">ый оператор </text:span><text:span text:style-name="T20">`and`</text:span><text:span text:style-name="T19"> в середине выражения и в результате получается `</text:span><text:span text:style-name="Source_20_Text"><text:span text:style-name="T20">(0 and B)</text:span></text:span><text:span text:style-name="Source_20_Text"><text:span text:style-name="T19">`, которое возвращает целочисленную величину. Далее компиллятор выполняет оператор "равно" и получает булевскую величину `</text:span></text:span><text:span text:style-name="Source_20_Text"><text:span text:style-name="T20">A = (0 and B)</text:span></text:span><text:span text:style-name="Source_20_Text"><text:span text:style-name="T19">`. Финальная ошибка оказывается связана с попыткой сравнить булевскую величину `</text:span></text:span><text:span text:style-name="Source_20_Text"><text:span text:style-name="T20">A = (0 and B)</text:span></text:span><text:span text:style-name="Source_20_Text"><text:span text:style-name="T19">` с целочисленной величиной `0`</text:span></text:span><text:span text:style-name="Source_20_Text"><text:span text:style-name="T21">.</text:span></text:span></text:p>
            <text:p text:style-name="P2"/>
          </table:table-cell>
        </table:table-row>
        <text:soft-page-break/>
        <table:table-row>
          <table:table-cell table:style-name="Таблица1.A2" office:value-type="string">
            <text:p text:style-name="P39">This is correct:</text:p>
            <text:p text:style-name="P39"/>
          </table:table-cell>
          <table:table-cell table:style-name="Таблица1.B2" office:value-type="string">
            <text:p text:style-name="P2"><text:span text:style-name="T22">Правильно будет делать таким образом</text:span>:</text:p>
            <text:p text:style-name="P2"/>
          </table:table-cell>
        </table:table-row>
        <table:table-row>
          <table:table-cell table:style-name="Таблица1.A2" office:value-type="string">
            <text:p text:style-name="P61">[source,pascal]</text:p>
            <text:p text:style-name="P61">----</text:p>
            <text:p text:style-name="P61">var</text:p>
            <text:p text:style-name="P61"><text:s text:c="2"/>A, B: Integer;</text:p>
            <text:p text:style-name="P61">begin</text:p>
            <text:p text:style-name="P61"><text:s text:c="2"/>if (A = 0) and (B &lt;&gt; 0) then ...</text:p>
            <text:p text:style-name="P61">----</text:p>
            <text:p text:style-name="P61"/>
          </table:table-cell>
          <table:table-cell table:style-name="Таблица1.B2" office:value-type="string">
            <text:p text:style-name="P64">[source,pascal]</text:p>
            <text:p text:style-name="P64">----</text:p>
            <text:p text:style-name="P64">var</text:p>
            <text:p text:style-name="P64"><text:s text:c="2"/>A, B: Integer;</text:p>
            <text:p text:style-name="P64">begin</text:p>
            <text:p text:style-name="P64"><text:s text:c="2"/>if (A = 0) and (B &lt;&gt; 0) then ...</text:p>
            <text:p text:style-name="P64">----</text:p>
            <text:p text:style-name="P64"/>
          </table:table-cell>
        </table:table-row>
        <table:table-row>
          <table:table-cell table:style-name="Таблица1.A2" office:value-type="string">
            <text:p text:style-name="P39">The _short-circuit evaluation_ is used. Consider this expression:</text:p>
            <text:p text:style-name="P39"/>
          </table:table-cell>
          <table:table-cell table:style-name="Таблица1.B2" office:value-type="string">
            <text:p text:style-name="P11"><text:span text:style-name="T22">Паскаль использует _"короткую оценку (</text:span>short-circuit evaluation<text:span text:style-name="T22">)"_ - оптимизацию, которая позволяет н</text:span><text:span text:style-name="T13">е рассчитывать выражение целиком, если его первая часть определяет результат</text:span>. <text:span text:style-name="T22">Рассмотрим пример</text:span>:</text:p>
            <text:p text:style-name="P2"/>
          </table:table-cell>
        </table:table-row>
        <table:table-row>
          <table:table-cell table:style-name="Таблица1.A2" office:value-type="string">
            <text:p text:style-name="P61">[source,pascal]</text:p>
            <text:p text:style-name="P61">----</text:p>
            <text:p text:style-name="P61">if MyFunction(X) and MyOtherFunction(Y) then...</text:p>
            <text:p text:style-name="P61">----</text:p>
            <text:p text:style-name="P61"/>
          </table:table-cell>
          <table:table-cell table:style-name="Таблица1.B2" office:value-type="string">
            <text:p text:style-name="P64">[source,pascal]</text:p>
            <text:p text:style-name="P64">----</text:p>
            <text:p text:style-name="P64">if MyFunction(X) and MyOtherFunction(Y) then...</text:p>
            <text:p text:style-name="P64">----</text:p>
            <text:p text:style-name="P64"/>
          </table:table-cell>
        </table:table-row>
        <table:table-row>
          <table:table-cell table:style-name="Таблица1.A2" office:value-type="string">
            <text:p text:style-name="P39">* It's guaranteed that `MyFunction(X)` will be evaluated first.</text:p>
            <text:p text:style-name="P39">* And if `MyFunction(X)` returns `false`, then the value of expression is known (the value of `false and whatever` is always `false`), and `MyOtherFunction(Y)` will not be executed at all.</text:p>
            <text:p text:style-name="P39">* Analogous rule is for `or` expression. There, if the expression is known to be `true` (because the 1st operand is `true`), the 2nd operand is not evaluated.</text:p>
            <text:p text:style-name="P39">* This is particularly useful when writing expressions like</text:p>
            <text:p text:style-name="P39">+</text:p>
          </table:table-cell>
          <table:table-cell table:style-name="Таблица1.B2" office:value-type="string">
            <text:p text:style-name="P2">* <text:span text:style-name="T22">Значение функции</text:span> `MyFunction(X)` <text:span text:style-name="T22">всегда рассчитывается первым</text:span>.</text:p>
            <text:p text:style-name="P2">* <text:span text:style-name="T22">И если</text:span> `MyFunction(X)` <text:span text:style-name="T22">вернёт значение</text:span> `false`, <text:span text:style-name="T22">это означает, что мы уже знаем результат всего выражения</text:span> (<text:span text:style-name="T22">Какое бы ни было второе значение при выполнении</text:span> `false and <text:span text:style-name="T22">что-нибудь</text:span>` <text:span text:style-name="T22">мы всегда получим</text:span> `false`)<text:span text:style-name="T22">. Таким образом</text:span> `MyOtherFunction(Y)` <text:span text:style-name="T22">вообще не будет выполняться</text:span>.</text:p>
            <text:p text:style-name="P2">* <text:span text:style-name="T22">Идентичная ситуация и с выражением</text:span> `or`. <text:span text:style-name="T22">В данном случае, если мы наперёд знаем, что результат будет</text:span> `true`<text:span text:style-name="T22"> потому что первый аргумент имеет значение</text:span> `true`, <text:span text:style-name="T22">второй аргумент не влияет на результат и вообще не рассчитывается</text:span>.</text:p>
            <text:p text:style-name="P2">* <text:span text:style-name="T22">Это особенно полезно если нужно записать выражение типа:</text:span></text:p>
            <text:p text:style-name="P2">+</text:p>
          </table:table-cell>
        </table:table-row>
        <table:table-row>
          <table:table-cell table:style-name="Таблица1.A2" office:value-type="string">
            <text:p text:style-name="P61">[source,pascal]</text:p>
            <text:p text:style-name="P61">----</text:p>
            <text:p text:style-name="P61">if (A &lt;&gt; nil) and A.IsValid then...</text:p>
            <text:p text:style-name="P61">----</text:p>
            <text:p text:style-name="P61">+</text:p>
          </table:table-cell>
          <table:table-cell table:style-name="Таблица1.B2" office:value-type="string">
            <text:p text:style-name="P64">[source,pascal]</text:p>
            <text:p text:style-name="P64">----</text:p>
            <text:p text:style-name="P64">if (A &lt;&gt; nil) and A.IsValid then...</text:p>
            <text:p text:style-name="P64">----</text:p>
            <text:p text:style-name="P64">+</text:p>
          </table:table-cell>
        </table:table-row>
        <table:table-row>
          <table:table-cell table:style-name="Таблица1.A2" office:value-type="string">
            <text:p text:style-name="P39">This will work OK, even when `A` is `nil`<text:span text:style-name="T22"> (i.e. null pointer)</text:span>.</text:p>
            <text:p text:style-name="P39"/>
          </table:table-cell>
          <table:table-cell table:style-name="Таблица1.B2" office:value-type="string">
            <text:p text:style-name="P2"><text:span text:style-name="T22">Здесь не возникнет ошибки даже в случае если</text:span> `A` <text:span text:style-name="T22">имеет значение</text:span> `nil`<text:span text:style-name="T22"> (т.е. нулевой указатель)</text:span>.</text:p>
            <text:p text:style-name="P2"/>
          </table:table-cell>
        </table:table-row>
        <table:table-row>
          <table:table-cell table:style-name="Таблица1.A2" office:value-type="string">
            <text:p text:style-name="P31">// * Using `and` between two boolean values is a logical `and`, and the result is boolean. In other words, the result is `true` only if both operands are `true`, otherwise it's `false`.</text:p>
            <text:p text:style-name="P31"/>
          </table:table-cell>
          <table:table-cell table:style-name="Таблица1.B2" office:value-type="string">
            <text:p text:style-name="P27">// * Using `and` between two boolean values is a logical `and`, and the result is boolean. In other words, the result is `true` only if both operands are `true`, otherwise it's `false`.</text:p>
            <text:p text:style-name="P27"/>
          </table:table-cell>
        </table:table-row>
        <table:table-row>
          <table:table-cell table:style-name="Таблица1.A2" office:value-type="string">
            <text:p text:style-name="P31">// * Using `and` between two integer <text:soft-page-break/>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31"/>
          </table:table-cell>
          <table:table-cell table:style-name="Таблица1.B2" office:value-type="string">
            <text:p text:style-name="P27">// * Using `and` between two integer <text:soft-page-break/>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27"/>
          </table:table-cell>
        </table:table-row>
        <table:table-row>
          <table:table-cell table:style-name="Таблица1.A2" office:value-type="string">
            <text:p text:style-name="P39">### Testing single expression for multiple values (case)</text:p>
            <text:p text:style-name="P39"/>
          </table:table-cell>
          <table:table-cell table:style-name="Таблица1.B2" office:value-type="string">
            <text:p text:style-name="P68"><text:span text:style-name="T1">### </text:span><text:bookmark text:name="_testing_single_expression_for_multiple_values_case"/>Проверка <text:span text:style-name="T22">одного </text:span>выражения на множественные значения<text:span text:style-name="T22"> (оператор case)</text:span></text:p>
            <text:p text:style-name="P2"/>
          </table:table-cell>
        </table:table-row>
        <table:table-row>
          <table:table-cell table:style-name="Таблица1.A2" office:value-type="string">
            <text:p text:style-name="P39">If a different action should be executed depending on the value of some expression, then the `case .. of .. end` statement is useful.</text:p>
            <text:p text:style-name="P39"/>
          </table:table-cell>
          <table:table-cell table:style-name="Таблица1.B2" office:value-type="string">
            <text:p text:style-name="P12">Если <text:span text:style-name="T23">в зависимости от разных значений переменной должны быть исполнены разные действия</text:span>, тогда <text:span text:style-name="T23">может оказаться</text:span> полезной конструкция <text:span text:style-name="T23">`</text:span><text:span text:style-name="Source_20_Text">case .. of .. end</text:span><text:span text:style-name="Source_20_Text"><text:span text:style-name="T23">`</text:span></text:span>.</text:p>
            <text:p text:style-name="P12"/>
          </table:table-cell>
        </table:table-row>
        <table:table-row>
          <table:table-cell table:style-name="Таблица1.A2" office:value-type="string">
            <text:p text:style-name="P61">[source,pascal]</text:p>
            <text:p text:style-name="P61">----</text:p>
            <text:p text:style-name="P61">case SomeValue of</text:p>
            <text:p text:style-name="P61"><text:s text:c="2"/>0: DoSomething;</text:p>
            <text:p text:style-name="P61"><text:s text:c="2"/>1: DoSomethingElse;</text:p>
            <text:p text:style-name="P61"><text:s text:c="2"/>2: begin</text:p>
            <text:p text:style-name="P61"><text:s text:c="7"/>IfItsTwoThenDoThis;</text:p>
            <text:p text:style-name="P61"><text:s text:c="7"/>AndAlsoDoThis;</text:p>
            <text:p text:style-name="P61"><text:s text:c="5"/>end;</text:p>
            <text:p text:style-name="P61"><text:s text:c="2"/>3..10: DoSomethingInCaseItsInThisRange;</text:p>
            <text:p text:style-name="P61"><text:s text:c="2"/>11, 21, 31: AndDoSomethingForTheseSpecialValues;</text:p>
            <text:p text:style-name="P61"><text:s text:c="2"/>else DoSomethingInCaseOfUnexpectedValue;</text:p>
            <text:p text:style-name="P61">end;</text:p>
            <text:p text:style-name="P61">----</text:p>
            <text:p text:style-name="P61"/>
          </table:table-cell>
          <table:table-cell table:style-name="Таблица1.B2" office:value-type="string">
            <text:p text:style-name="P64">[source,pascal]</text:p>
            <text:p text:style-name="P64">----</text:p>
            <text:p text:style-name="P64">case SomeValue of</text:p>
            <text:p text:style-name="P64"><text:s text:c="2"/>0: DoSomething;</text:p>
            <text:p text:style-name="P64"><text:s text:c="2"/>1: DoSomethingElse;</text:p>
            <text:p text:style-name="P64"><text:s text:c="2"/>2: begin</text:p>
            <text:p text:style-name="P64"><text:s text:c="7"/>IfItsTwoThenDoThis;</text:p>
            <text:p text:style-name="P64"><text:s text:c="7"/>AndAlsoDoThis;</text:p>
            <text:p text:style-name="P64"><text:s text:c="5"/>end;</text:p>
            <text:p text:style-name="P64"><text:s text:c="2"/>3..10: DoSomethingInCaseItsInThisRange;</text:p>
            <text:p text:style-name="P64"><text:s text:c="2"/>11, 21, 31: AndDoSomethingForTheseSpecialValues;</text:p>
            <text:p text:style-name="P64"><text:s text:c="2"/>else DoSomethingInCaseOfUnexpectedValue;</text:p>
            <text:p text:style-name="P64">end;</text:p>
            <text:p text:style-name="P64">----</text:p>
            <text:p text:style-name="P64"/>
          </table:table-cell>
        </table:table-row>
        <table:table-row>
          <table:table-cell table:style-name="Таблица1.A2" office:value-type="string">
            <text:p text:style-name="P39">The `else` clause is optional. When no condition matches, and there's no `else`, then nothing happens.</text:p>
            <text:p text:style-name="P39"/>
          </table:table-cell>
          <table:table-cell table:style-name="Таблица1.B2" office:value-type="string">
            <text:p text:style-name="P12">Условие<text:span text:style-name="T23"> `</text:span><text:span text:style-name="Source_20_Text">else</text:span><text:span text:style-name="Source_20_Text"><text:span text:style-name="T23">`</text:span></text:span> опционально. <text:span text:style-name="T23">Если текущее значение анализируемого выражения не совпадает ни с одним из описанных случаев</text:span> и нет условия <text:span text:style-name="T23">`</text:span><text:span text:style-name="Source_20_Text">else</text:span><text:span text:style-name="Source_20_Text"><text:span text:style-name="T23">`</text:span></text:span>, <text:span text:style-name="T23">то программа просто пропустит всю конструкцию и будет выполняться дальше</text:span>.</text:p>
            <text:p text:style-name="P12"/>
          </table:table-cell>
        </table:table-row>
        <table:table-row>
          <table:table-cell table:style-name="Таблица1.A2" office:value-type="string">
            <text:p text:style-name="P39">In you come from C-like languages, and compare this with `switch` statement in these languages, you will notice that there is no automatic _fall-through_. This is a deliberate blessing in Pascal. You don't have to remember to place `break` instructions. In every execution, _at most one_ branch of the `case` is executed, that's it.</text:p>
            <text:p text:style-name="P39"/>
          </table:table-cell>
          <table:table-cell table:style-name="Таблица1.B2" office:value-type="string">
            <text:p text:style-name="P12"><text:span text:style-name="T23">Программистам</text:span> С-подобных языков<text:span text:style-name="T23"> полезно сравнить</text:span> <text:span text:style-name="T23">`case`</text:span> с<text:span text:style-name="T23"> подобной конструкцией</text:span> <text:span text:style-name="T23">`</text:span><text:span text:style-name="Source_20_Text">switch</text:span><text:span text:style-name="Source_20_Text"><text:span text:style-name="T23">`</text:span></text:span> в этих языках<text:span text:style-name="T23">. Стоит отметить, </text:span>что <text:span text:style-name="T23">`case` в Паскале защищён от случайного выполнения следующей инструкции. Нет необходимости</text:span> помнить <text:span text:style-name="T23">каждый раз размещать инструкцию</text:span> <text:span text:style-name="T23">`</text:span><text:span text:style-name="Source_20_Text">break</text:span><text:span text:style-name="Source_20_Text"><text:span text:style-name="T23">` в конце каждого блока</text:span></text:span>.<text:span text:style-name="T23"> После выполнения ветви условия программа автоматически закончит обработку конструкции `case` и продолжит выполнение дальше.</text:span></text:p>
            <text:p text:style-name="P12"/>
          </table:table-cell>
        </table:table-row>
        <table:table-row>
          <table:table-cell table:style-name="Таблица1.A2" office:value-type="string">
            <text:p text:style-name="P39">### Enumerated and ordinal types and sets and constant-length arrays</text:p>
            <text:p text:style-name="P39"/>
          </table:table-cell>
          <table:table-cell table:style-name="Таблица1.B2" office:value-type="string">
            <text:p text:style-name="P65"><text:span text:style-name="T1">### </text:span><text:bookmark text:name="_enumerated_and_ordinal_types_and_sets_and_constant_length_arrays"/>Перечисляемый и порядковый типы, наборы и массивы постоянной длины</text:p>
            <text:p text:style-name="P2"/>
          </table:table-cell>
        </table:table-row>
        <text:soft-page-break/>
        <table:table-row>
          <table:table-cell table:style-name="Таблица1.A2" office:value-type="string">
            <text:p text:style-name="P39">Enumerated type in Pascal is a very nice, opaque type. You will probably use it much more often than enums in other languages:)</text:p>
            <text:p text:style-name="P39"/>
          </table:table-cell>
          <table:table-cell table:style-name="Таблица1.B2" office:value-type="string">
            <text:p text:style-name="P2">Перечисляемый тип в паскале очень <text:span text:style-name="T25">аккуратный</text:span> и <text:span text:style-name="T25">комфортный</text:span>. <text:span text:style-name="T25">В</text:span>озможно<text:span text:style-name="T25">, Вы</text:span> будете использовать его <text:span text:style-name="T25">чаще</text:span> чем перечисляемые типы в других языках:)</text:p>
            <text:p text:style-name="P2"/>
          </table:table-cell>
        </table:table-row>
        <table:table-row>
          <table:table-cell table:style-name="Таблица1.A2" office:value-type="string">
            <text:p text:style-name="P61">[source,pascal]</text:p>
            <text:p text:style-name="P61">----</text:p>
            <text:p text:style-name="P61">type</text:p>
            <text:p text:style-name="P61"><text:s text:c="2"/>TAnimalKind = (akDuck, akCat, akDog);</text:p>
            <text:p text:style-name="P61">----</text:p>
            <text:p text:style-name="P61"/>
          </table:table-cell>
          <table:table-cell table:style-name="Таблица1.B2" office:value-type="string">
            <text:p text:style-name="P64">[source,pascal]</text:p>
            <text:p text:style-name="P64">----</text:p>
            <text:p text:style-name="P64">type</text:p>
            <text:p text:style-name="P64"><text:s text:c="2"/>TAnimalKind = (akDuck, akCat, akDog);</text:p>
            <text:p text:style-name="P64">----</text:p>
            <text:p text:style-name="P64"/>
          </table:table-cell>
        </table:table-row>
        <table:table-row>
          <table:table-cell table:style-name="Таблица1.A2" office:value-type="string">
            <text:p text:style-name="P39">The convention is to prefix the enum names with a two-letter shortcut of type name, hence `ak` = shortcut for _"Animal Kind"_. This is a useful convention, since the enum names are in the unit (global) namespace. So by prefixing them with `ak` prefix, you minimize the chances of collisions with other identifiers.</text:p>
            <text:p text:style-name="P39"/>
          </table:table-cell>
          <table:table-cell table:style-name="Таблица1.B2" office:value-type="string">
            <text:p text:style-name="P14"><text:span text:style-name="T25">Общепринято</text:span>, что префикс перечисляемого тип<text:span text:style-name="T25">а</text:span> состоит из двух букв сокращения имени типа, следовательно <text:span text:style-name="T25">`</text:span><text:span text:style-name="Source_20_Text">ak</text:span><text:span text:style-name="Source_20_Text"><text:span text:style-name="T25">`</text:span></text:span> = <text:span text:style-name="T25">сокращение</text:span> для <text:span text:style-name="T25">_</text:span><text:span text:style-name="Emphasis">"Animal Kind"</text:span><text:span text:style-name="Emphasis"><text:span text:style-name="T25">_</text:span></text:span>. Это полезное соглашение, так как <text:span text:style-name="T25">имена</text:span> <text:span text:style-name="T25">перечисляемых</text:span> типов находятся в глобальном пространстве юнита. Так с помощью префикса <text:span text:style-name="T25">`</text:span><text:span text:style-name="Source_20_Text">ak</text:span><text:span text:style-name="Source_20_Text"><text:span text:style-name="T25">`</text:span></text:span>, <text:span text:style-name="T25">автоматически уменьшаются</text:span> шансы на <text:span text:style-name="T25">конфликт</text:span> с другими идентификаторами<text:span text:style-name="T25">.</text:span></text:p>
            <text:p text:style-name="P2"/>
          </table:table-cell>
        </table:table-row>
        <table:table-row>
          <table:table-cell table:style-name="Таблица1.A2" office:value-type="string">
            <text:p text:style-name="P39">NOTE: The collisions in names are not a show-stopper. It's Ok for different units to define the same identifier. But it's a good idea to try to avoid the collisions anyway, to keep code simple to understand and grep.</text:p>
            <text:p text:style-name="P39"/>
          </table:table-cell>
          <table:table-cell table:style-name="Таблица1.B2" office:value-type="string">
            <text:p text:style-name="P65"><text:span text:style-name="T25">ПРИМЕЧАНИЕ: Конфликты</text:span> в именах не <text:span text:style-name="T25">приводят к неработоспособности программы</text:span>. Это <text:span text:style-name="T25">вполне допустимо</text:span> в различных юнитах <text:span text:style-name="T25">определять</text:span> одинаковые идентификаторы. Но <text:span text:style-name="T25">хорошей</text:span> идеей <text:span text:style-name="T25">будет</text:span> попытка избежать столкновений в любом случае, чтобы код был прост в понимании и <text:span text:style-name="T26">анализа</text:span>. </text:p>
            <text:p text:style-name="P2"/>
          </table:table-cell>
        </table:table-row>
        <table:table-row>
          <table:table-cell table:style-name="Таблица1.A2" office:value-type="string">
            <text:p text:style-name="P39">NOTE: You can avoid placing enum names in the global namespace by <text:span text:style-name="T25">compiler </text:span>directive `{$scopedenums on}`. This means you will have to access them qualified by a type name, like `TAnimalKind.akDuck`. The need for `ak` prefix disappears in this situation, and you will probably just call the enums `Duck, Cat, Dog`. This is similar to C# enums.</text:p>
            <text:p text:style-name="P39"/>
          </table:table-cell>
          <table:table-cell table:style-name="Таблица1.B2" office:value-type="string">
            <text:p text:style-name="P69"><text:span text:style-name="T25">ПРИМЕЧАНИЕ: Можно </text:span>избежать помещени<text:span text:style-name="T25">я</text:span> <text:span text:style-name="T25">имён</text:span> перечисляемых типов в глобальное пространство с помощью <text:span text:style-name="T25">директивы компиллятора</text:span> <text:span text:style-name="T25">`</text:span><text:span text:style-name="Source_20_Text">{$scopedenums on}</text:span><text:span text:style-name="Source_20_Text"><text:span text:style-name="T25">`</text:span></text:span>. Это значит, что ты должен будешь обращаться к ним с помощью обращения к имени типа, как <text:span text:style-name="T25">`</text:span><text:span text:style-name="Source_20_Text">TAnimalKind.akDuck</text:span><text:span text:style-name="Source_20_Text"><text:span text:style-name="T25">`</text:span></text:span>. Нужда в префиксе <text:span text:style-name="T25">`</text:span><text:span text:style-name="Source_20_Text">ak</text:span><text:span text:style-name="Source_20_Text"><text:span text:style-name="T25">`</text:span></text:span> исчезает в этой ситуации, и ты возможно будешь вызывать только перечисляемый список <text:span text:style-name="T25">`</text:span><text:span text:style-name="Source_20_Text">Duck, Cat, Dog</text:span><text:span text:style-name="Source_20_Text"><text:span text:style-name="T25">`</text:span></text:span>. Это похоже на перечисляемые списки C#. </text:p>
            <text:p text:style-name="P2"/>
          </table:table-cell>
        </table:table-row>
        <table:table-row>
          <table:table-cell table:style-name="Таблица1.A2" office:value-type="string">
            <text:p text:style-name="P39">The fact that enumerated type is _opaque_ means that it cannot be just assigned to and from an integer. However, for special use, you can use `Ord(MyAnimalKind)` to forcefully convert enum to int, or typecast `TAnimalKind(MyInteger)` to forcefully convert int to enum. In the latter case, make sure to check first whether `MyInteger` is in good range (0 to `Ord(High(TAnimalKind))`).</text:p>
            <text:p text:style-name="P39"/>
          </table:table-cell>
          <table:table-cell table:style-name="Таблица1.B2" office:value-type="string">
            <text:p text:style-name="P14">Факт того, что <text:span text:style-name="T25">перечисляемый</text:span> тип <text:span text:style-name="T25">_</text:span><text:span text:style-name="Emphasis"><text:span text:style-name="T25">комфортен_</text:span></text:span> т.е. не может быть просто присвоен к целому и присвоен из целого. Тем не менее, для специального использования, ты можешь <text:span text:style-name="T25">использовать</text:span> <text:span text:style-name="T25">`</text:span><text:span text:style-name="Source_20_Text">Ord(MyAnimalKind)</text:span><text:span text:style-name="Source_20_Text"><text:span text:style-name="T25">`</text:span></text:span>, чтобы насильно привести список к целому типу, или дать подходящюю роль <text:span text:style-name="T25">`</text:span><text:span text:style-name="Source_20_Text">TAnimalKind(MyInteger)</text:span><text:span text:style-name="Source_20_Text"><text:span text:style-name="T25">`</text:span></text:span> чтобы конвертировать integer к <text:span text:style-name="T25">перечисляемому</text:span> типу. В последнем случае, проверь является ли <text:span text:style-name="T25">`</text:span><text:span text:style-name="Source_20_Text">MyInteger</text:span><text:span text:style-name="Source_20_Text"><text:span text:style-name="T25">`</text:span></text:span> <text:span text:style-name="T25">частью</text:span> диапазона <text:span text:style-name="T25">`</text:span>(0 to <text:span text:style-name="Source_20_Text">Ord(High(TAnimalKind))</text:span>)<text:span text:style-name="T25">`</text:span>.</text:p>
            <text:p text:style-name="P14"/>
          </table:table-cell>
        </table:table-row>
        <table:table-row>
          <table:table-cell table:style-name="Таблица1.A2" office:value-type="string">
            <text:p text:style-name="P39">Enumerated and ordinal types can be used as array indexes:</text:p>
            <text:p text:style-name="P39"><text:soft-page-break/></text:p>
          </table:table-cell>
          <table:table-cell table:style-name="Таблица1.B2" office:value-type="string">
            <text:p text:style-name="P2">Перечисляемые и порядковые типы могут быть использованы как индексы массива:</text:p>
            <text:p text:style-name="P2"><text:soft-page-break/></text:p>
          </table:table-cell>
        </table:table-row>
        <table:table-row>
          <table:table-cell table:style-name="Таблица1.A2" office:value-type="string">
            <text:p text:style-name="P61">[source,pascal]</text:p>
            <text:p text:style-name="P61">----</text:p>
            <text:p text:style-name="P61">type</text:p>
            <text:p text:style-name="P61"><text:s text:c="2"/>TArrayOfTenStrings = array [0..9] of string;</text:p>
            <text:p text:style-name="P61"><text:s text:c="2"/>TArrayOfTenStrings1Based = array [1..10] of string;</text:p>
            <text:p text:style-name="P61"/>
            <text:p text:style-name="P61"><text:s text:c="2"/>TMyNumber = 0..9;</text:p>
            <text:p text:style-name="P61"><text:s text:c="2"/>TAlsoArrayOfTenStrings = array [TMyNumber] of string;</text:p>
            <text:p text:style-name="P61"/>
            <text:p text:style-name="P61"><text:s text:c="2"/>TAnimalKind = (akDuck, akCat, akDog);</text:p>
            <text:p text:style-name="P61"><text:s text:c="2"/>TAnimalNames = array [TAnimalKind] of string;</text:p>
            <text:p text:style-name="P61">----</text:p>
            <text:p text:style-name="P61"/>
          </table:table-cell>
          <table:table-cell table:style-name="Таблица1.B2" office:value-type="string">
            <text:p text:style-name="P64">[source,pascal]</text:p>
            <text:p text:style-name="P64">----</text:p>
            <text:p text:style-name="P64">type</text:p>
            <text:p text:style-name="P64"><text:s text:c="2"/>TArrayOfTenStrings = array [0..9] of string;</text:p>
            <text:p text:style-name="P64"><text:s text:c="2"/>TArrayOfTenStrings1Based = array [1..10] of string;</text:p>
            <text:p text:style-name="P64"/>
            <text:p text:style-name="P64"><text:s text:c="2"/>TMyNumber = 0..9;</text:p>
            <text:p text:style-name="P64"><text:s text:c="2"/>TAlsoArrayOfTenStrings = array [TMyNumber] of string;</text:p>
            <text:p text:style-name="P64"/>
            <text:p text:style-name="P64"><text:s text:c="2"/>TAnimalKind = (akDuck, akCat, akDog);</text:p>
            <text:p text:style-name="P64"><text:s text:c="2"/>TAnimalNames = array [TAnimalKind] of string;</text:p>
            <text:p text:style-name="P64">----</text:p>
            <text:p text:style-name="P64"/>
          </table:table-cell>
        </table:table-row>
        <table:table-row>
          <table:table-cell table:style-name="Таблица1.A2" office:value-type="string">
            <text:p text:style-name="P39">They can also be used to create sets (a bit-fields internally):</text:p>
            <text:p text:style-name="P39"/>
          </table:table-cell>
          <table:table-cell table:style-name="Таблица1.B2" office:value-type="string">
            <text:p text:style-name="P2">Они так же могут быть использованы для создания наборов(внутренне битовое поле):</text:p>
            <text:p text:style-name="P2"/>
          </table:table-cell>
        </table:table-row>
        <table:table-row>
          <table:table-cell table:style-name="Таблица1.A2" office:value-type="string">
            <text:p text:style-name="P61">[source,pascal]</text:p>
            <text:p text:style-name="P61">----</text:p>
            <text:p text:style-name="P61">type</text:p>
            <text:p text:style-name="P61"><text:s text:c="2"/>TAnimalKind = (akDuck, akCat, akDog);</text:p>
            <text:p text:style-name="P61"><text:s text:c="2"/>TAnimals = set of TAnimalKind;</text:p>
            <text:p text:style-name="P61">var</text:p>
            <text:p text:style-name="P61"><text:s text:c="2"/>A: TAnimals;</text:p>
            <text:p text:style-name="P61">begin</text:p>
            <text:p text:style-name="P61"><text:s text:c="2"/>A := [];</text:p>
            <text:p text:style-name="P61"><text:s text:c="2"/>A := [akDuck, akCat];</text:p>
            <text:p text:style-name="P61"><text:s text:c="2"/>A := A + [akDog];</text:p>
            <text:p text:style-name="P61"><text:s text:c="2"/>A := A * [akCat, akDog];</text:p>
            <text:p text:style-name="P61"><text:s text:c="2"/>Include(A, akDuck);</text:p>
            <text:p text:style-name="P61"><text:s text:c="2"/>Exclude(A, akDuck);</text:p>
            <text:p text:style-name="P61">end;</text:p>
            <text:p text:style-name="P61">----</text:p>
            <text:p text:style-name="P61"/>
          </table:table-cell>
          <table:table-cell table:style-name="Таблица1.B2" office:value-type="string">
            <text:p text:style-name="P64">[source,pascal]</text:p>
            <text:p text:style-name="P64">----</text:p>
            <text:p text:style-name="P64">type</text:p>
            <text:p text:style-name="P64"><text:s text:c="2"/>TAnimalKind = (akDuck, akCat, akDog);</text:p>
            <text:p text:style-name="P64"><text:s text:c="2"/>TAnimals = set of TAnimalKind;</text:p>
            <text:p text:style-name="P64">var</text:p>
            <text:p text:style-name="P64"><text:s text:c="2"/>A: TAnimals;</text:p>
            <text:p text:style-name="P64">begin</text:p>
            <text:p text:style-name="P64"><text:s text:c="2"/>A := [];</text:p>
            <text:p text:style-name="P64"><text:s text:c="2"/>A := [akDuck, akCat];</text:p>
            <text:p text:style-name="P64"><text:s text:c="2"/>A := A + [akDog];</text:p>
            <text:p text:style-name="P64"><text:s text:c="2"/>A := A * [akCat, akDog];</text:p>
            <text:p text:style-name="P64"><text:s text:c="2"/>Include(A, akDuck);</text:p>
            <text:p text:style-name="P64"><text:s text:c="2"/>Exclude(A, akDuck);</text:p>
            <text:p text:style-name="P64">end;</text:p>
            <text:p text:style-name="P64">----</text:p>
            <text:p text:style-name="P64"/>
          </table:table-cell>
        </table:table-row>
        <table:table-row>
          <table:table-cell table:style-name="Таблица1.A2" office:value-type="string">
            <text:p text:style-name="P39">### Loops (for, while, repeat, for .. in)</text:p>
            <text:p text:style-name="P39"/>
          </table:table-cell>
          <table:table-cell table:style-name="Таблица1.B2" office:value-type="string">
            <text:p text:style-name="P15">### <text:span text:style-name="T28">Циклы</text:span> (for, while, repeat, for .. in)</text:p>
            <text:p text:style-name="P2"/>
          </table:table-cell>
        </table:table-row>
        <table:table-row>
          <table:table-cell table:style-name="Таблица1.A2" office:value-type="string">
            <text:p text:style-name="P39">[source,pascal]</text:p>
            <text:p text:style-name="P39">----</text:p>
            <text:p text:style-name="P39">include::code-samples/loops.lpr[]</text:p>
            <text:p text:style-name="P39">----</text:p>
            <text:p text:style-name="P39"/>
          </table:table-cell>
          <table:table-cell table:style-name="Таблица1.B2" office:value-type="string">
            <text:p text:style-name="P48">[source,pascal]</text:p>
            <text:p text:style-name="P48">----</text:p>
            <text:p text:style-name="P48">include::code-samples/loops.lpr[]</text:p>
            <text:p text:style-name="P48">----</text:p>
            <text:p text:style-name="P2"/>
          </table:table-cell>
        </table:table-row>
        <table:table-row>
          <table:table-cell table:style-name="Таблица1.A2" office:value-type="string">
            <text:p text:style-name="P39">Various notes:</text:p>
            <text:p text:style-name="P39"/>
          </table:table-cell>
          <table:table-cell table:style-name="Таблица1.B2" office:value-type="string">
            <text:p text:style-name="P2"><text:span text:style-name="T28">Примечания</text:span>:</text:p>
            <text:p text:style-name="P2"/>
          </table:table-cell>
        </table:table-row>
        <table:table-row>
          <table:table-cell table:style-name="Таблица1.A2" office:value-type="string">
            <text:p text:style-name="P39">* It may seem that the difference between the `while` and `repeat` loops is "cosmetic" (you specify a negated condition, because in `while .. do` you tell it _when to continue_, but in `repeat .. until` you tell it _when to stop_). Actually there's another important difference: in case of `repeat`, _the condition is not checked at the beginning_. So the `repeat` loop always runs at least once.</text:p>
            <text:p text:style-name="P39"><text:soft-page-break/></text:p>
          </table:table-cell>
          <table:table-cell table:style-name="Таблица1.B2" office:value-type="string">
            <text:p text:style-name="P70"><text:span text:style-name="T1">* </text:span>Может казаться, что различие между <text:span text:style-name="T28">`</text:span><text:span text:style-name="Source_20_Text">while</text:span><text:span text:style-name="Source_20_Text"><text:span text:style-name="T28">`</text:span></text:span> и <text:span text:style-name="T28">`</text:span><text:span text:style-name="Source_20_Text">repeat</text:span><text:span text:style-name="Source_20_Text"><text:span text:style-name="T28">`</text:span></text:span> циклами <text:span text:style-name="T28">лишь </text:span>"косметические"<text:span text:style-name="T28">. </text:span><text:span text:style-name="T14">Может показаться</text:span><text:span text:style-name="T28">, что просто условие "с точностью до наоборот", в случае</text:span> <text:span text:style-name="T28">`</text:span><text:span text:style-name="Source_20_Text">while .. do</text:span><text:span text:style-name="Source_20_Text"><text:span text:style-name="T28">`</text:span></text:span> <text:span text:style-name="Emphasis"><text:span text:style-name="T28">выполнение _продолжается_, пока условие _истино_</text:span></text:span>, <text:span text:style-name="T28">а</text:span> в <text:span text:style-name="T28">`</text:span><text:span text:style-name="Source_20_Text">repeat .. until</text:span><text:span text:style-name="Source_20_Text"><text:span text:style-name="T28">` - </text:span></text:span><text:span text:style-name="Emphasis"><text:span text:style-name="T28">выполнение _прекращается_, когда условие _выполняется_</text:span></text:span>). В действительности есть другое важное отличие: в случае <text:span text:style-name="T28">`</text:span><text:span text:style-name="Source_20_Text">repeat</text:span><text:span text:style-name="Source_20_Text"><text:span text:style-name="T28">`</text:span></text:span>, <text:span text:style-name="T28">_</text:span><text:span text:style-name="Emphasis">условие не </text:span><text:soft-page-break/><text:span text:style-name="Emphasis">проверяется в начале</text:span><text:span text:style-name="Emphasis"><text:span text:style-name="T28">_</text:span></text:span>. Поэтому цикл <text:span text:style-name="T28">`</text:span><text:span text:style-name="Source_20_Text">repeat</text:span><text:span text:style-name="Source_20_Text"><text:span text:style-name="T28">`</text:span></text:span> всегда выполняется<text:span text:style-name="T28"> как</text:span> минимум один раз.</text:p>
            <text:p text:style-name="P2"/>
          </table:table-cell>
        </table:table-row>
        <table:table-row>
          <table:table-cell table:style-name="Таблица1.A2" office:value-type="string">
            <text:p text:style-name="P39">* The `for I := .. to .. do ...` construction it similar to the C-like `for` loop. However, it's more constrained, as you cannot specify arbitrary actions/tests to control the loop iteration. This is strictly for iterating over a consecutive numbers (or other ordinal types). The only flexibility you have is that you can use `downto` instead of `to`, to make numbers go downward.</text:p>
            <text:p text:style-name="P39">+</text:p>
          </table:table-cell>
          <table:table-cell table:style-name="Таблица1.B2" office:value-type="string">
            <text:p text:style-name="P71"><text:span text:style-name="T1">* </text:span>Конструкция<text:span text:style-name="T1"> `for I := .. to .. do ...` </text:span>похож<text:span text:style-name="T29">а</text:span> на C-подобный цикл <text:span text:style-name="T29">`</text:span><text:span text:style-name="Source_20_Text">for</text:span><text:span text:style-name="Source_20_Text"><text:span text:style-name="T29">`</text:span></text:span>. Тем не менее, оно более ограничено, как вы не можете указать произвольное действие/тесты чтобы контролировать итерации цикла. <text:span text:style-name="T29">В Паскале</text:span> <text:span text:style-name="T29">for используется </text:span>строго для итерации через последовательные числа (или другие порядковые типы). <text:span text:style-name="T29">Единственной</text:span> уступ<text:span text:style-name="T29">кой является</text:span> использование <text:span text:style-name="T29">`</text:span><text:span text:style-name="Source_20_Text">downto</text:span><text:span text:style-name="Source_20_Text"><text:span text:style-name="T29">`</text:span></text:span> вместо <text:span text:style-name="T29">`</text:span><text:span text:style-name="Source_20_Text">to</text:span><text:span text:style-name="Source_20_Text"><text:span text:style-name="T29">`</text:span></text:span>, чтобы <text:span text:style-name="T29">производить счёт </text:span>в обратном порядке.</text:p>
            <text:p text:style-name="P2">+</text:p>
          </table:table-cell>
        </table:table-row>
        <table:table-row>
          <table:table-cell table:style-name="Таблица1.A2" office:value-type="string">
            <text:p text:style-name="P39">In exchange, it looks clean, and is very optimized in execution. In particular, _the expressions for the lower and higher bound are only calculated once_, before the loop starts.</text:p>
            <text:p text:style-name="P39"/>
          </table:table-cell>
          <table:table-cell table:style-name="Таблица1.B2" office:value-type="string">
            <text:p text:style-name="P16"><text:span text:style-name="T29">С другой стороны</text:span>, это <text:span text:style-name="T29">существенно легче для понимания</text:span>, и <text:span text:style-name="T29">лучше для</text:span> оптимиз<text:span text:style-name="T29">ации</text:span> в исполнении. <text:span text:style-name="T29">Например</text:span>, <text:span text:style-name="T29">_значения</text:span><text:span text:style-name="Emphasis"> верхней и нижней границы вычисляется один раз</text:span><text:span text:style-name="Emphasis"><text:span text:style-name="T29">_</text:span></text:span>, до начала <text:span text:style-name="T29">исполнения </text:span>цикла.</text:p>
            <text:p text:style-name="P2"/>
          </table:table-cell>
        </table:table-row>
        <table:table-row>
          <table:table-cell table:style-name="Таблица1.A2" office:value-type="string">
            <text:p text:style-name="P39">* The `for I in .. do ..` is similar to `foreach` construct in many modern languages. It works intelligently on many built-in types:</text:p>
            <text:p text:style-name="P39">** It can iterate over all values in the array (example above).</text:p>
            <text:p text:style-name="P39">** It can iterate over all possible values of an enumerated type:</text:p>
            <text:p text:style-name="P39">+</text:p>
          </table:table-cell>
          <table:table-cell table:style-name="Таблица1.B2" office:value-type="string">
            <text:p text:style-name="P72"><text:span text:style-name="T1">*</text:span>Цикл<text:span text:style-name="Source_20_Text">for </text:span><text:span text:style-name="Source_20_Text"><text:span text:style-name="T30">`</text:span></text:span><text:span text:style-name="Source_20_Text">I in .. do ..</text:span><text:span text:style-name="Source_20_Text"><text:span text:style-name="T30">`</text:span></text:span> такой же как конструкция <text:span text:style-name="Source_20_Text">foreach</text:span> в многих современных языках. Он<text:span text:style-name="T30"> хорошо</text:span> <text:span text:style-name="T30">понимает организацию</text:span> всех встроенных типов:</text:p>
            <text:p text:style-name="P72"><text:span text:style-name="T1">** </text:span>Он может перебирать все значения массива (<text:span text:style-name="T30">см. </text:span>пример выше)<text:span text:style-name="T1">.</text:span></text:p>
            <text:p text:style-name="P72"><text:span text:style-name="T1">** </text:span>Он может перебирать все возможные значения перечисляемого типа<text:span text:style-name="T1">:</text:span></text:p>
            <text:p text:style-name="P2">+</text:p>
          </table:table-cell>
        </table:table-row>
        <table:table-row>
          <table:table-cell table:style-name="Таблица1.A2" office:value-type="string">
            <text:p text:style-name="P61">[source,pascal]</text:p>
            <text:p text:style-name="P61">----</text:p>
            <text:p text:style-name="P61">var</text:p>
            <text:p text:style-name="P61"><text:s text:c="2"/>AK: TAnimalKind;</text:p>
            <text:p text:style-name="P61">begin</text:p>
            <text:p text:style-name="P61"><text:s text:c="2"/>for AnimalKind in TAnimalKind do...</text:p>
            <text:p text:style-name="P61">----</text:p>
            <text:p text:style-name="P61"/>
          </table:table-cell>
          <table:table-cell table:style-name="Таблица1.B2" office:value-type="string">
            <text:p text:style-name="P64">[source,pascal]</text:p>
            <text:p text:style-name="P64">----</text:p>
            <text:p text:style-name="P64">var</text:p>
            <text:p text:style-name="P64"><text:s text:c="2"/>AK: TAnimalKind;</text:p>
            <text:p text:style-name="P64">begin</text:p>
            <text:p text:style-name="P64"><text:s text:c="2"/>for AnimalKind in TAnimalKind do...</text:p>
            <text:p text:style-name="P64">----</text:p>
            <text:p text:style-name="P64"/>
          </table:table-cell>
        </table:table-row>
        <table:table-row>
          <table:table-cell table:style-name="Таблица1.A2" office:value-type="string">
            <text:p text:style-name="P44">** It can iterate over all items included in the set:</text:p>
            <text:p text:style-name="P44">+</text:p>
          </table:table-cell>
          <table:table-cell table:style-name="Таблица1.B2" office:value-type="string">
            <text:p text:style-name="P72"><text:span text:style-name="T1">** </text:span>Он может перебирать все элементы набора<text:span text:style-name="T1">:</text:span></text:p>
            <text:p text:style-name="P17">+</text:p>
          </table:table-cell>
        </table:table-row>
        <table:table-row>
          <table:table-cell table:style-name="Таблица1.A2" office:value-type="string">
            <text:p text:style-name="P39">[source,pascal]</text:p>
            <text:p text:style-name="P39">----</text:p>
            <text:p text:style-name="P39">var</text:p>
            <text:p text:style-name="P39"><text:s text:c="2"/>Animals: TAnimals;</text:p>
            <text:p text:style-name="P39"><text:s text:c="2"/>AK: AnimalKind;</text:p>
            <text:p text:style-name="P39">begin</text:p>
            <text:p text:style-name="P39"><text:s text:c="2"/>Animals := [akDog, akCat];</text:p>
            <text:p text:style-name="P39"><text:s text:c="2"/>for AK in Animals do ...</text:p>
            <text:p text:style-name="P39">----</text:p>
            <text:p text:style-name="P39"/>
          </table:table-cell>
          <table:table-cell table:style-name="Таблица1.B2" office:value-type="string">
            <text:p text:style-name="P2">[source,pascal]</text:p>
            <text:p text:style-name="P2">----</text:p>
            <text:p text:style-name="P2">var</text:p>
            <text:p text:style-name="P2"><text:s text:c="2"/>Animals: TAnimals;</text:p>
            <text:p text:style-name="P2"><text:s text:c="2"/>AK: AnimalKind;</text:p>
            <text:p text:style-name="P2">begin</text:p>
            <text:p text:style-name="P2"><text:s text:c="2"/>Animals := [akDog, akCat];</text:p>
            <text:p text:style-name="P2"><text:s text:c="2"/>for AK in Animals do ...</text:p>
            <text:p text:style-name="P2">----</text:p>
            <text:p text:style-name="P2"/>
          </table:table-cell>
        </table:table-row>
        <table:table-row>
          <table:table-cell table:style-name="Таблица1.A2" office:value-type="string">
            <text:p text:style-name="P44">** And it works on custom list types, generic or not, like `TObjectList` or `TFPGObjectList`.</text:p>
            <text:p text:style-name="P44">+</text:p>
          </table:table-cell>
          <table:table-cell table:style-name="Таблица1.B2" office:value-type="string">
            <text:p text:style-name="P72"><text:span text:style-name="T1">** </text:span>И так же работает на всех пользовательких/кастомных типах<text:span text:style-name="T30">, включая дженерики</text:span>, <text:span text:style-name="T30">например, `TObjectList` или `TFPGObjectList`.</text:span></text:p>
            <text:p text:style-name="P17">+</text:p>
          </table:table-cell>
        </table:table-row>
        <text:soft-page-break/>
        <table:table-row>
          <table:table-cell table:style-name="Таблица1.A2" office:value-type="string">
            <text:p text:style-name="P39">[source,pascal]</text:p>
            <text:p text:style-name="P39">----</text:p>
            <text:p text:style-name="P39">include::code-samples/for_in_list.lpr[]</text:p>
            <text:p text:style-name="P39">----</text:p>
            <text:p text:style-name="P39">+</text:p>
          </table:table-cell>
          <table:table-cell table:style-name="Таблица1.B2" office:value-type="string">
            <text:p text:style-name="P48">[source,pascal]</text:p>
            <text:p text:style-name="P48">----</text:p>
            <text:p text:style-name="P48">include::code-samples/for_in_list.lpr[]</text:p>
            <text:p text:style-name="P48">----</text:p>
            <text:p text:style-name="P48">+</text:p>
          </table:table-cell>
        </table:table-row>
        <table:table-row>
          <table:table-cell table:style-name="Таблица1.A2" office:value-type="string">
            <text:p text:style-name="P39">We didn't yet explain the concept of classes, so the last example may not be obvious to you yet -- just carry on, it will make sense later:)</text:p>
            <text:p text:style-name="P39"/>
          </table:table-cell>
          <table:table-cell table:style-name="Таблица1.B2" office:value-type="string">
            <text:p text:style-name="P17">Мы еще не <text:span text:style-name="T30">рассматривали</text:span> концепцию классов, поэтому последний пример может <text:span text:style-name="T30">показаться неочевидным, но мы обязательно рассмотрим этот вопрос чуть позже </text:span>:)</text:p>
            <text:p text:style-name="P2"/>
          </table:table-cell>
        </table:table-row>
        <table:table-row>
          <table:table-cell table:style-name="Таблица1.A2" office:value-type="string">
            <text:p text:style-name="P39">### Output, logging</text:p>
            <text:p text:style-name="P39"/>
          </table:table-cell>
          <table:table-cell table:style-name="Таблица1.B2" office:value-type="string">
            <text:p text:style-name="P2">### <text:span text:style-name="T30">Вывод информации и логов</text:span></text:p>
            <text:p text:style-name="P2"/>
          </table:table-cell>
        </table:table-row>
        <table:table-row>
          <table:table-cell table:style-name="Таблица1.A2" office:value-type="string">
            <text:p text:style-name="P39">To simply output strings in Pascal, use the `Write` or `Writeln` routine. The latter automatically adds a newline at the end.</text:p>
            <text:p text:style-name="P39"/>
          </table:table-cell>
          <table:table-cell table:style-name="Таблица1.B2" office:value-type="string">
            <text:p text:style-name="P2">Чтобы просто вывести строки в Паскале используй <text:span text:style-name="T31">процедуру</text:span> `Write` <text:span text:style-name="T31">или</text:span> `Writeln`. <text:span text:style-name="T31">Во втором случае в конце автоматически добавляется перенос строки</text:span>.</text:p>
            <text:p text:style-name="P2"/>
          </table:table-cell>
        </table:table-row>
        <table:table-row>
          <table:table-cell table:style-name="Таблица1.A2" office:value-type="string">
            <text:p text:style-name="P39">This is a "magic" routine in Pascal. It takes a variable number of arguments and they can have any type. They are all converted to strings when displaying, with a special syntax to specify padding and number precision.</text:p>
            <text:p text:style-name="P39"/>
          </table:table-cell>
          <table:table-cell table:style-name="Таблица1.B2" office:value-type="string">
            <text:p text:style-name="P2">Это "<text:span text:style-name="T31">волшебная</text:span>" <text:span text:style-name="T31">процедура</text:span> в Паскале, Он<text:span text:style-name="T31">а</text:span> принимает переменное число аргументов<text:span text:style-name="T31">, которые </text:span>мо<text:span text:style-name="T31">гут</text:span> иметь любой тип. Они все будут приведены к <text:span text:style-name="T31">строке</text:span> при выводе, <text:span text:style-name="T31">также можно добавить</text:span> специальны<text:span text:style-name="T31">й</text:span> синтаксис для указания <text:span text:style-name="T31">как отформатировать число</text:span>.</text:p>
            <text:p text:style-name="P2"/>
          </table:table-cell>
        </table:table-row>
        <table:table-row>
          <table:table-cell table:style-name="Таблица1.A2" office:value-type="string">
            <text:p text:style-name="P39">[source,pascal]</text:p>
            <text:p text:style-name="P39">----</text:p>
            <text:p text:style-name="P39">Writeln('Hello world!');</text:p>
            <text:p text:style-name="P39">Writeln('You can output an integer: ', 3 * 4);</text:p>
            <text:p text:style-name="P39">Writeln('You can pad an integer: ', 666:10);</text:p>
            <text:p text:style-name="P39">Writeln('You can output a float: ', Pi:1:4);</text:p>
            <text:p text:style-name="P39">----</text:p>
          </table:table-cell>
          <table:table-cell table:style-name="Таблица1.B2" office:value-type="string">
            <text:p text:style-name="P2">[source,pascal]</text:p>
            <text:p text:style-name="P2">----</text:p>
            <text:p text:style-name="P2">Writeln('Hello world!');</text:p>
            <text:p text:style-name="P2">Writeln('<text:span text:style-name="T31">Можно вывести целое число</text:span>: ', 3 * 4);</text:p>
            <text:p text:style-name="P2">Writeln('<text:span text:style-name="T31">Отформатировать его</text:span>: ', 666:10);</text:p>
            <text:p text:style-name="P2">Writeln('<text:span text:style-name="T31">А также вывести число с плавающей запятой</text:span>: ', Pi:1:4);</text:p>
            <text:p text:style-name="P2">----</text:p>
          </table:table-cell>
        </table:table-row>
        <table:table-row>
          <table:table-cell table:style-name="Таблица1.A2" office:value-type="string">
            <text:p text:style-name="P39">To explicitly use newline in the string, use the `LineEnding` constant (from FPC RTL). (The _Castle Game Engine_ defines also a shorter `NL` constant.) Pascal strings do not interpret any special backslash<text:span text:style-name="T31"> (`\`)</text:span> sequences, so writing</text:p>
            <text:p text:style-name="P39"/>
          </table:table-cell>
          <table:table-cell table:style-name="Таблица1.B2" office:value-type="string">
            <text:p text:style-name="P73"><text:span text:style-name="T1">Чтобы явно завершить строку можно использовать константу `LineEnding` constant (из FPC RTL). (_Castle Game Engine_ </text:span>имеет также <text:span text:style-name="T31">более </text:span>краткий вариант<text:span text:style-name="T1"> `NL`). В отличии от HTML и других подобных разметок в паскалевских строках обратная косая (`\`) не позволяет вставлять специальные символы. По этому:</text:span></text:p>
            <text:p text:style-name="P2"/>
          </table:table-cell>
        </table:table-row>
        <table:table-row>
          <table:table-cell table:style-name="Таблица1.A2" office:value-type="string">
            <text:p text:style-name="P39">[source,pascal]</text:p>
            <text:p text:style-name="P39">----</text:p>
            <text:p text:style-name="P39">Writeln('One line.\nSecond line.'); // INCORRECT example</text:p>
            <text:p text:style-name="P39">----</text:p>
            <text:p text:style-name="P39"/>
          </table:table-cell>
          <table:table-cell table:style-name="Таблица1.B2" office:value-type="string">
            <text:p text:style-name="P2">[source,pascal]</text:p>
            <text:p text:style-name="P2">----</text:p>
            <text:p text:style-name="P2">Writeln('<text:span text:style-name="T31">Первая строка</text:span>.\n<text:span text:style-name="T31">Вторая стока</text:span>.'); // <text:span text:style-name="T31">НЕВЕРНЫЙ пример</text:span></text:p>
            <text:p text:style-name="P2">----</text:p>
            <text:p text:style-name="P2"/>
          </table:table-cell>
        </table:table-row>
        <table:table-row>
          <table:table-cell table:style-name="Таблица1.A2" office:value-type="string">
            <text:p text:style-name="P39">doesn't work like some of you would think. This will work:</text:p>
            <text:p text:style-name="P39"/>
          </table:table-cell>
          <table:table-cell table:style-name="Таблица1.B2" office:value-type="string">
            <text:p text:style-name="P2"><text:span text:style-name="T31">не будет работать так, как можно было бы предположить. Правильно делать следующим образом</text:span>:</text:p>
            <text:p text:style-name="P2"/>
          </table:table-cell>
        </table:table-row>
        <table:table-row>
          <table:table-cell table:style-name="Таблица1.A2" office:value-type="string">
            <text:p text:style-name="P45">[source,pascal]</text:p>
            <text:p text:style-name="P45">----</text:p>
            <text:p text:style-name="P45"><text:soft-page-break/>Writeln('One line.' + LineEnding + 'Second line.');</text:p>
            <text:p text:style-name="P45">----</text:p>
          </table:table-cell>
          <table:table-cell table:style-name="Таблица1.B2" office:value-type="string">
            <text:p text:style-name="P18">[source,pascal]</text:p>
            <text:p text:style-name="P18">----</text:p>
            <text:p text:style-name="P18"><text:soft-page-break/>Writeln('<text:span text:style-name="T31">Первая строка</text:span>.' + LineEnding + '<text:span text:style-name="T31">Вторая строка</text:span>.');</text:p>
            <text:p text:style-name="P18">----</text:p>
            <text:p text:style-name="P18"/>
          </table:table-cell>
        </table:table-row>
        <table:table-row>
          <table:table-cell table:style-name="Таблица1.A2" office:value-type="string">
            <text:p text:style-name="P39">or just this:</text:p>
            <text:p text:style-name="P39"/>
          </table:table-cell>
          <table:table-cell table:style-name="Таблица1.B2" office:value-type="string">
            <text:p text:style-name="P2"><text:span text:style-name="T31">или так</text:span>:</text:p>
            <text:p text:style-name="P2"/>
          </table:table-cell>
        </table:table-row>
        <table:table-row>
          <table:table-cell table:style-name="Таблица1.A2" office:value-type="string">
            <text:p text:style-name="P39">[source,pascal]</text:p>
            <text:p text:style-name="P39">----</text:p>
            <text:p text:style-name="P39">Writeln('One line.');</text:p>
            <text:p text:style-name="P39">Writeln('Second line.');</text:p>
            <text:p text:style-name="P39">----</text:p>
            <text:p text:style-name="P39"/>
          </table:table-cell>
          <table:table-cell table:style-name="Таблица1.B2" office:value-type="string">
            <text:p text:style-name="P2">[source,pascal]</text:p>
            <text:p text:style-name="P2">----</text:p>
            <text:p text:style-name="P2">Writeln('<text:span text:style-name="T31">Первая строка</text:span>.');</text:p>
            <text:p text:style-name="P2">Writeln('<text:span text:style-name="T31">Вторая строка</text:span>.');</text:p>
            <text:p text:style-name="P2">----</text:p>
            <text:p text:style-name="P2"/>
          </table:table-cell>
        </table:table-row>
        <table:table-row>
          <table:table-cell table:style-name="Таблица1.A2" office:value-type="string">
            <text:p text:style-name="P39">Note that this will only work in _console_ applications. Make sure you have `{$apptype CONSOLE}` (and *not* `{$apptype GUI}`) defined in your main program file. On some operating systems it actually doesn't matter and will work always (Unix), but on some operating systems trying to write something from a GUI application is an error (Windows).</text:p>
            <text:p text:style-name="P39"/>
          </table:table-cell>
          <table:table-cell table:style-name="Таблица1.B2" office:value-type="string">
            <text:p text:style-name="P65"><text:span text:style-name="T32">Стоит отметить, что это будет работать только в _</text:span><text:span text:style-name="Emphasis"><text:span text:style-name="T1">консольных_</text:span></text:span><text:span text:style-name="T1"> приложениях. Для этого нужно указывать `{$apptype CONSOLE}` (*а не* `{$apptype GUI}`) в главном файле программы. </text:span>На некоторых ОС это неважно и <text:span text:style-name="T32">консоль присутствует </text:span>всегда (Unix), но <text:span text:style-name="T32">при попытке выполнения `write`/`writeln` </text:span>из GUI приложения<text:span text:style-name="T32"> может привести к</text:span> ошибке<text:span text:style-name="T32"> </text:span>(<text:span text:style-name="T32">например, в </text:span>Windows).</text:p>
            <text:p text:style-name="P2"/>
          </table:table-cell>
        </table:table-row>
        <table:table-row>
          <table:table-cell table:style-name="Таблица1.A2" office:value-type="string">
            <text:p text:style-name="P39">*In the Castle Game Engine:* use `WritelnLog` or `WritelnWarning`, never `Writeln`, to print debug information. They will be always directed to some useful output. On Unix, standard output. On Windows GUI application, log file. On Android, the _Android logging facility_ (visible when you use `adb logcat`). The use of `Writeln` should be limited to the cases when you write a command-line application (like a 3D model converter / generator) and you know that the _standard output_ is available.</text:p>
            <text:p text:style-name="P39"/>
          </table:table-cell>
          <table:table-cell table:style-name="Таблица1.B2" office:value-type="string">
            <text:p text:style-name="P19"><text:span text:style-name="T32">В </text:span>*Castle Game Engine:*<text:span text:style-name="T32"> категорически не советуется пользоваться</text:span> `Writeln`<text:span text:style-name="T32">, для этого</text:span> <text:span text:style-name="T32">есть специальная функция</text:span> `WritelnLog` <text:span text:style-name="T32">или</text:span> `WritelnWarning`<text:span text:style-name="T32"> для вывода логов и отладочной информации</text:span>, <text:span text:style-name="T32">при этом</text:span>. <text:span text:style-name="T32">Их результат всегда будет направлен в полезном направлении:</text:span> <text:span text:style-name="T32">для</text:span> Unix<text:span text:style-name="T32"> это будет стандартный вывод в консоль</text:span>. <text:span text:style-name="T32">Для</text:span> Windows GUI <text:span text:style-name="T32">приложений это будет лог-файл</text:span>. <text:span text:style-name="T32">В</text:span> Android <text:span text:style-name="T32">будет отображаться</text:span> _Android logging facility_<text:span text:style-name="T32"> (инструмент логов Андроида)</text:span> (<text:span text:style-name="T32">который можно просматривать с помощью команды</text:span> `adb logcat`). <text:span text:style-name="T32">Использовать</text:span> `Writeln` <text:span text:style-name="T32">есть смысл лишь в ограниченном наборе случаев, например, для консольных приложений (исполняемых из командной строки) и можно быть точно уверенным, что _стандартный вывод_ определён. Например, так можно делать в конвертере или генераторе трёхмерных моделей, который выполняется из командной строки.</text:span></text:p>
            <text:p text:style-name="P2"/>
          </table:table-cell>
        </table:table-row>
        <table:table-row>
          <table:table-cell table:style-name="Таблица1.A2" office:value-type="string">
            <text:p text:style-name="P39">### Converting to a string</text:p>
            <text:p text:style-name="P39"/>
          </table:table-cell>
          <table:table-cell table:style-name="Таблица1.B2" office:value-type="string">
            <text:p text:style-name="P2">### <text:span text:style-name="T32">Преобразование данных в строчный тип</text:span></text:p>
            <text:p text:style-name="P2"/>
          </table:table-cell>
        </table:table-row>
        <table:table-row>
          <table:table-cell table:style-name="Таблица1.A2" office:value-type="string">
            <text:p text:style-name="P39">To convert an arbitrary number of arguments to a string (instead of just directly outputting them), you have a couple of options.</text:p>
            <text:p text:style-name="P39"/>
          </table:table-cell>
          <table:table-cell table:style-name="Таблица1.B2" office:value-type="string">
            <text:p text:style-name="P56">To convert an arbitrary number of arguments to a string (instead of just directly outputting them), you have a couple of options.</text:p>
            <text:p text:style-name="P56"/>
          </table:table-cell>
        </table:table-row>
        <table:table-row>
          <table:table-cell table:style-name="Таблица1.A2" office:value-type="string">
            <text:p text:style-name="P39">* You can convert particular types to strings using specialized functions like `IntToStr` and `FloatToStr`. Furthermore, you can concatenate strings in Pascal simply by adding <text:soft-page-break/>them. So you can create a string like this: `'My int number is ' + IntToStr(MyInt) + ', and the value of Pi is ' + FloatToStr(Pi)`.</text:p>
            <text:p text:style-name="P39">** _Advantage_: Absolutely flexible. There are many `XxxToStr` overloaded versions and friends (like `FormatFloat`), covering many types.</text:p>
            <text:p text:style-name="P31">// They give you a lot of flexibility in formatting.</text:p>
            <text:p text:style-name="P39">** _Another advantage_: Consistent with the reverse functions. To convert a string (for example, user input) back to an integer or float, you use `StrToInt`, `StrToFloat` and friends (like `StrToIntDef`).</text:p>
            <text:p text:style-name="P39">** _Disadvantage_: A long concatenation of many `XxxToStr` calls and strings doesn't look nice.</text:p>
            <text:p text:style-name="P31">//For classes, they can override the `TObject.ToString` method.</text:p>
            <text:p text:style-name="P31">//It doesn't have that clean _separation of pattern and arguments_ property of `Format` call.</text:p>
            <text:p text:style-name="P39"/>
          </table:table-cell>
          <table:table-cell table:style-name="Таблица1.B2" office:value-type="string">
            <text:p text:style-name="P56">* You can convert particular types to strings using specialized functions like `IntToStr` and `FloatToStr`. Furthermore, you can concatenate strings in Pascal simply by adding <text:soft-page-break/>them. So you can create a string like this: `'My int number is ' + IntToStr(MyInt) + ', and the value of Pi is ' + FloatToStr(Pi)`.</text:p>
            <text:p text:style-name="P56">** _Advantage_: Absolutely flexible. There are many `XxxToStr` overloaded versions and friends (like `FormatFloat`), covering many types.</text:p>
            <text:p text:style-name="P35">// They give you a lot of flexibility in formatting.</text:p>
            <text:p text:style-name="P56">** _Another advantage_: Consistent with the reverse functions. To convert a string (for example, user input) back to an integer or float, you use `StrToInt`, `StrToFloat` and friends (like `StrToIntDef`).</text:p>
            <text:p text:style-name="P56">** _Disadvantage_: A long concatenation of many `XxxToStr` calls and strings doesn't look nice.</text:p>
            <text:p text:style-name="P35">//For classes, they can override the `TObject.ToString` method.</text:p>
            <text:p text:style-name="P35">//It doesn't have that clean _separation of pattern and arguments_ property of `Format` call.</text:p>
            <text:p text:style-name="P56"/>
          </table:table-cell>
        </table:table-row>
        <table:table-row>
          <table:table-cell table:style-name="Таблица1.A2" office:value-type="string">
            <text:p text:style-name="P39">*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39">** _Advantage_: The separation of _pattern_ string from _arguments_ looks clean. If you need to change the pattern string without touching the arguments (e.g. when translating), you can do it easily.</text:p>
            <text:p text:style-name="P39">**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39">** _Disadvantage_: Compiler does not check whether the pattern matches the arguments. Using a wrong placeholder type will result in an exception at runtime (`EConvertError` exception, not anything nasty like a segmentation fault).</text:p>
            <text:p text:style-name="P31">//Note that, unlike the C `sprintf`, the correctness at runtime can be completely verified (there are no dirty pointer tricks inside</text:p>
            <text:p text:style-name="P39"/>
          </table:table-cell>
          <table:table-cell table:style-name="Таблица1.B2" office:value-type="string">
            <text:p text:style-name="P56">*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56">** _Advantage_: The separation of _pattern_ string from _arguments_ looks clean. If you need to change the pattern string without touching the arguments (e.g. when translating), you can do it easily.</text:p>
            <text:p text:style-name="P56">**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56">** _Disadvantage_: Compiler does not check whether the pattern matches the arguments. Using a wrong placeholder type will result in an exception at runtime (`EConvertError` exception, not anything nasty like a segmentation fault).</text:p>
            <text:p text:style-name="P35">//Note that, unlike the C `sprintf`, the correctness at runtime can be completely verified (there are no dirty pointer tricks inside</text:p>
            <text:p text:style-name="P56"/>
          </table:table-cell>
        </table:table-row>
        <text:soft-page-break/>
        <table:table-row>
          <table:table-cell table:style-name="Таблица1.A2" office:value-type="string">
            <text:p text:style-name="P39">* `WriteStr(TargetString, ...)` routine behaves much like `Write(...)`, except that the result is saved to the `TargetString`.</text:p>
            <text:p text:style-name="P39">** _Advantage_: It supports all the features of `Write`, including the special syntax for formatting like `Pi:1:4`.</text:p>
            <text:p text:style-name="P39">**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39"/>
          </table:table-cell>
          <table:table-cell table:style-name="Таблица1.B2" office:value-type="string">
            <text:p text:style-name="P56">* `WriteStr(TargetString, ...)` routine behaves much like `Write(...)`, except that the result is saved to the `TargetString`.</text:p>
            <text:p text:style-name="P56">** _Advantage_: It supports all the features of `Write`, including the special syntax for formatting like `Pi:1:4`.</text:p>
            <text:p text:style-name="P56">**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56"/>
          </table:table-cell>
        </table:table-row>
        <table:table-row>
          <table:table-cell table:style-name="Таблица1.A2" office:value-type="string">
            <text:p text:style-name="P39">## Units</text:p>
            <text:p text:style-name="P39"/>
          </table:table-cell>
          <table:table-cell table:style-name="Таблица1.B2" office:value-type="string">
            <text:p text:style-name="P2">## <text:span text:style-name="T32">Модули (</text:span>Units<text:span text:style-name="T32">)</text:span></text:p>
            <text:p text:style-name="P2"/>
          </table:table-cell>
        </table:table-row>
        <table:table-row>
          <table:table-cell table:style-name="Таблица1.A2" office:value-type="string">
            <text:p text:style-name="P39">Units allow you to group common stuff (anything that can be declared), for usage by other units and programs. They are equivalent to _modules_ and _packages_ in other languages. They have an interface section, where you declare what is available for other units and programs, and then the implementation. <text:span text:style-name="T10">Save unit `MyUnit` as `myunit.pas` (lowercase with `.pas` extension).</text:span></text:p>
            <text:p text:style-name="P39"/>
          </table:table-cell>
          <table:table-cell table:style-name="Таблица1.B2" office:value-type="string">
            <text:p text:style-name="P19"><text:span text:style-name="T32">Модули</text:span> позволяют <text:span text:style-name="T32">группировать</text:span> общие <text:span text:style-name="T32">функции и объекты </text:span>(<text:span text:style-name="T32">всё</text:span>, что может быть объявлено), для использования другими <text:span text:style-name="T32">модулями</text:span> и программами. Они эквиваленты <text:span text:style-name="T32">_</text:span><text:span text:style-name="Emphasis">модулям</text:span><text:span text:style-name="Emphasis"><text:span text:style-name="T32">_</text:span></text:span> и <text:span text:style-name="T32">_</text:span><text:span text:style-name="Emphasis">пакетам</text:span><text:span text:style-name="Emphasis"><text:span text:style-name="T32">_</text:span></text:span> в других языках. Они имеют секцию интерфейса, где объявля<text:span text:style-name="T32">ются</text:span> доступн<text:span text:style-name="T32">ые</text:span> для других <text:span text:style-name="T32">модулей</text:span> и программ<text:span text:style-name="T32"> переменные, функции и т.п.</text:span>, <text:span text:style-name="T32">секцию</text:span> их реализаци<text:span text:style-name="T32">и, где описано, как они работают</text:span>. Сохрани юнит <text:s/>`MyUnit` <text:span text:style-name="T32">под именем</text:span> `myunit.pas` (<text:span text:style-name="T32">название должно быть без заглавных букв с расширением</text:span> `.pas`).</text:p>
            <text:p text:style-name="P2"/>
          </table:table-cell>
        </table:table-row>
        <table:table-row>
          <table:table-cell table:style-name="Таблица1.A2" office:value-type="string">
            <text:p text:style-name="P39">[source,pascal]</text:p>
            <text:p text:style-name="P39">----</text:p>
            <text:p text:style-name="P39">include::code-samples/myunit.pas[]</text:p>
            <text:p text:style-name="P39">----</text:p>
            <text:p text:style-name="P39"/>
          </table:table-cell>
          <table:table-cell table:style-name="Таблица1.B2" office:value-type="string">
            <text:p text:style-name="P48">[source,pascal]</text:p>
            <text:p text:style-name="P48">----</text:p>
            <text:p text:style-name="P48">include::code-samples/myunit.pas[]</text:p>
            <text:p text:style-name="P48">----</text:p>
            <text:p text:style-name="P2"/>
          </table:table-cell>
        </table:table-row>
        <table:table-row>
          <table:table-cell table:style-name="Таблица1.A2" office:value-type="string">
            <text:p text:style-name="P39">Final programs are saved as `myprogram.lpr` files (`lpr` = Lazarus program file; in Delphi you would use `.dpr`). Note that other conventions are possible here, e.g. some projects just use `.pas` for main program file, some use `.pp` for units or programs. I advice using `.pas` for units and `.lpr` for FPC/Lazarus programs.</text:p>
            <text:p text:style-name="P39"/>
          </table:table-cell>
          <table:table-cell table:style-name="Таблица1.B2" office:value-type="string">
            <text:p text:style-name="P20">Финальная программа <text:span text:style-name="T33">сохраняются в виде файлов типа</text:span> <text:span text:style-name="T34">`</text:span><text:span text:style-name="Source_20_Text">myprogram.lpr</text:span><text:span text:style-name="Source_20_Text"><text:span text:style-name="T34">`</text:span></text:span> (<text:span text:style-name="T34">`</text:span><text:span text:style-name="Source_20_Text">lpr</text:span><text:span text:style-name="Source_20_Text"><text:span text:style-name="T34">`</text:span></text:span> = Lazarus program file; в Delphi <text:span text:style-name="T33">используются</text:span> <text:span text:style-name="T34">`</text:span><text:span text:style-name="Source_20_Text">.dpr</text:span><text:span text:style-name="Source_20_Text"><text:span text:style-name="T34">`</text:span></text:span>). <text:span text:style-name="T33">Следует отметить, что возможны и другие расширения</text:span>, например, некоторые проекты просто <text:span text:style-name="T33">используют</text:span> <text:span text:style-name="T34">`</text:span><text:span text:style-name="Source_20_Text">.pas</text:span><text:span text:style-name="Source_20_Text"><text:span text:style-name="T34">`</text:span></text:span> <text:span text:style-name="T33">в качестве основного</text:span> файл<text:span text:style-name="T33">а</text:span> программы, <text:span text:style-name="T33">изредка для модулей используются расширения</text:span> <text:span text:style-name="T34">`</text:span><text:span text:style-name="Source_20_Text">.pp</text:span><text:span text:style-name="Source_20_Text"><text:span text:style-name="T34">`</text:span></text:span>. <text:span text:style-name="T33">Лично я предпочитаю </text:span>использовать <text:span text:style-name="T34">`</text:span><text:span text:style-name="Source_20_Text">.pas</text:span><text:span text:style-name="Source_20_Text"><text:span text:style-name="T34">`</text:span></text:span> для <text:span text:style-name="T33">модулей</text:span> и <text:span text:style-name="T34">`</text:span><text:span text:style-name="Source_20_Text">.lpr</text:span><text:span text:style-name="Source_20_Text"><text:span text:style-name="T34">`</text:span></text:span> для FPC/Lazarus программ.</text:p>
            <text:p text:style-name="P20"/>
          </table:table-cell>
        </table:table-row>
        <table:table-row>
          <table:table-cell table:style-name="Таблица1.A2" office:value-type="string">
            <text:p text:style-name="P39">A program can use a unit by a `uses` keyword:</text:p>
            <text:p text:style-name="P39"/>
          </table:table-cell>
          <table:table-cell table:style-name="Таблица1.B2" office:value-type="string">
            <text:p text:style-name="P2"><text:span text:style-name="T33">Программа может подключать модуль с помощью ключевого слова </text:span>`uses`:</text:p>
            <text:p text:style-name="P2"/>
          </table:table-cell>
        </table:table-row>
        <table:table-row>
          <table:table-cell table:style-name="Таблица1.A2" office:value-type="string">
            <text:p text:style-name="P39">[source,pascal]</text:p>
            <text:p text:style-name="P39">----</text:p>
            <text:p text:style-name="P39"><text:soft-page-break/>include::code-samples/myunit_test.lpr[]</text:p>
            <text:p text:style-name="P39">----</text:p>
            <text:p text:style-name="P39"/>
          </table:table-cell>
          <table:table-cell table:style-name="Таблица1.B2" office:value-type="string">
            <text:p text:style-name="P48">[source,pascal]</text:p>
            <text:p text:style-name="P48">----</text:p>
            <text:p text:style-name="P48"><text:soft-page-break/>include::code-samples/myunit_test.lpr[]</text:p>
            <text:p text:style-name="P48">----</text:p>
            <text:p text:style-name="P2"/>
          </table:table-cell>
        </table:table-row>
        <table:table-row>
          <table:table-cell table:style-name="Таблица1.A2" office:value-type="string">
            <text:p text:style-name="P39">### Units using each other</text:p>
            <text:p text:style-name="P39"/>
          </table:table-cell>
          <table:table-cell table:style-name="Таблица1.B2" office:value-type="string">
            <text:p text:style-name="P2">### <text:span text:style-name="T33">Перекрёстные ссылки между модулями</text:span></text:p>
            <text:p text:style-name="P2"/>
          </table:table-cell>
        </table:table-row>
        <table:table-row>
          <table:table-cell table:style-name="Таблица1.A2" office:value-type="string">
            <text:p text:style-name="P39">One unit can also use another unit. Another unit can be used in the interface section, or only in the implementation section. The former allows to define new public stuff (procedures, types...) on top of another unit's stuff. The latter is more limited (if you use a unit only in the implementation section, you can use it's identifiers only in your implementation).</text:p>
            <text:p text:style-name="P39"/>
          </table:table-cell>
          <table:table-cell table:style-name="Таблица1.B2" office:value-type="string">
            <text:p text:style-name="P21"><text:span text:style-name="T33">Не только основная программа, но и модули также могут ссылаться на другие модули. Другой модуль может войти в секцию </text:span>interface <text:span text:style-name="T33">или только в</text:span> implementation.<text:span text:style-name="T36"> Первый вариант позволяет создавать новые определения (процедуры, типы...), используя или наследуя информацию из другого модуля. Во втором варианте возможности более ограничены, </text:span><text:span text:style-name="T15">если использовать модуль в секции </text:span><text:span text:style-name="T10">implementation</text:span><text:span text:style-name="T15">, то применить его идентификаторы возможно лишь в рамках </text:span><text:span text:style-name="T10">implementation</text:span><text:span text:style-name="T15"> данного модуля</text:span>.</text:p>
            <text:p text:style-name="P2"/>
          </table:table-cell>
        </table:table-row>
        <table:table-row>
          <table:table-cell table:style-name="Таблица1.A2" office:value-type="string">
            <text:p text:style-name="P39">[source,pascal]</text:p>
            <text:p text:style-name="P39">----</text:p>
            <text:p text:style-name="P39">include::code-samples/anotherunit.pas[]</text:p>
            <text:p text:style-name="P39">----</text:p>
            <text:p text:style-name="P39"/>
          </table:table-cell>
          <table:table-cell table:style-name="Таблица1.B2" office:value-type="string">
            <text:p text:style-name="P48">[source,pascal]</text:p>
            <text:p text:style-name="P48">----</text:p>
            <text:p text:style-name="P48">include::code-samples/anotherunit.pas[]</text:p>
            <text:p text:style-name="P48">----</text:p>
            <text:p text:style-name="P2"/>
          </table:table-cell>
        </table:table-row>
        <table:table-row>
          <table:table-cell table:style-name="Таблица1.A2" office:value-type="string">
            <text:p text:style-name="P39">It is not allowed to have _circular unit dependencies in the interface_. That is, two units cannot use each other in the interface section.</text:p>
            <text:p text:style-name="P31">//that everything must be declared before it's used.</text:p>
            <text:p text:style-name="P39">The reason is that in order to "understand"</text:p>
            <text:p text:style-name="P31">//(e.g. determine the memory layout of all the structures)</text:p>
            <text:p text:style-name="P39">the interface section of a unit, the compiler must first "understand" all the units it uses in the interface section. 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31">//, but also makes circular dependencies _between units interfaces_ impossible.</text:p>
            <text:p text:style-name="P31">//(That said, this constraint is not existing in some other languages. You can actually do parsing without "complete understanding" of your dependencies, just some stuff will have to be resolved later, e.g. at linking. You can also "repeat" the compilation until your knowledge is "settled". Anyway, you have to live with this constraint now, and enjoy fast <text:soft-page-break/>compilation times.:)</text:p>
            <text:p text:style-name="P39"/>
          </table:table-cell>
          <table:table-cell table:style-name="Таблица1.B2" office:value-type="string">
            <text:p text:style-name="P22"><text:span text:style-name="T37">Запрещено применять</text:span> _<text:span text:style-name="T37">кольцевую взаимозависимость</text:span>_<text:span text:style-name="T37"> в разделе </text:span>interface. <text:span text:style-name="T37"><text:s/>Т.е. два модуля не могут использовать друг друга в разделе </text:span>interface<text:span text:style-name="T37">.</text:span></text:p>
            <text:p text:style-name="P27">//that everything must be declared before it's used.</text:p>
            <text:p text:style-name="P2"><text:span text:style-name="T37">Причина такого ограничения заключается в том, чтобы</text:span> "<text:span text:style-name="T37">понять</text:span>"</text:p>
            <text:p text:style-name="P27">//(e.g. determine the memory layout of all the structures)</text:p>
            <text:p text:style-name="P74">секцию interface модуля, компилятор анализирует и "понимает" все модули, перечисленные в uses в секции interface.</text:p>
            <text:p text:style-name="P57">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27">//, but also makes circular dependencies _between units interfaces_ impossible.</text:p>
            <text:p text:style-name="P27">//(That said, this constraint is not existing in some other languages. You can actually do parsing without "complete understanding" of your dependencies, just some stuff will have to be resolved later, e.g. at linking. You can also "repeat" the compilation until your knowledge is "settled". Anyway, you have to live with this <text:soft-page-break/>constraint now, and enjoy fast compilation times.:)</text:p>
            <text:p text:style-name="P2"/>
          </table:table-cell>
        </table:table-row>
        <table:table-row>
          <table:table-cell table:style-name="Таблица1.A2" office:value-type="string">
            <text:p text:style-name="P39">It is _OK to make a circular dependency between units when at least one "usage" is only in the implementation_. So it's OK for unit `A` to use unit `B` in the interface, and then unit `B` to use unit `A` in the implementation.</text:p>
            <text:p text:style-name="P39"/>
          </table:table-cell>
          <table:table-cell table:style-name="Таблица1.B2" office:value-type="string">
            <text:p text:style-name="P2"><text:span text:style-name="Emphasis"><text:span text:style-name="T38">Вполне возможно</text:span></text:span><text:span text:style-name="Emphasis"> создавать кольцевые зависимости между </text:span><text:span text:style-name="Emphasis"><text:span text:style-name="T38">модулями</text:span></text:span><text:span text:style-name="Emphasis"> когда </text:span><text:span text:style-name="Emphasis"><text:span text:style-name="T38">один из них</text:span></text:span><text:span text:style-name="Emphasis"> "использ</text:span><text:span text:style-name="Emphasis"><text:span text:style-name="T38">уется</text:span></text:span><text:span text:style-name="Emphasis">" только в implementation</text:span>. Поэтому нормально для <text:span text:style-name="T38">`</text:span><text:span text:style-name="Source_20_Text">A</text:span><text:span text:style-name="Source_20_Text"><text:span text:style-name="T38">`</text:span></text:span> использовать <text:span text:style-name="T38">`</text:span><text:span text:style-name="Source_20_Text">B</text:span><text:span text:style-name="Source_20_Text"><text:span text:style-name="T38">`</text:span></text:span> в interface, и затем юнит <text:span text:style-name="T38">`</text:span><text:span text:style-name="Source_20_Text">B</text:span><text:span text:style-name="Source_20_Text"><text:span text:style-name="T38">`</text:span></text:span> <text:span text:style-name="T38">использует</text:span> <text:span text:style-name="T38">`</text:span><text:span text:style-name="Source_20_Text">A</text:span><text:span text:style-name="Source_20_Text"><text:span text:style-name="T38">`</text:span></text:span> в implementation.</text:p>
            <text:p text:style-name="P2"/>
          </table:table-cell>
        </table:table-row>
        <table:table-row>
          <table:table-cell table:style-name="Таблица1.A2" office:value-type="string">
            <text:p text:style-name="P39">### Qualifying identifiers with unit name</text:p>
            <text:p text:style-name="P39"/>
          </table:table-cell>
          <table:table-cell table:style-name="Таблица1.B2" office:value-type="string">
            <text:p text:style-name="P65"><text:span text:style-name="T1">### Определение</text:span> идентификаторов с именем <text:span text:style-name="T38">модуля</text:span></text:p>
            <text:p text:style-name="P2"/>
          </table:table-cell>
        </table:table-row>
        <table:table-row>
          <table:table-cell table:style-name="Таблица1.A2" office:value-type="string">
            <text:p text:style-name="P39">Different units may define the same identifier. To keep the code simple to read and search, you should usually avoid it, but it's not always possible.</text:p>
            <text:p text:style-name="P31">// in some situations (e.g. when you use a third-party library).</text:p>
            <text:p text:style-name="P39">In such cases, the last unit on the `uses` clause "wins", which means that the identifiers it introduces hide the same identifiers introduced by earlier units.</text:p>
            <text:p text:style-name="P39"/>
          </table:table-cell>
          <table:table-cell table:style-name="Таблица1.B2" office:value-type="string">
            <text:p text:style-name="P23">Различные юниты могут определять одинаковые идентификаторы. Чтобы поддерживать код простым для чтения и поиска, обычно<text:span text:style-name="T39"> следует</text:span> избегать <text:span text:style-name="T39">таких совпадений</text:span>,<text:span text:style-name="T39"> </text:span>но это не всегда возможно. В таких случаях, последний <text:span text:style-name="T39">модуль</text:span> в<text:span text:style-name="T39"> списке</text:span> <text:span text:style-name="T39">`</text:span><text:span text:style-name="Source_20_Text">uses</text:span><text:span text:style-name="Source_20_Text"><text:span text:style-name="T39">`</text:span></text:span> "<text:span text:style-name="T39">перетягивает одеяло на себя</text:span>", <text:span text:style-name="T39">т.е. идентификаторы </text:span>определенные <text:span text:style-name="T39">в нём </text:span>скрывают <text:span text:style-name="T39">одноимённые </text:span>идетификаторы вводимые другими <text:span text:style-name="T39">модулями</text:span> ранее.</text:p>
            <text:p text:style-name="P27">// in some situations (e.g. when you use a third-party library).</text:p>
            <text:p text:style-name="P2"/>
          </table:table-cell>
        </table:table-row>
        <table:table-row>
          <table:table-cell table:style-name="Таблица1.A2" office:value-type="string">
            <text:p text:style-name="P39">You can always explicitly define a unit of a given identifier, by using it like `MyUnit.MyIdentifier`. This is the usual solution when the identifier you want to use from `MyUnit` is hidden by another unit. Of course you can also rearrange the order of units on your uses clause, although this can affect other declarations than the one you're trying to fix.</text:p>
            <text:p text:style-name="P39"/>
          </table:table-cell>
          <table:table-cell table:style-name="Таблица1.B2" office:value-type="string">
            <text:p text:style-name="P23"><text:span text:style-name="T39">Возможно</text:span> всегда недвусмысленно определить <text:span text:style-name="T39">модуль</text:span> дающео идентификатор, <text:span text:style-name="T39">используя</text:span> как <text:span text:style-name="T39">`</text:span><text:span text:style-name="Source_20_Text">MyUnit.MyIdentifier</text:span><text:span text:style-name="Source_20_Text"><text:span text:style-name="T39">`</text:span></text:span>. Это обычное решение когда используемый идентификатор из <text:span text:style-name="T39">`</text:span><text:span text:style-name="Source_20_Text">MyUnit</text:span><text:span text:style-name="Source_20_Text"><text:span text:style-name="T39">`</text:span></text:span> скрыт в другом юните. Конечно ты так же <text:span text:style-name="T39">можно</text:span> перестроить порядок юнитов в <text:span text:style-name="T39">списке</text:span> uses, хотя это <text:span text:style-name="T39">может</text:span> действовать на другие объявления, которые ты пытаешься исправить.</text:p>
            <text:p text:style-name="P23"/>
          </table:table-cell>
        </table:table-row>
        <table:table-row>
          <table:table-cell table:style-name="Таблица1.A2" office:value-type="string">
            <text:p text:style-name="P39">[source,pascal]</text:p>
            <text:p text:style-name="P39">----</text:p>
            <text:p text:style-name="P39">{$mode objfpc}{$H+}{$J-}</text:p>
            <text:p text:style-name="P39">program showcolor;</text:p>
            <text:p text:style-name="P39"/>
            <text:p text:style-name="P39">// Both Graphics and GoogleMapsEngine units define TColor type.</text:p>
            <text:p text:style-name="P39">uses Graphics, GoogleMapsEngine;</text:p>
            <text:p text:style-name="P39"/>
            <text:p text:style-name="P39">var</text:p>
            <text:p text:style-name="P39"><text:s text:c="2"/>{ This doesn't work like we want, as TColor ends up</text:p>
            <text:p text:style-name="P39"><text:s text:c="4"/>being defined by GoogleMapsEngine. }</text:p>
            <text:p text:style-name="P39"><text:s text:c="2"/>// Color: TColor;</text:p>
            <text:p text:style-name="P39"><text:s text:c="2"/>{ This works Ok. }</text:p>
            <text:p text:style-name="P39"><text:s text:c="2"/>Color: Graphics.TColor;</text:p>
            <text:p text:style-name="P39">begin</text:p>
            <text:p text:style-name="P39"><text:s text:c="2"/>Color := clYellow;</text:p>
            <text:p text:style-name="P39"><text:s text:c="2"/>Writeln(Red(Color), ' ', Green(Color), ' ', Blue(Color));</text:p>
            <text:p text:style-name="P39">end.</text:p>
            <text:p text:style-name="P39"><text:soft-page-break/>----</text:p>
            <text:p text:style-name="P39"/>
          </table:table-cell>
          <table:table-cell table:style-name="Таблица1.B2" office:value-type="string">
            <text:p text:style-name="P2">[source,pascal]</text:p>
            <text:p text:style-name="P2">----</text:p>
            <text:p text:style-name="P2">{$mode objfpc}{$H+}{$J-}</text:p>
            <text:p text:style-name="P2">program showcolor;</text:p>
            <text:p text:style-name="P2"/>
            <text:p text:style-name="P2">//<text:span text:style-name="T39"> Модули </text:span>Graphics <text:span text:style-name="T39">и</text:span> GoogleMapsEngine <text:span text:style-name="T39">определяют свой тип</text:span> TColor.</text:p>
            <text:p text:style-name="P2">uses Graphics, GoogleMapsEngine;</text:p>
            <text:p text:style-name="P2"/>
            <text:p text:style-name="P2">var</text:p>
            <text:p text:style-name="P2"><text:s text:c="2"/>{ <text:span text:style-name="T39">Это сработает не так, как ожидается, поскольку</text:span> TColor</text:p>
            <text:p text:style-name="P2"><text:s text:c="4"/><text:span text:style-name="T39">определяется последним модулем в списке -</text:span> GoogleMapsEngine. }</text:p>
            <text:p text:style-name="P2"><text:s text:c="2"/>// Color: TColor;</text:p>
            <text:p text:style-name="P2"><text:s text:c="2"/>{ <text:span text:style-name="T39">А так будет правильно</text:span>. }</text:p>
            <text:p text:style-name="P2"><text:s text:c="2"/>Color: Graphics.TColor;</text:p>
            <text:p text:style-name="P2">begin</text:p>
            <text:p text:style-name="P2"><text:s text:c="2"/>Color := clYellow;</text:p>
            <text:p text:style-name="P2"><text:s text:c="2"/>Writeln(Red(Color), ' ', Green(Color), ' ', Blue(Color));</text:p>
            <text:p text:style-name="P2">end.</text:p>
            <text:p text:style-name="P2"><text:soft-page-break/>----</text:p>
            <text:p text:style-name="P2"/>
          </table:table-cell>
        </table:table-row>
        <table:table-row>
          <table:table-cell table:style-name="Таблица1.A2" office:value-type="string">
            <text:p text:style-name="P39">In case of units, remember that they have two `uses` clauses: one in the interface, and another one in the implementation. The rule _later units hide the stuff from earlier units_ is applied here consistently, which means that _units used in the implementation section_ can hide identifiers from units _used in the interface section_. However, remember that when reading the `interface` section, only the units used in the interface matter. This may create a confusing situation, where two seemingly-equal declarations are considered different by the compiler:</text:p>
            <text:p text:style-name="P39"/>
          </table:table-cell>
          <table:table-cell table:style-name="Таблица1.B2" office:value-type="string">
            <text:p text:style-name="P23">В случае <text:span text:style-name="T39">модулей следует также опмнить</text:span>, что они <text:span text:style-name="T39">могут иметь</text:span> два <text:span text:style-name="T39">списка</text:span> <text:span text:style-name="T34">`</text:span><text:span text:style-name="Source_20_Text">uses</text:span><text:span text:style-name="Source_20_Text"><text:span text:style-name="T34">`</text:span></text:span>: <text:span text:style-name="T39">один</text:span> - в <text:span text:style-name="T39">секции </text:span><text:span text:style-name="T34">`</text:span>interface<text:span text:style-name="T34">`</text:span>, другой - в <text:span text:style-name="T34">`</text:span>implementation<text:span text:style-name="T34">`</text:span>. Правило - <text:span text:style-name="T39">_</text:span><text:span text:style-name="Emphasis">Позднейшие </text:span><text:span text:style-name="Emphasis"><text:span text:style-name="T39">модули</text:span></text:span><text:span text:style-name="Emphasis"> скрывают все что было делают предыдущие </text:span><text:span text:style-name="Emphasis"><text:span text:style-name="T39">модули_</text:span></text:span> и <text:span text:style-name="T39">применяется</text:span> последовательно, что <text:span text:style-name="T39">означает, что</text:span> <text:span text:style-name="T39">_модули</text:span><text:span text:style-name="Emphasis"> использованые в секции implementation</text:span><text:span text:style-name="Emphasis"><text:span text:style-name="T39">_</text:span></text:span> могут скрывать идентификаторы из <text:span text:style-name="T39">_модулей</text:span> <text:span text:style-name="Emphasis">использованных в секции interface</text:span><text:span text:style-name="Emphasis"><text:span text:style-name="T39">_</text:span></text:span>. Тем не менее<text:span text:style-name="T39"> не стоит забывать</text:span>, что <text:span text:style-name="T39">в процессе чтения секции </text:span><text:span text:style-name="Source_20_Text">interface</text:span><text:span text:style-name="Source_20_Text"><text:span text:style-name="T39"> компилятором</text:span></text:span>, только <text:span text:style-name="T39">модули</text:span> использованные в секции interface имеют значение. Это может <text:span text:style-name="T39">сбить с толку</text:span> в ситуаци<text:span text:style-name="T39">ях</text:span>, <text:span text:style-name="T39">когда</text:span> два на вид одинаковых объявления <text:span text:style-name="T39">обрабатываются</text:span> по<text:span text:style-name="T39">-</text:span>разному компилятором:</text:p>
            <text:p text:style-name="P2"/>
          </table:table-cell>
        </table:table-row>
        <table:table-row>
          <table:table-cell table:style-name="Таблица1.A2" office:value-type="string">
            <text:p text:style-name="P39">[source,pascal]</text:p>
            <text:p text:style-name="P39">----</text:p>
            <text:p text:style-name="P39">{$mode objfpc}{$H+}{$J-}</text:p>
            <text:p text:style-name="P39">unit UnitUsingColors;</text:p>
            <text:p text:style-name="P39"/>
            <text:p text:style-name="P39">// INCORRECT example</text:p>
            <text:p text:style-name="P39"/>
            <text:p text:style-name="P39">interface</text:p>
            <text:p text:style-name="P39"/>
            <text:p text:style-name="P39">uses Graphics;</text:p>
            <text:p text:style-name="P39"/>
            <text:p text:style-name="P39">procedure ShowColor(const Color: TColor);</text:p>
            <text:p text:style-name="P39"/>
            <text:p text:style-name="P39">implementation</text:p>
            <text:p text:style-name="P39"/>
            <text:p text:style-name="P39">uses GoogleMapsEngine;</text:p>
            <text:p text:style-name="P39"/>
            <text:p text:style-name="P39">procedure ShowColor(const Color: TColor);</text:p>
            <text:p text:style-name="P39">begin</text:p>
            <text:p text:style-name="P39"><text:s text:c="2"/>// Writeln(ColorToString(Color));</text:p>
            <text:p text:style-name="P39">end;</text:p>
            <text:p text:style-name="P39"/>
            <text:p text:style-name="P39">end.</text:p>
            <text:p text:style-name="P39">----</text:p>
            <text:p text:style-name="P39"/>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text:span text:style-name="T39">НЕВЕРНЫЙ пример</text:span></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procedure ShowColor(const Color: 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39">The unit `Graphics` (from Lazarus LCL) defines the `TColor` type. But the compiler will fail to compile the above unit, claiming that you don't implement a procedure `ShowColor` that matches the interface declaration. The problem is that unit `GoogleMapsEngine` also defines a `TColor` type. And it is used only in the `implementation` section, therefore it _shadows_ the `TColor` definition only in the implementation. The equivalent version of the above unit, where the error is obvious, looks <text:soft-page-break/>like this:</text:p>
            <text:p text:style-name="P39"/>
          </table:table-cell>
          <table:table-cell table:style-name="Таблица1.B2" office:value-type="string">
            <text:p text:style-name="P24"><text:span text:style-name="T40">Модуль </text:span>`Graphics` (<text:span text:style-name="T40">из набора библиотек</text:span> Lazarus LCL) <text:span text:style-name="T40">определяет тип</text:span> `TColor`.<text:span text:style-name="T40"> </text:span>Но компилятор <text:span text:style-name="T40">указывает на</text:span> ошибку в этом <text:span text:style-name="T40">модуле</text:span>, заявляя что<text:span text:style-name="T40"> заявленная в секции Interface</text:span> <text:span text:style-name="T40">процедура</text:span> <text:span text:style-name="T40">`</text:span><text:span text:style-name="Source_20_Text">ShowColor</text:span><text:span text:style-name="Source_20_Text"><text:span text:style-name="T40">` не описана</text:span></text:span>. Проблема в том, что <text:span text:style-name="T40">модуль</text:span> <text:span text:style-name="T40">`</text:span><text:span text:style-name="Source_20_Text">GoogleMapsEngine</text:span><text:span text:style-name="Source_20_Text"><text:span text:style-name="T40">`</text:span></text:span> так же определяет тип <text:span text:style-name="T40">`</text:span><text:span text:style-name="Source_20_Text">TColor</text:span><text:span text:style-name="Source_20_Text"><text:span text:style-name="T40">`, который </text:span></text:span>используется только в секции <text:span text:style-name="T40">`</text:span><text:span text:style-name="Source_20_Text">implementation</text:span><text:span text:style-name="Source_20_Text"><text:span text:style-name="T40">`</text:span></text:span>, следовательно оно <text:span text:style-name="T40">_</text:span><text:span text:style-name="Emphasis">перекрывает</text:span><text:span text:style-name="Emphasis"><text:span text:style-name="T40">_</text:span></text:span> определение <text:span text:style-name="T40">`</text:span><text:span text:style-name="Source_20_Text">TColor</text:span><text:span text:style-name="Source_20_Text"><text:span text:style-name="T40">`</text:span></text:span> только в<text:span text:style-name="T40"> секции</text:span> implementation. <text:span text:style-name="T40">Т.е. компилятор видит это буквально как</text:span>:</text:p>
            <text:p text:style-name="P24"><text:soft-page-break/></text:p>
            <text:p text:style-name="P2"/>
          </table:table-cell>
        </table:table-row>
        <table:table-row>
          <table:table-cell table:style-name="Таблица1.A2" office:value-type="string">
            <text:p text:style-name="P39">[source,pascal]</text:p>
            <text:p text:style-name="P39">----</text:p>
            <text:p text:style-name="P39">{$mode objfpc}{$H+}{$J-}</text:p>
            <text:p text:style-name="P39">unit UnitUsingColors;</text:p>
            <text:p text:style-name="P39"/>
            <text:p text:style-name="P39">// INCORRECT example.</text:p>
            <text:p text:style-name="P39">// This is what the compiler "sees" when trying to compile previous example</text:p>
            <text:p text:style-name="P39"/>
            <text:p text:style-name="P39">interface</text:p>
            <text:p text:style-name="P39"/>
            <text:p text:style-name="P39">uses Graphics;</text:p>
            <text:p text:style-name="P39"/>
            <text:p text:style-name="P39">procedure ShowColor(const Color: Graphics.TColor);</text:p>
            <text:p text:style-name="P39"/>
            <text:p text:style-name="P39">implementation</text:p>
            <text:p text:style-name="P39"/>
            <text:p text:style-name="P39">uses GoogleMapsEngine;</text:p>
            <text:p text:style-name="P39"/>
            <text:p text:style-name="P39">procedure ShowColor(const Color: GoogleMapsEngine.TColor);</text:p>
            <text:p text:style-name="P39">begin</text:p>
            <text:p text:style-name="P39"><text:s text:c="2"/>// Writeln(ColorToString(Color));</text:p>
            <text:p text:style-name="P39">end;</text:p>
            <text:p text:style-name="P39"/>
            <text:p text:style-name="P39">end.</text:p>
            <text:p text:style-name="P39">----</text:p>
            <text:p text:style-name="P39"/>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text:span text:style-name="T40">НЕВЕРНЫЙ пример</text:span></text:p>
            <text:p text:style-name="P2">// <text:span text:style-name="T40">демонстрирующий, как предыдущий пример "видит" компилятор</text:span></text:p>
            <text:p text:style-name="P2"/>
            <text:p text:style-name="P2">interface</text:p>
            <text:p text:style-name="P2"/>
            <text:p text:style-name="P2">uses Graphics;</text:p>
            <text:p text:style-name="P2"/>
            <text:p text:style-name="P2">procedure ShowColor(const Color: Graphics.TColor);</text:p>
            <text:p text:style-name="P2"/>
            <text:p text:style-name="P2">implementation</text:p>
            <text:p text:style-name="P2"/>
            <text:p text:style-name="P2">uses GoogleMapsEngine;</text:p>
            <text:p text:style-name="P2"/>
            <text:p text:style-name="P2">procedure ShowColor(const Color: GoogleMapsEngine.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39">The solution is trivial in this case, just change the implementation to explicitly use `TColor` from `Graphics` unit. You could fix it also by moving the `GoogleMapsEngine` usage, to the interface section and earlier than `Graphics`, although this could result in other consequences in real-world cases, when `UnitUsingColors` would define more things.</text:p>
            <text:p text:style-name="P39"/>
          </table:table-cell>
          <table:table-cell table:style-name="Таблица1.B2" office:value-type="string">
            <text:p text:style-name="P24">Решение в данном случае <text:span text:style-name="T40">- </text:span>тривиальное, <text:span text:style-name="T40">нужно </text:span>просто <text:span text:style-name="T40">изменить</text:span> implementation,<text:span text:style-name="T40"> </text:span>чтобы явно использовать <text:span text:style-name="T40">`</text:span><text:span text:style-name="Source_20_Text">TColor</text:span><text:span text:style-name="Source_20_Text"><text:span text:style-name="T40">`</text:span></text:span> из <text:span text:style-name="T40">модуля</text:span> `Graphics`. <text:span text:style-name="T40">Это также можно исправить, переметив подключение модуля</text:span> `GoogleMapsEngine` <text:span text:style-name="T40">в секцию </text:span><text:span text:style-name="T34">interface</text:span><text:span text:style-name="T35"> до модуля</text:span> `Graphics`<text:span text:style-name="T40">. Впрочем, это может привести к последствиям внутри модуля </text:span>`UnitUsingColors`<text:span text:style-name="T40"> и коснётся всех его определений</text:span>.</text:p>
            <text:p text:style-name="P2"/>
          </table:table-cell>
        </table:table-row>
        <table:table-row>
          <table:table-cell table:style-name="Таблица1.A2" office:value-type="string">
            <text:p text:style-name="P39">[source,pascal]</text:p>
            <text:p text:style-name="P39">----</text:p>
            <text:p text:style-name="P39">{$mode objfpc}{$H+}{$J-}</text:p>
            <text:p text:style-name="P39">unit UnitUsingColors;</text:p>
            <text:p text:style-name="P39"/>
            <text:p text:style-name="P39">interface</text:p>
            <text:p text:style-name="P39"/>
            <text:p text:style-name="P39">uses Graphics;</text:p>
            <text:p text:style-name="P39"/>
            <text:p text:style-name="P39">procedure ShowColor(const Color: TColor);</text:p>
            <text:p text:style-name="P39"/>
            <text:p text:style-name="P39">implementation</text:p>
            <text:p text:style-name="P39"/>
            <text:p text:style-name="P39">uses GoogleMapsEngine;</text:p>
            <text:p text:style-name="P39"/>
            <text:p text:style-name="P39">procedure ShowColor(const Color: Graphics.TColor);</text:p>
            <text:p text:style-name="P39">begin</text:p>
            <text:p text:style-name="P39"><text:s text:c="2"/>// Writeln(ColorToString(Color));</text:p>
            <text:p text:style-name="P39"><text:soft-page-break/>end;</text:p>
            <text:p text:style-name="P39"/>
            <text:p text:style-name="P39">end.</text:p>
            <text:p text:style-name="P39">----</text:p>
            <text:p text:style-name="P39"/>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procedure ShowColor(const Color: Graphics.TColor);</text:p>
            <text:p text:style-name="P2">begin</text:p>
            <text:p text:style-name="P2"><text:s text:c="2"/>// Writeln(ColorToString(Color));</text:p>
            <text:p text:style-name="P2"><text:soft-page-break/>end;</text:p>
            <text:p text:style-name="P2"/>
            <text:p text:style-name="P2">end.</text:p>
            <text:p text:style-name="P2">----</text:p>
            <text:p text:style-name="P2"/>
          </table:table-cell>
        </table:table-row>
        <table:table-row>
          <table:table-cell table:style-name="Таблица1.A2" office:value-type="string">
            <text:p text:style-name="P39">### Exposing one unit identifiers from another</text:p>
            <text:p text:style-name="P39"/>
          </table:table-cell>
          <table:table-cell table:style-name="Таблица1.B2" office:value-type="string">
            <text:p text:style-name="P65"><text:span text:style-name="T1">### Использование</text:span> идентификаторов одного <text:span text:style-name="T40">модуля</text:span> в другом</text:p>
            <text:p text:style-name="P2"/>
          </table:table-cell>
        </table:table-row>
        <table:table-row>
          <table:table-cell table:style-name="Таблица1.A2" office:value-type="string">
            <text:p text:style-name="P39">Sometimes you want to take an identifier from one unit, and _expose_ it in a new unit. The end result should be that using the new unit will make the identifier available in the namespace.</text:p>
            <text:p text:style-name="P39"/>
          </table:table-cell>
          <table:table-cell table:style-name="Таблица1.B2" office:value-type="string">
            <text:p text:style-name="P78">Иногда <text:span text:style-name="T42">возникает необходимость</text:span> взять идентификатор из одного <text:span text:style-name="T42">модуля</text:span>, и <text:span text:style-name="T42">_</text:span><text:span text:style-name="Emphasis">использовать</text:span><text:span text:style-name="Emphasis"><text:span text:style-name="T42">_ либо _</text:span></text:span><text:span text:style-name="Emphasis">изменять</text:span><text:span text:style-name="Emphasis"><text:span text:style-name="T42">_</text:span></text:span> его в другом <text:span text:style-name="T42">модуле</text:span>. Результатом должно быть тем, что использование нового <text:span text:style-name="T42">модуля</text:span> делает идентификатор доступным в пространстве <text:span text:style-name="T42">имён.</text:span></text:p>
            <text:p text:style-name="P2"/>
          </table:table-cell>
        </table:table-row>
        <table:table-row>
          <table:table-cell table:style-name="Таблица1.A2" office:value-type="string">
            <text:p text:style-name="P39">Sometimes this is necessary to preserve backward compatibility with previous unit versions. Sometimes it's nice to "hide" an internal unit this way.</text:p>
            <text:p text:style-name="P39"/>
          </table:table-cell>
          <table:table-cell table:style-name="Таблица1.B2" office:value-type="string">
            <text:p text:style-name="P78"><text:span text:style-name="T42">И</text:span>ногда <text:span text:style-name="T42">подобные манипуляции </text:span>необходим<text:span text:style-name="T42">ы</text:span> для сохранения совместимости с предыдущими версиями версиями <text:span text:style-name="T42">модуля</text:span>. Иногда неплохо "скрыть" внутренний unit в данной ситуации.</text:p>
            <text:p text:style-name="P2"/>
          </table:table-cell>
        </table:table-row>
        <table:table-row>
          <table:table-cell table:style-name="Таблица1.A2" office:value-type="string">
            <text:p text:style-name="P80">This can be done by redefining the identifier in your new unit.</text:p>
            <text:p text:style-name="P80"/>
          </table:table-cell>
          <table:table-cell table:style-name="Таблица1.B2" office:value-type="string">
            <text:p text:style-name="P2">Это может быть осуществлено с помощью переопределения идетификатора в твоем новом юните.</text:p>
            <text:p text:style-name="P2"/>
          </table:table-cell>
        </table:table-row>
        <table:table-row>
          <table:table-cell table:style-name="Таблица1.A2" office:value-type="string">
            <text:p text:style-name="P39">[source,pascal]</text:p>
            <text:p text:style-name="P39">----</text:p>
            <text:p text:style-name="P39">{$mode objfpc}{$H+}{$J-}</text:p>
            <text:p text:style-name="P39">unit MyUnit;</text:p>
            <text:p text:style-name="P39"/>
            <text:p text:style-name="P39">interface</text:p>
            <text:p text:style-name="P39"/>
            <text:p text:style-name="P39">uses Graphics;</text:p>
            <text:p text:style-name="P39"/>
            <text:p text:style-name="P39">type</text:p>
            <text:p text:style-name="P39"><text:s text:c="2"/>{ Expose TColor from Graphics unit as TMyColor. }</text:p>
            <text:p text:style-name="P39"><text:s text:c="2"/>TMyColor = TColor;</text:p>
            <text:p text:style-name="P39"/>
            <text:p text:style-name="P39"><text:s text:c="2"/>{ Alternatively, expose it under the same name.</text:p>
            <text:p text:style-name="P39"><text:s text:c="4"/>Qualify with unit name in this case, otherwise</text:p>
            <text:p text:style-name="P39"><text:s text:c="4"/>we would refer to ourselves with "TColor = TColor" definition. }</text:p>
            <text:p text:style-name="P39"><text:s text:c="2"/>TColor = Graphics.TColor;</text:p>
            <text:p text:style-name="P39"/>
            <text:p text:style-name="P39">const</text:p>
            <text:p text:style-name="P39"><text:s text:c="2"/>{ This works with constants too. }</text:p>
            <text:p text:style-name="P39"><text:s text:c="2"/>clYellow = Graphics.clYellow;</text:p>
            <text:p text:style-name="P39"><text:s text:c="2"/>clBlue = Graphics.clBlue;</text:p>
            <text:p text:style-name="P39"/>
            <text:p text:style-name="P39">implementation</text:p>
            <text:p text:style-name="P39"/>
            <text:p text:style-name="P39">end.</text:p>
            <text:p text:style-name="P39">----</text:p>
            <text:p text:style-name="P39"/>
          </table:table-cell>
          <table:table-cell table:style-name="Таблица1.B2" office:value-type="string">
            <text:p text:style-name="P2">[source,pascal]</text:p>
            <text:p text:style-name="P2">----</text:p>
            <text:p text:style-name="P2">{$mode objfpc}{$H+}{$J-}</text:p>
            <text:p text:style-name="P2">unit MyUnit;</text:p>
            <text:p text:style-name="P2"/>
            <text:p text:style-name="P2">interface</text:p>
            <text:p text:style-name="P2"/>
            <text:p text:style-name="P2">uses Graphics;</text:p>
            <text:p text:style-name="P2"/>
            <text:p text:style-name="P2">type</text:p>
            <text:p text:style-name="P2"><text:s text:c="2"/>{ <text:span text:style-name="T42">Использовать </text:span>TColor <text:span text:style-name="T42">из модуля</text:span> Graphics <text:span text:style-name="T42">для определения</text:span> TMyColor. }</text:p>
            <text:p text:style-name="P2"><text:s text:c="2"/>TMyColor = TColor;</text:p>
            <text:p text:style-name="P2"/>
            <text:p text:style-name="P2"><text:s text:c="2"/>{ <text:span text:style-name="T42">Как вариант, можно переопределить его под тем же именем</text:span>.</text:p>
            <text:p text:style-name="P2"><text:s text:c="4"/><text:span text:style-name="T42">В таком варианте необходимо будет указать нименование модуля, иначе</text:span></text:p>
            <text:p text:style-name="P2"><text:s text:c="4"/><text:span text:style-name="T42">получится несогласованное определение</text:span> "TColor = TColor". }</text:p>
            <text:p text:style-name="P2"><text:s text:c="2"/>TColor = Graphics.TColor;</text:p>
            <text:p text:style-name="P2"/>
            <text:p text:style-name="P2">const</text:p>
            <text:p text:style-name="P2"><text:s text:c="2"/>{ <text:span text:style-name="T42">С константами это тоже работает</text:span>. }</text:p>
            <text:p text:style-name="P2"><text:s text:c="2"/>clYellow = Graphics.clYellow;</text:p>
            <text:p text:style-name="P2"><text:s text:c="2"/>clBlue = Graphics.clBlue;</text:p>
            <text:p text:style-name="P2"/>
            <text:p text:style-name="P2">implementation</text:p>
            <text:p text:style-name="P2"/>
            <text:p text:style-name="P2">end.</text:p>
            <text:p text:style-name="P2">----</text:p>
            <text:p text:style-name="P2"/>
          </table:table-cell>
        </table:table-row>
        <table:table-row>
          <table:table-cell table:style-name="Таблица1.A2" office:value-type="string">
            <text:p text:style-name="P39">Note that this trick cannot be done as easily with global procedures, <text:soft-page-break/>functions and variables. With procedures and functions, you could expose a constant pointer to a procedure in another unit (see &lt;&lt;Callbacks&gt;&gt;), but that looks quite dirty.</text:p>
            <text:p text:style-name="P39"/>
          </table:table-cell>
          <table:table-cell table:style-name="Таблица1.B2" office:value-type="string">
            <text:p text:style-name="P2"><text:span text:style-name="T42">Стоит отметить</text:span>, что данный трюк не <text:span text:style-name="T42">пройдёт</text:span> с глобальными процедурами, <text:soft-page-break/>функциями и <text:span text:style-name="T42">переменными.</text:span> С ними <text:span text:style-name="T42">необходимо</text:span> объявить постоянный указатель на процедуру в другом <text:span text:style-name="T42">модули</text:span> (<text:span text:style-name="T42">см.</text:span> &lt;&lt;<text:span text:style-name="T10">Callbacks</text:span>&gt;&gt;), <text:span text:style-name="T42">но такой код выглядит не совсем чисто</text:span>.</text:p>
            <text:p text:style-name="P2"/>
          </table:table-cell>
        </table:table-row>
        <table:table-row>
          <table:table-cell table:style-name="Таблица1.A2" office:value-type="string">
            <text:p text:style-name="P39">The usual solution is then to create a trivial "wrapper" functions that underneath simply call the functions from the internal unit, passing the parameters and return values around.</text:p>
            <text:p text:style-name="P39"/>
          </table:table-cell>
          <table:table-cell table:style-name="Таблица1.B2" office:value-type="string">
            <text:p text:style-name="P78">Обычным решением является создание тривиальной <text:span text:style-name="T42">"</text:span>функции<text:span text:style-name="T42">-</text:span>обертки", которая под видом простого вызова функции из внешнего <text:span text:style-name="T42">модуля</text:span>, <text:span text:style-name="T42">просто передаёт ему</text:span> параметры и <text:span text:style-name="T42">возвращает </text:span>принимае<text:span text:style-name="T42">мые</text:span> значения обратно.</text:p>
            <text:p text:style-name="P2"/>
          </table:table-cell>
        </table:table-row>
        <table:table-row>
          <table:table-cell table:style-name="Таблица1.A2" office:value-type="string">
            <text:p text:style-name="P39">To make this work with global variables, one can use global (unit-level) properties, see &lt;&lt;Properties&gt;&gt;.</text:p>
            <text:p text:style-name="P39"/>
          </table:table-cell>
          <table:table-cell table:style-name="Таблица1.B2" office:value-type="string">
            <text:p text:style-name="P2">Чтобы проделать тоже с глобальными параметрами <text:span text:style-name="T42">иногда используются</text:span> глобальные<text:span text:style-name="T42"> </text:span>(unit-level) свойства, см<text:span text:style-name="T42">.</text:span> &lt;&lt;<text:span text:style-name="T10">Properties</text:span>&gt;&gt;.</text:p>
            <text:p text:style-name="P2"/>
          </table:table-cell>
        </table:table-row>
        <table:table-row>
          <table:table-cell table:style-name="Таблица1.A2" office:value-type="string">
            <text:p text:style-name="P39">## Classes</text:p>
            <text:p text:style-name="P39"/>
          </table:table-cell>
          <table:table-cell table:style-name="Таблица1.B2" office:value-type="string">
            <text:p text:style-name="P78">## <text:span text:style-name="T42">Классы (</text:span>Classes<text:span text:style-name="T42">)</text:span></text:p>
            <text:p text:style-name="P2"/>
          </table:table-cell>
        </table:table-row>
        <table:table-row>
          <table:table-cell table:style-name="Таблица1.A2" office:value-type="string">
            <text:p text:style-name="P39">### Basics</text:p>
            <text:p text:style-name="P39"/>
          </table:table-cell>
          <table:table-cell table:style-name="Таблица1.B2" office:value-type="string">
            <text:p text:style-name="P2">### <text:span text:style-name="T42">Основы</text:span></text:p>
            <text:p text:style-name="P2"/>
          </table:table-cell>
        </table:table-row>
        <table:table-row>
          <table:table-cell table:style-name="Таблица1.A2" office:value-type="string">
            <text:p text:style-name="P39">We have classes. At the basic level, a class is just a container for</text:p>
            <text:p text:style-name="P39"/>
          </table:table-cell>
          <table:table-cell table:style-name="Таблица1.B2" office:value-type="string">
            <text:p text:style-name="P65"><text:span text:style-name="T42">В Pascal для объектно-ориентированного программирования чаще всего используются классы (classes). </text:span>На базовом уровне класс <text:span text:style-name="T42">просто </text:span>является контейнером для</text:p>
            <text:p text:style-name="P2"/>
          </table:table-cell>
        </table:table-row>
        <table:table-row>
          <table:table-cell table:style-name="Таблица1.A2" office:value-type="string">
            <text:p text:style-name="P40">* _fields_ (which is fancy name for _"a variable inside a class"_),</text:p>
            <text:p text:style-name="P40">* _methods_ (which is fancy name for _"a procedure or function inside a class"_),</text:p>
            <text:p text:style-name="P40">* and _properties_ (which is a fancy syntax for something that looks like a field, but is in fact a pair of methods to _get_ and _set_ something; more in &lt;&lt;Properties&gt;&gt;).</text:p>
            <text:p text:style-name="P40">* Actually, you can put &lt;&lt;More stuff inside classes and nested classes&gt;&gt;, more about this in later section.</text:p>
            <text:p text:style-name="P40"/>
          </table:table-cell>
          <table:table-cell table:style-name="Таблица1.B2" office:value-type="string">
            <text:p text:style-name="P3">* _<text:span text:style-name="T42">поля (field)</text:span>_ (<text:span text:style-name="T42">удобное имя для</text:span> _"<text:span text:style-name="T42">переменной внутри класса</text:span>"_),</text:p>
            <text:p text:style-name="P3">* _<text:span text:style-name="T42">методы (method)</text:span>_ (<text:span text:style-name="T42">удобное имя для</text:span> _"a <text:span text:style-name="T42">процедуры или функции внутри класса</text:span>"_),</text:p>
            <text:p text:style-name="P3">* <text:span text:style-name="T42">и</text:span> _<text:span text:style-name="T42">свойства (property)</text:span>_ (<text:span text:style-name="T42">удобный синтаксис для конструкции подобной полю, однако в действительности являющейся парой методов, используемых для</text:span> _<text:span text:style-name="T42">чтения (</text:span>get<text:span text:style-name="T42">)</text:span>_ <text:span text:style-name="T42">и</text:span> _<text:span text:style-name="T42">записи (</text:span>set<text:span text:style-name="T42">)</text:span>_ <text:span text:style-name="T42">чего-либо</text:span>; <text:span text:style-name="T42">детальнее см.</text:span> &lt;&lt;<text:span text:style-name="T10">Properties</text:span>&gt;&gt;).</text:p>
            <text:p text:style-name="P3">* <text:span text:style-name="T42">Вообще говоря в классах можно разместить</text:span> &lt;&lt;<text:span text:style-name="T10">More stuff inside classes and nested classes</text:span>&gt;&gt;, <text:span text:style-name="T42">но об этом пойдёт речь чуть позже</text:span>.</text:p>
            <text:p text:style-name="P3"/>
          </table:table-cell>
        </table:table-row>
        <table:table-row>
          <table:table-cell table:style-name="Таблица1.A2" office:value-type="string">
            <text:p text:style-name="P82">[source,pascal]</text:p>
            <text:p text:style-name="P82">----</text:p>
            <text:p text:style-name="P82">type</text:p>
            <text:p text:style-name="P82"><text:s text:c="2"/>TMyClass = class</text:p>
            <text:p text:style-name="P82"><text:s text:c="4"/>MyInt: Integer;</text:p>
            <text:p text:style-name="P82"><text:s text:c="4"/>procedure MyMethod;</text:p>
            <text:p text:style-name="P82"><text:s text:c="2"/>end;</text:p>
            <text:p text:style-name="P82"/>
            <text:p text:style-name="P82">procedure TMyClass.MyMethod;</text:p>
            <text:p text:style-name="P82">begin</text:p>
            <text:p text:style-name="P82"><text:s text:c="2"/>Writeln(MyInt + 10);</text:p>
            <text:p text:style-name="P82">end;</text:p>
            <text:p text:style-name="P82">----</text:p>
            <text:p text:style-name="P82"/>
          </table:table-cell>
          <table:table-cell table:style-name="Таблица1.B2" office:value-type="string">
            <text:p text:style-name="P83">[source,pascal]</text:p>
            <text:p text:style-name="P83">----</text:p>
            <text:p text:style-name="P83">type</text:p>
            <text:p text:style-name="P83"><text:s text:c="2"/>TMyClass = class</text:p>
            <text:p text:style-name="P83"><text:s text:c="4"/>MyInt: Integer;</text:p>
            <text:p text:style-name="P83"><text:s text:c="4"/>procedure MyMethod;</text:p>
            <text:p text:style-name="P83"><text:s text:c="2"/>end;</text:p>
            <text:p text:style-name="P83"/>
            <text:p text:style-name="P83">procedure TMyClass.MyMethod;</text:p>
            <text:p text:style-name="P83">begin</text:p>
            <text:p text:style-name="P83"><text:s text:c="2"/>Writeln(MyInt + 10);</text:p>
            <text:p text:style-name="P83">end;</text:p>
            <text:p text:style-name="P83">----</text:p>
            <text:p text:style-name="P83"/>
          </table:table-cell>
        </table:table-row>
        <text:soft-page-break/>
        <table:table-row>
          <table:table-cell table:style-name="Таблица1.A2" office:value-type="string">
            <text:p text:style-name="P40">### Inheritance, is, as</text:p>
            <text:p text:style-name="P40"/>
          </table:table-cell>
          <table:table-cell table:style-name="Таблица1.B2" office:value-type="string">
            <text:p text:style-name="P3">### <text:span text:style-name="T42">Наследование (</text:span>Inheritance<text:span text:style-name="T42">)</text:span>, <text:span text:style-name="T42">проверка (</text:span>is<text:span text:style-name="T42">)</text:span>,<text:span text:style-name="T42"> и приведение типов</text:span> <text:span text:style-name="T42">(</text:span>as<text:span text:style-name="T42">)</text:span></text:p>
            <text:p text:style-name="P3"/>
          </table:table-cell>
        </table:table-row>
        <table:table-row>
          <table:table-cell table:style-name="Таблица1.A2" office:value-type="string">
            <text:p text:style-name="P40">We have inheritance and virtual methods.</text:p>
            <text:p text:style-name="P40"/>
          </table:table-cell>
          <table:table-cell table:style-name="Таблица1.B2" office:value-type="string">
            <text:p text:style-name="P3"><text:span text:style-name="T42">Паскаль поддерживает наследование и виртуальные методы ООП</text:span>.</text:p>
            <text:p text:style-name="P3"/>
          </table:table-cell>
        </table:table-row>
        <table:table-row>
          <table:table-cell table:style-name="Таблица1.A2" office:value-type="string">
            <text:p text:style-name="P40">[source,pascal]</text:p>
            <text:p text:style-name="P40">----</text:p>
            <text:p text:style-name="P40">include::code-samples/inheritance.lpr[]</text:p>
            <text:p text:style-name="P40">----</text:p>
            <text:p text:style-name="P40"/>
          </table:table-cell>
          <table:table-cell table:style-name="Таблица1.B2" office:value-type="string">
            <text:p text:style-name="P49">[source,pascal]</text:p>
            <text:p text:style-name="P49">----</text:p>
            <text:p text:style-name="P49">include::code-samples/inheritance.lpr[]</text:p>
            <text:p text:style-name="P49">----</text:p>
            <text:p text:style-name="P3"/>
          </table:table-cell>
        </table:table-row>
        <table:table-row>
          <table:table-cell table:style-name="Таблица1.A2" office:value-type="string">
            <text:p text:style-name="P40">By default methods are not virtual, declare them with `virtual` to make them. Overrides must be marked with `override`, otherwise you will get a warning. To hide a method without overriding (usually you don't want to do this, unless you now what you're doing) use `reintroduce`.</text:p>
            <text:p text:style-name="P40"/>
          </table:table-cell>
          <table:table-cell table:style-name="Таблица1.B2" office:value-type="string">
            <text:p text:style-name="P3">By default methods are not virtual, declare them with `virtual` to make them. Overrides must be marked with `override`, otherwise you will get a warning. To hide a method without overriding (usually you don't want to do this, unless you now what you're doing) use `reintroduce`.</text:p>
            <text:p text:style-name="P3"/>
          </table:table-cell>
        </table:table-row>
        <table:table-row>
          <table:table-cell table:style-name="Таблица1.A2" office:value-type="string">
            <text:p text:style-name="P40">To test the class of an instance at runtime, use the `is` operator. To typecast the instance to a specific class, use the `as` operator.</text:p>
            <text:p text:style-name="P40"/>
          </table:table-cell>
          <table:table-cell table:style-name="Таблица1.B2" office:value-type="string">
            <text:p text:style-name="P3">To test the class of an instance at runtime, use the `is` operator. To typecast the instance to a specific class, use the `as` operator.</text:p>
            <text:p text:style-name="P3"/>
          </table:table-cell>
        </table:table-row>
        <table:table-row>
          <table:table-cell table:style-name="Таблица1.A2" office:value-type="string">
            <text:p text:style-name="P40">[source,pascal]</text:p>
            <text:p text:style-name="P40">----</text:p>
            <text:p text:style-name="P40">include::code-samples/is_as.lpr[]</text:p>
            <text:p text:style-name="P40">----</text:p>
            <text:p text:style-name="P40"/>
          </table:table-cell>
          <table:table-cell table:style-name="Таблица1.B2" office:value-type="string">
            <text:p text:style-name="P49">[source,pascal]</text:p>
            <text:p text:style-name="P49">----</text:p>
            <text:p text:style-name="P49">include::code-samples/is_as.lpr[]</text:p>
            <text:p text:style-name="P49">----</text:p>
            <text:p text:style-name="P49"/>
          </table:table-cell>
        </table:table-row>
        <table:table-row>
          <table:table-cell table:style-name="Таблица1.A2" office:value-type="string">
            <text:p text:style-name="P40">Instead of casting using `X as TMyClass`, you can also use the _unchecked_ typecast `TMyClass(X)`. This is faster, but results in an undefined behavior if the `X` is not, in fact, a `TMyClass` descendant. So don't use the `TMyClass(X)` typecast, or use it only in a code where it's blindingly obvious that it's correct, for example right after testing with `is`:</text:p>
            <text:p text:style-name="P40"/>
          </table:table-cell>
          <table:table-cell table:style-name="Таблица1.B2" office:value-type="string">
            <text:p text:style-name="P3">Instead of casting using `X as TMyClass`, you can also use the _unchecked_ typecast `TMyClass(X)`. This is faster, but results in an undefined behavior if the `X` is not, in fact, a `TMyClass` descendant. So don't use the `TMyClass(X)` typecast, or use it only in a code where it's blindingly obvious that it's correct, for example right after testing with `is`:</text:p>
            <text:p text:style-name="P3"/>
          </table:table-cell>
        </table:table-row>
        <table:table-row>
          <table:table-cell table:style-name="Таблица1.A2" office:value-type="string">
            <text:p text:style-name="P40">[source,pascal]</text:p>
            <text:p text:style-name="P40">----</text:p>
            <text:p text:style-name="P40">if A is TMyClass then</text:p>
            <text:p text:style-name="P40"><text:s text:c="2"/>(A as TMyClass).CallSomeMethodOfMyClass;</text:p>
            <text:p text:style-name="P40">// below is marginally faster</text:p>
            <text:p text:style-name="P40">if A is TMyClass then</text:p>
            <text:p text:style-name="P40"><text:s text:c="2"/>TMyClass(A).CallSomeMethodOfMyClass;</text:p>
            <text:p text:style-name="P40">----</text:p>
          </table:table-cell>
          <table:table-cell table:style-name="Таблица1.B2" office:value-type="string">
            <text:p text:style-name="P3">[source,pascal]</text:p>
            <text:p text:style-name="P3">----</text:p>
            <text:p text:style-name="P3">if A is TMyClass then</text:p>
            <text:p text:style-name="P3"><text:s text:c="2"/>(A as TMyClass).CallSomeMethodOfMyClass;</text:p>
            <text:p text:style-name="P3">// below is marginally faster</text:p>
            <text:p text:style-name="P3">if A is TMyClass then</text:p>
            <text:p text:style-name="P3"><text:s text:c="2"/>TMyClass(A).CallSomeMethodOfMyClass;</text:p>
            <text:p text:style-name="P3">----</text:p>
          </table:table-cell>
        </table:table-row>
        <table:table-row>
          <table:table-cell table:style-name="Таблица1.A2" office:value-type="string">
            <text:p text:style-name="P40">### Properties</text:p>
            <text:p text:style-name="P40"/>
          </table:table-cell>
          <table:table-cell table:style-name="Таблица1.B2" office:value-type="string">
            <text:p text:style-name="P3">### Properties</text:p>
            <text:p text:style-name="P3"/>
          </table:table-cell>
        </table:table-row>
        <table:table-row>
          <table:table-cell table:style-name="Таблица1.A2" office:value-type="string">
            <text:p text:style-name="P40">Properties are a very nice _"syntax sugar"_ to</text:p>
            <text:p text:style-name="P40"/>
          </table:table-cell>
          <table:table-cell table:style-name="Таблица1.B2" office:value-type="string">
            <text:p text:style-name="P3">Properties are a very nice _"syntax sugar"_ to</text:p>
            <text:p text:style-name="P3"/>
          </table:table-cell>
        </table:table-row>
        <table:table-row>
          <table:table-cell table:style-name="Таблица1.A2" office:value-type="string">
            <text:p text:style-name="P40">1. Make something that looks like a field (can be read and set) but <text:soft-page-break/>underneath is realized by calling a _getter_ and _setter_ methods. The typical usage is to perform some side-effect (e.g. redraw the screen) each time some value changes.</text:p>
            <text:p text:style-name="P40">2. Make something that looks like a field, but is read-only. In effect, it's like a constant or a parameter-less function.</text:p>
            <text:p text:style-name="P40"/>
          </table:table-cell>
          <table:table-cell table:style-name="Таблица1.B2" office:value-type="string">
            <text:p text:style-name="P3">1. Make something that looks like a field (can be read and set) but <text:soft-page-break/>underneath is realized by calling a _getter_ and _setter_ methods. The typical usage is to perform some side-effect (e.g. redraw the screen) each time some value changes.</text:p>
            <text:p text:style-name="P3">2. Make something that looks like a field, but is read-only. In effect, it's like a constant or a parameter-less function.</text:p>
            <text:p text:style-name="P3"/>
          </table:table-cell>
        </table:table-row>
        <table:table-row>
          <table:table-cell table:style-name="Таблица1.A2" office:value-type="string">
            <text:p text:style-name="P40">[source,pascal]</text:p>
            <text:p text:style-name="P40">----</text:p>
            <text:p text:style-name="P40">type</text:p>
            <text:p text:style-name="P40"><text:s text:c="2"/>TWebPage = class</text:p>
            <text:p text:style-name="P40"><text:s text:c="2"/>private</text:p>
            <text:p text:style-name="P40"><text:s text:c="4"/>FURL: string;</text:p>
            <text:p text:style-name="P40"><text:s text:c="4"/>FColor: TColor;</text:p>
            <text:p text:style-name="P40"><text:s text:c="4"/>function SetColor(const Value: TColor);</text:p>
            <text:p text:style-name="P40"><text:s text:c="2"/>public</text:p>
            <text:p text:style-name="P40"><text:s text:c="4"/>{ No way to set it directly.</text:p>
            <text:p text:style-name="P40"><text:s text:c="6"/>Call the Load method, like Load('http://www.freepascal.org/'),</text:p>
            <text:p text:style-name="P40"><text:s text:c="6"/>to load a page and set this property. }</text:p>
            <text:p text:style-name="P40"><text:s text:c="4"/>property URL: string read FURL;</text:p>
            <text:p text:style-name="P40"><text:s text:c="4"/>procedure Load(const AnURL: string);</text:p>
            <text:p text:style-name="P40"><text:s text:c="4"/>property Color: TColor read FColor write SetColor;</text:p>
            <text:p text:style-name="P40"><text:s text:c="2"/>end;</text:p>
            <text:p text:style-name="P40"/>
            <text:p text:style-name="P40">procedure TWebPage.Load(const AnURL: string);</text:p>
            <text:p text:style-name="P40">begin</text:p>
            <text:p text:style-name="P40"><text:s text:c="2"/>FURL := AnURL;</text:p>
            <text:p text:style-name="P40"><text:s text:c="2"/>NetworkingComponent.LoadWebPage(AnURL);</text:p>
            <text:p text:style-name="P40">end;</text:p>
            <text:p text:style-name="P40"/>
            <text:p text:style-name="P40">function TWebPage.SetColor(const Value: TColor);</text:p>
            <text:p text:style-name="P40">begin</text:p>
            <text:p text:style-name="P40"><text:s text:c="2"/>if FColor &lt;&gt; Value then</text:p>
            <text:p text:style-name="P40"><text:s text:c="2"/>begin</text:p>
            <text:p text:style-name="P40"><text:s text:c="4"/>FColor := Value;</text:p>
            <text:p text:style-name="P40"><text:s text:c="4"/>// for example, cause some update each time value changes</text:p>
            <text:p text:style-name="P40"><text:s text:c="4"/>Repaint;</text:p>
            <text:p text:style-name="P40"><text:s text:c="4"/>// as another example, make sure that some underlying instance,</text:p>
            <text:p text:style-name="P40"><text:s text:c="4"/>// like a "RenderingComponent" (whatever that is),</text:p>
            <text:p text:style-name="P40"><text:s text:c="4"/>// has a synchronized value of Color.</text:p>
            <text:p text:style-name="P40"><text:s text:c="4"/>RenderingComponent.Color := Value;</text:p>
            <text:p text:style-name="P40"><text:s text:c="2"/>end;</text:p>
            <text:p text:style-name="P40">end;</text:p>
            <text:p text:style-name="P40">----</text:p>
            <text:p text:style-name="P40"/>
          </table:table-cell>
          <table:table-cell table:style-name="Таблица1.B2" office:value-type="string">
            <text:p text:style-name="P3">[source,pascal]</text:p>
            <text:p text:style-name="P3">----</text:p>
            <text:p text:style-name="P3">type</text:p>
            <text:p text:style-name="P3"><text:s text:c="2"/>TWebPage = class</text:p>
            <text:p text:style-name="P3"><text:s text:c="2"/>private</text:p>
            <text:p text:style-name="P3"><text:s text:c="4"/>FURL: string;</text:p>
            <text:p text:style-name="P3"><text:s text:c="4"/>FColor: TColor;</text:p>
            <text:p text:style-name="P3"><text:s text:c="4"/>function SetColor(const Value: TColor);</text:p>
            <text:p text:style-name="P3"><text:s text:c="2"/>public</text:p>
            <text:p text:style-name="P3"><text:s text:c="4"/>{ No way to set it directly.</text:p>
            <text:p text:style-name="P3"><text:s text:c="6"/>Call the Load method, like Load('http://www.freepascal.org/'),</text:p>
            <text:p text:style-name="P3"><text:s text:c="6"/>to load a page and set this property. }</text:p>
            <text:p text:style-name="P3"><text:s text:c="4"/>property URL: string read FURL;</text:p>
            <text:p text:style-name="P3"><text:s text:c="4"/>procedure Load(const AnURL: string);</text:p>
            <text:p text:style-name="P3"><text:s text:c="4"/>property Color: TColor read FColor write SetColor;</text:p>
            <text:p text:style-name="P3"><text:s text:c="2"/>end;</text:p>
            <text:p text:style-name="P3"/>
            <text:p text:style-name="P3">procedure TWebPage.Load(const AnURL: string);</text:p>
            <text:p text:style-name="P3">begin</text:p>
            <text:p text:style-name="P3"><text:s text:c="2"/>FURL := AnURL;</text:p>
            <text:p text:style-name="P3"><text:s text:c="2"/>NetworkingComponent.LoadWebPage(AnURL);</text:p>
            <text:p text:style-name="P3">end;</text:p>
            <text:p text:style-name="P3"/>
            <text:p text:style-name="P3">function TWebPage.SetColor(const Value: TColor);</text:p>
            <text:p text:style-name="P3">begin</text:p>
            <text:p text:style-name="P3"><text:s text:c="2"/>if FColor &lt;&gt; Value then</text:p>
            <text:p text:style-name="P3"><text:s text:c="2"/>begin</text:p>
            <text:p text:style-name="P3"><text:s text:c="4"/>FColor := Value;</text:p>
            <text:p text:style-name="P3"><text:s text:c="4"/>// for example, cause some update each time value changes</text:p>
            <text:p text:style-name="P3"><text:s text:c="4"/>Repaint;</text:p>
            <text:p text:style-name="P3"><text:s text:c="4"/>// as another example, make sure that some underlying instance,</text:p>
            <text:p text:style-name="P3"><text:s text:c="4"/>// like a "RenderingComponent" (whatever that is),</text:p>
            <text:p text:style-name="P3"><text:s text:c="4"/>// has a synchronized value of Color.</text:p>
            <text:p text:style-name="P3"><text:s text:c="4"/>RenderingComponent.Color := Value;</text:p>
            <text:p text:style-name="P3"><text:s text:c="2"/>end;</text:p>
            <text:p text:style-name="P3">end;</text:p>
            <text:p text:style-name="P3">----</text:p>
            <text:p text:style-name="P3"/>
          </table:table-cell>
        </table:table-row>
        <table:table-row>
          <table:table-cell table:style-name="Таблица1.A2" office:value-type="string">
            <text:p text:style-name="P32">// { compare with the old value, to shield from making</text:p>
            <text:p text:style-name="P32"><text:soft-page-break/>// <text:s text:c="2"/>useless assignments to RenderingComponent.Color.</text:p>
            <text:p text:style-name="P32">// <text:s text:c="2"/>This is a common approach to guarantee that setting WebPage.Color</text:p>
            <text:p text:style-name="P32">// <text:s text:c="2"/>many times to the same value will be fast,</text:p>
            <text:p text:style-name="P32">// <text:s text:c="2"/>even if setting RenderingComponent.Color many times to the same value</text:p>
            <text:p text:style-name="P32">// <text:s text:c="2"/>would be slow. }</text:p>
            <text:p text:style-name="P32"/>
          </table:table-cell>
          <table:table-cell table:style-name="Таблица1.B2" office:value-type="string">
            <text:p text:style-name="P30">// { compare with the old value, to shield from making</text:p>
            <text:p text:style-name="P30"><text:soft-page-break/>// <text:s text:c="2"/>useless assignments to RenderingComponent.Color.</text:p>
            <text:p text:style-name="P30">// <text:s text:c="2"/>This is a common approach to guarantee that setting WebPage.Color</text:p>
            <text:p text:style-name="P30">// <text:s text:c="2"/>many times to the same value will be fast,</text:p>
            <text:p text:style-name="P30">// <text:s text:c="2"/>even if setting RenderingComponent.Color many times to the same value</text:p>
            <text:p text:style-name="P30">// <text:s text:c="2"/>would be slow. }</text:p>
            <text:p text:style-name="P30"/>
          </table:table-cell>
        </table:table-row>
        <table:table-row>
          <table:table-cell table:style-name="Таблица1.A2" office:value-type="string">
            <text:p text:style-name="P40">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40"/>
          </table:table-cell>
          <table:table-cell table:style-name="Таблица1.B2" office:value-type="string">
            <text:p text:style-name="P3">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3"/>
          </table:table-cell>
        </table:table-row>
        <table:table-row>
          <table:table-cell table:style-name="Таблица1.A2" office:value-type="string">
            <text:p text:style-name="P40">When declaring a property you specify:</text:p>
            <text:p text:style-name="P40"/>
          </table:table-cell>
          <table:table-cell table:style-name="Таблица1.B2" office:value-type="string">
            <text:p text:style-name="P3">When declaring a property you specify:</text:p>
            <text:p text:style-name="P3"/>
          </table:table-cell>
        </table:table-row>
        <table:table-row>
          <table:table-cell table:style-name="Таблица1.A2" office:value-type="string">
            <text:p text:style-name="P40">. Whether it can be read, and how (by directly reading a field, or by using a "getter" method).</text:p>
            <text:p text:style-name="P40">. And, in a similar manner, <text:s/>whether it can be set, and how (by directly writing to a designated field, or by calling a "setter" method).</text:p>
            <text:p text:style-name="P40"/>
          </table:table-cell>
          <table:table-cell table:style-name="Таблица1.B2" office:value-type="string">
            <text:p text:style-name="P3">. Whether it can be read, and how (by directly reading a field, or by using a "getter" method).</text:p>
            <text:p text:style-name="P3">. And, in a similar manner, <text:s/>whether it can be set, and how (by directly writing to a designated field, or by calling a "setter" method).</text:p>
            <text:p text:style-name="P3"/>
          </table:table-cell>
        </table:table-row>
        <table:table-row>
          <table:table-cell table:style-name="Таблица1.A2" office:value-type="string">
            <text:p text:style-name="P40">The compiler checks that the types and parameters of indicated fields and methods match with the property type. For example, to read an `Integer` property you have to either provide an `Integer` field, or a parameter-less method that returns an `Integer`.</text:p>
            <text:p text:style-name="P40"/>
          </table:table-cell>
          <table:table-cell table:style-name="Таблица1.B2" office:value-type="string">
            <text:p text:style-name="P3">The compiler checks that the types and parameters of indicated fields and methods match with the property type. For example, to read an `Integer` property you have to either provide an `Integer` field, or a parameter-less method that returns an `Integer`.</text:p>
            <text:p text:style-name="P3"/>
          </table:table-cell>
        </table:table-row>
        <table:table-row>
          <table:table-cell table:style-name="Таблица1.A2" office:value-type="string">
            <text:p text:style-name="P40">Technically, for the compiler, the "getter" and "setter" methods are just normal methods and they can do absolutely anything (including side-effects or randomization). But it's a good convention to design properties to behave more-or-less like fields:</text:p>
            <text:p text:style-name="P40"/>
          </table:table-cell>
          <table:table-cell table:style-name="Таблица1.B2" office:value-type="string">
            <text:p text:style-name="P3">Technically, for the compiler, the "getter" and "setter" methods are just normal methods and they can do absolutely anything (including side-effects or randomization). But it's a good convention to design properties to behave more-or-less like fields:</text:p>
            <text:p text:style-name="P3"/>
          </table:table-cell>
        </table:table-row>
        <table:table-row>
          <table:table-cell table:style-name="Таблица1.A2" office:value-type="string">
            <text:p text:style-name="P32">// There are some good conventions to follow when creating properties. These are only conventions, the compiler doesn't prevent you from making something weird using properties -- f. But the good</text:p>
            <text:p text:style-name="P32">// They should be somewhat predictable, like fields:</text:p>
            <text:p text:style-name="P32"/>
          </table:table-cell>
          <table:table-cell table:style-name="Таблица1.B2" office:value-type="string">
            <text:p text:style-name="P30">// There are some good conventions to follow when creating properties. These are only conventions, the compiler doesn't prevent you from making something weird using properties -- f. But the good</text:p>
            <text:p text:style-name="P30">// They should be somewhat predictable, like fields:</text:p>
            <text:p text:style-name="P30"/>
          </table:table-cell>
        </table:table-row>
        <table:table-row>
          <table:table-cell table:style-name="Таблица1.A2" office:value-type="string">
            <text:p text:style-name="P40">* The _getter_ function should have no <text:soft-page-break/>visible side-effects (e.g. it should not read some input from file / keyboard). It should be deterministic (no randomization, not even pseudo-randomization :). Reading a property many times should be valid, and return the same value, if nothing changed in-between.</text:p>
            <text:p text:style-name="P40">+</text:p>
          </table:table-cell>
          <table:table-cell table:style-name="Таблица1.B2" office:value-type="string">
            <text:p text:style-name="P3">* The _getter_ function should have no <text:soft-page-break/>visible side-effects (e.g. it should not read some input from file / keyboard). It should be deterministic (no randomization, not even pseudo-randomization :). Reading a property many times should be valid, and return the same value, if nothing changed in-between.</text:p>
            <text:p text:style-name="P3">+</text:p>
          </table:table-cell>
        </table:table-row>
        <table:table-row>
          <table:table-cell table:style-name="Таблица1.A2" office:value-type="string">
            <text:p text:style-name="P40">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40"/>
          </table:table-cell>
          <table:table-cell table:style-name="Таблица1.B2" office:value-type="string">
            <text:p text:style-name="P3">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3"/>
          </table:table-cell>
        </table:table-row>
        <table:table-row>
          <table:table-cell table:style-name="Таблица1.A2" office:value-type="string">
            <text:p text:style-name="P40">*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40"/>
          </table:table-cell>
          <table:table-cell table:style-name="Таблица1.B2" office:value-type="string">
            <text:p text:style-name="P3">*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3"/>
          </table:table-cell>
        </table:table-row>
        <table:table-row>
          <table:table-cell table:style-name="Таблица1.A2" office:value-type="string">
            <text:p text:style-name="P40">*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40"/>
          </table:table-cell>
          <table:table-cell table:style-name="Таблица1.B2" office:value-type="string">
            <text:p text:style-name="P3">*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3"/>
          </table:table-cell>
        </table:table-row>
        <table:table-row>
          <table:table-cell table:style-name="Таблица1.A2" office:value-type="string">
            <text:p text:style-name="P40">* The _"backing" field of a property is almost always private_, since the idea of a property is to encapsulate all outside access to it.</text:p>
            <text:p text:style-name="P40"/>
          </table:table-cell>
          <table:table-cell table:style-name="Таблица1.B2" office:value-type="string">
            <text:p text:style-name="P3">* The _"backing" field of a property is almost always private_, since the idea of a property is to encapsulate all outside access to it.</text:p>
            <text:p text:style-name="P3"/>
          </table:table-cell>
        </table:table-row>
        <table:table-row>
          <table:table-cell table:style-name="Таблица1.A2" office:value-type="string">
            <text:p text:style-name="P40">* It's technically possible to make _set-only properties_, but I have not yet seen a good example of such thing:)</text:p>
            <text:p text:style-name="P40"/>
          </table:table-cell>
          <table:table-cell table:style-name="Таблица1.B2" office:value-type="string">
            <text:p text:style-name="P3">* It's technically possible to make _set-only properties_, but I have not yet seen a good example of such thing:)</text:p>
            <text:p text:style-name="P3"/>
          </table:table-cell>
        </table:table-row>
        <table:table-row>
          <table:table-cell table:style-name="Таблица1.A2" office:value-type="string">
            <text:p text:style-name="P40">NOTE: Properties can also be defined outside of class, at a unit level. They serve an analogous purpose then: look like a global variable, but are backed by a _getter_ and _setter_ routines.</text:p>
            <text:p text:style-name="P40"/>
          </table:table-cell>
          <table:table-cell table:style-name="Таблица1.B2" office:value-type="string">
            <text:p text:style-name="P3">NOTE: Properties can also be defined outside of class, at a unit level. They serve an analogous purpose then: look like a global variable, but are backed by a _getter_ and _setter_ routines.</text:p>
            <text:p text:style-name="P3"/>
          </table:table-cell>
        </table:table-row>
        <table:table-row>
          <table:table-cell table:style-name="Таблица1.A2" office:value-type="string">
            <text:p text:style-name="P40">### Exceptions</text:p>
            <text:p text:style-name="P40"/>
          </table:table-cell>
          <table:table-cell table:style-name="Таблица1.B2" office:value-type="string">
            <text:p text:style-name="P3">### Exceptions</text:p>
            <text:p text:style-name="P3"/>
          </table:table-cell>
        </table:table-row>
        <table:table-row>
          <table:table-cell table:style-name="Таблица1.A2" office:value-type="string">
            <text:p text:style-name="P40">We have exceptions. They can be caught with `try ... except ... end` clauses, <text:soft-page-break/>and we have finally sections like `try ... finally ... end`.</text:p>
            <text:p text:style-name="P40"/>
          </table:table-cell>
          <table:table-cell table:style-name="Таблица1.B2" office:value-type="string">
            <text:p text:style-name="P3">We have exceptions. They can be caught with `try ... except ... end` clauses, <text:soft-page-break/>and we have finally sections like `try ... finally ... end`.</text:p>
            <text:p text:style-name="P3"/>
          </table:table-cell>
        </table:table-row>
        <table:table-row>
          <table:table-cell table:style-name="Таблица1.A2" office:value-type="string">
            <text:p text:style-name="P40">[source,pascal]</text:p>
            <text:p text:style-name="P40">----</text:p>
            <text:p text:style-name="P40">include::code-samples/exception_finally.lpr[]</text:p>
            <text:p text:style-name="P40">----</text:p>
            <text:p text:style-name="P40"/>
          </table:table-cell>
          <table:table-cell table:style-name="Таблица1.B2" office:value-type="string">
            <text:p text:style-name="P49">[source,pascal]</text:p>
            <text:p text:style-name="P49">----</text:p>
            <text:p text:style-name="P49">include::code-samples/exception_finally.lpr[]</text:p>
            <text:p text:style-name="P49">----</text:p>
            <text:p text:style-name="P49"/>
          </table:table-cell>
        </table:table-row>
        <table:table-row>
          <table:table-cell table:style-name="Таблица1.A2" office:value-type="string">
            <text:p text:style-name="P40">Note that the `finally` clause is executed even if you exit the block using the `Exit` (from function / procedure / method) or `Break` or `Continue` (from loop body).</text:p>
            <text:p text:style-name="P40"/>
          </table:table-cell>
          <table:table-cell table:style-name="Таблица1.B2" office:value-type="string">
            <text:p text:style-name="P3">Note that the `finally` clause is executed even if you exit the block using the `Exit` (from function / procedure / method) or `Break` or `Continue` (from loop body).</text:p>
            <text:p text:style-name="P3"/>
          </table:table-cell>
        </table:table-row>
        <table:table-row>
          <table:table-cell table:style-name="Таблица1.A2" office:value-type="string">
            <text:p text:style-name="P40">### Visibility specifiers</text:p>
            <text:p text:style-name="P40"/>
          </table:table-cell>
          <table:table-cell table:style-name="Таблица1.B2" office:value-type="string">
            <text:p text:style-name="P3">### Visibility specifiers</text:p>
            <text:p text:style-name="P3"/>
          </table:table-cell>
        </table:table-row>
        <table:table-row>
          <table:table-cell table:style-name="Таблица1.A2" office:value-type="string">
            <text:p text:style-name="P40">As in most object-oriented languages, we have visibility specifiers to hide fields / methods / properties.</text:p>
            <text:p text:style-name="P40"/>
          </table:table-cell>
          <table:table-cell table:style-name="Таблица1.B2" office:value-type="string">
            <text:p text:style-name="P3">As in most object-oriented languages, we have visibility specifiers to hide fields / methods / properties.</text:p>
            <text:p text:style-name="P3"/>
          </table:table-cell>
        </table:table-row>
        <table:table-row>
          <table:table-cell table:style-name="Таблица1.A2" office:value-type="string">
            <text:p text:style-name="P40">The basic visibility levels are:</text:p>
            <text:p text:style-name="P40"/>
          </table:table-cell>
          <table:table-cell table:style-name="Таблица1.B2" office:value-type="string">
            <text:p text:style-name="P3">The basic visibility levels are:</text:p>
            <text:p text:style-name="P3"/>
          </table:table-cell>
        </table:table-row>
        <table:table-row>
          <table:table-cell table:style-name="Таблица1.A2" office:value-type="string">
            <text:p text:style-name="P40">`public`:: everyone can access it, including the code in other units.</text:p>
            <text:p text:style-name="P40">`private`:: only accessible in this class.</text:p>
            <text:p text:style-name="P40">`protected`:: only accessible in this class and descendants.</text:p>
            <text:p text:style-name="P40"/>
          </table:table-cell>
          <table:table-cell table:style-name="Таблица1.B2" office:value-type="string">
            <text:p text:style-name="P3">`public`:: everyone can access it, including the code in other units.</text:p>
            <text:p text:style-name="P3">`private`:: only accessible in this class.</text:p>
            <text:p text:style-name="P3">`protected`:: only accessible in this class and descendants.</text:p>
            <text:p text:style-name="P3"/>
          </table:table-cell>
        </table:table-row>
        <table:table-row>
          <table:table-cell table:style-name="Таблица1.A2" office:value-type="string">
            <text:p text:style-name="P40">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lt;&lt;private and strict private&gt;&gt; section.</text:p>
            <text:p text:style-name="P40"/>
          </table:table-cell>
          <table:table-cell table:style-name="Таблица1.B2" office:value-type="string">
            <text:p text:style-name="P3">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lt;&lt;private and strict private&gt;&gt; section.</text:p>
            <text:p text:style-name="P3"/>
          </table:table-cell>
        </table:table-row>
        <table:table-row>
          <table:table-cell table:style-name="Таблица1.A2" office:value-type="string">
            <text:p text:style-name="P40">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40"/>
          </table:table-cell>
          <table:table-cell table:style-name="Таблица1.B2" office:value-type="string">
            <text:p text:style-name="P3">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3"/>
          </table:table-cell>
        </table:table-row>
        <table:table-row>
          <table:table-cell table:style-name="Таблица1.A2" office:value-type="string">
            <text:p text:style-name="P40">Not every field and property type is allowed in the `published` section (not <text:soft-page-break/>every type can be streamed, and only classes can be streamed from simple fields). Just use `public` if you don't care about streaming but want something available to all users.</text:p>
            <text:p text:style-name="P40"/>
          </table:table-cell>
          <table:table-cell table:style-name="Таблица1.B2" office:value-type="string">
            <text:p text:style-name="P3">Not every field and property type is allowed in the `published` section (not <text:soft-page-break/>every type can be streamed, and only classes can be streamed from simple fields). Just use `public` if you don't care about streaming but want something available to all users.</text:p>
            <text:p text:style-name="P3"/>
          </table:table-cell>
        </table:table-row>
        <table:table-row>
          <table:table-cell table:style-name="Таблица1.A2" office:value-type="string">
            <text:p text:style-name="P40">### Default ancestor</text:p>
            <text:p text:style-name="P40"/>
          </table:table-cell>
          <table:table-cell table:style-name="Таблица1.B2" office:value-type="string">
            <text:p text:style-name="P3">### Default ancestor</text:p>
            <text:p text:style-name="P3"/>
          </table:table-cell>
        </table:table-row>
        <table:table-row>
          <table:table-cell table:style-name="Таблица1.A2" office:value-type="string">
            <text:p text:style-name="P40">If you don't declare the ancestor type, every `class` inherits from `TObject`.</text:p>
            <text:p text:style-name="P40"/>
          </table:table-cell>
          <table:table-cell table:style-name="Таблица1.B2" office:value-type="string">
            <text:p text:style-name="P3">If you don't declare the ancestor type, every `class` inherits from `TObject`.</text:p>
            <text:p text:style-name="P3"/>
          </table:table-cell>
        </table:table-row>
        <table:table-row>
          <table:table-cell table:style-name="Таблица1.A2" office:value-type="string">
            <text:p text:style-name="P40">## Freeing classes</text:p>
            <text:p text:style-name="P40"/>
          </table:table-cell>
          <table:table-cell table:style-name="Таблица1.B2" office:value-type="string">
            <text:p text:style-name="P3">## Freeing classes</text:p>
            <text:p text:style-name="P3"/>
          </table:table-cell>
        </table:table-row>
        <table:table-row>
          <table:table-cell table:style-name="Таблица1.A2" office:value-type="string">
            <text:p text:style-name="P40">### Remember to free the class instances</text:p>
            <text:p text:style-name="P40"/>
          </table:table-cell>
          <table:table-cell table:style-name="Таблица1.B2" office:value-type="string">
            <text:p text:style-name="P3">### Remember to free the class instances</text:p>
            <text:p text:style-name="P3"/>
          </table:table-cell>
        </table:table-row>
        <table:table-row>
          <table:table-cell table:style-name="Таблица1.A2" office:value-type="string">
            <text:p text:style-name="P40">The class instances have to be manually freed, otherwise you get memory leaks. I advice using FPC `-gl -gh` options to detect memory leaks (see http://castle-engine.sourceforge.net/tutorial_optimization.php#section_memory ).</text:p>
            <text:p text:style-name="P40"/>
          </table:table-cell>
          <table:table-cell table:style-name="Таблица1.B2" office:value-type="string">
            <text:p text:style-name="P3">The class instances have to be manually freed, otherwise you get memory leaks. I advice using FPC `-gl -gh` options to detect memory leaks (see http://castle-engine.sourceforge.net/tutorial_optimization.php#section_memory ).</text:p>
            <text:p text:style-name="P3"/>
          </table:table-cell>
        </table:table-row>
        <table:table-row>
          <table:table-cell table:style-name="Таблица1.A2" office:value-type="string">
            <text:p text:style-name="P40">Note that this doesn't concern raised exceptions. Although you do create a class when raising an exception (and it's a perfectly normal class, and you can create your own classes for this purpose too). But this class instance is freed automatically.</text:p>
            <text:p text:style-name="P40"/>
          </table:table-cell>
          <table:table-cell table:style-name="Таблица1.B2" office:value-type="string">
            <text:p text:style-name="P3">Note that this doesn't concern raised exceptions. Although you do create a class when raising an exception (and it's a perfectly normal class, and you can create your own classes for this purpose too). But this class instance is freed automatically.</text:p>
            <text:p text:style-name="P3"/>
          </table:table-cell>
        </table:table-row>
        <table:table-row>
          <table:table-cell table:style-name="Таблица1.A2" office:value-type="string">
            <text:p text:style-name="P40">### How to free</text:p>
            <text:p text:style-name="P40"/>
          </table:table-cell>
          <table:table-cell table:style-name="Таблица1.B2" office:value-type="string">
            <text:p text:style-name="P3">### How to free</text:p>
            <text:p text:style-name="P3"/>
          </table:table-cell>
        </table:table-row>
        <table:table-row>
          <table:table-cell table:style-name="Таблица1.A2" office:value-type="string">
            <text:p text:style-name="P40">To free the class instance, it's best to call `FreeAndNil(A)` on your class instance. It checks whether `A` is `nil`, if not -- calls it's destructor, and sets `A` to `nil`. So calling it many times in a row is not an error.</text:p>
            <text:p text:style-name="P40"/>
          </table:table-cell>
          <table:table-cell table:style-name="Таблица1.B2" office:value-type="string">
            <text:p text:style-name="P3">To free the class instance, it's best to call `FreeAndNil(A)` on your class instance. It checks whether `A` is `nil`, if not -- calls it's destructor, and sets `A` to `nil`. So calling it many times in a row is not an error.</text:p>
            <text:p text:style-name="P3"/>
          </table:table-cell>
        </table:table-row>
        <table:table-row>
          <table:table-cell table:style-name="Таблица1.A2" office:value-type="string">
            <text:p text:style-name="P40">It is more-or-less a shortcut for</text:p>
            <text:p text:style-name="P40"/>
          </table:table-cell>
          <table:table-cell table:style-name="Таблица1.B2" office:value-type="string">
            <text:p text:style-name="P3">It is more-or-less a shortcut for</text:p>
            <text:p text:style-name="P3"/>
          </table:table-cell>
        </table:table-row>
        <table:table-row>
          <table:table-cell table:style-name="Таблица1.A2" office:value-type="string">
            <text:p text:style-name="P40">[source,pascal]</text:p>
            <text:p text:style-name="P40">----</text:p>
            <text:p text:style-name="P40">if A &lt;&gt; nil then</text:p>
            <text:p text:style-name="P40">begin</text:p>
            <text:p text:style-name="P40"><text:s text:c="2"/>A.Destroy;</text:p>
            <text:p text:style-name="P40"><text:s text:c="2"/>A := nil;</text:p>
            <text:p text:style-name="P40">end;</text:p>
            <text:p text:style-name="P40">----</text:p>
            <text:p text:style-name="P40"/>
          </table:table-cell>
          <table:table-cell table:style-name="Таблица1.B2" office:value-type="string">
            <text:p text:style-name="P3">[source,pascal]</text:p>
            <text:p text:style-name="P3">----</text:p>
            <text:p text:style-name="P3">if A &lt;&gt; nil then</text:p>
            <text:p text:style-name="P3">begin</text:p>
            <text:p text:style-name="P3"><text:s text:c="2"/>A.Destroy;</text:p>
            <text:p text:style-name="P3"><text:s text:c="2"/>A := nil;</text:p>
            <text:p text:style-name="P3">end;</text:p>
            <text:p text:style-name="P3">----</text:p>
            <text:p text:style-name="P3"/>
          </table:table-cell>
        </table:table-row>
        <table:table-row>
          <table:table-cell table:style-name="Таблица1.A2" office:value-type="string">
            <text:p text:style-name="P40">Actually, that's an oversimplification, as `FreeAndNil` does a useful trick and sets the variable `A` to `nil` *before* calling the destructor on a suitable reference. This helps to prevent a certain class of bugs -- the idea is that the "outside" code should never <text:soft-page-break/>access a half-destructed instance of the class.</text:p>
            <text:p text:style-name="P40"/>
          </table:table-cell>
          <table:table-cell table:style-name="Таблица1.B2" office:value-type="string">
            <text:p text:style-name="P3">Actually, that's an oversimplification, as `FreeAndNil` does a useful trick and sets the variable `A` to `nil` *before* calling the destructor on a suitable reference. This helps to prevent a certain class of bugs -- the idea is that the "outside" code should never <text:soft-page-break/>access a half-destructed instance of the class.</text:p>
            <text:p text:style-name="P3"/>
          </table:table-cell>
        </table:table-row>
        <table:table-row>
          <table:table-cell table:style-name="Таблица1.A2" office:value-type="string">
            <text:p text:style-name="P40">Often you will also see people using the `A.Free` method, which is like doing</text:p>
            <text:p text:style-name="P40"/>
          </table:table-cell>
          <table:table-cell table:style-name="Таблица1.B2" office:value-type="string">
            <text:p text:style-name="P3">Often you will also see people using the `A.Free` method, which is like doing</text:p>
            <text:p text:style-name="P3"/>
          </table:table-cell>
        </table:table-row>
        <table:table-row>
          <table:table-cell table:style-name="Таблица1.A2" office:value-type="string">
            <text:p text:style-name="P40">[source,pascal]</text:p>
            <text:p text:style-name="P40">----</text:p>
            <text:p text:style-name="P40">if A &lt;&gt; nil then</text:p>
            <text:p text:style-name="P40"><text:s text:c="2"/>A.Destroy;</text:p>
            <text:p text:style-name="P40">----</text:p>
            <text:p text:style-name="P40"/>
          </table:table-cell>
          <table:table-cell table:style-name="Таблица1.B2" office:value-type="string">
            <text:p text:style-name="P3">[source,pascal]</text:p>
            <text:p text:style-name="P3">----</text:p>
            <text:p text:style-name="P3">if A &lt;&gt; nil then</text:p>
            <text:p text:style-name="P3"><text:s text:c="2"/>A.Destroy;</text:p>
            <text:p text:style-name="P3">----</text:p>
            <text:p text:style-name="P3"/>
          </table:table-cell>
        </table:table-row>
        <table:table-row>
          <table:table-cell table:style-name="Таблица1.A2" office:value-type="string">
            <text:p text:style-name="P40">This frees the `A`, unless it's `nil`.</text:p>
            <text:p text:style-name="P40"/>
          </table:table-cell>
          <table:table-cell table:style-name="Таблица1.B2" office:value-type="string">
            <text:p text:style-name="P3">This frees the `A`, unless it's `nil`.</text:p>
            <text:p text:style-name="P3"/>
          </table:table-cell>
        </table:table-row>
        <table:table-row>
          <table:table-cell table:style-name="Таблица1.A2" office:value-type="string">
            <text:p text:style-name="P40">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any fields).</text:p>
            <text:p text:style-name="P40"/>
          </table:table-cell>
          <table:table-cell table:style-name="Таблица1.B2" office:value-type="string">
            <text:p text:style-name="P3">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any fields).</text:p>
            <text:p text:style-name="P3"/>
          </table:table-cell>
        </table:table-row>
        <table:table-row>
          <table:table-cell table:style-name="Таблица1.A2" office:value-type="string">
            <text:p text:style-name="P40">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40"/>
          </table:table-cell>
          <table:table-cell table:style-name="Таблица1.B2" office:value-type="string">
            <text:p text:style-name="P3">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3"/>
          </table:table-cell>
        </table:table-row>
        <table:table-row>
          <table:table-cell table:style-name="Таблица1.A2" office:value-type="string">
            <text:p text:style-name="P40">### Manual and automatic freeing</text:p>
            <text:p text:style-name="P40"/>
          </table:table-cell>
          <table:table-cell table:style-name="Таблица1.B2" office:value-type="string">
            <text:p text:style-name="P3">### Manual and automatic freeing</text:p>
            <text:p text:style-name="P3"/>
          </table:table-cell>
        </table:table-row>
        <table:table-row>
          <table:table-cell table:style-name="Таблица1.A2" office:value-type="string">
            <text:p text:style-name="P40">In many situations, the need to free 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40"/>
          </table:table-cell>
          <table:table-cell table:style-name="Таблица1.B2" office:value-type="string">
            <text:p text:style-name="P3">In many situations, the need to free 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3"/>
          </table:table-cell>
        </table:table-row>
        <table:table-row>
          <table:table-cell table:style-name="Таблица1.A2" office:value-type="string">
            <text:p text:style-name="P40">So, like this:</text:p>
            <text:p text:style-name="P40"/>
          </table:table-cell>
          <table:table-cell table:style-name="Таблица1.B2" office:value-type="string">
            <text:p text:style-name="P3">So, like this:</text:p>
            <text:p text:style-name="P3"/>
          </table:table-cell>
        </table:table-row>
        <table:table-row>
          <table:table-cell table:style-name="Таблица1.A2" office:value-type="string">
            <text:p text:style-name="P40">[source,pascal]</text:p>
            <text:p text:style-name="P40">----</text:p>
            <text:p text:style-name="P40">uses SysUtils;</text:p>
            <text:p text:style-name="P40"/>
            <text:p text:style-name="P40"><text:soft-page-break/>type</text:p>
            <text:p text:style-name="P40"><text:s text:c="2"/>TGun = class</text:p>
            <text:p text:style-name="P40"><text:s text:c="2"/>end;</text:p>
            <text:p text:style-name="P40"/>
            <text:p text:style-name="P40"><text:s text:c="2"/>TPlayer = class</text:p>
            <text:p text:style-name="P40"><text:s text:c="4"/>Gun1, Gun2: TGun;</text:p>
            <text:p text:style-name="P40"><text:s text:c="4"/>constructor Create;</text:p>
            <text:p text:style-name="P40"><text:s text:c="4"/>destructor Destroy; override;</text:p>
            <text:p text:style-name="P40"><text:s text:c="2"/>end;</text:p>
            <text:p text:style-name="P40"/>
            <text:p text:style-name="P40">constructor TPlayer.Create;</text:p>
            <text:p text:style-name="P40">begin</text:p>
            <text:p text:style-name="P40"><text:s text:c="2"/>inherited;</text:p>
            <text:p text:style-name="P40"><text:s text:c="2"/>Gun1 := TGun.Create;</text:p>
            <text:p text:style-name="P40"><text:s text:c="2"/>Gun2 := TGun.Create;</text:p>
            <text:p text:style-name="P40">end;</text:p>
            <text:p text:style-name="P40"/>
            <text:p text:style-name="P40">destructor TPlayer.Destroy;</text:p>
            <text:p text:style-name="P40">begin</text:p>
            <text:p text:style-name="P40"><text:s text:c="2"/>FreeAndNil(Gun1);</text:p>
            <text:p text:style-name="P40"><text:s text:c="2"/>FreeAndNil(Gun2);</text:p>
            <text:p text:style-name="P40"><text:s text:c="2"/>inherited;</text:p>
            <text:p text:style-name="P40">end;</text:p>
            <text:p text:style-name="P40">----</text:p>
            <text:p text:style-name="P40"/>
          </table:table-cell>
          <table:table-cell table:style-name="Таблица1.B2" office:value-type="string">
            <text:p text:style-name="P3">[source,pascal]</text:p>
            <text:p text:style-name="P3">----</text:p>
            <text:p text:style-name="P3">uses SysUtils;</text:p>
            <text:p text:style-name="P3"/>
            <text:p text:style-name="P3"><text:soft-page-break/>type</text:p>
            <text:p text:style-name="P3"><text:s text:c="2"/>TGun = class</text:p>
            <text:p text:style-name="P3"><text:s text:c="2"/>end;</text:p>
            <text:p text:style-name="P3"/>
            <text:p text:style-name="P3"><text:s text:c="2"/>TPlayer = class</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Gun1 := TGun.Create;</text:p>
            <text:p text:style-name="P3"><text:s text:c="2"/>Gun2 := TGun.Create;</text:p>
            <text:p text:style-name="P3">end;</text:p>
            <text:p text:style-name="P3"/>
            <text:p text:style-name="P3">destructor TPlayer.Destroy;</text:p>
            <text:p text:style-name="P3">begin</text:p>
            <text:p text:style-name="P3"><text:s text:c="2"/>FreeAndNil(Gun1);</text:p>
            <text:p text:style-name="P3"><text:s text:c="2"/>FreeAndNil(Gun2);</text:p>
            <text:p text:style-name="P3"><text:s text:c="2"/>inherited;</text:p>
            <text:p text:style-name="P3">end;</text:p>
            <text:p text:style-name="P3">----</text:p>
            <text:p text:style-name="P3"/>
          </table:table-cell>
        </table:table-row>
        <table:table-row>
          <table:table-cell table:style-name="Таблица1.A2" office:value-type="string">
            <text:p text:style-name="P40">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40"/>
          </table:table-cell>
          <table:table-cell table:style-name="Таблица1.B2" office:value-type="string">
            <text:p text:style-name="P3">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3"/>
          </table:table-cell>
        </table:table-row>
        <table:table-row>
          <table:table-cell table:style-name="Таблица1.A2" office:value-type="string">
            <text:p text:style-name="P40">[source,pascal]</text:p>
            <text:p text:style-name="P40">----</text:p>
            <text:p text:style-name="P40">uses SysUtils, Classes;</text:p>
            <text:p text:style-name="P40"/>
            <text:p text:style-name="P40">type</text:p>
            <text:p text:style-name="P40"><text:s text:c="2"/>TGun = class(TComponent)</text:p>
            <text:p text:style-name="P40"><text:s text:c="2"/>end;</text:p>
            <text:p text:style-name="P40"/>
            <text:p text:style-name="P40"><text:s text:c="2"/>TPlayer = class(TComponent)</text:p>
            <text:p text:style-name="P40"><text:s text:c="4"/>Gun1, Gun2: TGun;</text:p>
            <text:p text:style-name="P40"><text:s text:c="4"/>constructor Create(AOwner: TComponent); override;</text:p>
            <text:p text:style-name="P40"><text:s text:c="2"/>end;</text:p>
            <text:p text:style-name="P40"/>
            <text:p text:style-name="P40">constructor TPlayer.Create(AOwner: TComponent);</text:p>
            <text:p text:style-name="P40">begin</text:p>
            <text:p text:style-name="P40"><text:s text:c="2"/>inherited;</text:p>
            <text:p text:style-name="P40"><text:s text:c="2"/>Gun1 := TGun.Create(Self);</text:p>
            <text:p text:style-name="P40"><text:s text:c="2"/>Gun2 := TGun.Create(Self);</text:p>
            <text:p text:style-name="P40">end;</text:p>
            <text:p text:style-name="P40">----</text:p>
            <text:p text:style-name="P40"/>
          </table:table-cell>
          <table:table-cell table:style-name="Таблица1.B2" office:value-type="string">
            <text:p text:style-name="P3">[source,pascal]</text:p>
            <text:p text:style-name="P3">----</text:p>
            <text:p text:style-name="P3">uses SysUtils, Classes;</text:p>
            <text:p text:style-name="P3"/>
            <text:p text:style-name="P3">type</text:p>
            <text:p text:style-name="P3"><text:s text:c="2"/>TGun = class(TComponent)</text:p>
            <text:p text:style-name="P3"><text:s text:c="2"/>end;</text:p>
            <text:p text:style-name="P3"/>
            <text:p text:style-name="P3"><text:s text:c="2"/>TPlayer = class(TComponent)</text:p>
            <text:p text:style-name="P3"><text:s text:c="4"/>Gun1, Gun2: TGun;</text:p>
            <text:p text:style-name="P3"><text:s text:c="4"/>constructor Create(AOwner: TComponent); override;</text:p>
            <text:p text:style-name="P3"><text:s text:c="2"/>end;</text:p>
            <text:p text:style-name="P3"/>
            <text:p text:style-name="P3">constructor TPlayer.Create(AOwner: TComponent);</text:p>
            <text:p text:style-name="P3">begin</text:p>
            <text:p text:style-name="P3"><text:s text:c="2"/>inherited;</text:p>
            <text:p text:style-name="P3"><text:s text:c="2"/>Gun1 := TGun.Create(Self);</text:p>
            <text:p text:style-name="P3"><text:s text:c="2"/>Gun2 := TGun.Create(Self);</text:p>
            <text:p text:style-name="P3">end;</text:p>
            <text:p text:style-name="P3">----</text:p>
            <text:p text:style-name="P3"/>
          </table:table-cell>
        </table:table-row>
        <table:table-row>
          <table:table-cell table:style-name="Таблица1.A2" office:value-type="string">
            <text:p text:style-name="P40">Note that we need to override a virtual `TComponent` constructor here. So we <text:soft-page-break/>cannot change the constructor parameters. (Actually, you can -- declare a new constructor with `reintroduce`. But be careful, as some functionality, e.g. streaming, will still use the virtual constructor, so make sure it works right in either case.)</text:p>
            <text:p text:style-name="P40"/>
          </table:table-cell>
          <table:table-cell table:style-name="Таблица1.B2" office:value-type="string">
            <text:p text:style-name="P3">Note that we need to override a virtual `TComponent` constructor here. So we <text:soft-page-break/>cannot change the constructor parameters. (Actually, you can -- declare a new constructor with `reintroduce`. But be careful, as some functionality, e.g. streaming, will still use the virtual constructor, so make sure it works right in either case.)</text:p>
            <text:p text:style-name="P3"/>
          </table:table-cell>
        </table:table-row>
        <table:table-row>
          <table:table-cell table:style-name="Таблица1.A2" office:value-type="string">
            <text:p text:style-name="P40">Another mechanism for automatic freeing is the `OwnsObjects` functionality (by default already `true`!) of list-classes like `TFPGObjectList` or `TObjectList`. So we can also write:</text:p>
            <text:p text:style-name="P40"/>
          </table:table-cell>
          <table:table-cell table:style-name="Таблица1.B2" office:value-type="string">
            <text:p text:style-name="P3">Another mechanism for automatic freeing is the `OwnsObjects` functionality (by default already `true`!) of list-classes like `TFPGObjectList` or `TObjectList`. So we can also write:</text:p>
            <text:p text:style-name="P3"/>
          </table:table-cell>
        </table:table-row>
        <table:table-row>
          <table:table-cell table:style-name="Таблица1.A2" office:value-type="string">
            <text:p text:style-name="P40">[source,pascal]</text:p>
            <text:p text:style-name="P40">----</text:p>
            <text:p text:style-name="P40">uses SysUtils, Classes, FGL;</text:p>
            <text:p text:style-name="P40"/>
            <text:p text:style-name="P40">type</text:p>
            <text:p text:style-name="P40"><text:s text:c="2"/>TGun = class</text:p>
            <text:p text:style-name="P40"><text:s text:c="2"/>end;</text:p>
            <text:p text:style-name="P40"/>
            <text:p text:style-name="P40"><text:s text:c="2"/>TGunList = specialize TFPGObjectList&lt;TGun&gt;;</text:p>
            <text:p text:style-name="P40"/>
            <text:p text:style-name="P40"><text:s text:c="2"/>TPlayer = class</text:p>
            <text:p text:style-name="P40"><text:s text:c="4"/>Guns: TGunList;</text:p>
            <text:p text:style-name="P40"><text:s text:c="4"/>Gun1, Gun2: TGun;</text:p>
            <text:p text:style-name="P40"><text:s text:c="4"/>constructor Create;</text:p>
            <text:p text:style-name="P40"><text:s text:c="4"/>destructor Destroy; override;</text:p>
            <text:p text:style-name="P40"><text:s text:c="2"/>end;</text:p>
            <text:p text:style-name="P40"/>
            <text:p text:style-name="P40">constructor TPlayer.Create;</text:p>
            <text:p text:style-name="P40">begin</text:p>
            <text:p text:style-name="P40"><text:s text:c="2"/>inherited;</text:p>
            <text:p text:style-name="P40"><text:s text:c="2"/>// Actually, the parameter true (OwnsObjects) is already the default</text:p>
            <text:p text:style-name="P40"><text:s text:c="2"/>Guns := TGunList.Create(true);</text:p>
            <text:p text:style-name="P40"><text:s text:c="2"/>Gun1 := TGun.Create(Self);</text:p>
            <text:p text:style-name="P40"><text:s text:c="2"/>Guns.Add(Gun1);</text:p>
            <text:p text:style-name="P40"><text:s text:c="2"/>Gun2 := TGun.Create(Self);</text:p>
            <text:p text:style-name="P40"><text:s text:c="2"/>Guns.Add(Gun2);</text:p>
            <text:p text:style-name="P40">end;</text:p>
            <text:p text:style-name="P40"/>
            <text:p text:style-name="P40">destructor TPlayer.Destroy;</text:p>
            <text:p text:style-name="P40">begin</text:p>
            <text:p text:style-name="P40"><text:s text:c="2"/>{ We have to take care to free the list.</text:p>
            <text:p text:style-name="P40"><text:s text:c="4"/>It will automatically free it's contents. }</text:p>
            <text:p text:style-name="P40"><text:s text:c="2"/>FreeAndNil(Guns);</text:p>
            <text:p text:style-name="P40"/>
            <text:p text:style-name="P40"><text:s text:c="2"/>{ No need to free the Gun1, Gun2 anymore. It's a nice habit to set to "nil"</text:p>
            <text:p text:style-name="P40"><text:s text:c="4"/>their references now, as we know they are freed. In this simple class,</text:p>
            <text:p text:style-name="P40"><text:s text:c="4"/>with so simple destructor, it's obvious that they cannot be accessed</text:p>
            <text:p text:style-name="P40"><text:s text:c="4"/>anymore -- but doing this pays off in case of larger and more complicated</text:p>
            <text:p text:style-name="P40"><text:soft-page-break/><text:s text:c="4"/>destructors.</text:p>
            <text:p text:style-name="P40"/>
            <text:p text:style-name="P40"><text:s text:c="4"/>Alternatively, we could avoid declaring Gun1 and Gun2,</text:p>
            <text:p text:style-name="P40"><text:s text:c="4"/>and instead use Guns[0] and Guns[1] in own code.</text:p>
            <text:p text:style-name="P40"><text:s text:c="4"/>Or create a method like Gun1 that returns Guns[0]. }</text:p>
            <text:p text:style-name="P40"><text:s text:c="2"/>Gun1 := nil;</text:p>
            <text:p text:style-name="P40"><text:s text:c="2"/>Gun2 := nil;</text:p>
            <text:p text:style-name="P40"><text:s text:c="2"/>inherited;</text:p>
            <text:p text:style-name="P40">end;</text:p>
            <text:p text:style-name="P40">----</text:p>
            <text:p text:style-name="P40"/>
          </table:table-cell>
          <table:table-cell table:style-name="Таблица1.B2" office:value-type="string">
            <text:p text:style-name="P3">[source,pascal]</text:p>
            <text:p text:style-name="P3">----</text:p>
            <text:p text:style-name="P3">uses SysUtils, Classes, FGL;</text:p>
            <text:p text:style-name="P3"/>
            <text:p text:style-name="P3">type</text:p>
            <text:p text:style-name="P3"><text:s text:c="2"/>TGun = class</text:p>
            <text:p text:style-name="P3"><text:s text:c="2"/>end;</text:p>
            <text:p text:style-name="P3"/>
            <text:p text:style-name="P3"><text:s text:c="2"/>TGunList = specialize TFPGObjectList&lt;TGun&gt;;</text:p>
            <text:p text:style-name="P3"/>
            <text:p text:style-name="P3"><text:s text:c="2"/>TPlayer = class</text:p>
            <text:p text:style-name="P3"><text:s text:c="4"/>Guns: TGunList;</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 Actually, the parameter true (OwnsObjects) is already the default</text:p>
            <text:p text:style-name="P3"><text:s text:c="2"/>Guns := TGunList.Create(true);</text:p>
            <text:p text:style-name="P3"><text:s text:c="2"/>Gun1 := TGun.Create(Self);</text:p>
            <text:p text:style-name="P3"><text:s text:c="2"/>Guns.Add(Gun1);</text:p>
            <text:p text:style-name="P3"><text:s text:c="2"/>Gun2 := TGun.Create(Self);</text:p>
            <text:p text:style-name="P3"><text:s text:c="2"/>Guns.Add(Gun2);</text:p>
            <text:p text:style-name="P3">end;</text:p>
            <text:p text:style-name="P3"/>
            <text:p text:style-name="P3">destructor TPlayer.Destroy;</text:p>
            <text:p text:style-name="P3">begin</text:p>
            <text:p text:style-name="P3"><text:s text:c="2"/>{ We have to take care to free the list.</text:p>
            <text:p text:style-name="P3"><text:s text:c="4"/>It will automatically free it's contents. }</text:p>
            <text:p text:style-name="P3"><text:s text:c="2"/>FreeAndNil(Guns);</text:p>
            <text:p text:style-name="P3"/>
            <text:p text:style-name="P3"><text:s text:c="2"/>{ No need to free the Gun1, Gun2 anymore. It's a nice habit to set to "nil"</text:p>
            <text:p text:style-name="P3"><text:s text:c="4"/>their references now, as we know they are freed. In this simple class,</text:p>
            <text:p text:style-name="P3"><text:s text:c="4"/>with so simple destructor, it's obvious that they cannot be accessed</text:p>
            <text:p text:style-name="P3"><text:s text:c="4"/>anymore -- but doing this pays off in case of larger and more complicated</text:p>
            <text:p text:style-name="P3"><text:soft-page-break/><text:s text:c="4"/>destructors.</text:p>
            <text:p text:style-name="P3"/>
            <text:p text:style-name="P3"><text:s text:c="4"/>Alternatively, we could avoid declaring Gun1 and Gun2,</text:p>
            <text:p text:style-name="P3"><text:s text:c="4"/>and instead use Guns[0] and Guns[1] in own code.</text:p>
            <text:p text:style-name="P3"><text:s text:c="4"/>Or create a method like Gun1 that returns Guns[0]. }</text:p>
            <text:p text:style-name="P3"><text:s text:c="2"/>Gun1 := nil;</text:p>
            <text:p text:style-name="P3"><text:s text:c="2"/>Gun2 := nil;</text:p>
            <text:p text:style-name="P3"><text:s text:c="2"/>inherited;</text:p>
            <text:p text:style-name="P3">end;</text:p>
            <text:p text:style-name="P3">----</text:p>
            <text:p text:style-name="P3"/>
          </table:table-cell>
        </table:table-row>
        <table:table-row>
          <table:table-cell table:style-name="Таблица1.A2" office:value-type="string">
            <text:p text:style-name="P40">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40"/>
          </table:table-cell>
          <table:table-cell table:style-name="Таблица1.B2" office:value-type="string">
            <text:p text:style-name="P3">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3"/>
          </table:table-cell>
        </table:table-row>
        <table:table-row>
          <table:table-cell table:style-name="Таблица1.A2" office:value-type="string">
            <text:p text:style-name="P40">*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40"/>
          </table:table-cell>
          <table:table-cell table:style-name="Таблица1.B2" office:value-type="string">
            <text:p text:style-name="P3">*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3"/>
          </table:table-cell>
        </table:table-row>
        <table:table-row>
          <table:table-cell table:style-name="Таблица1.A2" office:value-type="string">
            <text:p text:style-name="P40">### Free notification</text:p>
            <text:p text:style-name="P40"/>
          </table:table-cell>
          <table:table-cell table:style-name="Таблица1.B2" office:value-type="string">
            <text:p text:style-name="P3">### Free notification</text:p>
            <text:p text:style-name="P3"/>
          </table:table-cell>
        </table:table-row>
        <table:table-row>
          <table:table-cell table:style-name="Таблица1.A2" office:value-type="string">
            <text:p text:style-name="P40">If you copy a reference to the instance, such that you have two references to the same memory, and then one of them is freed -- the other one becomes a _"dangling pointer"_. It should not be accessed, as it points to a memory that is no longer allocated. Accessing it may result in a runtime error, or garbage being returned (as the memory may be reused for other stuff in your program).</text:p>
            <text:p text:style-name="P40"/>
          </table:table-cell>
          <table:table-cell table:style-name="Таблица1.B2" office:value-type="string">
            <text:p text:style-name="P3">If you copy a reference to the instance, such that you have two references to the same memory, and then one of them is freed -- the other one becomes a _"dangling pointer"_. It should not be accessed, as it points to a memory that is no longer allocated. Accessing it may result in a runtime error, or garbage being returned (as the memory may be reused for other stuff in your program).</text:p>
            <text:p text:style-name="P3"/>
          </table:table-cell>
        </table:table-row>
        <table:table-row>
          <table:table-cell table:style-name="Таблица1.A2" office:value-type="string">
            <text:p text:style-name="P40">Using the `FreeAndNil` to free the instance doesn't help here. `FreeAndNil` sets to `nil` only the reference it got -- there's no way for it to set all other references. Consider this code:</text:p>
            <text:p text:style-name="P40"/>
          </table:table-cell>
          <table:table-cell table:style-name="Таблица1.B2" office:value-type="string">
            <text:p text:style-name="P3">Using the `FreeAndNil` to free the instance doesn't help here. `FreeAndNil` sets to `nil` only the reference it got -- there's no way for it to set all other references. Consider this code:</text:p>
            <text:p text:style-name="P3"/>
          </table:table-cell>
        </table:table-row>
        <table:table-row>
          <table:table-cell table:style-name="Таблица1.A2" office:value-type="string">
            <text:p text:style-name="P40">[source,pascal]</text:p>
            <text:p text:style-name="P40">----</text:p>
            <text:p text:style-name="P40">var</text:p>
            <text:p text:style-name="P40"><text:s text:c="2"/>O1, O2: TObject;</text:p>
            <text:p text:style-name="P40"><text:soft-page-break/>begin</text:p>
            <text:p text:style-name="P40"><text:s text:c="2"/>O1 := TObject.Create;</text:p>
            <text:p text:style-name="P40"><text:s text:c="2"/>O2 := O1;</text:p>
            <text:p text:style-name="P40"><text:s text:c="2"/>FreeAndNil(O1);</text:p>
            <text:p text:style-name="P40"/>
            <text:p text:style-name="P40"><text:s text:c="2"/>// what happens if we access O1 or O2 here?</text:p>
            <text:p text:style-name="P40">end;</text:p>
            <text:p text:style-name="P40">----</text:p>
            <text:p text:style-name="P40"/>
          </table:table-cell>
          <table:table-cell table:style-name="Таблица1.B2" office:value-type="string">
            <text:p text:style-name="P3">[source,pascal]</text:p>
            <text:p text:style-name="P3">----</text:p>
            <text:p text:style-name="P3">var</text:p>
            <text:p text:style-name="P3"><text:s text:c="2"/>O1, O2: TObject;</text:p>
            <text:p text:style-name="P3"><text:soft-page-break/>begin</text:p>
            <text:p text:style-name="P3"><text:s text:c="2"/>O1 := TObject.Create;</text:p>
            <text:p text:style-name="P3"><text:s text:c="2"/>O2 := O1;</text:p>
            <text:p text:style-name="P3"><text:s text:c="2"/>FreeAndNil(O1);</text:p>
            <text:p text:style-name="P3"/>
            <text:p text:style-name="P3"><text:s text:c="2"/>// what happens if we access O1 or O2 here?</text:p>
            <text:p text:style-name="P3">end;</text:p>
            <text:p text:style-name="P3">----</text:p>
            <text:p text:style-name="P3"/>
          </table:table-cell>
        </table:table-row>
        <table:table-row>
          <table:table-cell table:style-name="Таблица1.A2" office:value-type="string">
            <text:p text:style-name="P40">1. At the end of this block, the `O1` is `nil`. If some code has to access it, it can reliably use `if O1 &lt;&gt; nil ...` to avoid calling methods on a freed instance, like</text:p>
            <text:p text:style-name="P40">+</text:p>
            <text:p text:style-name="P40"/>
          </table:table-cell>
          <table:table-cell table:style-name="Таблица1.B2" office:value-type="string">
            <text:p text:style-name="P3">1. At the end of this block, the `O1` is `nil`. If some code has to access it, it can reliably use `if O1 &lt;&gt; nil ...` to avoid calling methods on a freed instance, like</text:p>
            <text:p text:style-name="P3">+</text:p>
            <text:p text:style-name="P3"/>
          </table:table-cell>
        </table:table-row>
        <table:table-row>
          <table:table-cell table:style-name="Таблица1.A2" office:value-type="string">
            <text:p text:style-name="P40">[source,pascal]</text:p>
            <text:p text:style-name="P40">----</text:p>
            <text:p text:style-name="P40">if O1 &lt;&gt; nil then</text:p>
            <text:p text:style-name="P40"><text:s text:c="2"/>Writeln(O1.ClassName);</text:p>
            <text:p text:style-name="P40">----</text:p>
            <text:p text:style-name="P40">+</text:p>
          </table:table-cell>
          <table:table-cell table:style-name="Таблица1.B2" office:value-type="string">
            <text:p text:style-name="P3">[source,pascal]</text:p>
            <text:p text:style-name="P3">----</text:p>
            <text:p text:style-name="P3">if O1 &lt;&gt; nil then</text:p>
            <text:p text:style-name="P3"><text:s text:c="2"/>Writeln(O1.ClassName);</text:p>
            <text:p text:style-name="P3">----</text:p>
            <text:p text:style-name="P3">+</text:p>
          </table:table-cell>
        </table:table-row>
        <table:table-row>
          <table:table-cell table:style-name="Таблица1.A2" office:value-type="string">
            <text:p text:style-name="P40">Trying to access a field of a `nil` instance results in a predictable exception at runtime. So even if some code will not check `O1 &lt;&gt; nil`, and will blindly access `O1` field, you will get a clear exception at runtime.</text:p>
            <text:p text:style-name="P40">+</text:p>
          </table:table-cell>
          <table:table-cell table:style-name="Таблица1.B2" office:value-type="string">
            <text:p text:style-name="P3">Trying to access a field of a `nil` instance results in a predictable exception at runtime. So even if some code will not check `O1 &lt;&gt; nil`, and will blindly access `O1` field, you will get a clear exception at runtime.</text:p>
            <text:p text:style-name="P3">+</text:p>
          </table:table-cell>
        </table:table-row>
        <table:table-row>
          <table:table-cell table:style-name="Таблица1.A2" office:value-type="string">
            <text:p text:style-name="P40">Some goes for calling a virtual method, or calling a non-virtual method that accessed a field of a nil instance.</text:p>
            <text:p text:style-name="P40"/>
          </table:table-cell>
          <table:table-cell table:style-name="Таблица1.B2" office:value-type="string">
            <text:p text:style-name="P3">Some goes for calling a virtual method, or calling a non-virtual method that accessed a field of a nil instance.</text:p>
            <text:p text:style-name="P3"/>
          </table:table-cell>
        </table:table-row>
        <table:table-row>
          <table:table-cell table:style-name="Таблица1.A2" office:value-type="string">
            <text:p text:style-name="P40">2. With `O2`, things are less predictable. It's not `nil`, but it's invalid. Trying to access a field of a non-nil invalid instance</text:p>
            <text:p text:style-name="P40"/>
          </table:table-cell>
          <table:table-cell table:style-name="Таблица1.B2" office:value-type="string">
            <text:p text:style-name="P3">2. With `O2`, things are less predictable. It's not `nil`, but it's invalid. Trying to access a field of a non-nil invalid instance</text:p>
            <text:p text:style-name="P3"/>
          </table:table-cell>
        </table:table-row>
        <table:table-row>
          <table:table-cell table:style-name="Таблица1.A2" office:value-type="string">
            <text:p text:style-name="P32">//(or call a method that accessed a field of such instance)</text:p>
            <text:p text:style-name="P32">results in an unpredictable behavior -- maybe an access violation exception, maybe a garbage data returned.</text:p>
            <text:p text:style-name="P32"/>
          </table:table-cell>
          <table:table-cell table:style-name="Таблица1.B2" office:value-type="string">
            <text:p text:style-name="P30">//(or call a method that accessed a field of such instance)</text:p>
            <text:p text:style-name="P30">results in an unpredictable behavior -- maybe an access violation exception, maybe a garbage data returned.</text:p>
            <text:p text:style-name="P30"/>
          </table:table-cell>
        </table:table-row>
        <table:table-row>
          <table:table-cell table:style-name="Таблица1.A2" office:value-type="string">
            <text:p text:style-name="P40">There are various solutions to it:</text:p>
            <text:p text:style-name="P40"/>
          </table:table-cell>
          <table:table-cell table:style-name="Таблица1.B2" office:value-type="string">
            <text:p text:style-name="P3">There are various solutions to it:</text:p>
            <text:p text:style-name="P3"/>
          </table:table-cell>
        </table:table-row>
        <table:table-row>
          <table:table-cell table:style-name="Таблица1.A2" office:value-type="string">
            <text:p text:style-name="P40">*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text:soft-page-break/>mention if there's something more complicated going on.</text:p>
            <text:p text:style-name="P40"/>
          </table:table-cell>
          <table:table-cell table:style-name="Таблица1.B2" office:value-type="string">
            <text:p text:style-name="P3">*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text:soft-page-break/>mention if there's something more complicated going on.</text:p>
            <text:p text:style-name="P3"/>
          </table:table-cell>
        </table:table-row>
        <table:table-row>
          <table:table-cell table:style-name="Таблица1.A2" office:value-type="string">
            <text:p text:style-name="P40">* In the above example, right after freeing the `O1` instance, you can simply set the `O2` variable explicitly to `nil`. That's trivial in this simple case.</text:p>
            <text:p text:style-name="P40"/>
          </table:table-cell>
          <table:table-cell table:style-name="Таблица1.B2" office:value-type="string">
            <text:p text:style-name="P3">* In the above example, right after freeing the `O1` instance, you can simply set the `O2` variable explicitly to `nil`. That's trivial in this simple case.</text:p>
            <text:p text:style-name="P3"/>
          </table:table-cell>
        </table:table-row>
        <table:table-row>
          <table:table-cell table:style-name="Таблица1.A2" office:value-type="string">
            <text:p text:style-name="P40">* The most future-proof solution is to use `TComponent` class "free notification" mechanism. One component can be notified when another component is freed, and thus set it's reference to `nil`.</text:p>
            <text:p text:style-name="P40">+</text:p>
          </table:table-cell>
          <table:table-cell table:style-name="Таблица1.B2" office:value-type="string">
            <text:p text:style-name="P3">* The most future-proof solution is to use `TComponent` class "free notification" mechanism. One component can be notified when another component is freed, and thus set it's reference to `nil`.</text:p>
            <text:p text:style-name="P3">+</text:p>
          </table:table-cell>
        </table:table-row>
        <table:table-row>
          <table:table-cell table:style-name="Таблица1.A2" office:value-type="string">
            <text:p text:style-name="P40">Thus you get something like a _weak reference_. It can cope with various usage scenarios, for example you can let the code from outside of the class to set your reference, and the outside code can also free the instance at anytime.</text:p>
            <text:p text:style-name="P40">+</text:p>
          </table:table-cell>
          <table:table-cell table:style-name="Таблица1.B2" office:value-type="string">
            <text:p text:style-name="P3">Thus you get something like a _weak reference_. It can cope with various usage scenarios, for example you can let the code from outside of the class to set your reference, and the outside code can also free the instance at anytime.</text:p>
            <text:p text:style-name="P3">+</text:p>
          </table:table-cell>
        </table:table-row>
        <table:table-row>
          <table:table-cell table:style-name="Таблица1.A2" office:value-type="string">
            <text:p text:style-name="P40">This requires both classes to descend from `TComponent`. Using it in general boils down to calling `FreeNotification` , `RemoveFreeNotification`, and overriding `Notification`.</text:p>
            <text:p text:style-name="P40">+</text:p>
          </table:table-cell>
          <table:table-cell table:style-name="Таблица1.B2" office:value-type="string">
            <text:p text:style-name="P3">This requires both classes to descend from `TComponent`. Using it in general boils down to calling `FreeNotification` , `RemoveFreeNotification`, and overriding `Notification`.</text:p>
            <text:p text:style-name="P3">+</text:p>
          </table:table-cell>
        </table:table-row>
        <table:table-row>
          <table:table-cell table:style-name="Таблица1.A2" office:value-type="string">
            <text:p text:style-name="P40">Here's a complete example, showing how to use this mechanism, together with constructor / destructor and a setter property. Sometimes it can be done simpler, but this is the full-blown version that is always correct:)</text:p>
            <text:p text:style-name="P40">+</text:p>
          </table:table-cell>
          <table:table-cell table:style-name="Таблица1.B2" office:value-type="string">
            <text:p text:style-name="P3">Here's a complete example, showing how to use this mechanism, together with constructor / destructor and a setter property. Sometimes it can be done simpler, but this is the full-blown version that is always correct:)</text:p>
            <text:p text:style-name="P3">+</text:p>
          </table:table-cell>
        </table:table-row>
        <table:table-row>
          <table:table-cell table:style-name="Таблица1.A2" office:value-type="string">
            <text:p text:style-name="P40">[source,pascal]</text:p>
            <text:p text:style-name="P40">----</text:p>
            <text:p text:style-name="P40">type</text:p>
            <text:p text:style-name="P40"><text:s text:c="2"/>TControl = class(TComponent)</text:p>
            <text:p text:style-name="P40"><text:s text:c="2"/>end;</text:p>
            <text:p text:style-name="P40"/>
            <text:p text:style-name="P40"><text:s text:c="2"/>TContainer = class(TComponent)</text:p>
            <text:p text:style-name="P40"><text:s text:c="2"/>private</text:p>
            <text:p text:style-name="P40"><text:s text:c="4"/>FSomeSpecialControl: TControl;</text:p>
            <text:p text:style-name="P40"><text:s text:c="4"/>procedure SetSomeSpecialControl(const Value: TControl);</text:p>
            <text:p text:style-name="P40"><text:s text:c="2"/>protected</text:p>
            <text:p text:style-name="P40"><text:s text:c="4"/>procedure Notification(AComponent: TComponent; Operation: TOperation); override;</text:p>
            <text:p text:style-name="P40"><text:s text:c="2"/>public</text:p>
            <text:p text:style-name="P40"><text:s text:c="4"/>destructor Destroy; override;</text:p>
            <text:p text:style-name="P40"><text:s text:c="4"/>property SomeSpecialControl: TControl</text:p>
            <text:p text:style-name="P40"><text:s text:c="6"/>read FSomeSpecialControl write SetSomeSpecialControl;</text:p>
            <text:p text:style-name="P40"><text:soft-page-break/><text:s text:c="2"/>end;</text:p>
            <text:p text:style-name="P40"/>
            <text:p text:style-name="P40">implementation</text:p>
            <text:p text:style-name="P40"/>
            <text:p text:style-name="P40">procedure TContainer.Notification(AComponent: TComponent; Operation: TOperation);</text:p>
            <text:p text:style-name="P40">begin</text:p>
            <text:p text:style-name="P40"><text:s text:c="2"/>inherited;</text:p>
            <text:p text:style-name="P40"><text:s text:c="2"/>if (Operation = opRemove) and (AComponent = FSomeSpecialControl) then</text:p>
            <text:p text:style-name="P40"><text:s text:c="4"/>{ set to nil by SetSomeSpecialControl to clean nicely }</text:p>
            <text:p text:style-name="P40"><text:s text:c="4"/>SomeSpecialControl := nil;</text:p>
            <text:p text:style-name="P40">end;</text:p>
            <text:p text:style-name="P40"/>
            <text:p text:style-name="P40">procedure TContainer.SetSomeSpecialControl(const Value: TControl);</text:p>
            <text:p text:style-name="P40">begin</text:p>
            <text:p text:style-name="P40"><text:s text:c="2"/>if FSomeSpecialControl &lt;&gt; Value then</text:p>
            <text:p text:style-name="P40"><text:s text:c="2"/>begin</text:p>
            <text:p text:style-name="P40"><text:s text:c="4"/>if FSomeSpecialControl &lt;&gt; nil then</text:p>
            <text:p text:style-name="P40"><text:s text:c="6"/>FSomeSpecialControl.RemoveFreeNotification(Self);</text:p>
            <text:p text:style-name="P40"><text:s text:c="4"/>FSomeSpecialControl := Value;</text:p>
            <text:p text:style-name="P40"><text:s text:c="4"/>if FSomeSpecialControl &lt;&gt; nil then</text:p>
            <text:p text:style-name="P40"><text:s text:c="6"/>FSomeSpecialControl.FreeNotification(Self);</text:p>
            <text:p text:style-name="P40"><text:s text:c="2"/>end;</text:p>
            <text:p text:style-name="P40">end;</text:p>
            <text:p text:style-name="P40"/>
            <text:p text:style-name="P40">destructor TContainer.Destroy;</text:p>
            <text:p text:style-name="P40">begin</text:p>
            <text:p text:style-name="P40"><text:s text:c="2"/>{ set to nil by SetSomeSpecialControl, to detach free notification }</text:p>
            <text:p text:style-name="P40"><text:s text:c="2"/>SomeSpecialControl := nil;</text:p>
            <text:p text:style-name="P40"><text:s text:c="2"/>inherited;</text:p>
            <text:p text:style-name="P40">end;</text:p>
            <text:p text:style-name="P40">----</text:p>
            <text:p text:style-name="P40"/>
          </table:table-cell>
          <table:table-cell table:style-name="Таблица1.B2" office:value-type="string">
            <text:p text:style-name="P3">[source,pascal]</text:p>
            <text:p text:style-name="P3">----</text:p>
            <text:p text:style-name="P3">type</text:p>
            <text:p text:style-name="P3"><text:s text:c="2"/>TControl = class(TComponent)</text:p>
            <text:p text:style-name="P3"><text:s text:c="2"/>end;</text:p>
            <text:p text:style-name="P3"/>
            <text:p text:style-name="P3"><text:s text:c="2"/>TContainer = class(TComponent)</text:p>
            <text:p text:style-name="P3"><text:s text:c="2"/>private</text:p>
            <text:p text:style-name="P3"><text:s text:c="4"/>FSomeSpecialControl: TControl;</text:p>
            <text:p text:style-name="P3"><text:s text:c="4"/>procedure SetSomeSpecialControl(const Value: TControl);</text:p>
            <text:p text:style-name="P3"><text:s text:c="2"/>protected</text:p>
            <text:p text:style-name="P3"><text:s text:c="4"/>procedure Notification(AComponent: TComponent; Operation: TOperation); override;</text:p>
            <text:p text:style-name="P3"><text:s text:c="2"/>public</text:p>
            <text:p text:style-name="P3"><text:s text:c="4"/>destructor Destroy; override;</text:p>
            <text:p text:style-name="P3"><text:s text:c="4"/>property SomeSpecialControl: TControl</text:p>
            <text:p text:style-name="P3"><text:s text:c="6"/>read FSomeSpecialControl write SetSomeSpecialControl;</text:p>
            <text:p text:style-name="P3"><text:soft-page-break/><text:s text:c="2"/>end;</text:p>
            <text:p text:style-name="P3"/>
            <text:p text:style-name="P3">implementation</text:p>
            <text:p text:style-name="P3"/>
            <text:p text:style-name="P3">procedure TContainer.Notification(AComponent: TComponent; Operation: TOperation);</text:p>
            <text:p text:style-name="P3">begin</text:p>
            <text:p text:style-name="P3"><text:s text:c="2"/>inherited;</text:p>
            <text:p text:style-name="P3"><text:s text:c="2"/>if (Operation = opRemove) and (AComponent = FSomeSpecialControl) then</text:p>
            <text:p text:style-name="P3"><text:s text:c="4"/>{ set to nil by SetSomeSpecialControl to clean nicely }</text:p>
            <text:p text:style-name="P3"><text:s text:c="4"/>SomeSpecialControl := nil;</text:p>
            <text:p text:style-name="P3">end;</text:p>
            <text:p text:style-name="P3"/>
            <text:p text:style-name="P3">procedure TContainer.SetSomeSpecialControl(const Value: TControl);</text:p>
            <text:p text:style-name="P3">begin</text:p>
            <text:p text:style-name="P3"><text:s text:c="2"/>if FSomeSpecialControl &lt;&gt; Value then</text:p>
            <text:p text:style-name="P3"><text:s text:c="2"/>begin</text:p>
            <text:p text:style-name="P3"><text:s text:c="4"/>if FSomeSpecialControl &lt;&gt; nil then</text:p>
            <text:p text:style-name="P3"><text:s text:c="6"/>FSomeSpecialControl.RemoveFreeNotification(Self);</text:p>
            <text:p text:style-name="P3"><text:s text:c="4"/>FSomeSpecialControl := Value;</text:p>
            <text:p text:style-name="P3"><text:s text:c="4"/>if FSomeSpecialControl &lt;&gt; nil then</text:p>
            <text:p text:style-name="P3"><text:s text:c="6"/>FSomeSpecialControl.FreeNotification(Self);</text:p>
            <text:p text:style-name="P3"><text:s text:c="2"/>end;</text:p>
            <text:p text:style-name="P3">end;</text:p>
            <text:p text:style-name="P3"/>
            <text:p text:style-name="P3">destructor TContainer.Destroy;</text:p>
            <text:p text:style-name="P3">begin</text:p>
            <text:p text:style-name="P3"><text:s text:c="2"/>{ set to nil by SetSomeSpecialControl, to detach free notification }</text:p>
            <text:p text:style-name="P3"><text:s text:c="2"/>SomeSpecialControl := nil;</text:p>
            <text:p text:style-name="P3"><text:s text:c="2"/>inherited;</text:p>
            <text:p text:style-name="P3">end;</text:p>
            <text:p text:style-name="P3">----</text:p>
            <text:p text:style-name="P3"/>
          </table:table-cell>
        </table:table-row>
        <table:table-row>
          <table:table-cell table:style-name="Таблица1.A2" office:value-type="string">
            <text:p text:style-name="P41">## Run-time library</text:p>
            <text:p text:style-name="P41"/>
          </table:table-cell>
          <table:table-cell table:style-name="Таблица1.B2" office:value-type="string">
            <text:p text:style-name="P4">## Run-time library</text:p>
            <text:p text:style-name="P4"/>
          </table:table-cell>
        </table:table-row>
        <table:table-row>
          <table:table-cell table:style-name="Таблица1.A2" office:value-type="string">
            <text:p text:style-name="P41">### Input/output using streams</text:p>
            <text:p text:style-name="P41"/>
          </table:table-cell>
          <table:table-cell table:style-name="Таблица1.B2" office:value-type="string">
            <text:p text:style-name="P4">### Input/output using streams</text:p>
            <text:p text:style-name="P4"/>
          </table:table-cell>
        </table:table-row>
        <table:table-row>
          <table:table-cell table:style-name="Таблица1.A2" office:value-type="string">
            <text:p text:style-name="P41">Modern programs should use `TStream` class and it's many descendants to do input / output. It has many useful descendants, like `TFileStream`, `TMemoryStream`, `TStringStream`.</text:p>
            <text:p text:style-name="P41"/>
          </table:table-cell>
          <table:table-cell table:style-name="Таблица1.B2" office:value-type="string">
            <text:p text:style-name="P4">Modern programs should use `TStream` class and it's many descendants to do input / output. It has many useful descendants, like `TFileStream`, `TMemoryStream`, `TStringStream`.</text:p>
            <text:p text:style-name="P4"/>
          </table:table-cell>
        </table:table-row>
        <table:table-row>
          <table:table-cell table:style-name="Таблица1.A2" office:value-type="string">
            <text:p text:style-name="P41">[source,pascal]</text:p>
            <text:p text:style-name="P41">----</text:p>
            <text:p text:style-name="P41">include::code-samples/file_stream.lpr[]</text:p>
            <text:p text:style-name="P41">----</text:p>
            <text:p text:style-name="P41"/>
          </table:table-cell>
          <table:table-cell table:style-name="Таблица1.B2" office:value-type="string">
            <text:p text:style-name="P50">[source,pascal]</text:p>
            <text:p text:style-name="P50">----</text:p>
            <text:p text:style-name="P50">include::code-samples/file_stream.lpr[]</text:p>
            <text:p text:style-name="P50">----</text:p>
            <text:p text:style-name="P4"/>
          </table:table-cell>
        </table:table-row>
        <table:table-row>
          <table:table-cell table:style-name="Таблица1.A2" office:value-type="string">
            <text:p text:style-name="P41">*In the Castle Game Engine*: You should use the `Download` method to create a <text:soft-page-break/>stream that operates of resources (which includes files, data downloaded from URLs and Android assets). Moreover, to open the resource inside your game data (typically in `data` subdirectory) use the `ApplicationData` function.</text:p>
            <text:p text:style-name="P41"/>
          </table:table-cell>
          <table:table-cell table:style-name="Таблица1.B2" office:value-type="string">
            <text:p text:style-name="P4">*In the Castle Game Engine*: You should use the `Download` method to create a <text:soft-page-break/>stream that operates of resources (which includes files, data downloaded from URLs and Android assets). Moreover, to open the resource inside your game data (typically in `data` subdirectory) use the `ApplicationData` function.</text:p>
            <text:p text:style-name="P4"/>
          </table:table-cell>
        </table:table-row>
        <table:table-row>
          <table:table-cell table:style-name="Таблица1.A2" office:value-type="string">
            <text:p text:style-name="P41">[source,pascal]</text:p>
            <text:p text:style-name="P41">----</text:p>
            <text:p text:style-name="P41">EnableNetwork := true;</text:p>
            <text:p text:style-name="P41">S := Download('http://castle-engine.sourceforge.net');</text:p>
            <text:p text:style-name="P41">----</text:p>
            <text:p text:style-name="P41"/>
          </table:table-cell>
          <table:table-cell table:style-name="Таблица1.B2" office:value-type="string">
            <text:p text:style-name="P4">[source,pascal]</text:p>
            <text:p text:style-name="P4">----</text:p>
            <text:p text:style-name="P4">EnableNetwork := true;</text:p>
            <text:p text:style-name="P4">S := Download('http://castle-engine.sourceforge.net');</text:p>
            <text:p text:style-name="P4">----</text:p>
            <text:p text:style-name="P4"/>
          </table:table-cell>
        </table:table-row>
        <table:table-row>
          <table:table-cell table:style-name="Таблица1.A2" office:value-type="string">
            <text:p text:style-name="P41">[source,pascal]</text:p>
            <text:p text:style-name="P41">----</text:p>
            <text:p text:style-name="P41">S := Download('file:///home/michalis/my_binary_file.data');</text:p>
            <text:p text:style-name="P41">----</text:p>
            <text:p text:style-name="P41"/>
          </table:table-cell>
          <table:table-cell table:style-name="Таблица1.B2" office:value-type="string">
            <text:p text:style-name="P4">[source,pascal]</text:p>
            <text:p text:style-name="P4">----</text:p>
            <text:p text:style-name="P4">S := Download('file:///home/michalis/my_binary_file.data');</text:p>
            <text:p text:style-name="P4">----</text:p>
            <text:p text:style-name="P4"/>
          </table:table-cell>
        </table:table-row>
        <table:table-row>
          <table:table-cell table:style-name="Таблица1.A2" office:value-type="string">
            <text:p text:style-name="P41">[source,pascal]</text:p>
            <text:p text:style-name="P41">----</text:p>
            <text:p text:style-name="P41">S := Download(ApplicationData('gui/my_image.png'));</text:p>
            <text:p text:style-name="P41">----</text:p>
            <text:p text:style-name="P41"/>
          </table:table-cell>
          <table:table-cell table:style-name="Таблица1.B2" office:value-type="string">
            <text:p text:style-name="P4">[source,pascal]</text:p>
            <text:p text:style-name="P4">----</text:p>
            <text:p text:style-name="P4">S := Download(ApplicationData('gui/my_image.png'));</text:p>
            <text:p text:style-name="P4">----</text:p>
            <text:p text:style-name="P4"/>
          </table:table-cell>
        </table:table-row>
        <table:table-row>
          <table:table-cell table:style-name="Таблица1.A2" office:value-type="string">
            <text:p text:style-name="P41">To read text files, I advice using `TTextReader` class from `CastleClassUtils`. It provides a line-oriented API, and wraps a `TStream` inside. The `TTextReader` constructor can take a ready URL, or you can pass there your custom `TStream` source.</text:p>
            <text:p text:style-name="P41"/>
          </table:table-cell>
          <table:table-cell table:style-name="Таблица1.B2" office:value-type="string">
            <text:p text:style-name="P4">To read text files, I advice using `TTextReader` class from `CastleClassUtils`. It provides a line-oriented API, and wraps a `TStream` inside. The `TTextReader` constructor can take a ready URL, or you can pass there your custom `TStream` source.</text:p>
            <text:p text:style-name="P4"/>
          </table:table-cell>
        </table:table-row>
        <table:table-row>
          <table:table-cell table:style-name="Таблица1.A2" office:value-type="string">
            <text:p text:style-name="P41">[source,pascal]</text:p>
            <text:p text:style-name="P41">----</text:p>
            <text:p text:style-name="P41">Text := TTextReader.Create(ApplicationData('my_data.txt'));</text:p>
            <text:p text:style-name="P41">while not Text.Eof do</text:p>
            <text:p text:style-name="P41"><text:s text:c="2"/>WritelnLog('NextLine', Text.ReadLine);</text:p>
            <text:p text:style-name="P41">----</text:p>
            <text:p text:style-name="P41"/>
          </table:table-cell>
          <table:table-cell table:style-name="Таблица1.B2" office:value-type="string">
            <text:p text:style-name="P4">[source,pascal]</text:p>
            <text:p text:style-name="P4">----</text:p>
            <text:p text:style-name="P4">Text := TTextReader.Create(ApplicationData('my_data.txt'));</text:p>
            <text:p text:style-name="P4">while not Text.Eof do</text:p>
            <text:p text:style-name="P4"><text:s text:c="2"/>WritelnLog('NextLine', Text.ReadLine);</text:p>
            <text:p text:style-name="P4">----</text:p>
            <text:p text:style-name="P4"/>
          </table:table-cell>
        </table:table-row>
        <table:table-row>
          <table:table-cell table:style-name="Таблица1.A2" office:value-type="string">
            <text:p text:style-name="P41">### Lists</text:p>
            <text:p text:style-name="P41"/>
          </table:table-cell>
          <table:table-cell table:style-name="Таблица1.B2" office:value-type="string">
            <text:p text:style-name="P4">### Lists</text:p>
            <text:p text:style-name="P4"/>
          </table:table-cell>
        </table:table-row>
        <table:table-row>
          <table:table-cell table:style-name="Таблица1.A2" office:value-type="string">
            <text:p text:style-name="P41">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text:soft-page-break/>impossibility to override their operators in older FPC versions.</text:p>
            <text:p text:style-name="P41"/>
          </table:table-cell>
          <table:table-cell table:style-name="Таблица1.B2" office:value-type="string">
            <text:p text:style-name="P4">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text:soft-page-break/>impossibility to override their operators in older FPC versions.</text:p>
            <text:p text:style-name="P4"/>
          </table:table-cell>
        </table:table-row>
        <table:table-row>
          <table:table-cell table:style-name="Таблица1.A2" office:value-type="string">
            <text:p text:style-name="P41">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41"/>
          </table:table-cell>
          <table:table-cell table:style-name="Таблица1.B2" office:value-type="string">
            <text:p text:style-name="P4">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4"/>
          </table:table-cell>
        </table:table-row>
        <table:table-row>
          <table:table-cell table:style-name="Таблица1.A2" office:value-type="string">
            <text:p text:style-name="P41">### Cloning: TPersistent.Assign</text:p>
            <text:p text:style-name="P41"/>
          </table:table-cell>
          <table:table-cell table:style-name="Таблица1.B2" office:value-type="string">
            <text:p text:style-name="P4">### Cloning: TPersistent.Assign</text:p>
            <text:p text:style-name="P4"/>
          </table:table-cell>
        </table:table-row>
        <table:table-row>
          <table:table-cell table:style-name="Таблица1.A2" office:value-type="string">
            <text:p text:style-name="P41">To allow copying a class instance, the standard approach is to derive your class from `TPersistent`, and override it's `Assign` method. There is no magic copying here, you need to implement the `Assign` to actually copy the fields you want.</text:p>
            <text:p text:style-name="P41"/>
          </table:table-cell>
          <table:table-cell table:style-name="Таблица1.B2" office:value-type="string">
            <text:p text:style-name="P4">To allow copying a class instance, the standard approach is to derive your class from `TPersistent`, and override it's `Assign` method. There is no magic copying here, you need to implement the `Assign` to actually copy the fields you want.</text:p>
            <text:p text:style-name="P4"/>
          </table:table-cell>
        </table:table-row>
        <table:table-row>
          <table:table-cell table:style-name="Таблица1.A2" office:value-type="string">
            <text:p text:style-name="P41">You should carefully implement the `Assign` method, to copy from a class that may be a descendant of the current class.</text:p>
            <text:p text:style-name="P41"/>
          </table:table-cell>
          <table:table-cell table:style-name="Таблица1.B2" office:value-type="string">
            <text:p text:style-name="P4">You should carefully implement the `Assign` method, to copy from a class that may be a descendant of the current class.</text:p>
            <text:p text:style-name="P4"/>
          </table:table-cell>
        </table:table-row>
        <table:table-row>
          <table:table-cell table:style-name="Таблица1.A2" office:value-type="string">
            <text:p text:style-name="P41">[source,pascal]</text:p>
            <text:p text:style-name="P41">----</text:p>
            <text:p text:style-name="P41">include::code-samples/persistent.lpr[]</text:p>
            <text:p text:style-name="P41">----</text:p>
            <text:p text:style-name="P41"/>
          </table:table-cell>
          <table:table-cell table:style-name="Таблица1.B2" office:value-type="string">
            <text:p text:style-name="P50">[source,pascal]</text:p>
            <text:p text:style-name="P50">----</text:p>
            <text:p text:style-name="P50">include::code-samples/persistent.lpr[]</text:p>
            <text:p text:style-name="P50">----</text:p>
            <text:p text:style-name="P4"/>
          </table:table-cell>
        </table:table-row>
        <table:table-row>
          <table:table-cell table:style-name="Таблица1.A2" office:value-type="string">
            <text:p text:style-name="P41">Sometimes it's more comfortable to alternatively override the `AssignTo` method in the source class, instead of overriding the `Assign` method in the target class.</text:p>
            <text:p text:style-name="P41"/>
          </table:table-cell>
          <table:table-cell table:style-name="Таблица1.B2" office:value-type="string">
            <text:p text:style-name="P4">Sometimes it's more comfortable to alternatively override the `AssignTo` method in the source class, instead of overriding the `Assign` method in the target class.</text:p>
            <text:p text:style-name="P4"/>
          </table:table-cell>
        </table:table-row>
        <table:table-row>
          <table:table-cell table:style-name="Таблица1.A2" office:value-type="string">
            <text:p text:style-name="P41">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41"/>
          </table:table-cell>
          <table:table-cell table:style-name="Таблица1.B2" office:value-type="string">
            <text:p text:style-name="P4">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4"/>
          </table:table-cell>
        </table:table-row>
        <table:table-row>
          <table:table-cell table:style-name="Таблица1.A2" office:value-type="string">
            <text:p text:style-name="P41">NOTE: Remember that when descending from `TPersistent`, the default _visibility specifier_ is `published`, to allow streaming of `TPersistent` <text:soft-page-break/>descendants. Not all field and property types are allowed in the `published` section. If you get errors related to it, and you don't care about streaming, just change the visibility to `public`. See the &lt;&lt;Visibility specifiers&gt;&gt; section.</text:p>
            <text:p text:style-name="P41"/>
          </table:table-cell>
          <table:table-cell table:style-name="Таблица1.B2" office:value-type="string">
            <text:p text:style-name="P4">NOTE: Remember that when descending from `TPersistent`, the default _visibility specifier_ is `published`, to allow streaming of `TPersistent` <text:soft-page-break/>descendants. Not all field and property types are allowed in the `published` section. If you get errors related to it, and you don't care about streaming, just change the visibility to `public`. See the &lt;&lt;Visibility specifiers&gt;&gt; section.</text:p>
            <text:p text:style-name="P4"/>
          </table:table-cell>
        </table:table-row>
        <table:table-row>
          <table:table-cell table:style-name="Таблица1.A2" office:value-type="string">
            <text:p text:style-name="P41">## Various language features</text:p>
            <text:p text:style-name="P41"/>
          </table:table-cell>
          <table:table-cell table:style-name="Таблица1.B2" office:value-type="string">
            <text:p text:style-name="P4">## Various language features</text:p>
            <text:p text:style-name="P4"/>
          </table:table-cell>
        </table:table-row>
        <table:table-row>
          <table:table-cell table:style-name="Таблица1.A2" office:value-type="string">
            <text:p text:style-name="P41">### Local (nested) routines</text:p>
            <text:p text:style-name="P41"/>
          </table:table-cell>
          <table:table-cell table:style-name="Таблица1.B2" office:value-type="string">
            <text:p text:style-name="P4">### Local (nested) routines</text:p>
            <text:p text:style-name="P4"/>
          </table:table-cell>
        </table:table-row>
        <table:table-row>
          <table:table-cell table:style-name="Таблица1.A2" office:value-type="string">
            <text:p text:style-name="P41">Inside a larger _routine_ (function, procedure, method) you can define a helper routine.</text:p>
            <text:p text:style-name="P41"/>
          </table:table-cell>
          <table:table-cell table:style-name="Таблица1.B2" office:value-type="string">
            <text:p text:style-name="P4">Inside a larger _routine_ (function, procedure, method) you can define a helper routine.</text:p>
            <text:p text:style-name="P4"/>
          </table:table-cell>
        </table:table-row>
        <table:table-row>
          <table:table-cell table:style-name="Таблица1.A2" office:value-type="string">
            <text:p text:style-name="P33">//It has all the flexibility of a normal routine, it's just not</text:p>
            <text:p text:style-name="P33">//This is quite powerful feature that allows you to _easily_ split a long routine into many smaller ones.</text:p>
            <text:p text:style-name="P33"/>
          </table:table-cell>
          <table:table-cell table:style-name="Таблица1.B2" office:value-type="string">
            <text:p text:style-name="P28">//It has all the flexibility of a normal routine, it's just not</text:p>
            <text:p text:style-name="P28">//This is quite powerful feature that allows you to _easily_ split a long routine into many smaller ones.</text:p>
            <text:p text:style-name="P28"/>
          </table:table-cell>
        </table:table-row>
        <table:table-row>
          <table:table-cell table:style-name="Таблица1.A2" office:value-type="string">
            <text:p text:style-name="P41">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41"/>
          </table:table-cell>
          <table:table-cell table:style-name="Таблица1.B2" office:value-type="string">
            <text:p text:style-name="P4">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4"/>
          </table:table-cell>
        </table:table-row>
        <table:table-row>
          <table:table-cell table:style-name="Таблица1.A2" office:value-type="string">
            <text:p text:style-name="P41">These two examples are equivalent:</text:p>
            <text:p text:style-name="P41"/>
          </table:table-cell>
          <table:table-cell table:style-name="Таблица1.B2" office:value-type="string">
            <text:p text:style-name="P4">These two examples are equivalent:</text:p>
            <text:p text:style-name="P4"/>
          </table:table-cell>
        </table:table-row>
        <table:table-row>
          <table:table-cell table:style-name="Таблица1.A2" office:value-type="string">
            <text:p text:style-name="P41">[source,pascal]</text:p>
            <text:p text:style-name="P41">----</text:p>
            <text:p text:style-name="P41">procedure SumOfSquares(const N: Integer): Integer;</text:p>
            <text:p text:style-name="P41"/>
            <text:p text:style-name="P41"><text:s text:c="2"/>function Square(const Value: Integer): Integer;</text:p>
            <text:p text:style-name="P41"><text:s text:c="2"/>begin</text:p>
            <text:p text:style-name="P41"><text:s text:c="4"/>Result := Value * Value;</text:p>
            <text:p text:style-name="P41"><text:s text:c="2"/>end;</text:p>
            <text:p text:style-name="P41"/>
            <text:p text:style-name="P41">var</text:p>
            <text:p text:style-name="P41"><text:s text:c="2"/>I: Integer;</text:p>
            <text:p text:style-name="P41">begin</text:p>
            <text:p text:style-name="P41"><text:s text:c="2"/>Result := 0;</text:p>
            <text:p text:style-name="P41"><text:s text:c="2"/>for I := 0 to N do</text:p>
            <text:p text:style-name="P41"><text:s text:c="4"/>Result := Result + Square(I);</text:p>
            <text:p text:style-name="P41">end;</text:p>
            <text:p text:style-name="P41">----</text:p>
            <text:p text:style-name="P41"/>
          </table:table-cell>
          <table:table-cell table:style-name="Таблица1.B2" office:value-type="string">
            <text:p text:style-name="P4">[source,pascal]</text:p>
            <text:p text:style-name="P4">----</text:p>
            <text:p text:style-name="P4">procedure SumOfSquares(const N: Integer): Integer;</text:p>
            <text:p text:style-name="P4"/>
            <text:p text:style-name="P4"><text:s text:c="2"/>function Square(const Value: Integer): Integer;</text:p>
            <text:p text:style-name="P4"><text:s text:c="2"/>begin</text:p>
            <text:p text:style-name="P4"><text:s text:c="4"/>Result := Value * Value;</text:p>
            <text:p text:style-name="P4"><text:s text:c="2"/>end;</text:p>
            <text:p text:style-name="P4"/>
            <text:p text:style-name="P4">var</text:p>
            <text:p text:style-name="P4"><text:s text:c="2"/>I: Integer;</text:p>
            <text:p text:style-name="P4">begin</text:p>
            <text:p text:style-name="P4"><text:s text:c="2"/>Result := 0;</text:p>
            <text:p text:style-name="P4"><text:s text:c="2"/>for I := 0 to N do</text:p>
            <text:p text:style-name="P4"><text:s text:c="4"/>Result := Result + Square(I);</text:p>
            <text:p text:style-name="P4">end;</text:p>
            <text:p text:style-name="P4">----</text:p>
            <text:p text:style-name="P4"/>
          </table:table-cell>
        </table:table-row>
        <text:soft-page-break/>
        <table:table-row>
          <table:table-cell table:style-name="Таблица1.A2" office:value-type="string">
            <text:p text:style-name="P41">Another version, where we let the local routine `Square` to access `I` directly:</text:p>
            <text:p text:style-name="P41"/>
          </table:table-cell>
          <table:table-cell table:style-name="Таблица1.B2" office:value-type="string">
            <text:p text:style-name="P4">Another version, where we let the local routine `Square` to access `I` directly:</text:p>
            <text:p text:style-name="P4"/>
          </table:table-cell>
        </table:table-row>
        <table:table-row>
          <table:table-cell table:style-name="Таблица1.A2" office:value-type="string">
            <text:p text:style-name="P41">[source,pascal]</text:p>
            <text:p text:style-name="P41">----</text:p>
            <text:p text:style-name="P41">procedure SumOfSquares(const N: Integer): Integer;</text:p>
            <text:p text:style-name="P41">var</text:p>
            <text:p text:style-name="P41"><text:s text:c="2"/>I: Integer;</text:p>
            <text:p text:style-name="P41"/>
            <text:p text:style-name="P41"><text:s text:c="2"/>function Square: Integer;</text:p>
            <text:p text:style-name="P41"><text:s text:c="2"/>begin</text:p>
            <text:p text:style-name="P41"><text:s text:c="4"/>Result := I * I;</text:p>
            <text:p text:style-name="P41"><text:s text:c="2"/>end;</text:p>
            <text:p text:style-name="P41"/>
            <text:p text:style-name="P41">begin</text:p>
            <text:p text:style-name="P41"><text:s text:c="2"/>Result := 0;</text:p>
            <text:p text:style-name="P41"><text:s text:c="2"/>for I := 0 to N do</text:p>
            <text:p text:style-name="P41"><text:s text:c="4"/>Result := Result + Square;</text:p>
            <text:p text:style-name="P41">end;</text:p>
            <text:p text:style-name="P41">----</text:p>
            <text:p text:style-name="P41"/>
          </table:table-cell>
          <table:table-cell table:style-name="Таблица1.B2" office:value-type="string">
            <text:p text:style-name="P4">[source,pascal]</text:p>
            <text:p text:style-name="P4">----</text:p>
            <text:p text:style-name="P4">procedure SumOfSquares(const N: Integer): Integer;</text:p>
            <text:p text:style-name="P4">var</text:p>
            <text:p text:style-name="P4"><text:s text:c="2"/>I: Integer;</text:p>
            <text:p text:style-name="P4"/>
            <text:p text:style-name="P4"><text:s text:c="2"/>function Square: Integer;</text:p>
            <text:p text:style-name="P4"><text:s text:c="2"/>begin</text:p>
            <text:p text:style-name="P4"><text:s text:c="4"/>Result := I * I;</text:p>
            <text:p text:style-name="P4"><text:s text:c="2"/>end;</text:p>
            <text:p text:style-name="P4"/>
            <text:p text:style-name="P4">begin</text:p>
            <text:p text:style-name="P4"><text:s text:c="2"/>Result := 0;</text:p>
            <text:p text:style-name="P4"><text:s text:c="2"/>for I := 0 to N do</text:p>
            <text:p text:style-name="P4"><text:s text:c="4"/>Result := Result + Square;</text:p>
            <text:p text:style-name="P4">end;</text:p>
            <text:p text:style-name="P4">----</text:p>
            <text:p text:style-name="P4"/>
          </table:table-cell>
        </table:table-row>
        <table:table-row>
          <table:table-cell table:style-name="Таблица1.A2" office:value-type="string">
            <text:p text:style-name="P41">Local routines can go to any depth -- which means that you can define a local routine within another local routine. So you can go wild (but please don't go _too wild_, or the code will get unreadable:).</text:p>
            <text:p text:style-name="P41"/>
          </table:table-cell>
          <table:table-cell table:style-name="Таблица1.B2" office:value-type="string">
            <text:p text:style-name="P4">Local routines can go to any depth -- which means that you can define a local routine within another local routine. So you can go wild (but please don't go _too wild_, or the code will get unreadable:).</text:p>
            <text:p text:style-name="P4"/>
          </table:table-cell>
        </table:table-row>
        <table:table-row>
          <table:table-cell table:style-name="Таблица1.A2" office:value-type="string">
            <text:p text:style-name="P41">[[Callbacks]]</text:p>
            <text:p text:style-name="P41"/>
          </table:table-cell>
          <table:table-cell table:style-name="Таблица1.B2" office:value-type="string">
            <text:p text:style-name="P4">[[Callbacks]]</text:p>
            <text:p text:style-name="P4"/>
          </table:table-cell>
        </table:table-row>
        <table:table-row>
          <table:table-cell table:style-name="Таблица1.A2" office:value-type="string">
            <text:p text:style-name="P41">### Callbacks (aka events, aka pointers to functions, aka procedural variables)</text:p>
            <text:p text:style-name="P41"/>
          </table:table-cell>
          <table:table-cell table:style-name="Таблица1.B2" office:value-type="string">
            <text:p text:style-name="P4">### Callbacks (aka events, aka pointers to functions, aka procedural variables)</text:p>
            <text:p text:style-name="P4"/>
          </table:table-cell>
        </table:table-row>
        <table:table-row>
          <table:table-cell table:style-name="Таблица1.A2" office:value-type="string">
            <text:p text:style-name="P41">They allow to call a function indirectly, through to a variable. The variable can be assigned at runtime to point to any function _with matching parameter types and return types_.</text:p>
            <text:p text:style-name="P41"/>
          </table:table-cell>
          <table:table-cell table:style-name="Таблица1.B2" office:value-type="string">
            <text:p text:style-name="P4">They allow to call a function indirectly, through to a variable. The variable can be assigned at runtime to point to any function _with matching parameter types and return types_.</text:p>
            <text:p text:style-name="P4"/>
          </table:table-cell>
        </table:table-row>
        <table:table-row>
          <table:table-cell table:style-name="Таблица1.A2" office:value-type="string">
            <text:p text:style-name="P41">The callback can be:</text:p>
            <text:p text:style-name="P41"/>
          </table:table-cell>
          <table:table-cell table:style-name="Таблица1.B2" office:value-type="string">
            <text:p text:style-name="P4">The callback can be:</text:p>
            <text:p text:style-name="P4"/>
          </table:table-cell>
        </table:table-row>
        <table:table-row>
          <table:table-cell table:style-name="Таблица1.A2" office:value-type="string">
            <text:p text:style-name="P41">* Normal, which means it can point to any normal routine (not a method, not local).</text:p>
            <text:p text:style-name="P41">+</text:p>
          </table:table-cell>
          <table:table-cell table:style-name="Таблица1.B2" office:value-type="string">
            <text:p text:style-name="P4">* Normal, which means it can point to any normal routine (not a method, not local).</text:p>
            <text:p text:style-name="P4">+</text:p>
          </table:table-cell>
        </table:table-row>
        <table:table-row>
          <table:table-cell table:style-name="Таблица1.A2" office:value-type="string">
            <text:p text:style-name="P41">[source,pascal]</text:p>
            <text:p text:style-name="P41">----</text:p>
            <text:p text:style-name="P41">include::code-samples/callbacks.lpr[]</text:p>
            <text:p text:style-name="P41">----</text:p>
            <text:p text:style-name="P41"/>
          </table:table-cell>
          <table:table-cell table:style-name="Таблица1.B2" office:value-type="string">
            <text:p text:style-name="P50">[source,pascal]</text:p>
            <text:p text:style-name="P50">----</text:p>
            <text:p text:style-name="P50">include::code-samples/callbacks.lpr[]</text:p>
            <text:p text:style-name="P50">----</text:p>
            <text:p text:style-name="P4"/>
          </table:table-cell>
        </table:table-row>
        <table:table-row>
          <table:table-cell table:style-name="Таблица1.A2" office:value-type="string">
            <text:p text:style-name="P41">* A method: declare with `of object` at the end.</text:p>
            <text:p text:style-name="P41">+</text:p>
          </table:table-cell>
          <table:table-cell table:style-name="Таблица1.B2" office:value-type="string">
            <text:p text:style-name="P4">* A method: declare with `of object` at the end.</text:p>
            <text:p text:style-name="P4">+</text:p>
          </table:table-cell>
        </table:table-row>
        <table:table-row>
          <table:table-cell table:style-name="Таблица1.A2" office:value-type="string">
            <text:p text:style-name="P41">[source,pascal]</text:p>
            <text:p text:style-name="P41">----</text:p>
            <text:p text:style-name="P41">include::code-<text:soft-page-break/>samples/callbacks_of_object.lpr[]</text:p>
            <text:p text:style-name="P41">----</text:p>
            <text:p text:style-name="P41">+</text:p>
          </table:table-cell>
          <table:table-cell table:style-name="Таблица1.B2" office:value-type="string">
            <text:p text:style-name="P50">[source,pascal]</text:p>
            <text:p text:style-name="P50">----</text:p>
            <text:p text:style-name="P50">include::code-<text:soft-page-break/>samples/callbacks_of_object.lpr[]</text:p>
            <text:p text:style-name="P50">----</text:p>
            <text:p text:style-name="P4">+</text:p>
          </table:table-cell>
        </table:table-row>
        <table:table-row>
          <table:table-cell table:style-name="Таблица1.A2" office:value-type="string">
            <text:p text:style-name="P41">Note that you _cannot_ pass global procedures / functions as methods. They are incompatible. If you have to provide an `of object` callback, but don't want to create a dummy class instance, you can pass &lt;&lt;Class methods&gt;&gt; as methods.</text:p>
            <text:p text:style-name="P41">+</text:p>
          </table:table-cell>
          <table:table-cell table:style-name="Таблица1.B2" office:value-type="string">
            <text:p text:style-name="P4">Note that you _cannot_ pass global procedures / functions as methods. They are incompatible. If you have to provide an `of object` callback, but don't want to create a dummy class instance, you can pass &lt;&lt;Class methods&gt;&gt; as methods.</text:p>
            <text:p text:style-name="P4">+</text:p>
          </table:table-cell>
        </table:table-row>
        <table:table-row>
          <table:table-cell table:style-name="Таблица1.A2" office:value-type="string">
            <text:p text:style-name="P41">[source,pascal]</text:p>
            <text:p text:style-name="P41">----</text:p>
            <text:p text:style-name="P41">type</text:p>
            <text:p text:style-name="P41"><text:s text:c="2"/>TMyMethod = function (const A, B: Integer): Integer of object;</text:p>
            <text:p text:style-name="P41"/>
            <text:p text:style-name="P41"><text:s text:c="2"/>TMyClass = class</text:p>
            <text:p text:style-name="P41"><text:s text:c="4"/>class function Add(const A, B: Integer): Integer</text:p>
            <text:p text:style-name="P41"><text:s text:c="4"/>class function Multiply(const A, B: Integer): Integer</text:p>
            <text:p text:style-name="P41"><text:s text:c="2"/>end;</text:p>
            <text:p text:style-name="P41"/>
            <text:p text:style-name="P41">var</text:p>
            <text:p text:style-name="P41"><text:s text:c="2"/>M: TMyMethod;</text:p>
            <text:p text:style-name="P41">begin</text:p>
            <text:p text:style-name="P41"><text:s text:c="2"/>M := @TMyClass(nil).Add;</text:p>
            <text:p text:style-name="P41"><text:s text:c="2"/>M := @TMyClass(nil).Multiply;</text:p>
            <text:p text:style-name="P41">end;</text:p>
            <text:p text:style-name="P41">----</text:p>
            <text:p text:style-name="P41">+</text:p>
          </table:table-cell>
          <table:table-cell table:style-name="Таблица1.B2" office:value-type="string">
            <text:p text:style-name="P4">[source,pascal]</text:p>
            <text:p text:style-name="P4">----</text:p>
            <text:p text:style-name="P4">type</text:p>
            <text:p text:style-name="P4"><text:s text:c="2"/>TMyMethod = function (const A, B: Integer): Integer of object;</text:p>
            <text:p text:style-name="P4"/>
            <text:p text:style-name="P4"><text:s text:c="2"/>TMyClass = class</text:p>
            <text:p text:style-name="P4"><text:s text:c="4"/>class function Add(const A, B: Integer): Integer</text:p>
            <text:p text:style-name="P4"><text:s text:c="4"/>class function Multiply(const A, B: Integer): Integer</text:p>
            <text:p text:style-name="P4"><text:s text:c="2"/>end;</text:p>
            <text:p text:style-name="P4"/>
            <text:p text:style-name="P4">var</text:p>
            <text:p text:style-name="P4"><text:s text:c="2"/>M: TMyMethod;</text:p>
            <text:p text:style-name="P4">begin</text:p>
            <text:p text:style-name="P4"><text:s text:c="2"/>M := @TMyClass(nil).Add;</text:p>
            <text:p text:style-name="P4"><text:s text:c="2"/>M := @TMyClass(nil).Multiply;</text:p>
            <text:p text:style-name="P4">end;</text:p>
            <text:p text:style-name="P4">----</text:p>
            <text:p text:style-name="P4">+</text:p>
          </table:table-cell>
        </table:table-row>
        <table:table-row>
          <table:table-cell table:style-name="Таблица1.A2" office:value-type="string">
            <text:p text:style-name="P41">Unfortunately, you need to write ugly `@TMyClass(nil).Add` instead of just `@TMyClass.Add`.</text:p>
            <text:p text:style-name="P41"/>
          </table:table-cell>
          <table:table-cell table:style-name="Таблица1.B2" office:value-type="string">
            <text:p text:style-name="P4">Unfortunately, you need to write ugly `@TMyClass(nil).Add` instead of just `@TMyClass.Add`.</text:p>
            <text:p text:style-name="P4"/>
          </table:table-cell>
        </table:table-row>
        <table:table-row>
          <table:table-cell table:style-name="Таблица1.A2" office:value-type="string">
            <text:p text:style-name="P41">* A (possibly) local routine: declare with `is nested` at the end, and make sure to use `{$modeswitch nestedprocvars}` directive for the code. These go hand-in-hand with &lt;&lt;Local (nested) routines&gt;&gt;.</text:p>
            <text:p text:style-name="P41"/>
          </table:table-cell>
          <table:table-cell table:style-name="Таблица1.B2" office:value-type="string">
            <text:p text:style-name="P4">* A (possibly) local routine: declare with `is nested` at the end, and make sure to use `{$modeswitch nestedprocvars}` directive for the code. These go hand-in-hand with &lt;&lt;Local (nested) routines&gt;&gt;.</text:p>
            <text:p text:style-name="P4"/>
          </table:table-cell>
        </table:table-row>
        <table:table-row>
          <table:table-cell table:style-name="Таблица1.A2" office:value-type="string">
            <text:p text:style-name="P41">### Generics</text:p>
            <text:p text:style-name="P41"/>
          </table:table-cell>
          <table:table-cell table:style-name="Таблица1.B2" office:value-type="string">
            <text:p text:style-name="P4">### Generics</text:p>
            <text:p text:style-name="P4"/>
          </table:table-cell>
        </table:table-row>
        <table:table-row>
          <table:table-cell table:style-name="Таблица1.A2" office:value-type="string">
            <text:p text:style-name="P41">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41"/>
          </table:table-cell>
          <table:table-cell table:style-name="Таблица1.B2" office:value-type="string">
            <text:p text:style-name="P4">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4"/>
          </table:table-cell>
        </table:table-row>
        <table:table-row>
          <table:table-cell table:style-name="Таблица1.A2" office:value-type="string">
            <text:p text:style-name="P41">The generics in Pascal are realized much like generics in C++. Which means that they are "expanded" at the <text:soft-page-break/>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33">// Unlike in Java, you are *not* limited to only generics of things that are a reference.</text:p>
            <text:p text:style-name="P41"/>
          </table:table-cell>
          <table:table-cell table:style-name="Таблица1.B2" office:value-type="string">
            <text:p text:style-name="P4">The generics in Pascal are realized much like generics in C++. Which means that they are "expanded" at the <text:soft-page-break/>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28">// Unlike in Java, you are *not* limited to only generics of things that are a reference.</text:p>
            <text:p text:style-name="P4"/>
          </table:table-cell>
        </table:table-row>
        <table:table-row>
          <table:table-cell table:style-name="Таблица1.A2" office:value-type="string">
            <text:p text:style-name="P41">[source,pascal]</text:p>
            <text:p text:style-name="P41">----</text:p>
            <text:p text:style-name="P41">include::code-samples/generics.lpr[]</text:p>
            <text:p text:style-name="P41">----</text:p>
            <text:p text:style-name="P41"/>
          </table:table-cell>
          <table:table-cell table:style-name="Таблица1.B2" office:value-type="string">
            <text:p text:style-name="P50">[source,pascal]</text:p>
            <text:p text:style-name="P50">----</text:p>
            <text:p text:style-name="P50">include::code-samples/generics.lpr[]</text:p>
            <text:p text:style-name="P50">----</text:p>
            <text:p text:style-name="P4"/>
          </table:table-cell>
        </table:table-row>
        <table:table-row>
          <table:table-cell table:style-name="Таблица1.A2" office:value-type="string">
            <text:p text:style-name="P41">Generics are not limited to classes, you can have generic functions and procedures as well:</text:p>
            <text:p text:style-name="P41"/>
          </table:table-cell>
          <table:table-cell table:style-name="Таблица1.B2" office:value-type="string">
            <text:p text:style-name="P4">Generics are not limited to classes, you can have generic functions and procedures as well:</text:p>
            <text:p text:style-name="P4"/>
          </table:table-cell>
        </table:table-row>
        <table:table-row>
          <table:table-cell table:style-name="Таблица1.A2" office:value-type="string">
            <text:p text:style-name="P41">[source,pascal]</text:p>
            <text:p text:style-name="P41">----</text:p>
            <text:p text:style-name="P41">include::code-samples/generic_functions.lpr[]</text:p>
            <text:p text:style-name="P41">----</text:p>
            <text:p text:style-name="P41"/>
          </table:table-cell>
          <table:table-cell table:style-name="Таблица1.B2" office:value-type="string">
            <text:p text:style-name="P50">[source,pascal]</text:p>
            <text:p text:style-name="P50">----</text:p>
            <text:p text:style-name="P50">include::code-samples/generic_functions.lpr[]</text:p>
            <text:p text:style-name="P50">----</text:p>
            <text:p text:style-name="P4"/>
          </table:table-cell>
        </table:table-row>
        <table:table-row>
          <table:table-cell table:style-name="Таблица1.A2" office:value-type="string">
            <text:p text:style-name="P41">### Overloading</text:p>
            <text:p text:style-name="P41"/>
          </table:table-cell>
          <table:table-cell table:style-name="Таблица1.B2" office:value-type="string">
            <text:p text:style-name="P4">### Overloading</text:p>
            <text:p text:style-name="P4"/>
          </table:table-cell>
        </table:table-row>
        <table:table-row>
          <table:table-cell table:style-name="Таблица1.A2" office:value-type="string">
            <text:p text:style-name="P41">Methods (and global functions and procedures) with the same name are allowed, as long as they have different parameters. At compile time, the compiler detects which one you want to use, knowing the parameters you pass.</text:p>
            <text:p text:style-name="P41"/>
          </table:table-cell>
          <table:table-cell table:style-name="Таблица1.B2" office:value-type="string">
            <text:p text:style-name="P4">Methods (and global functions and procedures) with the same name are allowed, as long as they have different parameters. At compile time, the compiler detects which one you want to use, knowing the parameters you pass.</text:p>
            <text:p text:style-name="P4"/>
          </table:table-cell>
        </table:table-row>
        <table:table-row>
          <table:table-cell table:style-name="Таблица1.A2" office:value-type="string">
            <text:p text:style-name="P41">By default, the overloading uses the FPC approach, which means that all the 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41"/>
          </table:table-cell>
          <table:table-cell table:style-name="Таблица1.B2" office:value-type="string">
            <text:p text:style-name="P4">By default, the overloading uses the FPC approach, which means that all the 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4"/>
          </table:table-cell>
        </table:table-row>
        <table:table-row>
          <table:table-cell table:style-name="Таблица1.A2" office:value-type="string">
            <text:p text:style-name="P41">### Preprocessor</text:p>
            <text:p text:style-name="P41"/>
          </table:table-cell>
          <table:table-cell table:style-name="Таблица1.B2" office:value-type="string">
            <text:p text:style-name="P4">### Preprocessor</text:p>
            <text:p text:style-name="P4"/>
          </table:table-cell>
        </table:table-row>
        <table:table-row>
          <table:table-cell table:style-name="Таблица1.A2" office:value-type="string">
            <text:p text:style-name="P41">You can use simple preprocessor <text:soft-page-break/>directives for</text:p>
            <text:p text:style-name="P41"/>
          </table:table-cell>
          <table:table-cell table:style-name="Таблица1.B2" office:value-type="string">
            <text:p text:style-name="P4">You can use simple preprocessor <text:soft-page-break/>directives for</text:p>
            <text:p text:style-name="P4"/>
          </table:table-cell>
        </table:table-row>
        <table:table-row>
          <table:table-cell table:style-name="Таблица1.A2" office:value-type="string">
            <text:p text:style-name="P41">* conditional compilation (code depending on platform, or some custom switches),</text:p>
            <text:p text:style-name="P41">* to include one file in another,</text:p>
            <text:p text:style-name="P41">* you can also use parameter-less macros.</text:p>
            <text:p text:style-name="P41"/>
          </table:table-cell>
          <table:table-cell table:style-name="Таблица1.B2" office:value-type="string">
            <text:p text:style-name="P4">* conditional compilation (code depending on platform, or some custom switches),</text:p>
            <text:p text:style-name="P4">* to include one file in another,</text:p>
            <text:p text:style-name="P4">* you can also use parameter-less macros.</text:p>
            <text:p text:style-name="P4"/>
          </table:table-cell>
        </table:table-row>
        <table:table-row>
          <table:table-cell table:style-name="Таблица1.A2" office:value-type="string">
            <text:p text:style-name="P41">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41"/>
          </table:table-cell>
          <table:table-cell table:style-name="Таблица1.B2" office:value-type="string">
            <text:p text:style-name="P4">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4"/>
          </table:table-cell>
        </table:table-row>
        <table:table-row>
          <table:table-cell table:style-name="Таблица1.A2" office:value-type="string">
            <text:p text:style-name="P41">[source,pascal]</text:p>
            <text:p text:style-name="P41">----</text:p>
            <text:p text:style-name="P41">{$mode objfpc}{$H+}{$J-}</text:p>
            <text:p text:style-name="P41">unit PreprocessorStuff;</text:p>
            <text:p text:style-name="P41">interface</text:p>
            <text:p text:style-name="P41"/>
            <text:p text:style-name="P41">{$ifdef FPC}</text:p>
            <text:p text:style-name="P41">{ This is only defined when compiled by FPC, not other compilers (like Delphi). }</text:p>
            <text:p text:style-name="P41">procedure Foo;</text:p>
            <text:p text:style-name="P41">{$endif}</text:p>
            <text:p text:style-name="P41"/>
            <text:p text:style-name="P41">{ Define a NewLine constant. Here you can see how the normal syntax of Pascal</text:p>
            <text:p text:style-name="P41"><text:s text:c="2"/>is "broken" by preprocessor directives. When you compile on Unix</text:p>
            <text:p text:style-name="P41"><text:s text:c="2"/>(includes Linux, Android, Mac OS X), the compiler sees this:</text:p>
            <text:p text:style-name="P41"/>
            <text:p text:style-name="P41"><text:s text:c="4"/>const NewLine = #10;</text:p>
            <text:p text:style-name="P41"/>
            <text:p text:style-name="P41"><text:s text:c="2"/>When you compile on Windows, the compiler sees this:</text:p>
            <text:p text:style-name="P41"/>
            <text:p text:style-name="P41"><text:s text:c="4"/>const NewLine = #13#10;</text:p>
            <text:p text:style-name="P41"/>
            <text:p text:style-name="P41"><text:s text:c="2"/>On other operating systems, the code will fail to compile,</text:p>
            <text:p text:style-name="P41"><text:s text:c="2"/>because a compiler sees this:</text:p>
            <text:p text:style-name="P41"/>
            <text:p text:style-name="P41"><text:s text:c="4"/>const NewLine = ;</text:p>
            <text:p text:style-name="P41"/>
            <text:p text:style-name="P41"><text:s text:c="2"/>It's a *good* thing that the compilation fails in this case -- if you</text:p>
            <text:p text:style-name="P41"><text:s text:c="2"/>will have to port the program to an OS that is not Unix, not Windows,</text:p>
            <text:p text:style-name="P41"><text:s text:c="2"/>you will be reminded by a compiler to choose the newline convention</text:p>
            <text:p text:style-name="P41"><text:s text:c="2"/>on that system. }</text:p>
            <text:p text:style-name="P41"/>
            <text:p text:style-name="P41">const</text:p>
            <text:p text:style-name="P41"><text:soft-page-break/><text:s text:c="2"/>NewLine =</text:p>
            <text:p text:style-name="P41"><text:s text:c="4"/>{$ifdef UNIX} #10 {$endif}</text:p>
            <text:p text:style-name="P41"><text:s text:c="4"/>{$ifdef MSWINDOWS} #13#10 {$endif} ;</text:p>
            <text:p text:style-name="P41"/>
            <text:p text:style-name="P41">{$define MY_SYMBOL}</text:p>
            <text:p text:style-name="P41"/>
            <text:p text:style-name="P41">{$ifdef MY_SYMBOL}</text:p>
            <text:p text:style-name="P41">procedure Bar;</text:p>
            <text:p text:style-name="P41">{$endif}</text:p>
            <text:p text:style-name="P41"/>
            <text:p text:style-name="P41">{$define CallingConventionMacro := unknown}</text:p>
            <text:p text:style-name="P41">{$ifdef UNIX}</text:p>
            <text:p text:style-name="P41"><text:s text:c="2"/>{$define CallingConventionMacro := cdecl}</text:p>
            <text:p text:style-name="P41">{$endif}</text:p>
            <text:p text:style-name="P41">{$ifdef MSWINDOWS}</text:p>
            <text:p text:style-name="P41"><text:s text:c="2"/>{$define CallingConventionMacro := stdcall}</text:p>
            <text:p text:style-name="P41">{$endif}</text:p>
            <text:p text:style-name="P41">procedure RealProcedureName; CallingConventionMacro; external 'some_external_library';</text:p>
            <text:p text:style-name="P41"/>
            <text:p text:style-name="P41">implementation</text:p>
            <text:p text:style-name="P41"/>
            <text:p text:style-name="P41">{$include some_file.inc}</text:p>
            <text:p text:style-name="P41">// $I is just a shortcut for $include</text:p>
            <text:p text:style-name="P41">{$I some_other_file.inc}</text:p>
            <text:p text:style-name="P41"/>
            <text:p text:style-name="P41">end.</text:p>
            <text:p text:style-name="P41">----</text:p>
            <text:p text:style-name="P41"/>
          </table:table-cell>
          <table:table-cell table:style-name="Таблица1.B2" office:value-type="string">
            <text:p text:style-name="P4">[source,pascal]</text:p>
            <text:p text:style-name="P4">----</text:p>
            <text:p text:style-name="P4">{$mode objfpc}{$H+}{$J-}</text:p>
            <text:p text:style-name="P4">unit PreprocessorStuff;</text:p>
            <text:p text:style-name="P4">interface</text:p>
            <text:p text:style-name="P4"/>
            <text:p text:style-name="P4">{$ifdef FPC}</text:p>
            <text:p text:style-name="P4">{ This is only defined when compiled by FPC, not other compilers (like Delphi). }</text:p>
            <text:p text:style-name="P4">procedure Foo;</text:p>
            <text:p text:style-name="P4">{$endif}</text:p>
            <text:p text:style-name="P4"/>
            <text:p text:style-name="P4">{ Define a NewLine constant. Here you can see how the normal syntax of Pascal</text:p>
            <text:p text:style-name="P4"><text:s text:c="2"/>is "broken" by preprocessor directives. When you compile on Unix</text:p>
            <text:p text:style-name="P4"><text:s text:c="2"/>(includes Linux, Android, Mac OS X), the compiler sees this:</text:p>
            <text:p text:style-name="P4"/>
            <text:p text:style-name="P4"><text:s text:c="4"/>const NewLine = #10;</text:p>
            <text:p text:style-name="P4"/>
            <text:p text:style-name="P4"><text:s text:c="2"/>When you compile on Windows, the compiler sees this:</text:p>
            <text:p text:style-name="P4"/>
            <text:p text:style-name="P4"><text:s text:c="4"/>const NewLine = #13#10;</text:p>
            <text:p text:style-name="P4"/>
            <text:p text:style-name="P4"><text:s text:c="2"/>On other operating systems, the code will fail to compile,</text:p>
            <text:p text:style-name="P4"><text:s text:c="2"/>because a compiler sees this:</text:p>
            <text:p text:style-name="P4"/>
            <text:p text:style-name="P4"><text:s text:c="4"/>const NewLine = ;</text:p>
            <text:p text:style-name="P4"/>
            <text:p text:style-name="P4"><text:s text:c="2"/>It's a *good* thing that the compilation fails in this case -- if you</text:p>
            <text:p text:style-name="P4"><text:s text:c="2"/>will have to port the program to an OS that is not Unix, not Windows,</text:p>
            <text:p text:style-name="P4"><text:s text:c="2"/>you will be reminded by a compiler to choose the newline convention</text:p>
            <text:p text:style-name="P4"><text:s text:c="2"/>on that system. }</text:p>
            <text:p text:style-name="P4"/>
            <text:p text:style-name="P4">const</text:p>
            <text:p text:style-name="P4"><text:soft-page-break/><text:s text:c="2"/>NewLine =</text:p>
            <text:p text:style-name="P4"><text:s text:c="4"/>{$ifdef UNIX} #10 {$endif}</text:p>
            <text:p text:style-name="P4"><text:s text:c="4"/>{$ifdef MSWINDOWS} #13#10 {$endif} ;</text:p>
            <text:p text:style-name="P4"/>
            <text:p text:style-name="P4">{$define MY_SYMBOL}</text:p>
            <text:p text:style-name="P4"/>
            <text:p text:style-name="P4">{$ifdef MY_SYMBOL}</text:p>
            <text:p text:style-name="P4">procedure Bar;</text:p>
            <text:p text:style-name="P4">{$endif}</text:p>
            <text:p text:style-name="P4"/>
            <text:p text:style-name="P4">{$define CallingConventionMacro := unknown}</text:p>
            <text:p text:style-name="P4">{$ifdef UNIX}</text:p>
            <text:p text:style-name="P4"><text:s text:c="2"/>{$define CallingConventionMacro := cdecl}</text:p>
            <text:p text:style-name="P4">{$endif}</text:p>
            <text:p text:style-name="P4">{$ifdef MSWINDOWS}</text:p>
            <text:p text:style-name="P4"><text:s text:c="2"/>{$define CallingConventionMacro := stdcall}</text:p>
            <text:p text:style-name="P4">{$endif}</text:p>
            <text:p text:style-name="P4">procedure RealProcedureName; CallingConventionMacro; external 'some_external_library';</text:p>
            <text:p text:style-name="P4"/>
            <text:p text:style-name="P4">implementation</text:p>
            <text:p text:style-name="P4"/>
            <text:p text:style-name="P4">{$include some_file.inc}</text:p>
            <text:p text:style-name="P4">// $I is just a shortcut for $include</text:p>
            <text:p text:style-name="P4">{$I some_other_file.inc}</text:p>
            <text:p text:style-name="P4"/>
            <text:p text:style-name="P4">end.</text:p>
            <text:p text:style-name="P4">----</text:p>
            <text:p text:style-name="P4"/>
          </table:table-cell>
        </table:table-row>
        <table:table-row>
          <table:table-cell table:style-name="Таблица1.A2" office:value-type="string">
            <text:p text:style-name="P41">Include files have commonly the `.inc` extension, and are used for two purposes:</text:p>
            <text:p text:style-name="P41"/>
          </table:table-cell>
          <table:table-cell table:style-name="Таблица1.B2" office:value-type="string">
            <text:p text:style-name="P4">Include files have commonly the `.inc` extension, and are used for two purposes:</text:p>
            <text:p text:style-name="P4"/>
          </table:table-cell>
        </table:table-row>
        <table:table-row>
          <table:table-cell table:style-name="Таблица1.A2" office:value-type="string">
            <text:p text:style-name="P41">* The include file may only contain other compiler directives, that "configure" your source code. For example you could create a file `myconfig.inc` with these contents:</text:p>
            <text:p text:style-name="P41">+</text:p>
          </table:table-cell>
          <table:table-cell table:style-name="Таблица1.B2" office:value-type="string">
            <text:p text:style-name="P4">* The include file may only contain other compiler directives, that "configure" your source code. For example you could create a file `myconfig.inc` with these contents:</text:p>
            <text:p text:style-name="P4">+</text:p>
          </table:table-cell>
        </table:table-row>
        <table:table-row>
          <table:table-cell table:style-name="Таблица1.A2" office:value-type="string">
            <text:p text:style-name="P41">[source,pascal]</text:p>
            <text:p text:style-name="P41">----</text:p>
            <text:p text:style-name="P41">{$mode objfpc}</text:p>
            <text:p text:style-name="P41">{$H+}</text:p>
            <text:p text:style-name="P41">{$J-}</text:p>
            <text:p text:style-name="P41">{$modeswitch advancedrecords}</text:p>
            <text:p text:style-name="P41">{$ifndef VER3}</text:p>
            <text:p text:style-name="P41"><text:s text:c="2"/>{$error This code can only be compiled using FPC version at least 3.x.}</text:p>
            <text:p text:style-name="P41">{$endif}</text:p>
            <text:p text:style-name="P41">----</text:p>
            <text:p text:style-name="P41">+</text:p>
          </table:table-cell>
          <table:table-cell table:style-name="Таблица1.B2" office:value-type="string">
            <text:p text:style-name="P4">[source,pascal]</text:p>
            <text:p text:style-name="P4">----</text:p>
            <text:p text:style-name="P4">{$mode objfpc}</text:p>
            <text:p text:style-name="P4">{$H+}</text:p>
            <text:p text:style-name="P4">{$J-}</text:p>
            <text:p text:style-name="P4">{$modeswitch advancedrecords}</text:p>
            <text:p text:style-name="P4">{$ifndef VER3}</text:p>
            <text:p text:style-name="P4"><text:s text:c="2"/>{$error This code can only be compiled using FPC version at least 3.x.}</text:p>
            <text:p text:style-name="P4">{$endif}</text:p>
            <text:p text:style-name="P4">----</text:p>
            <text:p text:style-name="P4">+</text:p>
          </table:table-cell>
        </table:table-row>
        <table:table-row>
          <table:table-cell table:style-name="Таблица1.A2" office:value-type="string">
            <text:p text:style-name="P41">Now you can include this file using `{$I myconfig.inc}` in all your sources.</text:p>
            <text:p text:style-name="P41"/>
          </table:table-cell>
          <table:table-cell table:style-name="Таблица1.B2" office:value-type="string">
            <text:p text:style-name="P4">Now you can include this file using `{$I myconfig.inc}` in all your sources.</text:p>
            <text:p text:style-name="P4"/>
          </table:table-cell>
        </table:table-row>
        <text:soft-page-break/>
        <table:table-row>
          <table:table-cell table:style-name="Таблица1.A2" office:value-type="string">
            <text:p text:style-name="P41">*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41"><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33">//For example, *Castle Game Engine* has 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41"><text:s text:c="2"/>. It allows to have a cross-platform unit interface with platform-dependent implementation easily. Basically you can do</text:p>
            <text:p text:style-name="P41">+</text:p>
          </table:table-cell>
          <table:table-cell table:style-name="Таблица1.B2" office:value-type="string">
            <text:p text:style-name="P4">*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4"><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28">//For example, *Castle Game Engine* has 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4"><text:s text:c="2"/>. It allows to have a cross-platform unit interface with platform-dependent implementation easily. Basically you can do</text:p>
            <text:p text:style-name="P4">+</text:p>
          </table:table-cell>
        </table:table-row>
        <table:table-row>
          <table:table-cell table:style-name="Таблица1.A2" office:value-type="string">
            <text:p text:style-name="P41">[source,pascal]</text:p>
            <text:p text:style-name="P41">----</text:p>
            <text:p text:style-name="P41">{$ifdef UNIX} {$I my_unix_implementation.inc} {$endif}</text:p>
            <text:p text:style-name="P41">{$ifdef MSWINDOWS} {$I my_windows_implementation.inc} {$endif}</text:p>
            <text:p text:style-name="P41">----</text:p>
            <text:p text:style-name="P41">+</text:p>
          </table:table-cell>
          <table:table-cell table:style-name="Таблица1.B2" office:value-type="string">
            <text:p text:style-name="P4">[source,pascal]</text:p>
            <text:p text:style-name="P4">----</text:p>
            <text:p text:style-name="P4">{$ifdef UNIX} {$I my_unix_implementation.inc} {$endif}</text:p>
            <text:p text:style-name="P4">{$ifdef MSWINDOWS} {$I my_windows_implementation.inc} {$endif}</text:p>
            <text:p text:style-name="P4">----</text:p>
            <text:p text:style-name="P4">+</text:p>
          </table:table-cell>
        </table:table-row>
        <table:table-row>
          <table:table-cell table:style-name="Таблица1.A2" office:value-type="string">
            <text:p text:style-name="P41">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text:soft-page-break/>can have many version of include file `{$I my platform_specific_implementation.inc}` and you simply include them, letting the compiler find the correct version.</text:p>
            <text:p text:style-name="P41"/>
          </table:table-cell>
          <table:table-cell table:style-name="Таблица1.B2" office:value-type="string">
            <text:p text:style-name="P4">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text:soft-page-break/>can have many version of include file `{$I my platform_specific_implementation.inc}` and you simply include them, letting the compiler find the correct version.</text:p>
            <text:p text:style-name="P4"/>
          </table:table-cell>
        </table:table-row>
        <table:table-row>
          <table:table-cell table:style-name="Таблица1.A2" office:value-type="string">
            <text:p text:style-name="P41">### Records</text:p>
            <text:p text:style-name="P41"/>
          </table:table-cell>
          <table:table-cell table:style-name="Таблица1.B2" office:value-type="string">
            <text:p text:style-name="P4">### Records</text:p>
            <text:p text:style-name="P4"/>
          </table:table-cell>
        </table:table-row>
        <table:table-row>
          <table:table-cell table:style-name="Таблица1.A2" office:value-type="string">
            <text:p text:style-name="P41">_Record_ is just a container for other variables. It's like a much, much simplified _class_: there is no inheritance or virtual methods. It is like a _structure_ in C-like languages.</text:p>
            <text:p text:style-name="P41"/>
          </table:table-cell>
          <table:table-cell table:style-name="Таблица1.B2" office:value-type="string">
            <text:p text:style-name="P4">_Record_ is just a container for other variables. It's like a much, much simplified _class_: there is no inheritance or virtual methods. It is like a _structure_ in C-like languages.</text:p>
            <text:p text:style-name="P4"/>
          </table:table-cell>
        </table:table-row>
        <table:table-row>
          <table:table-cell table:style-name="Таблица1.A2" office:value-type="string">
            <text:p text:style-name="P41">If you use the `{$modeswitch advancedrecords}` directive, records *can* have methods and visibility specifiers. In general, language features that are available for classes, and _do not break the simple predictable memory layout of a record_, are then possible.</text:p>
            <text:p text:style-name="P41"/>
          </table:table-cell>
          <table:table-cell table:style-name="Таблица1.B2" office:value-type="string">
            <text:p text:style-name="P4">If you use the `{$modeswitch advancedrecords}` directive, records *can* have methods and visibility specifiers. In general, language features that are available for classes, and _do not break the simple predictable memory layout of a record_, are then possible.</text:p>
            <text:p text:style-name="P4"/>
          </table:table-cell>
        </table:table-row>
        <table:table-row>
          <table:table-cell table:style-name="Таблица1.A2" office:value-type="string">
            <text:p text:style-name="P41">[source,pascal]</text:p>
            <text:p text:style-name="P41">----</text:p>
            <text:p text:style-name="P41">include::code-samples/records.lpr[]</text:p>
            <text:p text:style-name="P41">----</text:p>
            <text:p text:style-name="P41"/>
          </table:table-cell>
          <table:table-cell table:style-name="Таблица1.B2" office:value-type="string">
            <text:p text:style-name="P50">[source,pascal]</text:p>
            <text:p text:style-name="P50">----</text:p>
            <text:p text:style-name="P50">include::code-samples/records.lpr[]</text:p>
            <text:p text:style-name="P50">----</text:p>
            <text:p text:style-name="P50"/>
          </table:table-cell>
        </table:table-row>
        <table:table-row>
          <table:table-cell table:style-name="Таблица1.A2" office:value-type="string">
            <text:p text:style-name="P41">In modern Object Pascal, your first instinct should be to design a `class`, not a `record` -- because classes are packed with useful features, like constructors and inheritance.</text:p>
          </table:table-cell>
          <table:table-cell table:style-name="Таблица1.B2" office:value-type="string">
            <text:p text:style-name="P4">In modern Object Pascal, your first instinct should be to design a `class`, not a `record` -- because classes are packed with useful features, like constructors and inheritance.</text:p>
          </table:table-cell>
        </table:table-row>
        <table:table-row>
          <table:table-cell table:style-name="Таблица1.A2" office:value-type="string">
            <text:p text:style-name="P41">But records are still very useful when you need speed or a predictable memory layout:</text:p>
            <text:p text:style-name="P41"/>
          </table:table-cell>
          <table:table-cell table:style-name="Таблица1.B2" office:value-type="string">
            <text:p text:style-name="P4">But records are still very useful when you need speed or a predictable memory layout:</text:p>
            <text:p text:style-name="P4"/>
          </table:table-cell>
        </table:table-row>
        <table:table-row>
          <table:table-cell table:style-name="Таблица1.A2" office:value-type="string">
            <text:p text:style-name="P41">* Records do not have any constructor or destructor. You just define a variable of a record type. It has undefined contents (memory garbage) at the beginning (except auto-managed types, like strings; they are guaranteed to be initialized to be empty, and finalized to free the reference count). So you have to be more careful when dealing with records, but it gives you some performance gain.</text:p>
            <text:p text:style-name="P41">* Arrays of records are nicely linear in memory, so they are cache-friendly.</text:p>
            <text:p text:style-name="P41">* The memory layout of records (size, padding between fields) is clearly defined in some situations: when you request the _C layout_, or when you use `packed record`. This is useful:</text:p>
            <text:p text:style-name="P41">** to communicate with libraries written in other programming languages, when they expose an API based on records,</text:p>
            <text:p text:style-name="P41">** to read and write binary files,</text:p>
            <text:p text:style-name="P41"><text:soft-page-break/>** to make dirty low-level tricks (like unsafe typecasting one type to another, being aware of their memory representation).</text:p>
            <text:p text:style-name="P41">*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41"/>
          </table:table-cell>
          <table:table-cell table:style-name="Таблица1.B2" office:value-type="string">
            <text:p text:style-name="P4">* Records do not have any constructor or destructor. You just define a variable of a record type. It has undefined contents (memory garbage) at the beginning (except auto-managed types, like strings; they are guaranteed to be initialized to be empty, and finalized to free the reference count). So you have to be more careful when dealing with records, but it gives you some performance gain.</text:p>
            <text:p text:style-name="P4">* Arrays of records are nicely linear in memory, so they are cache-friendly.</text:p>
            <text:p text:style-name="P4">* The memory layout of records (size, padding between fields) is clearly defined in some situations: when you request the _C layout_, or when you use `packed record`. This is useful:</text:p>
            <text:p text:style-name="P4">** to communicate with libraries written in other programming languages, when they expose an API based on records,</text:p>
            <text:p text:style-name="P4">** to read and write binary files,</text:p>
            <text:p text:style-name="P4"><text:soft-page-break/>** to make dirty low-level tricks (like unsafe typecasting one type to another, being aware of their memory representation).</text:p>
            <text:p text:style-name="P4">*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4"/>
          </table:table-cell>
        </table:table-row>
        <table:table-row>
          <table:table-cell table:style-name="Таблица1.A2" office:value-type="string">
            <text:p text:style-name="P41">### Old-style objects</text:p>
            <text:p text:style-name="P41"/>
          </table:table-cell>
          <table:table-cell table:style-name="Таблица1.B2" office:value-type="string">
            <text:p text:style-name="P4">### Old-style objects</text:p>
            <text:p text:style-name="P4"/>
          </table:table-cell>
        </table:table-row>
        <table:table-row>
          <table:table-cell table:style-name="Таблица1.A2" office:value-type="string">
            <text:p text:style-name="P41">In the old days, Turbo Pascal introduced another syntax for class-like functionality, using the `object` keyword. It's somewhat of a blend between the concept of a `record` and a modern `class`.</text:p>
            <text:p text:style-name="P41"/>
          </table:table-cell>
          <table:table-cell table:style-name="Таблица1.B2" office:value-type="string">
            <text:p text:style-name="P4">In the old days, Turbo Pascal introduced another syntax for class-like functionality, using the `object` keyword. It's somewhat of a blend between the concept of a `record` and a modern `class`.</text:p>
            <text:p text:style-name="P4"/>
          </table:table-cell>
        </table:table-row>
        <table:table-row>
          <table:table-cell table:style-name="Таблица1.A2" office:value-type="string">
            <text:p text:style-name="P41">* The old-style objects can be allocated / freed, and during that operation you can call their constructor / destructor.</text:p>
            <text:p text:style-name="P41">* But they can also be simply declared and used, like records. A simple `record` or `object` type is not a reference (pointer) to something, it's simply the data. This makes them comfortable for small data, where calling allocation / free would be bothersome.</text:p>
            <text:p text:style-name="P33">//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41">* Old-style objects offer inheritance and virtual methods, although with small differences from the modern classes. Be careful -- _bad things_ will happen if you try to use an object without calling it's constructor, and the object has virtual methods.</text:p>
            <text:p text:style-name="P41"/>
          </table:table-cell>
          <table:table-cell table:style-name="Таблица1.B2" office:value-type="string">
            <text:p text:style-name="P4">* The old-style objects can be allocated / freed, and during that operation you can call their constructor / destructor.</text:p>
            <text:p text:style-name="P4">* But they can also be simply declared and used, like records. A simple `record` or `object` type is not a reference (pointer) to something, it's simply the data. This makes them comfortable for small data, where calling allocation / free would be bothersome.</text:p>
            <text:p text:style-name="P28">//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4">* Old-style objects offer inheritance and virtual methods, although with small differences from the modern classes. Be careful -- _bad things_ will happen if you try to use an object without calling it's constructor, and the object has virtual methods.</text:p>
            <text:p text:style-name="P4"/>
          </table:table-cell>
        </table:table-row>
        <table:table-row>
          <table:table-cell table:style-name="Таблица1.A2" office:value-type="string">
            <text:p text:style-name="P41">It's discouraged to use the old-style objects in most cases. Modern _classes_ provide much more functionality. And when needed, records (including _advanced records_) can be used for performance. These concepts are usually a better idea than old-style objects.</text:p>
            <text:p text:style-name="P41"/>
          </table:table-cell>
          <table:table-cell table:style-name="Таблица1.B2" office:value-type="string">
            <text:p text:style-name="P4">It's discouraged to use the old-style objects in most cases. Modern _classes_ provide much more functionality. And when needed, records (including _advanced records_) can be used for performance. These concepts are usually a better idea than old-style objects.</text:p>
            <text:p text:style-name="P4"/>
          </table:table-cell>
        </table:table-row>
        <table:table-row>
          <table:table-cell table:style-name="Таблица1.A2" office:value-type="string">
            <text:p text:style-name="P41">### Pointers</text:p>
            <text:p text:style-name="P41"/>
          </table:table-cell>
          <table:table-cell table:style-name="Таблица1.B2" office:value-type="string">
            <text:p text:style-name="P4">### Pointers</text:p>
            <text:p text:style-name="P4"/>
          </table:table-cell>
        </table:table-row>
        <text:soft-page-break/>
        <table:table-row>
          <table:table-cell table:style-name="Таблица1.A2" office:value-type="string">
            <text:p text:style-name="P41">You can create a _pointer_ to any other type. The pointer to type `TMyRecord` is declared as `^TMyRecord`, and by convention is called `PMyRecord`. This is a traditional example of a linked list of integers using records:</text:p>
            <text:p text:style-name="P41"/>
          </table:table-cell>
          <table:table-cell table:style-name="Таблица1.B2" office:value-type="string">
            <text:p text:style-name="P4">You can create a _pointer_ to any other type. The pointer to type `TMyRecord` is declared as `^TMyRecord`, and by convention is called `PMyRecord`. This is a traditional example of a linked list of integers using records:</text:p>
            <text:p text:style-name="P4"/>
          </table:table-cell>
        </table:table-row>
        <table:table-row>
          <table:table-cell table:style-name="Таблица1.A2" office:value-type="string">
            <text:p text:style-name="P41">[source,pascal]</text:p>
            <text:p text:style-name="P41">----</text:p>
            <text:p text:style-name="P41">type</text:p>
            <text:p text:style-name="P41"><text:s text:c="2"/>PMyRecord = ^TMyRecord;</text:p>
            <text:p text:style-name="P41"><text:s text:c="2"/>TMyRecord = record</text:p>
            <text:p text:style-name="P41"><text:s text:c="4"/>Value: Integer;</text:p>
            <text:p text:style-name="P41"><text:s text:c="4"/>Next: PMyRecord;</text:p>
            <text:p text:style-name="P41"><text:s text:c="2"/>end;</text:p>
            <text:p text:style-name="P41">----</text:p>
            <text:p text:style-name="P41"/>
          </table:table-cell>
          <table:table-cell table:style-name="Таблица1.B2" office:value-type="string">
            <text:p text:style-name="P4">[source,pascal]</text:p>
            <text:p text:style-name="P4">----</text:p>
            <text:p text:style-name="P4">type</text:p>
            <text:p text:style-name="P4"><text:s text:c="2"/>PMyRecord = ^TMyRecord;</text:p>
            <text:p text:style-name="P4"><text:s text:c="2"/>TMyRecord = record</text:p>
            <text:p text:style-name="P4"><text:s text:c="4"/>Value: Integer;</text:p>
            <text:p text:style-name="P4"><text:s text:c="4"/>Next: PMyRecord;</text:p>
            <text:p text:style-name="P4"><text:s text:c="2"/>end;</text:p>
            <text:p text:style-name="P4">----</text:p>
            <text:p text:style-name="P4"/>
          </table:table-cell>
        </table:table-row>
        <table:table-row>
          <table:table-cell table:style-name="Таблица1.A2" office:value-type="string">
            <text:p text:style-name="P41">Note that the definition is recursive (type `PMyRecord` is defined using type `TMyRecord`, while `TMyRecord` is defined using `PMyRecord`). It is allowed to define a pointer type to a _not-yet-defined type_, as long as it will be resolved within the same `type` block.</text:p>
            <text:p text:style-name="P41"/>
          </table:table-cell>
          <table:table-cell table:style-name="Таблица1.B2" office:value-type="string">
            <text:p text:style-name="P4">Note that the definition is recursive (type `PMyRecord` is defined using type `TMyRecord`, while `TMyRecord` is defined using `PMyRecord`). It is allowed to define a pointer type to a _not-yet-defined type_, as long as it will be resolved within the same `type` block.</text:p>
            <text:p text:style-name="P4"/>
          </table:table-cell>
        </table:table-row>
        <table:table-row>
          <table:table-cell table:style-name="Таблица1.A2" office:value-type="string">
            <text:p text:style-name="P41">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41"/>
          </table:table-cell>
          <table:table-cell table:style-name="Таблица1.B2" office:value-type="string">
            <text:p text:style-name="P4">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4"/>
          </table:table-cell>
        </table:table-row>
        <table:table-row>
          <table:table-cell table:style-name="Таблица1.A2" office:value-type="string">
            <text:p text:style-name="P41">There is also an untyped `Pointer` type, similar to `void*` in C-like languages. It is completely unsafe, and can be typecasted to any other pointer type.</text:p>
            <text:p text:style-name="P41"/>
          </table:table-cell>
          <table:table-cell table:style-name="Таблица1.B2" office:value-type="string">
            <text:p text:style-name="P4">There is also an untyped `Pointer` type, similar to `void*` in C-like languages. It is completely unsafe, and can be typecasted to any other pointer type.</text:p>
            <text:p text:style-name="P4"/>
          </table:table-cell>
        </table:table-row>
        <table:table-row>
          <table:table-cell table:style-name="Таблица1.A2" office:value-type="string">
            <text:p text:style-name="P41">Remember that a _class instance_ is also in fact a pointer, although it doesn't require any `^` or `@` operators to use it.</text:p>
            <text:p text:style-name="P33">//That's why it's called a _reference_.</text:p>
            <text:p text:style-name="P41">A linked list using classes is certainly possible, it would simply be this:</text:p>
            <text:p text:style-name="P41"/>
          </table:table-cell>
          <table:table-cell table:style-name="Таблица1.B2" office:value-type="string">
            <text:p text:style-name="P4">Remember that a _class instance_ is also in fact a pointer, although it doesn't require any `^` or `@` operators to use it.</text:p>
            <text:p text:style-name="P28">//That's why it's called a _reference_.</text:p>
            <text:p text:style-name="P4">A linked list using classes is certainly possible, it would simply be this:</text:p>
            <text:p text:style-name="P4"/>
          </table:table-cell>
        </table:table-row>
        <table:table-row>
          <table:table-cell table:style-name="Таблица1.A2" office:value-type="string">
            <text:p text:style-name="P41">[source,pascal]</text:p>
            <text:p text:style-name="P41">----</text:p>
            <text:p text:style-name="P41">type</text:p>
            <text:p text:style-name="P41"><text:s text:c="2"/>TMyClass = class</text:p>
            <text:p text:style-name="P41"><text:s text:c="4"/>Value: Integer;</text:p>
            <text:p text:style-name="P41"><text:s text:c="4"/>Next: TMyClass;</text:p>
            <text:p text:style-name="P41"><text:s text:c="2"/>end;</text:p>
            <text:p text:style-name="P41">----</text:p>
            <text:p text:style-name="P41"><text:soft-page-break/></text:p>
          </table:table-cell>
          <table:table-cell table:style-name="Таблица1.B2" office:value-type="string">
            <text:p text:style-name="P4">[source,pascal]</text:p>
            <text:p text:style-name="P4">----</text:p>
            <text:p text:style-name="P4">type</text:p>
            <text:p text:style-name="P4"><text:s text:c="2"/>TMyClass = class</text:p>
            <text:p text:style-name="P4"><text:s text:c="4"/>Value: Integer;</text:p>
            <text:p text:style-name="P4"><text:s text:c="4"/>Next: TMyClass;</text:p>
            <text:p text:style-name="P4"><text:s text:c="2"/>end;</text:p>
            <text:p text:style-name="P4">----</text:p>
            <text:p text:style-name="P4"><text:soft-page-break/></text:p>
          </table:table-cell>
        </table:table-row>
        <table:table-row>
          <table:table-cell table:style-name="Таблица1.A2" office:value-type="string">
            <text:p text:style-name="P41">### Operator overloading</text:p>
            <text:p text:style-name="P41"/>
          </table:table-cell>
          <table:table-cell table:style-name="Таблица1.B2" office:value-type="string">
            <text:p text:style-name="P4">### Operator overloading</text:p>
            <text:p text:style-name="P4"/>
          </table:table-cell>
        </table:table-row>
        <table:table-row>
          <table:table-cell table:style-name="Таблица1.A2" office:value-type="string">
            <text:p text:style-name="P41">You can override the meaning of many language operators, for example to allow addition and multiplication of your custom types. Like this:</text:p>
            <text:p text:style-name="P41"/>
          </table:table-cell>
          <table:table-cell table:style-name="Таблица1.B2" office:value-type="string">
            <text:p text:style-name="P4">You can override the meaning of many language operators, for example to allow addition and multiplication of your custom types. Like this:</text:p>
            <text:p text:style-name="P4"/>
          </table:table-cell>
        </table:table-row>
        <table:table-row>
          <table:table-cell table:style-name="Таблица1.A2" office:value-type="string">
            <text:p text:style-name="P41">[source,pascal]</text:p>
            <text:p text:style-name="P41">----</text:p>
            <text:p text:style-name="P41">include::code-samples/operator_overloading.lpr[]</text:p>
            <text:p text:style-name="P41">----</text:p>
            <text:p text:style-name="P41"/>
          </table:table-cell>
          <table:table-cell table:style-name="Таблица1.B2" office:value-type="string">
            <text:p text:style-name="P50">[source,pascal]</text:p>
            <text:p text:style-name="P50">----</text:p>
            <text:p text:style-name="P50">include::code-samples/operator_overloading.lpr[]</text:p>
            <text:p text:style-name="P50">----</text:p>
            <text:p text:style-name="P4"/>
          </table:table-cell>
        </table:table-row>
        <table:table-row>
          <table:table-cell table:style-name="Таблица1.A2" office:value-type="string">
            <text:p text:style-name="P41">You can override operators on classes too. Since you usually create new instances of your classes inside the operator function, the caller must remember to free the result.</text:p>
            <text:p text:style-name="P41"/>
          </table:table-cell>
          <table:table-cell table:style-name="Таблица1.B2" office:value-type="string">
            <text:p text:style-name="P4">You can override operators on classes too. Since you usually create new instances of your classes inside the operator function, the caller must remember to free the result.</text:p>
            <text:p text:style-name="P4"/>
          </table:table-cell>
        </table:table-row>
        <table:table-row>
          <table:table-cell table:style-name="Таблица1.A2" office:value-type="string">
            <text:p text:style-name="P41">[source,pascal]</text:p>
            <text:p text:style-name="P41">----</text:p>
            <text:p text:style-name="P41">include::code-samples/operator_overloading_classes.lpr[]</text:p>
            <text:p text:style-name="P41">----</text:p>
            <text:p text:style-name="P41"/>
          </table:table-cell>
          <table:table-cell table:style-name="Таблица1.B2" office:value-type="string">
            <text:p text:style-name="P50">[source,pascal]</text:p>
            <text:p text:style-name="P50">----</text:p>
            <text:p text:style-name="P50">include::code-samples/operator_overloading_classes.lpr[]</text:p>
            <text:p text:style-name="P50">----</text:p>
            <text:p text:style-name="P4"/>
          </table:table-cell>
        </table:table-row>
        <table:table-row>
          <table:table-cell table:style-name="Таблица1.A2" office:value-type="string">
            <text:p text:style-name="P41">You can override operators on records too. This is usually easier than overloading them for classes, as the caller doesn't have to deal then with memory management.</text:p>
            <text:p text:style-name="P41"/>
          </table:table-cell>
          <table:table-cell table:style-name="Таблица1.B2" office:value-type="string">
            <text:p text:style-name="P4">You can override operators on records too. This is usually easier than overloading them for classes, as the caller doesn't have to deal then with memory management.</text:p>
            <text:p text:style-name="P4"/>
          </table:table-cell>
        </table:table-row>
        <table:table-row>
          <table:table-cell table:style-name="Таблица1.A2" office:value-type="string">
            <text:p text:style-name="P41">[source,pascal]</text:p>
            <text:p text:style-name="P41">----</text:p>
            <text:p text:style-name="P41">include::code-samples/operator_overloading_records.lpr[]</text:p>
            <text:p text:style-name="P41">----</text:p>
            <text:p text:style-name="P41"/>
          </table:table-cell>
          <table:table-cell table:style-name="Таблица1.B2" office:value-type="string">
            <text:p text:style-name="P50">[source,pascal]</text:p>
            <text:p text:style-name="P50">----</text:p>
            <text:p text:style-name="P50">include::code-samples/operator_overloading_records.lpr[]</text:p>
            <text:p text:style-name="P50">----</text:p>
            <text:p text:style-name="P4"/>
          </table:table-cell>
        </table:table-row>
        <table:table-row>
          <table:table-cell table:style-name="Таблица1.A2" office:value-type="string">
            <text:p text:style-name="P41">For records, it's adviced to use `{$modeswitch advancedrecords}` and 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41"/>
          </table:table-cell>
          <table:table-cell table:style-name="Таблица1.B2" office:value-type="string">
            <text:p text:style-name="P4">For records, it's adviced to use `{$modeswitch advancedrecords}` and 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4"/>
          </table:table-cell>
        </table:table-row>
        <table:table-row>
          <table:table-cell table:style-name="Таблица1.A2" office:value-type="string">
            <text:p text:style-name="P41">[source,pascal]</text:p>
            <text:p text:style-name="P41">----</text:p>
            <text:p text:style-name="P41">include::code-<text:soft-page-break/>samples/operator_overloading_records_lists.lpr[]</text:p>
            <text:p text:style-name="P41">----</text:p>
            <text:p text:style-name="P41"/>
          </table:table-cell>
          <table:table-cell table:style-name="Таблица1.B2" office:value-type="string">
            <text:p text:style-name="P50">[source,pascal]</text:p>
            <text:p text:style-name="P50">----</text:p>
            <text:p text:style-name="P50">include::code-<text:soft-page-break/>samples/operator_overloading_records_lists.lpr[]</text:p>
            <text:p text:style-name="P50">----</text:p>
            <text:p text:style-name="P4"/>
          </table:table-cell>
        </table:table-row>
        <table:table-row>
          <table:table-cell table:style-name="Таблица1.A2" office:value-type="string">
            <text:p text:style-name="P41">## Advanced classes features</text:p>
            <text:p text:style-name="P41"/>
          </table:table-cell>
          <table:table-cell table:style-name="Таблица1.B2" office:value-type="string">
            <text:p text:style-name="P4">## Advanced classes features</text:p>
            <text:p text:style-name="P4"/>
          </table:table-cell>
        </table:table-row>
        <table:table-row>
          <table:table-cell table:style-name="Таблица1.A2" office:value-type="string">
            <text:p text:style-name="P41">### <text:span text:style-name="T41">P</text:span>rivate and strict private</text:p>
            <text:p text:style-name="P41"/>
          </table:table-cell>
          <table:table-cell table:style-name="Таблица1.B2" office:value-type="string">
            <text:p text:style-name="P4">### private and strict private</text:p>
            <text:p text:style-name="P4"/>
          </table:table-cell>
        </table:table-row>
        <table:table-row>
          <table:table-cell table:style-name="Таблица1.A2" office:value-type="string">
            <text:p text:style-name="P41">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41"/>
          </table:table-cell>
          <table:table-cell table:style-name="Таблица1.B2" office:value-type="string">
            <text:p text:style-name="P4">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4"/>
          </table:table-cell>
        </table:table-row>
        <table:table-row>
          <table:table-cell table:style-name="Таблица1.A2" office:value-type="string">
            <text:p text:style-name="P41">However, if you create larger units, with many classes (that are not tightly integrated with each other), it's safer to use `strict private`. As you can guess, it means that the field (or method) in not accessible outside of this class -- period. No exceptions.</text:p>
            <text:p text:style-name="P41"/>
          </table:table-cell>
          <table:table-cell table:style-name="Таблица1.B2" office:value-type="string">
            <text:p text:style-name="P4">However, if you create larger units, with many classes (that are not tightly integrated with each other), it's safer to use `strict private`. As you can guess, it means that the field (or method) in not accessible outside of this class -- period. No exceptions.</text:p>
            <text:p text:style-name="P4"/>
          </table:table-cell>
        </table:table-row>
        <table:table-row>
          <table:table-cell table:style-name="Таблица1.A2" office:value-type="string">
            <text:p text:style-name="P41">In a similar manner, there's `protected` visibility (visible to descendants, or friends in the same unit) and `strict protected` (visible to descendants, period).</text:p>
            <text:p text:style-name="P41"/>
          </table:table-cell>
          <table:table-cell table:style-name="Таблица1.B2" office:value-type="string">
            <text:p text:style-name="P4">In a similar manner, there's `protected` visibility (visible to descendants, or friends in the same unit) and `strict protected` (visible to descendants, period).</text:p>
            <text:p text:style-name="P4"/>
          </table:table-cell>
        </table:table-row>
        <table:table-row>
          <table:table-cell table:style-name="Таблица1.A2" office:value-type="string">
            <text:p text:style-name="P41">### Class methods</text:p>
            <text:p text:style-name="P41"/>
          </table:table-cell>
          <table:table-cell table:style-name="Таблица1.B2" office:value-type="string">
            <text:p text:style-name="P4">### Class methods</text:p>
            <text:p text:style-name="P4"/>
          </table:table-cell>
        </table:table-row>
        <table:table-row>
          <table:table-cell table:style-name="Таблица1.A2" office:value-type="string">
            <text:p text:style-name="P41">These are methods you can call having a class reference (`TMyClass`), not necessarily a class instance.</text:p>
            <text:p text:style-name="P41"/>
          </table:table-cell>
          <table:table-cell table:style-name="Таблица1.B2" office:value-type="string">
            <text:p text:style-name="P4">These are methods you can call having a class reference (`TMyClass`), not necessarily a class instance.</text:p>
            <text:p text:style-name="P4"/>
          </table:table-cell>
        </table:table-row>
        <table:table-row>
          <table:table-cell table:style-name="Таблица1.A2" office:value-type="string">
            <text:p text:style-name="P41">[source,pascal]</text:p>
            <text:p text:style-name="P41">----</text:p>
            <text:p text:style-name="P41">type</text:p>
            <text:p text:style-name="P41"><text:s text:c="2"/>TEnemy = class</text:p>
            <text:p text:style-name="P41"><text:s text:c="4"/>procedure Kill;</text:p>
            <text:p text:style-name="P41"><text:s text:c="4"/>class procedure KillAll;</text:p>
            <text:p text:style-name="P41"><text:s text:c="2"/>end;</text:p>
            <text:p text:style-name="P41"/>
            <text:p text:style-name="P41">var</text:p>
            <text:p text:style-name="P41"><text:s text:c="2"/>E: TEnemy;</text:p>
            <text:p text:style-name="P41">begin</text:p>
            <text:p text:style-name="P41"><text:s text:c="2"/>E := TEnemy.Create;</text:p>
            <text:p text:style-name="P41"><text:s text:c="2"/>try</text:p>
            <text:p text:style-name="P41"><text:s text:c="4"/>E.Kill;</text:p>
            <text:p text:style-name="P41"><text:s text:c="2"/>finally FreeAndNil(E) end;</text:p>
            <text:p text:style-name="P41"><text:s text:c="2"/>TEnemy.KillAll;</text:p>
            <text:p text:style-name="P41">end;</text:p>
            <text:p text:style-name="P41">----</text:p>
            <text:p text:style-name="P41"><text:soft-page-break/></text:p>
          </table:table-cell>
          <table:table-cell table:style-name="Таблица1.B2" office:value-type="string">
            <text:p text:style-name="P4">[source,pascal]</text:p>
            <text:p text:style-name="P4">----</text:p>
            <text:p text:style-name="P4">type</text:p>
            <text:p text:style-name="P4"><text:s text:c="2"/>TEnemy = class</text:p>
            <text:p text:style-name="P4"><text:s text:c="4"/>procedure Kill;</text:p>
            <text:p text:style-name="P4"><text:s text:c="4"/>class procedure KillAll;</text:p>
            <text:p text:style-name="P4"><text:s text:c="2"/>end;</text:p>
            <text:p text:style-name="P4"/>
            <text:p text:style-name="P4">var</text:p>
            <text:p text:style-name="P4"><text:s text:c="2"/>E: TEnemy;</text:p>
            <text:p text:style-name="P4">begin</text:p>
            <text:p text:style-name="P4"><text:s text:c="2"/>E := TEnemy.Create;</text:p>
            <text:p text:style-name="P4"><text:s text:c="2"/>try</text:p>
            <text:p text:style-name="P4"><text:s text:c="4"/>E.Kill;</text:p>
            <text:p text:style-name="P4"><text:s text:c="2"/>finally FreeAndNil(E) end;</text:p>
            <text:p text:style-name="P4"><text:s text:c="2"/>TEnemy.KillAll;</text:p>
            <text:p text:style-name="P4">end;</text:p>
            <text:p text:style-name="P4">----</text:p>
            <text:p text:style-name="P4"><text:soft-page-break/></text:p>
          </table:table-cell>
        </table:table-row>
        <table:table-row>
          <table:table-cell table:style-name="Таблица1.A2" office:value-type="string">
            <text:p text:style-name="P41">Note that they can be virtual -- it makes sense, and is sometimes very useful, when combined with &lt;&lt;Class references&gt;&gt;.</text:p>
            <text:p text:style-name="P41"/>
          </table:table-cell>
          <table:table-cell table:style-name="Таблица1.B2" office:value-type="string">
            <text:p text:style-name="P4">Note that they can be virtual -- it makes sense, and is sometimes very useful, when combined with &lt;&lt;Class references&gt;&gt;.</text:p>
            <text:p text:style-name="P4"/>
          </table:table-cell>
        </table:table-row>
        <table:table-row>
          <table:table-cell table:style-name="Таблица1.A2" office:value-type="string">
            <text:p text:style-name="P41">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41"/>
          </table:table-cell>
          <table:table-cell table:style-name="Таблица1.B2" office:value-type="string">
            <text:p text:style-name="P4">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4"/>
          </table:table-cell>
        </table:table-row>
        <table:table-row>
          <table:table-cell table:style-name="Таблица1.A2" office:value-type="string">
            <text:p text:style-name="P41">### More stuff inside classes and nested classes</text:p>
            <text:p text:style-name="P41"/>
          </table:table-cell>
          <table:table-cell table:style-name="Таблица1.B2" office:value-type="string">
            <text:p text:style-name="P4">### More stuff inside classes and nested classes</text:p>
            <text:p text:style-name="P4"/>
          </table:table-cell>
        </table:table-row>
        <table:table-row>
          <table:table-cell table:style-name="Таблица1.A2" office:value-type="string">
            <text:p text:style-name="P41">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33">//The compiler watches that you don't break the visibility rules (for example you cannot declare a _public function_ that returns a type that is _private_).</text:p>
            <text:p text:style-name="P33">// (I wish - it doesn't, unfortunately...)</text:p>
            <text:p text:style-name="P41"/>
          </table:table-cell>
          <table:table-cell table:style-name="Таблица1.B2" office:value-type="string">
            <text:p text:style-name="P4">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28">//The compiler watches that you don't break the visibility rules (for example you cannot declare a _public function_ that returns a type that is _private_).</text:p>
            <text:p text:style-name="P28">// (I wish - it doesn't, unfortunately...)</text:p>
            <text:p text:style-name="P4"/>
          </table:table-cell>
        </table:table-row>
        <table:table-row>
          <table:table-cell table:style-name="Таблица1.A2" office:value-type="string">
            <text:p text:style-name="P41">Note that to declare a field after a constant or type you will need to open a `var` block.</text:p>
            <text:p text:style-name="P41"/>
          </table:table-cell>
          <table:table-cell table:style-name="Таблица1.B2" office:value-type="string">
            <text:p text:style-name="P4">Note that to declare a field after a constant or type you will need to open a `var` block.</text:p>
            <text:p text:style-name="P4"/>
          </table:table-cell>
        </table:table-row>
        <table:table-row>
          <table:table-cell table:style-name="Таблица1.A2" office:value-type="string">
            <text:p text:style-name="P41">[source,pascal]</text:p>
            <text:p text:style-name="P41">----</text:p>
            <text:p text:style-name="P41">type</text:p>
            <text:p text:style-name="P41"><text:s text:c="2"/>TMyClass = class</text:p>
            <text:p text:style-name="P41"><text:s text:c="2"/>private</text:p>
            <text:p text:style-name="P41"><text:s text:c="4"/>type</text:p>
            <text:p text:style-name="P41"><text:s text:c="6"/>TInternalClass = class</text:p>
            <text:p text:style-name="P41"><text:s text:c="8"/>Velocity: Single;</text:p>
            <text:p text:style-name="P41"><text:s text:c="8"/>procedure DoSomething;</text:p>
            <text:p text:style-name="P41"><text:s text:c="6"/>end;</text:p>
            <text:p text:style-name="P41"><text:s text:c="4"/>var</text:p>
            <text:p text:style-name="P41"><text:s text:c="4"/>FInternalClass: TInternalClass;</text:p>
            <text:p text:style-name="P41"><text:s text:c="2"/>public</text:p>
            <text:p text:style-name="P41"><text:s text:c="4"/>const</text:p>
            <text:p text:style-name="P41"><text:s text:c="6"/>DefaultVelocity = 100.0;</text:p>
            <text:p text:style-name="P41"><text:s text:c="4"/>constructor Create;</text:p>
            <text:p text:style-name="P41"><text:s text:c="4"/>destructor Destroy; override;</text:p>
            <text:p text:style-name="P41"><text:s text:c="2"/>end;</text:p>
            <text:p text:style-name="P41"><text:soft-page-break/></text:p>
            <text:p text:style-name="P41">constructor TMyClass.Create;</text:p>
            <text:p text:style-name="P41">begin</text:p>
            <text:p text:style-name="P41"><text:s text:c="2"/>inherited;</text:p>
            <text:p text:style-name="P41"><text:s text:c="2"/>FInternalClass := TInternalClass.Create;</text:p>
            <text:p text:style-name="P41"><text:s text:c="2"/>FInternalClass.Velocity := DefaultVelocity;</text:p>
            <text:p text:style-name="P41"><text:s text:c="2"/>FInternalClass.DoSomething;</text:p>
            <text:p text:style-name="P41">end;</text:p>
            <text:p text:style-name="P41"/>
            <text:p text:style-name="P41">destructor TMyClass.Destroy;</text:p>
            <text:p text:style-name="P41">begin</text:p>
            <text:p text:style-name="P41"><text:s text:c="2"/>FreeAndNil(FInternalClass);</text:p>
            <text:p text:style-name="P41"><text:s text:c="2"/>inherited;</text:p>
            <text:p text:style-name="P41">end;</text:p>
            <text:p text:style-name="P41"/>
            <text:p text:style-name="P41">{ note that method definition is prefixed with</text:p>
            <text:p text:style-name="P41"><text:s text:c="2"/>"TMyClass.TInternalClass" below. }</text:p>
            <text:p text:style-name="P41">procedure TMyClass.TInternalClass.DoSomething;</text:p>
            <text:p text:style-name="P41">begin</text:p>
            <text:p text:style-name="P41">end;</text:p>
            <text:p text:style-name="P41">----</text:p>
            <text:p text:style-name="P41"/>
          </table:table-cell>
          <table:table-cell table:style-name="Таблица1.B2" office:value-type="string">
            <text:p text:style-name="P4">[source,pascal]</text:p>
            <text:p text:style-name="P4">----</text:p>
            <text:p text:style-name="P4">type</text:p>
            <text:p text:style-name="P4"><text:s text:c="2"/>TMyClass = class</text:p>
            <text:p text:style-name="P4"><text:s text:c="2"/>private</text:p>
            <text:p text:style-name="P4"><text:s text:c="4"/>type</text:p>
            <text:p text:style-name="P4"><text:s text:c="6"/>TInternalClass = class</text:p>
            <text:p text:style-name="P4"><text:s text:c="8"/>Velocity: Single;</text:p>
            <text:p text:style-name="P4"><text:s text:c="8"/>procedure DoSomething;</text:p>
            <text:p text:style-name="P4"><text:s text:c="6"/>end;</text:p>
            <text:p text:style-name="P4"><text:s text:c="4"/>var</text:p>
            <text:p text:style-name="P4"><text:s text:c="4"/>FInternalClass: TInternalClass;</text:p>
            <text:p text:style-name="P4"><text:s text:c="2"/>public</text:p>
            <text:p text:style-name="P4"><text:s text:c="4"/>const</text:p>
            <text:p text:style-name="P4"><text:s text:c="6"/>DefaultVelocity = 100.0;</text:p>
            <text:p text:style-name="P4"><text:s text:c="4"/>constructor Create;</text:p>
            <text:p text:style-name="P4"><text:s text:c="4"/>destructor Destroy; override;</text:p>
            <text:p text:style-name="P4"><text:s text:c="2"/>end;</text:p>
            <text:p text:style-name="P4"><text:soft-page-break/></text:p>
            <text:p text:style-name="P4">constructor TMyClass.Create;</text:p>
            <text:p text:style-name="P4">begin</text:p>
            <text:p text:style-name="P4"><text:s text:c="2"/>inherited;</text:p>
            <text:p text:style-name="P4"><text:s text:c="2"/>FInternalClass := TInternalClass.Create;</text:p>
            <text:p text:style-name="P4"><text:s text:c="2"/>FInternalClass.Velocity := DefaultVelocity;</text:p>
            <text:p text:style-name="P4"><text:s text:c="2"/>FInternalClass.DoSomething;</text:p>
            <text:p text:style-name="P4">end;</text:p>
            <text:p text:style-name="P4"/>
            <text:p text:style-name="P4">destructor TMyClass.Destroy;</text:p>
            <text:p text:style-name="P4">begin</text:p>
            <text:p text:style-name="P4"><text:s text:c="2"/>FreeAndNil(FInternalClass);</text:p>
            <text:p text:style-name="P4"><text:s text:c="2"/>inherited;</text:p>
            <text:p text:style-name="P4">end;</text:p>
            <text:p text:style-name="P4"/>
            <text:p text:style-name="P4">{ note that method definition is prefixed with</text:p>
            <text:p text:style-name="P4"><text:s text:c="2"/>"TMyClass.TInternalClass" below. }</text:p>
            <text:p text:style-name="P4">procedure TMyClass.TInternalClass.DoSomething;</text:p>
            <text:p text:style-name="P4">begin</text:p>
            <text:p text:style-name="P4">end;</text:p>
            <text:p text:style-name="P4">----</text:p>
            <text:p text:style-name="P4"/>
          </table:table-cell>
        </table:table-row>
        <table:table-row>
          <table:table-cell table:style-name="Таблица1.A2" office:value-type="string">
            <text:p text:style-name="P41">### Class references</text:p>
            <text:p text:style-name="P41"/>
          </table:table-cell>
          <table:table-cell table:style-name="Таблица1.B2" office:value-type="string">
            <text:p text:style-name="P4">### Class references</text:p>
            <text:p text:style-name="P4"/>
          </table:table-cell>
        </table:table-row>
        <table:table-row>
          <table:table-cell table:style-name="Таблица1.A2" office:value-type="string">
            <text:p text:style-name="P41">_Class reference_ allows you to choose the class at runtime, for example to call a class method or constructor without knowing the exact class at compile-time. It is a type declared as `class of TMyClass`.</text:p>
            <text:p text:style-name="P41"/>
          </table:table-cell>
          <table:table-cell table:style-name="Таблица1.B2" office:value-type="string">
            <text:p text:style-name="P4">_Class reference_ allows you to choose the class at runtime, for example to call a class method or constructor without knowing the exact class at compile-time. It is a type declared as `class of TMyClass`.</text:p>
            <text:p text:style-name="P4"/>
          </table:table-cell>
        </table:table-row>
        <table:table-row>
          <table:table-cell table:style-name="Таблица1.A2" office:value-type="string">
            <text:p text:style-name="P41">[source,pascal]</text:p>
            <text:p text:style-name="P41">----</text:p>
            <text:p text:style-name="P41">type</text:p>
            <text:p text:style-name="P41"><text:s text:c="2"/>TMyClass = class(TComponent)</text:p>
            <text:p text:style-name="P41"><text:s text:c="2"/>end;</text:p>
            <text:p text:style-name="P41"/>
            <text:p text:style-name="P41"><text:s text:c="2"/>TMyClass1 = class(TMyClass)</text:p>
            <text:p text:style-name="P41"><text:s text:c="2"/>end;</text:p>
            <text:p text:style-name="P41"/>
            <text:p text:style-name="P41"><text:s text:c="2"/>TMyClass2 = class(TMyClass)</text:p>
            <text:p text:style-name="P41"><text:s text:c="2"/>end;</text:p>
            <text:p text:style-name="P41"/>
            <text:p text:style-name="P41"><text:s text:c="2"/>TMyClassRef = class of TMyClass;</text:p>
            <text:p text:style-name="P41"/>
            <text:p text:style-name="P41">var</text:p>
            <text:p text:style-name="P41"><text:s text:c="2"/>C: TMyClass;</text:p>
            <text:p text:style-name="P41"><text:s text:c="2"/>ClassRef: TMyClassRef;</text:p>
            <text:p text:style-name="P41">begin</text:p>
            <text:p text:style-name="P41"><text:s text:c="2"/>// Obviously you can do this:</text:p>
            <text:p text:style-name="P41"/>
            <text:p text:style-name="P41"><text:s text:c="2"/>C := TMyClass.Create(nil); FreeAndNil(C);</text:p>
            <text:p text:style-name="P41"><text:s text:c="2"/>C := TMyClass1.Create(nil); FreeAndNil(C);</text:p>
            <text:p text:style-name="P41"><text:s text:c="2"/>C := TMyClass2.Create(nil); FreeAndNil(C);</text:p>
            <text:p text:style-name="P41"/>
            <text:p text:style-name="P41"><text:soft-page-break/><text:s text:c="2"/>// In addition, using class references, you can also do this:</text:p>
            <text:p text:style-name="P41"/>
            <text:p text:style-name="P41"><text:s text:c="2"/>ClassRef := TMyClass;</text:p>
            <text:p text:style-name="P41"><text:s text:c="2"/>C := ClassRef.Create(nil); FreeAndNil(C);</text:p>
            <text:p text:style-name="P41"/>
            <text:p text:style-name="P41"><text:s text:c="2"/>ClassRef := TMyClass1;</text:p>
            <text:p text:style-name="P41"><text:s text:c="2"/>C := ClassRef.Create(nil); FreeAndNil(C);</text:p>
            <text:p text:style-name="P41"/>
            <text:p text:style-name="P41"><text:s text:c="2"/>ClassRef := TMyClass2;</text:p>
            <text:p text:style-name="P41"><text:s text:c="2"/>C := ClassRef.Create(nil); FreeAndNil(C);</text:p>
            <text:p text:style-name="P41">end;</text:p>
            <text:p text:style-name="P41">----</text:p>
            <text:p text:style-name="P41"/>
          </table:table-cell>
          <table:table-cell table:style-name="Таблица1.B2" office:value-type="string">
            <text:p text:style-name="P4">[source,pascal]</text:p>
            <text:p text:style-name="P4">----</text:p>
            <text:p text:style-name="P4">type</text:p>
            <text:p text:style-name="P4"><text:s text:c="2"/>TMyClass = class(TComponent)</text:p>
            <text:p text:style-name="P4"><text:s text:c="2"/>end;</text:p>
            <text:p text:style-name="P4"/>
            <text:p text:style-name="P4"><text:s text:c="2"/>TMyClass1 = class(TMyClass)</text:p>
            <text:p text:style-name="P4"><text:s text:c="2"/>end;</text:p>
            <text:p text:style-name="P4"/>
            <text:p text:style-name="P4"><text:s text:c="2"/>TMyClass2 = class(TMyClass)</text:p>
            <text:p text:style-name="P4"><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 Obviously you can do this:</text:p>
            <text:p text:style-name="P4"/>
            <text:p text:style-name="P4"><text:s text:c="2"/>C := TMyClass.Create(nil); FreeAndNil(C);</text:p>
            <text:p text:style-name="P4"><text:s text:c="2"/>C := TMyClass1.Create(nil); FreeAndNil(C);</text:p>
            <text:p text:style-name="P4"><text:s text:c="2"/>C := TMyClass2.Create(nil); FreeAndNil(C);</text:p>
            <text:p text:style-name="P4"/>
            <text:p text:style-name="P4"><text:soft-page-break/><text:s text:c="2"/>// In addition, using class references, you can also do this:</text:p>
            <text:p text:style-name="P4"/>
            <text:p text:style-name="P4"><text:s text:c="2"/>ClassRef := TMyClass;</text:p>
            <text:p text:style-name="P4"><text:s text:c="2"/>C := ClassRef.Create(nil); FreeAndNil(C);</text:p>
            <text:p text:style-name="P4"/>
            <text:p text:style-name="P4"><text:s text:c="2"/>ClassRef := TMyClass1;</text:p>
            <text:p text:style-name="P4"><text:s text:c="2"/>C := ClassRef.Create(nil); FreeAndNil(C);</text:p>
            <text:p text:style-name="P4"/>
            <text:p text:style-name="P4"><text:s text:c="2"/>ClassRef := TMyClass2;</text:p>
            <text:p text:style-name="P4"><text:s text:c="2"/>C := ClassRef.Create(nil); FreeAndNil(C);</text:p>
            <text:p text:style-name="P4">end;</text:p>
            <text:p text:style-name="P4">----</text:p>
            <text:p text:style-name="P4"/>
          </table:table-cell>
        </table:table-row>
        <table:table-row>
          <table:table-cell table:style-name="Таблица1.A2" office:value-type="string">
            <text:p text:style-name="P41">Class references can be combined with virtual class methods. This gives a similar effect as using classes with virtual methods -- the actual method to be executed is determined at runtime.</text:p>
            <text:p text:style-name="P41"/>
          </table:table-cell>
          <table:table-cell table:style-name="Таблица1.B2" office:value-type="string">
            <text:p text:style-name="P4">Class references can be combined with virtual class methods. This gives a similar effect as using classes with virtual methods -- the actual method to be executed is determined at runtime.</text:p>
            <text:p text:style-name="P4"/>
          </table:table-cell>
        </table:table-row>
        <table:table-row>
          <table:table-cell table:style-name="Таблица1.A2" office:value-type="string">
            <text:p text:style-name="P41">[source,pascal]</text:p>
            <text:p text:style-name="P41">----</text:p>
            <text:p text:style-name="P41">type</text:p>
            <text:p text:style-name="P41"><text:s text:c="2"/>TMyClass = class(TComponent)</text:p>
            <text:p text:style-name="P41"><text:s text:c="4"/>class procedure DoSomething; virtual; abstract;</text:p>
            <text:p text:style-name="P41"><text:s text:c="2"/>end;</text:p>
            <text:p text:style-name="P41"/>
            <text:p text:style-name="P41"><text:s text:c="2"/>TMyClass1 = class(TMyClass)</text:p>
            <text:p text:style-name="P41"><text:s text:c="4"/>class procedure DoSomething; override;</text:p>
            <text:p text:style-name="P41"><text:s text:c="2"/>end;</text:p>
            <text:p text:style-name="P41"/>
            <text:p text:style-name="P41"><text:s text:c="2"/>TMyClass2 = class(TMyClass)</text:p>
            <text:p text:style-name="P41"><text:s text:c="4"/>class procedure DoSomething; override;</text:p>
            <text:p text:style-name="P41"><text:s text:c="2"/>end;</text:p>
            <text:p text:style-name="P41"/>
            <text:p text:style-name="P41"><text:s text:c="2"/>TMyClassRef = class of TMyClass;</text:p>
            <text:p text:style-name="P41"/>
            <text:p text:style-name="P41">var</text:p>
            <text:p text:style-name="P41"><text:s text:c="2"/>C: TMyClass;</text:p>
            <text:p text:style-name="P41"><text:s text:c="2"/>ClassRef: TMyClassRef;</text:p>
            <text:p text:style-name="P41">begin</text:p>
            <text:p text:style-name="P41"><text:s text:c="2"/>ClassRef := TMyClass1;</text:p>
            <text:p text:style-name="P41"><text:s text:c="2"/>ClassRef.DoSomething;</text:p>
            <text:p text:style-name="P41"/>
            <text:p text:style-name="P41"><text:s text:c="2"/>ClassRef := TMyClass2;</text:p>
            <text:p text:style-name="P41"><text:s text:c="2"/>ClassRef.DoSomething;</text:p>
            <text:p text:style-name="P41"/>
            <text:p text:style-name="P41"><text:s text:c="2"/>{ And this will cause an exception at runtime,</text:p>
            <text:p text:style-name="P41"><text:s text:c="4"/>since DoSomething is abstract in TMyClass. }</text:p>
            <text:p text:style-name="P41"><text:s text:c="2"/>ClassRef := TMyClass;</text:p>
            <text:p text:style-name="P41"><text:s text:c="2"/>ClassRef.DoSomething;</text:p>
            <text:p text:style-name="P41">end;</text:p>
            <text:p text:style-name="P41">----</text:p>
            <text:p text:style-name="P41"/>
          </table:table-cell>
          <table:table-cell table:style-name="Таблица1.B2" office:value-type="string">
            <text:p text:style-name="P4">[source,pascal]</text:p>
            <text:p text:style-name="P4">----</text:p>
            <text:p text:style-name="P4">type</text:p>
            <text:p text:style-name="P4"><text:s text:c="2"/>TMyClass = class(TComponent)</text:p>
            <text:p text:style-name="P4"><text:s text:c="4"/>class procedure DoSomething; virtual; abstract;</text:p>
            <text:p text:style-name="P4"><text:s text:c="2"/>end;</text:p>
            <text:p text:style-name="P4"/>
            <text:p text:style-name="P4"><text:s text:c="2"/>TMyClass1 = class(TMyClass)</text:p>
            <text:p text:style-name="P4"><text:s text:c="4"/>class procedure DoSomething; override;</text:p>
            <text:p text:style-name="P4"><text:s text:c="2"/>end;</text:p>
            <text:p text:style-name="P4"/>
            <text:p text:style-name="P4"><text:s text:c="2"/>TMyClass2 = class(TMyClass)</text:p>
            <text:p text:style-name="P4"><text:s text:c="4"/>class procedure DoSomething; override;</text:p>
            <text:p text:style-name="P4"><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ClassRef := TMyClass1;</text:p>
            <text:p text:style-name="P4"><text:s text:c="2"/>ClassRef.DoSomething;</text:p>
            <text:p text:style-name="P4"/>
            <text:p text:style-name="P4"><text:s text:c="2"/>ClassRef := TMyClass2;</text:p>
            <text:p text:style-name="P4"><text:s text:c="2"/>ClassRef.DoSomething;</text:p>
            <text:p text:style-name="P4"/>
            <text:p text:style-name="P4"><text:s text:c="2"/>{ And this will cause an exception at runtime,</text:p>
            <text:p text:style-name="P4"><text:s text:c="4"/>since DoSomething is abstract in TMyClass. }</text:p>
            <text:p text:style-name="P4"><text:s text:c="2"/>ClassRef := TMyClass;</text:p>
            <text:p text:style-name="P4"><text:s text:c="2"/>ClassRef.DoSomething;</text:p>
            <text:p text:style-name="P4">end;</text:p>
            <text:p text:style-name="P4">----</text:p>
            <text:p text:style-name="P4"/>
          </table:table-cell>
        </table:table-row>
        <text:soft-page-break/>
        <table:table-row>
          <table:table-cell table:style-name="Таблица1.A2" office:value-type="string">
            <text:p text:style-name="P41">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41"/>
          </table:table-cell>
          <table:table-cell table:style-name="Таблица1.B2" office:value-type="string">
            <text:p text:style-name="P4">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4"/>
          </table:table-cell>
        </table:table-row>
        <table:table-row>
          <table:table-cell table:style-name="Таблица1.A2" office:value-type="string">
            <text:p text:style-name="P41">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41"/>
          </table:table-cell>
          <table:table-cell table:style-name="Таблица1.B2" office:value-type="string">
            <text:p text:style-name="P4">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4"/>
          </table:table-cell>
        </table:table-row>
        <table:table-row>
          <table:table-cell table:style-name="Таблица1.A2" office:value-type="string">
            <text:p text:style-name="P41">Remember that it only works when the constructor of your class is virtual. For example, it can be used with the standard `TComponent` descendants, since they all must override `TComponent.Create(AOwner: TComponent)` virtual constructor.</text:p>
            <text:p text:style-name="P41"/>
          </table:table-cell>
          <table:table-cell table:style-name="Таблица1.B2" office:value-type="string">
            <text:p text:style-name="P4">Remember that it only works when the constructor of your class is virtual. For example, it can be used with the standard `TComponent` descendants, since they all must override `TComponent.Create(AOwner: TComponent)` virtual constructor.</text:p>
            <text:p text:style-name="P4"/>
          </table:table-cell>
        </table:table-row>
        <table:table-row>
          <table:table-cell table:style-name="Таблица1.A2" office:value-type="string">
            <text:p text:style-name="P41">[source,pascal]</text:p>
            <text:p text:style-name="P41">----</text:p>
            <text:p text:style-name="P41">type</text:p>
            <text:p text:style-name="P41"><text:s text:c="2"/>TMyClass = class(TComponent)</text:p>
            <text:p text:style-name="P41"><text:s text:c="4"/>procedure Assign(Source: TPersistent); override;</text:p>
            <text:p text:style-name="P41"><text:s text:c="4"/>function Clone(AOwner: TComponent): TMyClass;</text:p>
            <text:p text:style-name="P41"><text:s text:c="2"/>end;</text:p>
            <text:p text:style-name="P41"/>
            <text:p text:style-name="P41"><text:s text:c="2"/>TMyClassRef = class of TMyClass;</text:p>
            <text:p text:style-name="P41"/>
            <text:p text:style-name="P41">function TMyClass.Clone(AOwner: TComponent): TMyClass;</text:p>
            <text:p text:style-name="P41">begin</text:p>
            <text:p text:style-name="P41"><text:s text:c="2"/>// This would always create an instance of exactly TMyClass:</text:p>
            <text:p text:style-name="P41"><text:s text:c="2"/>//Result := TMyClass.Create(AOwner);</text:p>
            <text:p text:style-name="P41"><text:s text:c="2"/>// This can potentially create an instance of TMyClass descendant:</text:p>
            <text:p text:style-name="P41"><text:s text:c="2"/>Result := TMyClassRef(ClassType).Create(AOwner);</text:p>
            <text:p text:style-name="P41"><text:s text:c="2"/>Result.Assign(Self);</text:p>
            <text:p text:style-name="P41">end;</text:p>
            <text:p text:style-name="P41">----</text:p>
            <text:p text:style-name="P41"/>
          </table:table-cell>
          <table:table-cell table:style-name="Таблица1.B2" office:value-type="string">
            <text:p text:style-name="P4">[source,pascal]</text:p>
            <text:p text:style-name="P4">----</text:p>
            <text:p text:style-name="P4">type</text:p>
            <text:p text:style-name="P4"><text:s text:c="2"/>TMyClass = class(TComponent)</text:p>
            <text:p text:style-name="P4"><text:s text:c="4"/>procedure Assign(Source: TPersistent); override;</text:p>
            <text:p text:style-name="P4"><text:s text:c="4"/>function Clone(AOwner: TComponent): TMyClass;</text:p>
            <text:p text:style-name="P4"><text:s text:c="2"/>end;</text:p>
            <text:p text:style-name="P4"/>
            <text:p text:style-name="P4"><text:s text:c="2"/>TMyClassRef = class of TMyClass;</text:p>
            <text:p text:style-name="P4"/>
            <text:p text:style-name="P4">function TMyClass.Clone(AOwner: TComponent): TMyClass;</text:p>
            <text:p text:style-name="P4">begin</text:p>
            <text:p text:style-name="P4"><text:s text:c="2"/>// This would always create an instance of exactly TMyClass:</text:p>
            <text:p text:style-name="P4"><text:s text:c="2"/>//Result := TMyClass.Create(AOwner);</text:p>
            <text:p text:style-name="P4"><text:s text:c="2"/>// This can potentially create an instance of TMyClass descendant:</text:p>
            <text:p text:style-name="P4"><text:s text:c="2"/>Result := TMyClassRef(ClassType).Create(AOwner);</text:p>
            <text:p text:style-name="P4"><text:s text:c="2"/>Result.Assign(Self);</text:p>
            <text:p text:style-name="P4">end;</text:p>
            <text:p text:style-name="P4">----</text:p>
            <text:p text:style-name="P4"/>
          </table:table-cell>
        </table:table-row>
        <table:table-row>
          <table:table-cell table:style-name="Таблица1.A2" office:value-type="string">
            <text:p text:style-name="P33">// This is an example why compiler cannot detect *all* uses of an abstract</text:p>
            <text:p text:style-name="P33"><text:soft-page-break/>// methods at compile time, in this case --- the error can only resurface</text:p>
            <text:p text:style-name="P33">// at runtime.</text:p>
            <text:p text:style-name="P33">//</text:p>
            <text:p text:style-name="P33">// Poor example actually, since compiler could prevent "ClassRef := TMyClass"</text:p>
            <text:p text:style-name="P33">// in this case?</text:p>
            <text:p text:style-name="P33"/>
          </table:table-cell>
          <table:table-cell table:style-name="Таблица1.B2" office:value-type="string">
            <text:p text:style-name="P28">// This is an example why compiler cannot detect *all* uses of an abstract</text:p>
            <text:p text:style-name="P28"><text:soft-page-break/>// methods at compile time, in this case --- the error can only resurface</text:p>
            <text:p text:style-name="P28">// at runtime.</text:p>
            <text:p text:style-name="P28">//</text:p>
            <text:p text:style-name="P28">// Poor example actually, since compiler could prevent "ClassRef := TMyClass"</text:p>
            <text:p text:style-name="P28">// in this case?</text:p>
            <text:p text:style-name="P28"/>
          </table:table-cell>
        </table:table-row>
        <table:table-row>
          <table:table-cell table:style-name="Таблица1.A2" office:value-type="string">
            <text:p text:style-name="P41">### Class helpers</text:p>
            <text:p text:style-name="P41"/>
          </table:table-cell>
          <table:table-cell table:style-name="Таблица1.B2" office:value-type="string">
            <text:p text:style-name="P4">### Class helpers</text:p>
            <text:p text:style-name="P4"/>
          </table:table-cell>
        </table:table-row>
        <table:table-row>
          <table:table-cell table:style-name="Таблица1.A2" office:value-type="string">
            <text:p text:style-name="P41">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41"/>
          </table:table-cell>
          <table:table-cell table:style-name="Таблица1.B2" office:value-type="string">
            <text:p text:style-name="P4">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4"/>
          </table:table-cell>
        </table:table-row>
        <table:table-row>
          <table:table-cell table:style-name="Таблица1.A2" office:value-type="string">
            <text:p text:style-name="P41">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41"/>
          </table:table-cell>
          <table:table-cell table:style-name="Таблица1.B2" office:value-type="string">
            <text:p text:style-name="P4">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4"/>
          </table:table-cell>
        </table:table-row>
        <table:table-row>
          <table:table-cell table:style-name="Таблица1.A2" office:value-type="string">
            <text:p text:style-name="P41">Simple way to do it is then to create a global procedure that takes an instance of `TMy3DObject` as it's 1st parameter.</text:p>
            <text:p text:style-name="P41"/>
          </table:table-cell>
          <table:table-cell table:style-name="Таблица1.B2" office:value-type="string">
            <text:p text:style-name="P4">Simple way to do it is then to create a global procedure that takes an instance of `TMy3DObject` as it's 1st parameter.</text:p>
            <text:p text:style-name="P4"/>
          </table:table-cell>
        </table:table-row>
        <table:table-row>
          <table:table-cell table:style-name="Таблица1.A2" office:value-type="string">
            <text:p text:style-name="P41">[source,pascal]</text:p>
            <text:p text:style-name="P41">----</text:p>
            <text:p text:style-name="P41">procedure Render(const O: TMy3DObject; const Color: TColor);</text:p>
            <text:p text:style-name="P41">var</text:p>
            <text:p text:style-name="P41"><text:s text:c="2"/>I: Integer;</text:p>
            <text:p text:style-name="P41">begin</text:p>
            <text:p text:style-name="P41"><text:s text:c="2"/>for I := 0 to O.ShapesCount - 1 do</text:p>
            <text:p text:style-name="P41"><text:s text:c="4"/>RenderMesh(O.Shape[I].Mesh, Color);</text:p>
            <text:p text:style-name="P41">end;</text:p>
            <text:p text:style-name="P41">----</text:p>
            <text:p text:style-name="P41"/>
          </table:table-cell>
          <table:table-cell table:style-name="Таблица1.B2" office:value-type="string">
            <text:p text:style-name="P4">[source,pascal]</text:p>
            <text:p text:style-name="P4">----</text:p>
            <text:p text:style-name="P4">procedure Render(const O: TMy3DObject; const Color: TColor);</text:p>
            <text:p text:style-name="P4">var</text:p>
            <text:p text:style-name="P4"><text:s text:c="2"/>I: Integer;</text:p>
            <text:p text:style-name="P4">begin</text:p>
            <text:p text:style-name="P4"><text:s text:c="2"/>for I := 0 to O.ShapesCount - 1 do</text:p>
            <text:p text:style-name="P4"><text:s text:c="4"/>RenderMesh(O.Shape[I].Mesh, Color);</text:p>
            <text:p text:style-name="P4">end;</text:p>
            <text:p text:style-name="P4">----</text:p>
            <text:p text:style-name="P4"/>
          </table:table-cell>
        </table:table-row>
        <table:table-row>
          <table:table-cell table:style-name="Таблица1.A2" office:value-type="string">
            <text:p text:style-name="P41">This works perfectly, but the downside is that calling it looks a little ugly. While usually you call actions like `X.Action(...)`, in this case you have to call them like `Render(X, ...)`. It <text:soft-page-break/>would be cool to be able to just write `X.Render(...)`, even when `Render` is not implemented in the same unit as `TMy3DObject`.</text:p>
            <text:p text:style-name="P41"/>
          </table:table-cell>
          <table:table-cell table:style-name="Таблица1.B2" office:value-type="string">
            <text:p text:style-name="P4">This works perfectly, but the downside is that calling it looks a little ugly. While usually you call actions like `X.Action(...)`, in this case you have to call them like `Render(X, ...)`. It <text:soft-page-break/>would be cool to be able to just write `X.Render(...)`, even when `Render` is not implemented in the same unit as `TMy3DObject`.</text:p>
            <text:p text:style-name="P4"/>
          </table:table-cell>
        </table:table-row>
        <table:table-row>
          <table:table-cell table:style-name="Таблица1.A2" office:value-type="string">
            <text:p text:style-name="P41">And this is where you use class helpers. They are just a way to implement procedures / functions that operate on given class, and that are called like methods, but are not in fact normal methods -- they were added outside of the `TMy3DObject` definition.</text:p>
            <text:p text:style-name="P41"/>
          </table:table-cell>
          <table:table-cell table:style-name="Таблица1.B2" office:value-type="string">
            <text:p text:style-name="P4">And this is where you use class helpers. They are just a way to implement procedures / functions that operate on given class, and that are called like methods, but are not in fact normal methods -- they were added outside of the `TMy3DObject` definition.</text:p>
            <text:p text:style-name="P4"/>
          </table:table-cell>
        </table:table-row>
        <table:table-row>
          <table:table-cell table:style-name="Таблица1.A2" office:value-type="string">
            <text:p text:style-name="P41">[source,pascal]</text:p>
            <text:p text:style-name="P41">----</text:p>
            <text:p text:style-name="P41">type</text:p>
            <text:p text:style-name="P41"><text:s text:c="2"/>TMy3DObjectHelper = class helper for TMy3DObject</text:p>
            <text:p text:style-name="P41"><text:s text:c="4"/>procedure Render(const Color: TColor);</text:p>
            <text:p text:style-name="P41"><text:s text:c="2"/>end;</text:p>
            <text:p text:style-name="P41"/>
            <text:p text:style-name="P41">procedure TMy3DObjectHelper.Render(const Color: TColor);</text:p>
            <text:p text:style-name="P41">var</text:p>
            <text:p text:style-name="P41"><text:s text:c="2"/>I: Integer;</text:p>
            <text:p text:style-name="P41">begin</text:p>
            <text:p text:style-name="P41"><text:s text:c="2"/>// note that we access ShapesCount, Shape without any qualifiers here</text:p>
            <text:p text:style-name="P41"><text:s text:c="2"/>for I := 0 to ShapesCount - 1 do</text:p>
            <text:p text:style-name="P41"><text:s text:c="4"/>RenderMesh(Shape[I].Mesh, Color);</text:p>
            <text:p text:style-name="P41">end;</text:p>
            <text:p text:style-name="P41">----</text:p>
            <text:p text:style-name="P41"/>
          </table:table-cell>
          <table:table-cell table:style-name="Таблица1.B2" office:value-type="string">
            <text:p text:style-name="P4">[source,pascal]</text:p>
            <text:p text:style-name="P4">----</text:p>
            <text:p text:style-name="P4">type</text:p>
            <text:p text:style-name="P4"><text:s text:c="2"/>TMy3DObjectHelper = class helper for TMy3DObject</text:p>
            <text:p text:style-name="P4"><text:s text:c="4"/>procedure Render(const Color: TColor);</text:p>
            <text:p text:style-name="P4"><text:s text:c="2"/>end;</text:p>
            <text:p text:style-name="P4"/>
            <text:p text:style-name="P4">procedure TMy3DObjectHelper.Render(const Color: TColor);</text:p>
            <text:p text:style-name="P4">var</text:p>
            <text:p text:style-name="P4"><text:s text:c="2"/>I: Integer;</text:p>
            <text:p text:style-name="P4">begin</text:p>
            <text:p text:style-name="P4"><text:s text:c="2"/>// note that we access ShapesCount, Shape without any qualifiers here</text:p>
            <text:p text:style-name="P4"><text:s text:c="2"/>for I := 0 to ShapesCount - 1 do</text:p>
            <text:p text:style-name="P4"><text:s text:c="4"/>RenderMesh(Shape[I].Mesh, Color);</text:p>
            <text:p text:style-name="P4">end;</text:p>
            <text:p text:style-name="P4">----</text:p>
            <text:p text:style-name="P4"/>
          </table:table-cell>
        </table:table-row>
        <table:table-row>
          <table:table-cell table:style-name="Таблица1.A2" office:value-type="string">
            <text:p text:style-name="P41">NOTE: The more general concept is _"type helper"_. Using them you can add methods even to primitive types, like integers or enums. You can also add _"record helpers_" to (you guessed it...) records. See http://lists.freepascal.org/fpc-announce/2013-February/000587.html .</text:p>
            <text:p text:style-name="P33">//And of course to records and old-style objects (both of them can also have regular methods, they are much like classes in this regard).</text:p>
            <text:p text:style-name="P33"/>
          </table:table-cell>
          <table:table-cell table:style-name="Таблица1.B2" office:value-type="string">
            <text:p text:style-name="P4">NOTE: The more general concept is _"type helper"_. Using them you can add methods even to primitive types, like integers or enums. You can also add _"record helpers_" to (you guessed it...) records. See http://lists.freepascal.org/fpc-announce/2013-February/000587.html .</text:p>
            <text:p text:style-name="P28">//And of course to records and old-style objects (both of them can also have regular methods, they are much like classes in this regard).</text:p>
            <text:p text:style-name="P28"/>
          </table:table-cell>
        </table:table-row>
        <table:table-row>
          <table:table-cell table:style-name="Таблица1.A2" office:value-type="string">
            <text:p text:style-name="P41">### Virtual constructors, destructors</text:p>
            <text:p text:style-name="P41"/>
          </table:table-cell>
          <table:table-cell table:style-name="Таблица1.B2" office:value-type="string">
            <text:p text:style-name="P4">### Virtual constructors, destructors</text:p>
            <text:p text:style-name="P4"/>
          </table:table-cell>
        </table:table-row>
        <table:table-row>
          <table:table-cell table:style-name="Таблица1.A2" office:value-type="string">
            <text:p text:style-name="P41">Destructor name is always `Destroy`, it is virtual (since you can call it without knowing the exact class at compile-time) and parameter-less.</text:p>
            <text:p text:style-name="P41"/>
          </table:table-cell>
          <table:table-cell table:style-name="Таблица1.B2" office:value-type="string">
            <text:p text:style-name="P4">Destructor name is always `Destroy`, it is virtual (since you can call it without knowing the exact class at compile-time) and parameter-less.</text:p>
            <text:p text:style-name="P4"/>
          </table:table-cell>
        </table:table-row>
        <table:table-row>
          <table:table-cell table:style-name="Таблица1.A2" office:value-type="string">
            <text:p text:style-name="P41">Constructor name is by convention `Create`.</text:p>
            <text:p text:style-name="P41"/>
          </table:table-cell>
          <table:table-cell table:style-name="Таблица1.B2" office:value-type="string">
            <text:p text:style-name="P4">Constructor name is by convention `Create`.</text:p>
            <text:p text:style-name="P4"/>
          </table:table-cell>
        </table:table-row>
        <table:table-row>
          <table:table-cell table:style-name="Таблица1.A2" office:value-type="string">
            <text:p text:style-name="P41">You can change this name, although be <text:soft-page-break/>careful with this -- if you define `CreateMy`, always redefine also the name `Create`, otherwise the user can still access the constructor `Create` of the ancestor, bypassing your `CreateMy` constructor.</text:p>
            <text:p text:style-name="P41"/>
          </table:table-cell>
          <table:table-cell table:style-name="Таблица1.B2" office:value-type="string">
            <text:p text:style-name="P4">You can change this name, although be <text:soft-page-break/>careful with this -- if you define `CreateMy`, always redefine also the name `Create`, otherwise the user can still access the constructor `Create` of the ancestor, bypassing your `CreateMy` constructor.</text:p>
            <text:p text:style-name="P4"/>
          </table:table-cell>
        </table:table-row>
        <table:table-row>
          <table:table-cell table:style-name="Таблица1.A2" office:value-type="string">
            <text:p text:style-name="P41">In the base `TObject` it is not virtual, and when creating descendants you're free to change the parameters. The new constructor will hide the constructor in ancestor (note: don't put here `overload`, unless you want to break it).</text:p>
            <text:p text:style-name="P41"/>
          </table:table-cell>
          <table:table-cell table:style-name="Таблица1.B2" office:value-type="string">
            <text:p text:style-name="P4">In the base `TObject` it is not virtual, and when creating descendants you're free to change the parameters. The new constructor will hide the constructor in ancestor (note: don't put here `overload`, unless you want to break it).</text:p>
            <text:p text:style-name="P4"/>
          </table:table-cell>
        </table:table-row>
        <table:table-row>
          <table:table-cell table:style-name="Таблица1.A2" office:value-type="string">
            <text:p text:style-name="P41">In the `TComponent` descendants, you should override it's `constructor Create(AOwner: TComponent);`. For streaming functionality, to create a class without knowing it's type at compile time, having virtual constructors is very useful (see "class references" below).</text:p>
            <text:p text:style-name="P41"/>
          </table:table-cell>
          <table:table-cell table:style-name="Таблица1.B2" office:value-type="string">
            <text:p text:style-name="P4">In the `TComponent` descendants, you should override it's `constructor Create(AOwner: TComponent);`. For streaming functionality, to create a class without knowing it's type at compile time, having virtual constructors is very useful (see "class references" below).</text:p>
            <text:p text:style-name="P4"/>
          </table:table-cell>
        </table:table-row>
        <table:table-row>
          <table:table-cell table:style-name="Таблица1.A2" office:value-type="string">
            <text:p text:style-name="P41">### An exception in constructor</text:p>
            <text:p text:style-name="P41"/>
          </table:table-cell>
          <table:table-cell table:style-name="Таблица1.B2" office:value-type="string">
            <text:p text:style-name="P4">### An exception in constructor</text:p>
            <text:p text:style-name="P4"/>
          </table:table-cell>
        </table:table-row>
        <table:table-row>
          <table:table-cell table:style-name="Таблица1.A2" office:value-type="string">
            <text:p text:style-name="P41">What happens if an exception happens during a constructor? The line</text:p>
            <text:p text:style-name="P41"/>
          </table:table-cell>
          <table:table-cell table:style-name="Таблица1.B2" office:value-type="string">
            <text:p text:style-name="P4">What happens if an exception happens during a constructor? The line</text:p>
            <text:p text:style-name="P4"/>
          </table:table-cell>
        </table:table-row>
        <table:table-row>
          <table:table-cell table:style-name="Таблица1.A2" office:value-type="string">
            <text:p text:style-name="P41">[source,pascal]</text:p>
            <text:p text:style-name="P41">----</text:p>
            <text:p text:style-name="P41">X := TMyClass.Create;</text:p>
            <text:p text:style-name="P41">----</text:p>
            <text:p text:style-name="P41"/>
          </table:table-cell>
          <table:table-cell table:style-name="Таблица1.B2" office:value-type="string">
            <text:p text:style-name="P4">[source,pascal]</text:p>
            <text:p text:style-name="P4">----</text:p>
            <text:p text:style-name="P4">X := TMyClass.Create;</text:p>
            <text:p text:style-name="P4">----</text:p>
            <text:p text:style-name="P4"/>
          </table:table-cell>
        </table:table-row>
        <table:table-row>
          <table:table-cell table:style-name="Таблица1.A2" office:value-type="string">
            <text:p text:style-name="P41">does not execute to the end in this case, `X` cannot be assigned, so who will cleanup after a partially-constructed class?</text:p>
            <text:p text:style-name="P41"/>
          </table:table-cell>
          <table:table-cell table:style-name="Таблица1.B2" office:value-type="string">
            <text:p text:style-name="P4">does not execute to the end in this case, `X` cannot be assigned, so who will cleanup after a partially-constructed class?</text:p>
            <text:p text:style-name="P4"/>
          </table:table-cell>
        </table:table-row>
        <table:table-row>
          <table:table-cell table:style-name="Таблица1.A2" office:value-type="string">
            <text:p text:style-name="P41">The solution of Object Pascal is that, in case an exception occurs within a constructor, then the destructor is called. This is a reason why _your destructor must be robust_, which means it should work in any circumstances, even on half-created class instance. Usually this is easy if you release everything safely, like by `FreeAndNil`.</text:p>
            <text:p text:style-name="P41"/>
          </table:table-cell>
          <table:table-cell table:style-name="Таблица1.B2" office:value-type="string">
            <text:p text:style-name="P4">The solution of Object Pascal is that, in case an exception occurs within a constructor, then the destructor is called. This is a reason why _your destructor must be robust_, which means it should work in any circumstances, even on half-created class instance. Usually this is easy if you release everything safely, like by `FreeAndNil`.</text:p>
            <text:p text:style-name="P4"/>
          </table:table-cell>
        </table:table-row>
        <table:table-row>
          <table:table-cell table:style-name="Таблица1.A2" office:value-type="string">
            <text:p text:style-name="P41">We also have to depend in such cases that _the memory of the class is guaranteed to be zeroed right before the constructor code is executed_. So we know that at the beginning, all class references are `nil`, all integers are `0` and so on.</text:p>
            <text:p text:style-name="P41"/>
          </table:table-cell>
          <table:table-cell table:style-name="Таблица1.B2" office:value-type="string">
            <text:p text:style-name="P4">We also have to depend in such cases that _the memory of the class is guaranteed to be zeroed right before the constructor code is executed_. So we know that at the beginning, all class references are `nil`, all integers are `0` and so on.</text:p>
            <text:p text:style-name="P4"/>
          </table:table-cell>
        </table:table-row>
        <table:table-row>
          <table:table-cell table:style-name="Таблица1.A2" office:value-type="string">
            <text:p text:style-name="P41">So below works without any memory <text:soft-page-break/>leaks:</text:p>
            <text:p text:style-name="P41"/>
          </table:table-cell>
          <table:table-cell table:style-name="Таблица1.B2" office:value-type="string">
            <text:p text:style-name="P4">So below works without any memory <text:soft-page-break/>leaks:</text:p>
            <text:p text:style-name="P4"/>
          </table:table-cell>
        </table:table-row>
        <table:table-row>
          <table:table-cell table:style-name="Таблица1.A2" office:value-type="string">
            <text:p text:style-name="P42">[source,pascal]</text:p>
            <text:p text:style-name="P42">----</text:p>
            <text:p text:style-name="P42">include::code-samples/exception_in_constructor_test.lpr[]</text:p>
            <text:p text:style-name="P42">----</text:p>
            <text:p text:style-name="P42"/>
          </table:table-cell>
          <table:table-cell table:style-name="Таблица1.B2" office:value-type="string">
            <text:p text:style-name="P51">[source,pascal]</text:p>
            <text:p text:style-name="P51">----</text:p>
            <text:p text:style-name="P51">include::code-samples/exception_in_constructor_test.lpr[]</text:p>
            <text:p text:style-name="P51">----</text:p>
            <text:p text:style-name="P5"/>
          </table:table-cell>
        </table:table-row>
        <table:table-row>
          <table:table-cell table:style-name="Таблица1.A2" office:value-type="string">
            <text:p text:style-name="P42">## Interfaces</text:p>
            <text:p text:style-name="P42"/>
          </table:table-cell>
          <table:table-cell table:style-name="Таблица1.B2" office:value-type="string">
            <text:p text:style-name="P5">## Interfaces</text:p>
            <text:p text:style-name="P5"/>
          </table:table-cell>
        </table:table-row>
        <table:table-row>
          <table:table-cell table:style-name="Таблица1.A2" office:value-type="string">
            <text:p text:style-name="P42">### Good (CORBA) interfaces</text:p>
            <text:p text:style-name="P42"/>
          </table:table-cell>
          <table:table-cell table:style-name="Таблица1.B2" office:value-type="string">
            <text:p text:style-name="P5">### Good (CORBA) interfaces</text:p>
            <text:p text:style-name="P5"/>
          </table:table-cell>
        </table:table-row>
        <table:table-row>
          <table:table-cell table:style-name="Таблица1.A2" office:value-type="string">
            <text:p text:style-name="P42">_An interface_ declares an API, much like a class, but it does not define the implementation. A class can implement many interfaces, but it can only have one ancestor class.</text:p>
            <text:p text:style-name="P42"/>
          </table:table-cell>
          <table:table-cell table:style-name="Таблица1.B2" office:value-type="string">
            <text:p text:style-name="P5">_An interface_ declares an API, much like a class, but it does not define the implementation. A class can implement many interfaces, but it can only have one ancestor class.</text:p>
            <text:p text:style-name="P5"/>
          </table:table-cell>
        </table:table-row>
        <table:table-row>
          <table:table-cell table:style-name="Таблица1.A2" office:value-type="string">
            <text:p text:style-name="P42">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42"/>
          </table:table-cell>
          <table:table-cell table:style-name="Таблица1.B2" office:value-type="string">
            <text:p text:style-name="P5">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5"/>
          </table:table-cell>
        </table:table-row>
        <table:table-row>
          <table:table-cell table:style-name="Таблица1.A2" office:value-type="string">
            <text:p text:style-name="P42">The _CORBA interfaces_ in Object Pascal work pretty much like interfaces in Java (https://docs.oracle.com/javase/tutorial/java/concepts/interface.html) or C# (https://msdn.microsoft.com/en-us/library/ms173156.aspx).</text:p>
            <text:p text:style-name="P42"/>
          </table:table-cell>
          <table:table-cell table:style-name="Таблица1.B2" office:value-type="string">
            <text:p text:style-name="P5">The _CORBA interfaces_ in Object Pascal work pretty much like interfaces in Java (https://docs.oracle.com/javase/tutorial/java/concepts/interface.html) or C# (https://msdn.microsoft.com/en-us/library/ms173156.aspx).</text:p>
            <text:p text:style-name="P5"/>
          </table:table-cell>
        </table:table-row>
        <table:table-row>
          <table:table-cell table:style-name="Таблица1.A2" office:value-type="string">
            <text:p text:style-name="P34">//This is much like Java, where interfaces are used whenever you think of multiple inheritance.</text:p>
            <text:p text:style-name="P34"/>
          </table:table-cell>
          <table:table-cell table:style-name="Таблица1.B2" office:value-type="string">
            <text:p text:style-name="P29">//This is much like Java, where interfaces are used whenever you think of multiple inheritance.</text:p>
            <text:p text:style-name="P29"/>
          </table:table-cell>
        </table:table-row>
        <table:table-row>
          <table:table-cell table:style-name="Таблица1.A2" office:value-type="string">
            <text:p text:style-name="P42">[source,pascal]</text:p>
            <text:p text:style-name="P42">----</text:p>
            <text:p text:style-name="P42">include::code-samples/interfaces_corba_test.lpr[]</text:p>
            <text:p text:style-name="P42">----</text:p>
            <text:p text:style-name="P42"/>
          </table:table-cell>
          <table:table-cell table:style-name="Таблица1.B2" office:value-type="string">
            <text:p text:style-name="P51">[source,pascal]</text:p>
            <text:p text:style-name="P51">----</text:p>
            <text:p text:style-name="P51">include::code-samples/interfaces_corba_test.lpr[]</text:p>
            <text:p text:style-name="P51">----</text:p>
            <text:p text:style-name="P51"/>
          </table:table-cell>
        </table:table-row>
        <table:table-row>
          <table:table-cell table:style-name="Таблица1.A2" office:value-type="string">
            <text:p text:style-name="P42">### CORBA and COM types of interfaces</text:p>
            <text:p text:style-name="P42"/>
          </table:table-cell>
          <table:table-cell table:style-name="Таблица1.B2" office:value-type="string">
            <text:p text:style-name="P5">### CORBA and COM types of interfaces</text:p>
            <text:p text:style-name="P5"/>
          </table:table-cell>
        </table:table-row>
        <table:table-row>
          <table:table-cell table:style-name="Таблица1.A2" office:value-type="string">
            <text:p text:style-name="P42">Why are the interfaces (presented above) called "CORBA"?::</text:p>
            <text:p text:style-name="P42"/>
          </table:table-cell>
          <table:table-cell table:style-name="Таблица1.B2" office:value-type="string">
            <text:p text:style-name="P5">Why are the interfaces (presented above) called "CORBA"?::</text:p>
            <text:p text:style-name="P5"/>
          </table:table-cell>
        </table:table-row>
        <table:table-row>
          <table:table-cell table:style-name="Таблица1.A2" office:value-type="string">
            <text:p text:style-name="P42"><text:s text:c="2"/>The name *CORBA* is unfortunate. A better name would be *bare interfaces*. These interfaces are a _"pure language feature"_. Use them when you want to cast various classes as the same interface, because they share a common API.</text:p>
            <text:p text:style-name="P42"><text:soft-page-break/>+</text:p>
          </table:table-cell>
          <table:table-cell table:style-name="Таблица1.B2" office:value-type="string">
            <text:p text:style-name="P5"><text:s text:c="2"/>The name *CORBA* is unfortunate. A better name would be *bare interfaces*. These interfaces are a _"pure language feature"_. Use them when you want to cast various classes as the same interface, because they share a common API.</text:p>
            <text:p text:style-name="P5"><text:soft-page-break/>+</text:p>
          </table:table-cell>
        </table:table-row>
        <table:table-row>
          <table:table-cell table:style-name="Таблица1.A2" office:value-type="string">
            <text:p text:style-name="P34">//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34">//+</text:p>
          </table:table-cell>
          <table:table-cell table:style-name="Таблица1.B2" office:value-type="string">
            <text:p text:style-name="P29">//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29">//+</text:p>
          </table:table-cell>
        </table:table-row>
        <table:table-row>
          <table:table-cell table:style-name="Таблица1.A2" office:value-type="string">
            <text:p text:style-name="P42">While these types of interfaces can be used together with the _CORBA (Common Object Request Broker Architecture) technology_ (see https://en.wikipedia.org/wiki/Common_Object_Request_Broker_Architecture), they are _not_ tied to this technology in any way.</text:p>
            <text:p text:style-name="P42"/>
          </table:table-cell>
          <table:table-cell table:style-name="Таблица1.B2" office:value-type="string">
            <text:p text:style-name="P5">While these types of interfaces can be used together with the _CORBA (Common Object Request Broker Architecture) technology_ (see https://en.wikipedia.org/wiki/Common_Object_Request_Broker_Architecture), they are _not_ tied to this technology in any way.</text:p>
            <text:p text:style-name="P5"/>
          </table:table-cell>
        </table:table-row>
        <table:table-row>
          <table:table-cell table:style-name="Таблица1.A2" office:value-type="string">
            <text:p text:style-name="P42">Is the `{$interfaces corba}` declaration needed?::</text:p>
            <text:p text:style-name="P42"/>
          </table:table-cell>
          <table:table-cell table:style-name="Таблица1.B2" office:value-type="string">
            <text:p text:style-name="P5">Is the `{$interfaces corba}` declaration needed?::</text:p>
            <text:p text:style-name="P5"/>
          </table:table-cell>
        </table:table-row>
        <table:table-row>
          <table:table-cell table:style-name="Таблица1.A2" office:value-type="string">
            <text:p text:style-name="P42"><text:s text:c="2"/>Yes, because by default</text:p>
            <text:p text:style-name="P34">//(if we would omit the `{$interfaces corba}` directive)</text:p>
            <text:p text:style-name="P42"><text:s text:c="2"/>you create _COM interfaces_. This can be stated explicitly by saying `{$interfaces com}`, but usually it's not needed since it's the default state.</text:p>
            <text:p text:style-name="P42">+</text:p>
          </table:table-cell>
          <table:table-cell table:style-name="Таблица1.B2" office:value-type="string">
            <text:p text:style-name="P5"><text:s text:c="2"/>Yes, because by default</text:p>
            <text:p text:style-name="P29">//(if we would omit the `{$interfaces corba}` directive)</text:p>
            <text:p text:style-name="P5"><text:s text:c="2"/>you create _COM interfaces_. This can be stated explicitly by saying `{$interfaces com}`, but usually it's not needed since it's the default state.</text:p>
            <text:p text:style-name="P5">+</text:p>
          </table:table-cell>
        </table:table-row>
        <table:table-row>
          <table:table-cell table:style-name="Таблица1.A2" office:value-type="string">
            <text:p text:style-name="P42">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42">+</text:p>
          </table:table-cell>
          <table:table-cell table:style-name="Таблица1.B2" office:value-type="string">
            <text:p text:style-name="P5">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5">+</text:p>
          </table:table-cell>
        </table:table-row>
        <table:table-row>
          <table:table-cell table:style-name="Таблица1.A2" office:value-type="string">
            <text:p text:style-name="P42">Note that the `{$interfaces xxx}` declaration only affects the interfaces that do not have any explicit ancestor (just the keyword `interface`, not `interface(ISomeAncestor)`). When an interface has an ancestor, it has the same type as the ancestor, regardless of the `{$interfaces xxx}` declaration.</text:p>
            <text:p text:style-name="P42"/>
          </table:table-cell>
          <table:table-cell table:style-name="Таблица1.B2" office:value-type="string">
            <text:p text:style-name="P5">Note that the `{$interfaces xxx}` declaration only affects the interfaces that do not have any explicit ancestor (just the keyword `interface`, not `interface(ISomeAncestor)`). When an interface has an ancestor, it has the same type as the ancestor, regardless of the `{$interfaces xxx}` declaration.</text:p>
            <text:p text:style-name="P5"/>
          </table:table-cell>
        </table:table-row>
        <table:table-row>
          <table:table-cell table:style-name="Таблица1.A2" office:value-type="string">
            <text:p text:style-name="P42">What are COM interfaces?::</text:p>
            <text:p text:style-name="P42"/>
          </table:table-cell>
          <table:table-cell table:style-name="Таблица1.B2" office:value-type="string">
            <text:p text:style-name="P5">What are COM interfaces?::</text:p>
            <text:p text:style-name="P5"/>
          </table:table-cell>
        </table:table-row>
        <table:table-row>
          <table:table-cell table:style-name="Таблица1.A2" office:value-type="string">
            <text:p text:style-name="P42"><text:s text:c="2"/>The _COM interface_ is synonymous with _an interface descending from a special `IUnknown` interface_. Descending from `IUnknown`:</text:p>
            <text:p text:style-name="P42">+</text:p>
          </table:table-cell>
          <table:table-cell table:style-name="Таблица1.B2" office:value-type="string">
            <text:p text:style-name="P5"><text:s text:c="2"/>The _COM interface_ is synonymous with _an interface descending from a special `IUnknown` interface_. Descending from `IUnknown`:</text:p>
            <text:p text:style-name="P5">+</text:p>
          </table:table-cell>
        </table:table-row>
        <table:table-row>
          <table:table-cell table:style-name="Таблица1.A2" office:value-type="string">
            <text:p text:style-name="P42">* Requires that your classes define the `_AddRef` and `_ReleaseRef` methods. <text:soft-page-break/>Proper implementation of these methods can manage the lifetime of your objects using the reference-counting.</text:p>
            <text:p text:style-name="P42">* Adds the `QueryInterface` method.</text:p>
            <text:p text:style-name="P42">* Allows to interact with the _COM (Component Object Model) technology_.</text:p>
            <text:p text:style-name="P42"/>
          </table:table-cell>
          <table:table-cell table:style-name="Таблица1.B2" office:value-type="string">
            <text:p text:style-name="P5">* Requires that your classes define the `_AddRef` and `_ReleaseRef` methods. <text:soft-page-break/>Proper implementation of these methods can manage the lifetime of your objects using the reference-counting.</text:p>
            <text:p text:style-name="P5">* Adds the `QueryInterface` method.</text:p>
            <text:p text:style-name="P5">* Allows to interact with the _COM (Component Object Model) technology_.</text:p>
            <text:p text:style-name="P5"/>
          </table:table-cell>
        </table:table-row>
        <table:table-row>
          <table:table-cell table:style-name="Таблица1.A2" office:value-type="string">
            <text:p text:style-name="P42">What do you advice to not use the COM interfaces?::</text:p>
            <text:p text:style-name="P42"/>
          </table:table-cell>
          <table:table-cell table:style-name="Таблица1.B2" office:value-type="string">
            <text:p text:style-name="P5">What do you advice to not use the COM interfaces?::</text:p>
            <text:p text:style-name="P5"/>
          </table:table-cell>
        </table:table-row>
        <table:table-row>
          <table:table-cell table:style-name="Таблица1.A2" office:value-type="string">
            <text:p text:style-name="P42"><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42">+</text:p>
          </table:table-cell>
          <table:table-cell table:style-name="Таблица1.B2" office:value-type="string">
            <text:p text:style-name="P5"><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5">+</text:p>
          </table:table-cell>
        </table:table-row>
        <table:table-row>
          <table:table-cell table:style-name="Таблица1.A2" office:value-type="string">
            <text:p text:style-name="P42">--</text:p>
            <text:p text:style-name="P42">* Sometimes I want to cast my (otherwise unrelated) classes to a common interface.</text:p>
            <text:p text:style-name="P42">* Sometimes I want to manage memory using the reference counting approach.</text:p>
            <text:p text:style-name="P42">* _Maybe_ some day I will want to interact with the _COM technology_.</text:p>
            <text:p text:style-name="P42">--</text:p>
            <text:p text:style-name="P42">+</text:p>
          </table:table-cell>
          <table:table-cell table:style-name="Таблица1.B2" office:value-type="string">
            <text:p text:style-name="P5">--</text:p>
            <text:p text:style-name="P5">* Sometimes I want to cast my (otherwise unrelated) classes to a common interface.</text:p>
            <text:p text:style-name="P5">* Sometimes I want to manage memory using the reference counting approach.</text:p>
            <text:p text:style-name="P5">* _Maybe_ some day I will want to interact with the _COM technology_.</text:p>
            <text:p text:style-name="P5">--</text:p>
            <text:p text:style-name="P5">+</text:p>
          </table:table-cell>
        </table:table-row>
        <table:table-row>
          <table:table-cell table:style-name="Таблица1.A2" office:value-type="string">
            <text:p text:style-name="P42">But these are all separate, unrelated 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42">+</text:p>
          </table:table-cell>
          <table:table-cell table:style-name="Таблица1.B2" office:value-type="string">
            <text:p text:style-name="P5">But these are all separate, unrelated 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5">+</text:p>
          </table:table-cell>
        </table:table-row>
        <table:table-row>
          <table:table-cell table:style-name="Таблица1.A2" office:value-type="string">
            <text:p text:style-name="P42">That is why I advice to use _CORBA_ style interfaces, and the `{$interfaces corba}` directive, in all modern code dealing with interfaces. The _COM_ interfaces are somewhat an _embarrassment to the language_, in my eyes.</text:p>
            <text:p text:style-name="P42">+</text:p>
          </table:table-cell>
          <table:table-cell table:style-name="Таблица1.B2" office:value-type="string">
            <text:p text:style-name="P5">That is why I advice to use _CORBA_ style interfaces, and the `{$interfaces corba}` directive, in all modern code dealing with interfaces. The _COM_ interfaces are somewhat an _embarrassment to the language_, in my eyes.</text:p>
            <text:p text:style-name="P5">+</text:p>
          </table:table-cell>
        </table:table-row>
        <table:table-row>
          <table:table-cell table:style-name="Таблица1.A2" office:value-type="string">
            <text:p text:style-name="P42">To be fair, the _COM interfaces_ are presented in more details in the next section anyway.</text:p>
            <text:p text:style-name="P42"/>
          </table:table-cell>
          <table:table-cell table:style-name="Таблица1.B2" office:value-type="string">
            <text:p text:style-name="P5">To be fair, the _COM interfaces_ are presented in more details in the next section anyway.</text:p>
            <text:p text:style-name="P5"/>
          </table:table-cell>
        </table:table-row>
        <table:table-row>
          <table:table-cell table:style-name="Таблица1.A2" office:value-type="string">
            <text:p text:style-name="P42">Can we have reference-counting with CORBA interfaces?::</text:p>
            <text:p text:style-name="P42"/>
          </table:table-cell>
          <table:table-cell table:style-name="Таблица1.B2" office:value-type="string">
            <text:p text:style-name="P5">Can we have reference-counting with CORBA interfaces?::</text:p>
            <text:p text:style-name="P5"/>
          </table:table-cell>
        </table:table-row>
        <text:soft-page-break/>
        <table:table-row>
          <table:table-cell table:style-name="Таблица1.A2" office:value-type="string">
            <text:p text:style-name="P42"><text:s text:c="2"/>Yeah. Just add `_AddRef` / `_ReleaseRef` methods. There's no need to descend from the `IUnknown` interface. Although in most cases, if you want reference-counting with your interfaces, you may as well just use COM interfaces.</text:p>
            <text:p text:style-name="P34">//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34">//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42"/>
          </table:table-cell>
          <table:table-cell table:style-name="Таблица1.B2" office:value-type="string">
            <text:p text:style-name="P5"><text:s text:c="2"/>Yeah. Just add `_AddRef` / `_ReleaseRef` methods. There's no need to descend from the `IUnknown` interface. Although in most cases, if you want reference-counting with your interfaces, you may as well just use COM interfaces.</text:p>
            <text:p text:style-name="P29">//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29">//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5"/>
          </table:table-cell>
        </table:table-row>
        <table:table-row>
          <table:table-cell table:style-name="Таблица1.A2" office:value-type="string">
            <text:p text:style-name="P42">### Interfaces GUIDs</text:p>
            <text:p text:style-name="P42"/>
          </table:table-cell>
          <table:table-cell table:style-name="Таблица1.B2" office:value-type="string">
            <text:p text:style-name="P5">### Interfaces GUIDs</text:p>
            <text:p text:style-name="P5"/>
          </table:table-cell>
        </table:table-row>
        <table:table-row>
          <table:table-cell table:style-name="Таблица1.A2" office:value-type="string">
            <text:p text:style-name="P42">GUIDs are the seemingly random characters `['{ABCD1234-...}']` that you see placed at every interface definition. Yes, they are just random. Unfortunately, they are necessary.</text:p>
            <text:p text:style-name="P42"/>
          </table:table-cell>
          <table:table-cell table:style-name="Таблица1.B2" office:value-type="string">
            <text:p text:style-name="P5">GUIDs are the seemingly random characters `['{ABCD1234-...}']` that you see placed at every interface definition. Yes, they are just random. Unfortunately, they are necessary.</text:p>
            <text:p text:style-name="P5"/>
          </table:table-cell>
        </table:table-row>
        <table:table-row>
          <table:table-cell table:style-name="Таблица1.A2" office:value-type="string">
            <text:p text:style-name="P34">//Yes, they look ugly.</text:p>
            <text:p text:style-name="P34">//, and I wish they would not be necessary.</text:p>
            <text:p text:style-name="P42">They have no meaning (if you don't plan on integrating with communication technologies like _COM_ nor _CORBA_). But they are necessary, for implementation reasons. Don't be fooled by the compiler, that unfortunately allows you to declare interfaces without GUIDs.</text:p>
            <text:p text:style-name="P42"/>
          </table:table-cell>
          <table:table-cell table:style-name="Таблица1.B2" office:value-type="string">
            <text:p text:style-name="P29">//Yes, they look ugly.</text:p>
            <text:p text:style-name="P29">//, and I wish they would not be necessary.</text:p>
            <text:p text:style-name="P5">They have no meaning (if you don't plan on integrating with communication technologies like _COM_ nor _CORBA_). But they are necessary, for implementation reasons. Don't be fooled by the compiler, that unfortunately allows you to declare interfaces without GUIDs.</text:p>
            <text:p text:style-name="P5"/>
          </table:table-cell>
        </table:table-row>
        <table:table-row>
          <table:table-cell table:style-name="Таблица1.A2" office:value-type="string">
            <text:p text:style-name="P42">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text:soft-page-break/>for both CORBA and COM interfaces, as of FPC 3.0.0.</text:p>
            <text:p text:style-name="P42"/>
          </table:table-cell>
          <table:table-cell table:style-name="Таблица1.B2" office:value-type="string">
            <text:p text:style-name="P5">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text:soft-page-break/>for both CORBA and COM interfaces, as of FPC 3.0.0.</text:p>
            <text:p text:style-name="P5"/>
          </table:table-cell>
        </table:table-row>
        <table:table-row>
          <table:table-cell table:style-name="Таблица1.A2" office:value-type="string">
            <text:p text:style-name="P42">So, to be on the safe side, you should always declare a GUID for your interface. You can use _Lazarus_ GUID generator (`Ctrl + Shift + G` shortcut in the editor). Or you can use an online service like https://www.guidgenerator.com/ .</text:p>
            <text:p text:style-name="P42"/>
          </table:table-cell>
          <table:table-cell table:style-name="Таблица1.B2" office:value-type="string">
            <text:p text:style-name="P5">So, to be on the safe side, you should always declare a GUID for your interface. You can use _Lazarus_ GUID generator (`Ctrl + Shift + G` shortcut in the editor). Or you can use an online service like https://www.guidgenerator.com/ .</text:p>
            <text:p text:style-name="P5"/>
          </table:table-cell>
        </table:table-row>
        <table:table-row>
          <table:table-cell table:style-name="Таблица1.A2" office:value-type="string">
            <text:p text:style-name="P42">Or you can write your own tool for this, using the `CreateGUID` and `GUIDToString` functions in RTL. See the example below:</text:p>
            <text:p text:style-name="P42"/>
          </table:table-cell>
          <table:table-cell table:style-name="Таблица1.B2" office:value-type="string">
            <text:p text:style-name="P5">Or you can write your own tool for this, using the `CreateGUID` and `GUIDToString` functions in RTL. See the example below:</text:p>
            <text:p text:style-name="P5"/>
          </table:table-cell>
        </table:table-row>
        <table:table-row>
          <table:table-cell table:style-name="Таблица1.A2" office:value-type="string">
            <text:p text:style-name="P42">[source,pascal]</text:p>
            <text:p text:style-name="P42">----</text:p>
            <text:p text:style-name="P42">include::code-samples/gen_guid.lpr[]</text:p>
            <text:p text:style-name="P42">----</text:p>
            <text:p text:style-name="P42"/>
          </table:table-cell>
          <table:table-cell table:style-name="Таблица1.B2" office:value-type="string">
            <text:p text:style-name="P51">[source,pascal]</text:p>
            <text:p text:style-name="P51">----</text:p>
            <text:p text:style-name="P51">include::code-samples/gen_guid.lpr[]</text:p>
            <text:p text:style-name="P51">----</text:p>
            <text:p text:style-name="P5"/>
          </table:table-cell>
        </table:table-row>
        <table:table-row>
          <table:table-cell table:style-name="Таблица1.A2" office:value-type="string">
            <text:p text:style-name="P42">### Ugly (COM) interfaces</text:p>
            <text:p text:style-name="P42"/>
          </table:table-cell>
          <table:table-cell table:style-name="Таблица1.B2" office:value-type="string">
            <text:p text:style-name="P5">### Ugly (COM) interfaces</text:p>
            <text:p text:style-name="P5"/>
          </table:table-cell>
        </table:table-row>
        <table:table-row>
          <table:table-cell table:style-name="Таблица1.A2" office:value-type="string">
            <text:p text:style-name="P42">The _COM interfaces_ bring two additional features:</text:p>
            <text:p text:style-name="P42"/>
          </table:table-cell>
          <table:table-cell table:style-name="Таблица1.B2" office:value-type="string">
            <text:p text:style-name="P5">The _COM interfaces_ bring two additional features:</text:p>
            <text:p text:style-name="P5"/>
          </table:table-cell>
        </table:table-row>
        <table:table-row>
          <table:table-cell table:style-name="Таблица1.A2" office:value-type="string">
            <text:p text:style-name="P42">. integration with COM (a technology from Windows, also available on Unix through _XPCOM_, used by Mozilla),</text:p>
            <text:p text:style-name="P42">. reference counting (which gives you automatic destruction when all the interface references go out of scope).</text:p>
            <text:p text:style-name="P42"/>
          </table:table-cell>
          <table:table-cell table:style-name="Таблица1.B2" office:value-type="string">
            <text:p text:style-name="P5">. integration with COM (a technology from Windows, also available on Unix through _XPCOM_, used by Mozilla),</text:p>
            <text:p text:style-name="P5">. reference counting (which gives you automatic destruction when all the interface references go out of scope).</text:p>
            <text:p text:style-name="P5"/>
          </table:table-cell>
        </table:table-row>
        <table:table-row>
          <table:table-cell table:style-name="Таблица1.A2" office:value-type="string">
            <text:p text:style-name="P42">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COM technology.</text:p>
            <text:p text:style-name="P42"/>
          </table:table-cell>
          <table:table-cell table:style-name="Таблица1.B2" office:value-type="string">
            <text:p text:style-name="P5">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COM technology.</text:p>
            <text:p text:style-name="P5"/>
          </table:table-cell>
        </table:table-row>
        <table:table-row>
          <table:table-cell table:style-name="Таблица1.A2" office:value-type="string">
            <text:p text:style-name="P42">In practice, this means that:</text:p>
            <text:p text:style-name="P42"/>
          </table:table-cell>
          <table:table-cell table:style-name="Таблица1.B2" office:value-type="string">
            <text:p text:style-name="P5">In practice, this means that:</text:p>
            <text:p text:style-name="P5"/>
          </table:table-cell>
        </table:table-row>
        <table:table-row>
          <table:table-cell table:style-name="Таблица1.A2" office:value-type="string">
            <text:p text:style-name="P34">// +</text:p>
            <text:p text:style-name="P34">// The relation to COM technology has . The reference counting idea is baffling. Why would you connect one language feature, _interfaces_, with something so unrelated like _reference counting_? It seems, because the COM technology required it...</text:p>
            <text:p text:style-name="P34"/>
          </table:table-cell>
          <table:table-cell table:style-name="Таблица1.B2" office:value-type="string">
            <text:p text:style-name="P29">// +</text:p>
            <text:p text:style-name="P29">// The relation to COM technology has . The reference counting idea is baffling. Why would you connect one language feature, _interfaces_, with something so unrelated like _reference counting_? It seems, because the COM technology required it...</text:p>
            <text:p text:style-name="P29"/>
          </table:table-cell>
        </table:table-row>
        <table:table-row>
          <table:table-cell table:style-name="Таблица1.A2" office:value-type="string">
            <text:p text:style-name="P42">* Your class needs to implement a magic `_AddRef`, `_Release`, and `QueryInterface` methods. Or descend <text:soft-page-break/>from something that already implements them. A particular implementation of these methods may actually enable or disable the __reference-counting__ feature of COM interfaces (although disabling it is somewhat dangerous -- see the next point).</text:p>
            <text:p text:style-name="P42"/>
          </table:table-cell>
          <table:table-cell table:style-name="Таблица1.B2" office:value-type="string">
            <text:p text:style-name="P5">* Your class needs to implement a magic `_AddRef`, `_Release`, and `QueryInterface` methods. Or descend <text:soft-page-break/>from something that already implements them. A particular implementation of these methods may actually enable or disable the __reference-counting__ feature of COM interfaces (although disabling it is somewhat dangerous -- see the next point).</text:p>
            <text:p text:style-name="P5"/>
          </table:table-cell>
        </table:table-row>
        <table:table-row>
          <table:table-cell table:style-name="Таблица1.A2" office:value-type="string">
            <text:p text:style-name="P42">** The standard class `TInterfacedObject` implements these methods to _enable_ the reference-counting.</text:p>
            <text:p text:style-name="P42">**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42"/>
          </table:table-cell>
          <table:table-cell table:style-name="Таблица1.B2" office:value-type="string">
            <text:p text:style-name="P5">** The standard class `TInterfacedObject` implements these methods to _enable_ the reference-counting.</text:p>
            <text:p text:style-name="P5">**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5"/>
          </table:table-cell>
        </table:table-row>
        <table:table-row>
          <table:table-cell table:style-name="Таблица1.A2" office:value-type="string">
            <text:p text:style-name="P34">//*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42"/>
            <text:p text:style-name="P42">*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it. See _"7.7 Reference counting"_ in the FPC manual (http://freepascal.org/docs-html/ref/refse47.html).</text:p>
            <text:p text:style-name="P34">//, http://bugs.freepascal.org/view.php?id=10374 .</text:p>
            <text:p text:style-name="P42"/>
          </table:table-cell>
          <table:table-cell table:style-name="Таблица1.B2" office:value-type="string">
            <text:p text:style-name="P29">//*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5"/>
            <text:p text:style-name="P5">*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it. See _"7.7 Reference counting"_ in the FPC manual (http://freepascal.org/docs-html/ref/refse47.html).</text:p>
            <text:p text:style-name="P29">//, http://bugs.freepascal.org/view.php?id=10374 .</text:p>
            <text:p text:style-name="P5"/>
          </table:table-cell>
        </table:table-row>
        <table:table-row>
          <table:table-cell table:style-name="Таблица1.A2" office:value-type="string">
            <text:p text:style-name="P42">The safest approach to using _COM interfaces_ is to</text:p>
            <text:p text:style-name="P42"/>
          </table:table-cell>
          <table:table-cell table:style-name="Таблица1.B2" office:value-type="string">
            <text:p text:style-name="P5">The safest approach to using _COM interfaces_ is to</text:p>
            <text:p text:style-name="P5"/>
          </table:table-cell>
        </table:table-row>
        <table:table-row>
          <table:table-cell table:style-name="Таблица1.A2" office:value-type="string">
            <text:p text:style-name="P42">* accept the fact that they are reference-counted,</text:p>
            <text:p text:style-name="P42">* derive the appropriate classes from `TInterfacedObject`,</text:p>
            <text:p text:style-name="P42">* and avoid using the class instance, <text:soft-page-break/>instead accessing the instance always through the interface, letting reference-counting manage the deallocation.</text:p>
            <text:p text:style-name="P42"/>
          </table:table-cell>
          <table:table-cell table:style-name="Таблица1.B2" office:value-type="string">
            <text:p text:style-name="P5">* accept the fact that they are reference-counted,</text:p>
            <text:p text:style-name="P5">* derive the appropriate classes from `TInterfacedObject`,</text:p>
            <text:p text:style-name="P5">* and avoid using the class instance, <text:soft-page-break/>instead accessing the instance always through the interface, letting reference-counting manage the deallocation.</text:p>
            <text:p text:style-name="P5"/>
          </table:table-cell>
        </table:table-row>
        <table:table-row>
          <table:table-cell table:style-name="Таблица1.A2" office:value-type="string">
            <text:p text:style-name="P42">This is an example of such interface use:</text:p>
            <text:p text:style-name="P42"/>
          </table:table-cell>
          <table:table-cell table:style-name="Таблица1.B2" office:value-type="string">
            <text:p text:style-name="P5">This is an example of such interface use:</text:p>
            <text:p text:style-name="P5"/>
          </table:table-cell>
        </table:table-row>
        <table:table-row>
          <table:table-cell table:style-name="Таблица1.A2" office:value-type="string">
            <text:p text:style-name="P42">[source,pascal]</text:p>
            <text:p text:style-name="P42">----</text:p>
            <text:p text:style-name="P42">include::code-samples/interfaces_com_with_ref_counting.lpr[]</text:p>
            <text:p text:style-name="P42">----</text:p>
            <text:p text:style-name="P42"/>
          </table:table-cell>
          <table:table-cell table:style-name="Таблица1.B2" office:value-type="string">
            <text:p text:style-name="P51">[source,pascal]</text:p>
            <text:p text:style-name="P51">----</text:p>
            <text:p text:style-name="P51">include::code-samples/interfaces_com_with_ref_counting.lpr[]</text:p>
            <text:p text:style-name="P51">----</text:p>
            <text:p text:style-name="P5"/>
          </table:table-cell>
        </table:table-row>
        <table:table-row>
          <table:table-cell table:style-name="Таблица1.A2" office:value-type="string">
            <text:p text:style-name="P42">### Using COM interfaces with reference-counting disabled</text:p>
            <text:p text:style-name="P42"/>
          </table:table-cell>
          <table:table-cell table:style-name="Таблица1.B2" office:value-type="string">
            <text:p text:style-name="P5">### Using COM interfaces with reference-counting disabled</text:p>
            <text:p text:style-name="P5"/>
          </table:table-cell>
        </table:table-row>
        <table:table-row>
          <table:table-cell table:style-name="Таблица1.A2" office:value-type="string">
            <text:p text:style-name="P42">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42"/>
          </table:table-cell>
          <table:table-cell table:style-name="Таблица1.B2" office:value-type="string">
            <text:p text:style-name="P5">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5"/>
          </table:table-cell>
        </table:table-row>
        <table:table-row>
          <table:table-cell table:style-name="Таблица1.A2" office:value-type="string">
            <text:p text:style-name="P42">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42"/>
          </table:table-cell>
          <table:table-cell table:style-name="Таблица1.B2" office:value-type="string">
            <text:p text:style-name="P5">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5"/>
          </table:table-cell>
        </table:table-row>
        <table:table-row>
          <table:table-cell table:style-name="Таблица1.A2" office:value-type="string">
            <text:p text:style-name="P42">To avoid this mess, it's usually better to use CORBA interfaces, if you don't want reference-counting with your interfaces.</text:p>
            <text:p text:style-name="P42"/>
          </table:table-cell>
          <table:table-cell table:style-name="Таблица1.B2" office:value-type="string">
            <text:p text:style-name="P5">To avoid this mess, it's usually better to use CORBA interfaces, if you don't want reference-counting with your interfaces.</text:p>
            <text:p text:style-name="P5"/>
          </table:table-cell>
        </table:table-row>
        <table:table-row>
          <table:table-cell table:style-name="Таблица1.A2" office:value-type="string">
            <text:p text:style-name="P42">[source,pascal]</text:p>
            <text:p text:style-name="P42">----</text:p>
            <text:p text:style-name="P42">include::code-samples/interfaces_com_test.lpr[]</text:p>
            <text:p text:style-name="P42">----</text:p>
            <text:p text:style-name="P42"/>
          </table:table-cell>
          <table:table-cell table:style-name="Таблица1.B2" office:value-type="string">
            <text:p text:style-name="P51">[source,pascal]</text:p>
            <text:p text:style-name="P51">----</text:p>
            <text:p text:style-name="P51">include::code-samples/interfaces_com_test.lpr[]</text:p>
            <text:p text:style-name="P51">----</text:p>
            <text:p text:style-name="P5"/>
          </table:table-cell>
        </table:table-row>
        <table:table-row>
          <table:table-cell table:style-name="Таблица1.A2" office:value-type="string">
            <text:p text:style-name="P42">### Typecasting interfaces without "as" operator</text:p>
            <text:p text:style-name="P42"/>
          </table:table-cell>
          <table:table-cell table:style-name="Таблица1.B2" office:value-type="string">
            <text:p text:style-name="P5">### Typecasting interfaces without "as" operator</text:p>
            <text:p text:style-name="P5"/>
          </table:table-cell>
        </table:table-row>
        <table:table-row>
          <table:table-cell table:style-name="Таблица1.A2" office:value-type="string">
            <text:p text:style-name="P42">This section applies to both _CORBA_ and _COM_ interfaces.</text:p>
            <text:p text:style-name="P42"/>
          </table:table-cell>
          <table:table-cell table:style-name="Таблица1.B2" office:value-type="string">
            <text:p text:style-name="P5">This section applies to both _CORBA_ and _COM_ interfaces.</text:p>
            <text:p text:style-name="P5"/>
          </table:table-cell>
        </table:table-row>
        <text:soft-page-break/>
        <table:table-row>
          <table:table-cell table:style-name="Таблица1.A2" office:value-type="string">
            <text:p text:style-name="P42">Casting to an interface type using the `as` operator makes a check at run-time. Consider this code:</text:p>
            <text:p text:style-name="P42"/>
          </table:table-cell>
          <table:table-cell table:style-name="Таблица1.B2" office:value-type="string">
            <text:p text:style-name="P5">Casting to an interface type using the `as` operator makes a check at run-time. Consider this code:</text:p>
            <text:p text:style-name="P5"/>
          </table:table-cell>
        </table:table-row>
        <table:table-row>
          <table:table-cell table:style-name="Таблица1.A2" office:value-type="string">
            <text:p text:style-name="P42">[source,pascal]</text:p>
            <text:p text:style-name="P42">----</text:p>
            <text:p text:style-name="P42">UseThroughInterface(Cx as IMyInterface);</text:p>
            <text:p text:style-name="P42">----</text:p>
            <text:p text:style-name="P42"/>
          </table:table-cell>
          <table:table-cell table:style-name="Таблица1.B2" office:value-type="string">
            <text:p text:style-name="P5">[source,pascal]</text:p>
            <text:p text:style-name="P5">----</text:p>
            <text:p text:style-name="P5">UseThroughInterface(Cx as IMyInterface);</text:p>
            <text:p text:style-name="P5">----</text:p>
            <text:p text:style-name="P5"/>
          </table:table-cell>
        </table:table-row>
        <table:table-row>
          <table:table-cell table:style-name="Таблица1.A2" office:value-type="string">
            <text:p text:style-name="P42">It works for all `C1`, `C2`, `C3` instances in the examples in previous sections. If executed, it would make a run-time error in case of `C3`, that does not implement `IMyInterface` (but we avoid the error by checking `Cx is IMyInterface` before doing the cast).</text:p>
            <text:p text:style-name="P42"/>
          </table:table-cell>
          <table:table-cell table:style-name="Таблица1.B2" office:value-type="string">
            <text:p text:style-name="P5">It works for all `C1`, `C2`, `C3` instances in the examples in previous sections. If executed, it would make a run-time error in case of `C3`, that does not implement `IMyInterface` (but we avoid the error by checking `Cx is IMyInterface` before doing the cast).</text:p>
            <text:p text:style-name="P5"/>
          </table:table-cell>
        </table:table-row>
        <table:table-row>
          <table:table-cell table:style-name="Таблица1.A2" office:value-type="string">
            <text:p text:style-name="P42">You can instead cast the instance as an interface implicitly:</text:p>
            <text:p text:style-name="P42"/>
          </table:table-cell>
          <table:table-cell table:style-name="Таблица1.B2" office:value-type="string">
            <text:p text:style-name="P5">You can instead cast the instance as an interface implicitly:</text:p>
            <text:p text:style-name="P5"/>
          </table:table-cell>
        </table:table-row>
        <table:table-row>
          <table:table-cell table:style-name="Таблица1.A2" office:value-type="string">
            <text:p text:style-name="P42">[source,pascal]</text:p>
            <text:p text:style-name="P42">----</text:p>
            <text:p text:style-name="P42">UseThroughInterface(Cx);</text:p>
            <text:p text:style-name="P42">----</text:p>
            <text:p text:style-name="P42"/>
          </table:table-cell>
          <table:table-cell table:style-name="Таблица1.B2" office:value-type="string">
            <text:p text:style-name="P5">[source,pascal]</text:p>
            <text:p text:style-name="P5">----</text:p>
            <text:p text:style-name="P5">UseThroughInterface(Cx);</text:p>
            <text:p text:style-name="P5">----</text:p>
            <text:p text:style-name="P5"/>
          </table:table-cell>
        </table:table-row>
        <table:table-row>
          <table:table-cell table:style-name="Таблица1.A2" office:value-type="string">
            <text:p text:style-name="P42">In this case, the typecast must be valid at compile-time. So this will compile for `C1` and `C2` (that are declared as classes that implement `IMyInterface`).</text:p>
            <text:p text:style-name="P42"/>
          </table:table-cell>
          <table:table-cell table:style-name="Таблица1.B2" office:value-type="string">
            <text:p text:style-name="P5">In this case, the typecast must be valid at compile-time. So this will compile for `C1` and `C2` (that are declared as classes that implement `IMyInterface`).</text:p>
            <text:p text:style-name="P5"/>
          </table:table-cell>
        </table:table-row>
        <table:table-row>
          <table:table-cell table:style-name="Таблица1.A2" office:value-type="string">
            <text:p text:style-name="P42">But it will not compile for `C3`.</text:p>
            <text:p text:style-name="P42"/>
          </table:table-cell>
          <table:table-cell table:style-name="Таблица1.B2" office:value-type="string">
            <text:p text:style-name="P5">But it will not compile for `C3`.</text:p>
            <text:p text:style-name="P5"/>
          </table:table-cell>
        </table:table-row>
        <table:table-row>
          <table:table-cell table:style-name="Таблица1.A2" office:value-type="string">
            <text:p text:style-name="P42">In essence, this typecast looks and works just like for regular classes. Wherever an instance of a class `TMyClass` is required, you can always use there a variable that is declared with a class of `TMyClass`, *or `TMyClass` descendant*. The same rule applies to interfaces. No need for any explicit typecast in such situations.</text:p>
            <text:p text:style-name="P42"/>
          </table:table-cell>
          <table:table-cell table:style-name="Таблица1.B2" office:value-type="string">
            <text:p text:style-name="P5">In essence, this typecast looks and works just like for regular classes. Wherever an instance of a class `TMyClass` is required, you can always use there a variable that is declared with a class of `TMyClass`, *or `TMyClass` descendant*. The same rule applies to interfaces. No need for any explicit typecast in such situations.</text:p>
            <text:p text:style-name="P5"/>
          </table:table-cell>
        </table:table-row>
        <table:table-row>
          <table:table-cell table:style-name="Таблица1.A2" office:value-type="string">
            <text:p text:style-name="P42">An equivalent is also</text:p>
            <text:p text:style-name="P42"/>
          </table:table-cell>
          <table:table-cell table:style-name="Таблица1.B2" office:value-type="string">
            <text:p text:style-name="P5">An equivalent is also</text:p>
            <text:p text:style-name="P5"/>
          </table:table-cell>
        </table:table-row>
        <table:table-row>
          <table:table-cell table:style-name="Таблица1.A2" office:value-type="string">
            <text:p text:style-name="P42">[source,pascal]</text:p>
            <text:p text:style-name="P42">----</text:p>
            <text:p text:style-name="P42">UseThroughInterface(IMyInterface(Cx));</text:p>
            <text:p text:style-name="P42">----</text:p>
            <text:p text:style-name="P42"/>
          </table:table-cell>
          <table:table-cell table:style-name="Таблица1.B2" office:value-type="string">
            <text:p text:style-name="P5">[source,pascal]</text:p>
            <text:p text:style-name="P5">----</text:p>
            <text:p text:style-name="P5">UseThroughInterface(IMyInterface(Cx));</text:p>
            <text:p text:style-name="P5">----</text:p>
            <text:p text:style-name="P5"/>
          </table:table-cell>
        </table:table-row>
        <table:table-row>
          <table:table-cell table:style-name="Таблица1.A2" office:value-type="string">
            <text:p text:style-name="P42">This is also a typecast that must be valid at compile-time. Note that this syntax is inconsistent with classes typecasts. In case of classes, writing `TMyClass\(C)` is an _unsafe, unchecked_ typecast. In case of interfaces, writing `IMyInterface\(C)` <text:soft-page-break/>is a safe, fast (checked at compile-time) typecast.</text:p>
            <text:p text:style-name="P42"/>
          </table:table-cell>
          <table:table-cell table:style-name="Таблица1.B2" office:value-type="string">
            <text:p text:style-name="P5">This is also a typecast that must be valid at compile-time. Note that this syntax is inconsistent with classes typecasts. In case of classes, writing `TMyClass\(C)` is an _unsafe, unchecked_ typecast. In case of interfaces, writing `IMyInterface\(C)` <text:soft-page-break/>is a safe, fast (checked at compile-time) typecast.</text:p>
            <text:p text:style-name="P5"/>
          </table:table-cell>
        </table:table-row>
        <table:table-row>
          <table:table-cell table:style-name="Таблица1.A2" office:value-type="string">
            <text:p text:style-name="P42">## About this document</text:p>
            <text:p text:style-name="P42"/>
          </table:table-cell>
          <table:table-cell table:style-name="Таблица1.B2" office:value-type="string">
            <text:p text:style-name="P5">## About this document</text:p>
            <text:p text:style-name="P5"/>
          </table:table-cell>
        </table:table-row>
        <table:table-row>
          <table:table-cell table:style-name="Таблица1.A2" office:value-type="string">
            <text:p text:style-name="P42">Copyright Michalis Kamburelis.</text:p>
            <text:p text:style-name="P42"/>
          </table:table-cell>
          <table:table-cell table:style-name="Таблица1.B2" office:value-type="string">
            <text:p text:style-name="P5">Copyright Michalis Kamburelis.</text:p>
            <text:p text:style-name="P5"/>
          </table:table-cell>
        </table:table-row>
        <table:table-row>
          <table:table-cell table:style-name="Таблица1.A2" office:value-type="string">
            <text:p text:style-name="P42">The source code of this document is in AsciiDoc on https://github.com/michaliskambi/modern-pascal-introduction . Suggestions for corrections and additions, and patches and pull requests, are always very welcome:) You can reach me through GitHub or email michalis.kambi@gmail.com . My homepage is https://michalis.ii.uni.wroc.pl/~michalis/ .</text:p>
            <text:p text:style-name="P42"/>
          </table:table-cell>
          <table:table-cell table:style-name="Таблица1.B2" office:value-type="string">
            <text:p text:style-name="P5">The source code of this document is in AsciiDoc on https://github.com/michaliskambi/modern-pascal-introduction . Suggestions for corrections and additions, and patches and pull requests, are always very welcome:) You can reach me through GitHub or email michalis.kambi@gmail.com . My homepage is https://michalis.ii.uni.wroc.pl/~michalis/ .</text:p>
            <text:p text:style-name="P36"/>
          </table:table-cell>
        </table:table-row>
        <table:table-row>
          <table:table-cell table:style-name="Таблица1.A2" office:value-type="string">
            <text:p text:style-name="P42">You can redistribute and even modify this document freely, under the same licenses as Wikipedia https://en.wikipedia.org/wiki/Wikipedia:Copyrights :</text:p>
            <text:p text:style-name="P42"/>
          </table:table-cell>
          <table:table-cell table:style-name="Таблица1.B2" office:value-type="string">
            <text:p text:style-name="P5">You can redistribute and even modify this document freely, under the same licenses as Wikipedia https://en.wikipedia.org/wiki/Wikipedia:Copyrights :</text:p>
            <text:p text:style-name="P5"/>
          </table:table-cell>
        </table:table-row>
        <table:table-row>
          <table:table-cell table:style-name="Таблица1.A2" office:value-type="string">
            <text:p text:style-name="P42">* _Creative Commons Attribution-ShareAlike 3.0 Unported License (CC BY-SA)_</text:p>
            <text:p text:style-name="P42">* or the _GNU Free Documentation License (GFDL) (unversioned, with no invariant sections, front-cover texts, or back-cover texts)_ .</text:p>
            <text:p text:style-name="P42"/>
          </table:table-cell>
          <table:table-cell table:style-name="Таблица1.B2" office:value-type="string">
            <text:p text:style-name="P5">* _Creative Commons Attribution-ShareAlike 3.0 Unported License (CC BY-SA)_</text:p>
            <text:p text:style-name="P5">* or the _GNU Free Documentation License (GFDL) (unversioned, with no invariant sections, front-cover texts, or back-cover texts)_ .</text:p>
            <text:p text:style-name="P5"/>
          </table:table-cell>
        </table:table-row>
        <table:table-row>
          <table:table-cell table:style-name="Таблица1.A2" office:value-type="string">
            <text:p text:style-name="P42">Thank you for reading!</text:p>
          </table:table-cell>
          <table:table-cell table:style-name="Таблица1.B2" office:value-type="string">
            <text:p text:style-name="P5">Thank you for reading!</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19T18:10:03.923655985</dc:date>
    <meta:editing-duration>PT3H55M33S</meta:editing-duration>
    <meta:editing-cycles>31</meta:editing-cycles>
    <meta:generator>LibreOffice/4.3.3.2$Linux_X86_64 LibreOffice_project/430m0$Build-2</meta:generator>
    <meta:document-statistic meta:table-count="1" meta:image-count="0" meta:object-count="0" meta:page-count="64" meta:paragraph-count="2685" meta:word-count="27316" meta:character-count="181282" meta:non-whitespace-character-count="154668"/>
  </office:meta>
</office:document-meta>
</file>